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398in"/>
    </style:style>
    <style:style style:name="co2" style:family="table-column">
      <style:table-column-properties fo:break-before="auto" style:column-width="0.7535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7in"/>
    </style:style>
    <style:style style:name="co6" style:family="table-column">
      <style:table-column-properties fo:break-before="auto" style:column-width="0.5602in"/>
    </style:style>
    <style:style style:name="co7" style:family="table-column">
      <style:table-column-properties fo:break-before="auto" style:column-width="0.7429in"/>
    </style:style>
    <style:style style:name="co8" style:family="table-column">
      <style:table-column-properties fo:break-before="auto" style:column-width="0.9035in"/>
    </style:style>
    <style:style style:name="co9" style:family="table-column">
      <style:table-column-properties fo:break-before="auto" style:column-width="0.55in"/>
    </style:style>
    <style:style style:name="co10" style:family="table-column">
      <style:table-column-properties fo:break-before="auto" style:column-width="0.9102in"/>
    </style:style>
    <style:style style:name="co11" style:family="table-column">
      <style:table-column-properties fo:break-before="auto" style:column-width="0.5071in"/>
    </style:style>
    <style:style style:name="co12" style:family="table-column">
      <style:table-column-properties fo:break-before="auto" style:column-width="0.4638in"/>
    </style:style>
    <style:style style:name="co13" style:family="table-column">
      <style:table-column-properties fo:break-before="auto" style:column-width="0.974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252in"/>
    </style:style>
    <style:style style:name="co16" style:family="table-column">
      <style:table-column-properties fo:break-before="auto" style:column-width="0.9252in"/>
    </style:style>
    <style:style style:name="co17" style:family="table-column">
      <style:table-column-properties fo:break-before="auto" style:column-width="0.5181in"/>
    </style:style>
    <style:style style:name="co18" style:family="table-column">
      <style:table-column-properties fo:break-before="auto" style:column-width="0.7752in"/>
    </style:style>
    <style:style style:name="co19" style:family="table-column">
      <style:table-column-properties fo:break-before="auto" style:column-width="0.2in"/>
    </style:style>
    <style:style style:name="co20" style:family="table-column">
      <style:table-column-properties fo:break-before="auto" style:column-width="0.5929in"/>
    </style:style>
    <style:style style:name="co21" style:family="table-column">
      <style:table-column-properties fo:break-before="auto" style:column-width="0.4319in"/>
    </style:style>
    <style:style style:name="co22" style:family="table-column">
      <style:table-column-properties fo:break-before="auto" style:column-width="0.5819in"/>
    </style:style>
    <style:style style:name="co23" style:family="table-column">
      <style:table-column-properties fo:break-before="auto" style:column-width="0.4425in"/>
    </style:style>
    <style:style style:name="co24" style:family="table-column">
      <style:table-column-properties fo:break-before="auto" style:column-width="0.8075in"/>
    </style:style>
    <style:style style:name="co25" style:family="table-column">
      <style:table-column-properties fo:break-before="auto" style:column-width="0.4752in"/>
    </style:style>
    <style:style style:name="co26" style:family="table-column">
      <style:table-column-properties fo:break-before="auto" style:column-width="0.861in"/>
    </style:style>
    <style:style style:name="co27" style:family="table-column">
      <style:table-column-properties fo:break-before="auto" style:column-width="0.839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Fighter">
      <style:table-properties table:display="true" style:writing-mode="lr-tb"/>
    </style:style>
    <style:style style:name="ta2" style:family="table" style:master-page-name="PageStyle_5f_Rouge">
      <style:table-properties table:display="true" style:writing-mode="lr-tb"/>
    </style:style>
    <style:style style:name="ta3" style:family="table" style:master-page-name="PageStyle_5f_Spellcaster">
      <style:table-properties table:display="true" style:writing-mode="lr-tb"/>
    </style:style>
    <style:style style:name="ta4" style:family="table" style:master-page-name="PageStyle_5f_Fighter-Rogue">
      <style:table-properties table:display="true" style:writing-mode="lr-tb"/>
    </style:style>
    <style:style style:name="ta5" style:family="table" style:master-page-name="PageStyle_5f_Fighter-Spellcaster">
      <style:table-properties table:display="true" style:writing-mode="lr-tb"/>
    </style:style>
    <style:style style:name="ta6" style:family="table" style:master-page-name="PageStyle_5f_Rogue-Spellcaster">
      <style:table-properties table:display="true" style:writing-mode="lr-tb"/>
    </style:style>
    <style:style style:name="ta7" style:family="table" style:master-page-name="PageStyle_5f_MonsterMath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1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 style:data-style-name="N126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 style:data-style-name="N126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9" style:family="table-cell" style:parent-style-name="Default" style:data-style-name="N126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 style:data-style-name="N126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 style:data-style-name="N127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 style:data-style-name="N127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 style:data-style-name="N127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 style:data-style-name="N127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fffd7"/>
    </style:style>
    <style:style style:name="ce117" style:family="table-cell" style:parent-style-name="Default">
      <style:table-cell-properties fo:background-color="#dee6ef"/>
    </style:style>
    <style:style style:name="ce118" style:family="table-cell" style:parent-style-name="Default">
      <style:table-cell-properties fo:background-color="#ffd8ce"/>
    </style:style>
    <style:style style:name="ce119" style:family="table-cell" style:parent-style-name="Default">
      <style:table-cell-properties fo:background-color="#dde8cb"/>
    </style:style>
    <style:style style:name="ce120" style:family="table-cell" style:parent-style-name="Default" style:data-style-name="N1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 style:data-style-name="N1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 style:data-style-name="N1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 style:data-style-name="N1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28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 style:data-style-name="N128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 style:data-style-name="N128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 style:data-style-name="N128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fo:background-color="#ffffd7" style:text-align-source="fix" style:repeat-content="false"/>
      <style:paragraph-properties fo:text-align="center" fo:margin-left="0in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ext-properties fo:font-weight="bold" style:font-weight-asian="bold" style:font-weight-complex="bold"/>
    </style:style>
    <style:style style:name="ce137" style:family="table-cell" style:parent-style-name="Default" style:data-style-name="N3">
      <style:table-cell-properties fo:background-color="#ffffd7" style:text-align-source="fix" style:repeat-content="false"/>
      <style:paragraph-properties fo:text-align="end" fo:margin-left="0in"/>
    </style:style>
    <style:style style:name="ce13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139" style:family="table-cell" style:parent-style-name="Default" style:data-style-name="N3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 style:data-style-name="N3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 style:data-style-name="N3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143" style:family="table-cell" style:parent-style-name="Default">
      <style:table-cell-properties fo:background-color="#ffffd7" style:text-align-source="fix" style:repeat-content="false"/>
      <style:paragraph-properties fo:text-align="start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45" style:family="table-cell" style:parent-style-name="Default">
      <style:table-cell-properties fo:background-color="#dee6e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ackground-color="#ffd8c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ackground-color="#dde8cb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ighter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9" table:default-cell-style-name="Default"/>
        <table:table-row table:style-name="ro1">
          <table:table-cell table:style-name="ce99" table:number-columns-repeated="11"/>
          <table:table-cell/>
          <table:table-cell table:style-name="ce99" office:value-type="float" office:value="8" calcext:value-type="float">
            <text:p>8</text:p>
          </table:table-cell>
          <table:table-cell table:style-name="ce99" table:number-columns-repeated="3"/>
          <table:table-cell table:number-columns-repeated="49"/>
        </table:table-row>
        <table:table-row table:style-name="ro1">
          <table:table-cell table:style-name="ce99" table:number-columns-repeated="11"/>
          <table:table-cell/>
          <table:table-cell table:style-name="ce99" office:value-type="float" office:value="5.5" calcext:value-type="float">
            <text:p>5.5</text:p>
          </table:table-cell>
          <table:table-cell table:style-name="ce99" table:number-columns-repeated="3"/>
          <table:table-cell table:number-columns-repeated="49"/>
        </table:table-row>
        <table:table-row table:style-name="ro1">
          <table:table-cell table:style-name="ce99" table:number-columns-repeated="2"/>
          <table:table-cell table:style-name="ce105" table:formula="of:=2/3" office:value-type="float" office:value="0.666666666666667" calcext:value-type="float">
            <text:p>0.67</text:p>
          </table:table-cell>
          <table:table-cell table:style-name="ce105" office:value-type="float" office:value="0.5" calcext:value-type="float">
            <text:p>0.50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99" table:number-columns-repeated="5"/>
          <table:table-cell/>
          <table:table-cell table:style-name="ce99" office:value-type="float" office:value="2" calcext:value-type="float">
            <text:p>2</text:p>
          </table:table-cell>
          <table:table-cell table:style-name="ce99" table:number-columns-repeated="3"/>
          <table:table-cell table:number-columns-repeated="49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Initiative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Combat</text:p>
          </table:table-cell>
          <table:table-cell table:style-name="ce100" table:number-columns-repeated="2"/>
          <table:table-cell table:style-name="ce105" table:formula="of:=3/4" office:value-type="float" office:value="0.75" calcext:value-type="float">
            <text:p>0.75</text:p>
          </table:table-cell>
          <table:table-cell table:style-name="ce105" table:formula="of:=5/6" office:value-type="float" office:value="0.833333333333333" calcext:value-type="float">
            <text:p>0.83</text:p>
          </table:table-cell>
          <table:table-cell table:style-name="ce105" office:value-type="float" office:value="0.6" calcext:value-type="float">
            <text:p>0.60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3" table:style-name="ce100" office:value-type="string" calcext:value-type="string">
            <text:p>Bonus</text:p>
          </table:table-cell>
          <table:table-cell table:style-name="ce100" office:value-type="string" calcext:value-type="string">
            <text:p>Mastery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3"/>
          <table:table-cell table:style-name="ce127" table:formula="of:=1/8" office:value-type="float" office:value="0.125" calcext:value-type="float">
            <text:p>0.125</text:p>
          </table:table-cell>
          <table:table-cell table:number-columns-repeated="45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office:value-type="string" calcext:value-type="string">
            <text:p>1hp</text:p>
          </table:table-cell>
          <table:table-cell table:style-name="ce106" table:formula="of:=ROUNDDOWN([.A6] * [.$C$3])" office:value-type="float" office:value="0" calcext:value-type="float">
            <text:p>+0</text:p>
          </table:table-cell>
          <table:table-cell table:style-name="ce106" table:formula="of:=ROUNDDOWN([.A6]*[.$D$3])" office:value-type="float" office:value="0" calcext:value-type="float">
            <text:p>+0</text:p>
          </table:table-cell>
          <table:table-cell table:style-name="ce106" table:formula="of:=ROUND([.A6]* [.$E$3];0)" office:value-type="float" office:value="0" calcext:value-type="float">
            <text:p>+0</text:p>
          </table:table-cell>
          <table:table-cell table:style-name="ce111" table:formula="of:=15-ROUNDUP([.A6]*[.$F$3])" office:value-type="float" office:value="15" calcext:value-type="float">
            <text:p>15+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6" table:formula="of:=ROUND([.$A6]*[.I$4];0)" office:value-type="float" office:value="0" calcext:value-type="float">
            <text:p>+0</text:p>
          </table:table-cell>
          <table:table-cell table:style-name="ce106" table:formula="of:=ROUND([.$A6]*[.J$4];0)" office:value-type="float" office:value="0" calcext:value-type="float">
            <text:p>+0</text:p>
          </table:table-cell>
          <table:table-cell table:style-name="ce106" table:formula="of:=ROUNDDOWN([.$A6]*[.K$4])" office:value-type="float" office:value="0" calcext:value-type="float">
            <text:p>+0</text:p>
          </table:table-cell>
          <table:table-cell table:style-name="ce116"/>
          <table:table-cell table:style-name="ce120" office:value-type="float" office:value="1" calcext:value-type="float">
            <text:p>1</text:p>
          </table:table-cell>
          <table:table-cell table:style-name="ce106" table:formula="of:=AVERAGE([.I6:.K6])" office:value-type="float" office:value="0" calcext:value-type="float">
            <text:p>+0</text:p>
          </table:table-cell>
          <table:table-cell table:style-name="ce111" table:formula="of:=11+[.N6]" office:value-type="float" office:value="11" calcext:value-type="float">
            <text:p>11+</text:p>
          </table:table-cell>
          <table:table-cell table:style-name="ce111" table:formula="of:=11+[.E6]" office:value-type="float" office:value="11" calcext:value-type="float">
            <text:p>11+</text:p>
          </table:table-cell>
          <table:table-cell/>
          <table:table-cell table:style-name="ce126" office:value-type="float" office:value="9" calcext:value-type="float">
            <text:p>9</text:p>
          </table:table-cell>
          <table:table-cell/>
          <table:table-cell table:style-name="ce127" table:formula="of:=1/6" office:value-type="float" office:value="0.166666666666667" calcext:value-type="float">
            <text:p>0.166666666666667</text:p>
          </table:table-cell>
          <table:table-cell table:number-columns-repeated="45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7] &amp; &quot;d6+&quot; &amp; ([.A7]*2)" office:value-type="string" office:string-value="1d6+2" calcext:value-type="string">
            <text:p>1d6+2</text:p>
          </table:table-cell>
          <table:table-cell table:style-name="ce107" table:formula="of:=ROUNDDOWN([.A7] * [.$C$3])" office:value-type="float" office:value="0" calcext:value-type="float">
            <text:p>+0</text:p>
          </table:table-cell>
          <table:table-cell table:style-name="ce107" table:formula="of:=ROUNDDOWN([.A7]*[.$D$3])" office:value-type="float" office:value="0" calcext:value-type="float">
            <text:p>+0</text:p>
          </table:table-cell>
          <table:table-cell table:style-name="ce107" table:formula="of:=ROUND([.A7]* [.$E$3];0)" office:value-type="float" office:value="1" calcext:value-type="float">
            <text:p>+1</text:p>
          </table:table-cell>
          <table:table-cell table:style-name="ce112" table:formula="of:=15-ROUNDUP([.A7]*[.$F$3])" office:value-type="float" office:value="14" calcext:value-type="float">
            <text:p>14+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[.$A7]*[.I$4];0)" office:value-type="float" office:value="1" calcext:value-type="float">
            <text:p>+1</text:p>
          </table:table-cell>
          <table:table-cell table:style-name="ce107" table:formula="of:=ROUND([.$A7]*[.J$4];0)" office:value-type="float" office:value="1" calcext:value-type="float">
            <text:p>+1</text:p>
          </table:table-cell>
          <table:table-cell table:style-name="ce107" table:formula="of:=ROUNDDOWN([.$A7]*[.K$4])" office:value-type="float" office:value="0" calcext:value-type="float">
            <text:p>+0</text:p>
          </table:table-cell>
          <table:table-cell/>
          <table:table-cell table:style-name="ce121" table:formula="of:=[.M1]" office:value-type="float" office:value="8" calcext:value-type="float">
            <text:p>8</text:p>
          </table:table-cell>
          <table:table-cell table:style-name="ce107" table:formula="of:=AVERAGE([.I7:.K7])" office:value-type="float" office:value="0.666666666666667" calcext:value-type="float">
            <text:p>+1</text:p>
          </table:table-cell>
          <table:table-cell table:style-name="ce112" table:formula="of:=11+[.N7]" office:value-type="float" office:value="11.6666666666667" calcext:value-type="float">
            <text:p>12+</text:p>
          </table:table-cell>
          <table:table-cell table:style-name="ce112" table:formula="of:=11+[.E7]" office:value-type="float" office:value="12" calcext:value-type="float">
            <text:p>12+</text:p>
          </table:table-cell>
          <table:table-cell/>
          <table:table-cell table:style-name="ce126" office:value-type="float" office:value="12" calcext:value-type="float">
            <text:p>12</text:p>
          </table:table-cell>
          <table:table-cell/>
          <table:table-cell table:style-name="ce127" table:formula="of:=1/4" office:value-type="float" office:value="0.25" calcext:value-type="float">
            <text:p>0.25</text:p>
          </table:table-cell>
          <table:table-cell table:number-columns-repeated="45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8] &amp; &quot;d6+&quot; &amp; ([.A8]*2)" office:value-type="string" office:string-value="2d6+4" calcext:value-type="string">
            <text:p>2d6+4</text:p>
          </table:table-cell>
          <table:table-cell table:style-name="ce107" table:formula="of:=ROUNDDOWN([.A8] * [.$C$3])" office:value-type="float" office:value="1" calcext:value-type="float">
            <text:p>+1</text:p>
          </table:table-cell>
          <table:table-cell table:style-name="ce107" table:formula="of:=ROUNDDOWN([.A8]*[.$D$3])" office:value-type="float" office:value="1" calcext:value-type="float">
            <text:p>+1</text:p>
          </table:table-cell>
          <table:table-cell table:style-name="ce107" table:formula="of:=ROUND([.A8]* [.$E$3];0)" office:value-type="float" office:value="1" calcext:value-type="float">
            <text:p>+1</text:p>
          </table:table-cell>
          <table:table-cell table:style-name="ce112" table:formula="of:=15-ROUNDUP([.A8]*[.$F$3])" office:value-type="float" office:value="13" calcext:value-type="float">
            <text:p>13+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[.$A8]*[.I$4];0)" office:value-type="float" office:value="2" calcext:value-type="float">
            <text:p>+2</text:p>
          </table:table-cell>
          <table:table-cell table:style-name="ce107" table:formula="of:=ROUND([.$A8]*[.J$4];0)" office:value-type="float" office:value="2" calcext:value-type="float">
            <text:p>+2</text:p>
          </table:table-cell>
          <table:table-cell table:style-name="ce107" table:formula="of:=ROUNDDOWN([.$A8]*[.K$4])" office:value-type="float" office:value="1" calcext:value-type="float">
            <text:p>+1</text:p>
          </table:table-cell>
          <table:table-cell/>
          <table:table-cell table:style-name="ce121" table:formula="of:=[.M7]+[.$M$2]" office:value-type="float" office:value="13.5" calcext:value-type="float">
            <text:p>14</text:p>
          </table:table-cell>
          <table:table-cell table:style-name="ce107" table:formula="of:=AVERAGE([.I8:.K8])" office:value-type="float" office:value="1.66666666666667" calcext:value-type="float">
            <text:p>+2</text:p>
          </table:table-cell>
          <table:table-cell table:style-name="ce112" table:formula="of:=11+[.N8]" office:value-type="float" office:value="12.6666666666667" calcext:value-type="float">
            <text:p>13+</text:p>
          </table:table-cell>
          <table:table-cell table:style-name="ce112" table:formula="of:=11+[.E8]" office:value-type="float" office:value="12" calcext:value-type="float">
            <text:p>12+</text:p>
          </table:table-cell>
          <table:table-cell/>
          <table:table-cell table:style-name="ce126" office:value-type="float" office:value="15" calcext:value-type="float">
            <text:p>15</text:p>
          </table:table-cell>
          <table:table-cell table:number-columns-repeated="4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9] &amp; &quot;d6+&quot; &amp; ([.A9]*2)" office:value-type="string" office:string-value="3d6+6" calcext:value-type="string">
            <text:p>3d6+6</text:p>
          </table:table-cell>
          <table:table-cell table:style-name="ce107" table:formula="of:=ROUNDDOWN([.A9] * [.$C$3])" office:value-type="float" office:value="2" calcext:value-type="float">
            <text:p>+2</text:p>
          </table:table-cell>
          <table:table-cell table:style-name="ce107" table:formula="of:=ROUNDDOWN([.A9]*[.$D$3])" office:value-type="float" office:value="1" calcext:value-type="float">
            <text:p>+1</text:p>
          </table:table-cell>
          <table:table-cell table:style-name="ce107" table:formula="of:=ROUND([.A9]* [.$E$3];0)" office:value-type="float" office:value="2" calcext:value-type="float">
            <text:p>+2</text:p>
          </table:table-cell>
          <table:table-cell table:style-name="ce112" table:formula="of:=15-ROUNDUP([.A9]*[.$F$3]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9]*[.I$4];0)" office:value-type="float" office:value="2" calcext:value-type="float">
            <text:p>+2</text:p>
          </table:table-cell>
          <table:table-cell table:style-name="ce107" table:formula="of:=ROUND([.$A9]*[.J$4];0)" office:value-type="float" office:value="3" calcext:value-type="float">
            <text:p>+3</text:p>
          </table:table-cell>
          <table:table-cell table:style-name="ce107" table:formula="of:=ROUNDDOWN([.$A9]*[.K$4])" office:value-type="float" office:value="1" calcext:value-type="float">
            <text:p>+1</text:p>
          </table:table-cell>
          <table:table-cell/>
          <table:table-cell table:style-name="ce121" table:formula="of:=[.M8]+[.$M$2]" office:value-type="float" office:value="19" calcext:value-type="float">
            <text:p>19</text:p>
          </table:table-cell>
          <table:table-cell table:style-name="ce107" table:formula="of:=AVERAGE([.I9:.K9])" office:value-type="float" office:value="2" calcext:value-type="float">
            <text:p>+2</text:p>
          </table:table-cell>
          <table:table-cell table:style-name="ce112" table:formula="of:=11+[.N9]" office:value-type="float" office:value="13" calcext:value-type="float">
            <text:p>13+</text:p>
          </table:table-cell>
          <table:table-cell table:style-name="ce112" table:formula="of:=11+[.E9]" office:value-type="float" office:value="13" calcext:value-type="float">
            <text:p>13+</text:p>
          </table:table-cell>
          <table:table-cell/>
          <table:table-cell table:style-name="ce126" office:value-type="float" office:value="18" calcext:value-type="float">
            <text:p>18</text:p>
          </table:table-cell>
          <table:table-cell table:number-columns-repeated="4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10] &amp; &quot;d6+&quot; &amp; ([.A10]*2)" office:value-type="string" office:string-value="4d6+8" calcext:value-type="string">
            <text:p>4d6+8</text:p>
          </table:table-cell>
          <table:table-cell table:style-name="ce107" table:formula="of:=ROUNDDOWN([.A10] * [.$C$3])" office:value-type="float" office:value="2" calcext:value-type="float">
            <text:p>+2</text:p>
          </table:table-cell>
          <table:table-cell table:style-name="ce107" table:formula="of:=ROUNDDOWN([.A10]*[.$D$3])" office:value-type="float" office:value="2" calcext:value-type="float">
            <text:p>+2</text:p>
          </table:table-cell>
          <table:table-cell table:style-name="ce107" table:formula="of:=ROUND([.A10]* [.$E$3];0)" office:value-type="float" office:value="3" calcext:value-type="float">
            <text:p>+3</text:p>
          </table:table-cell>
          <table:table-cell table:style-name="ce112" table:formula="of:=15-ROUNDUP([.A10]*[.$F$3])" office:value-type="float" office:value="12" calcext:value-type="float">
            <text:p>12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[.$A10]*[.I$4];0)" office:value-type="float" office:value="3" calcext:value-type="float">
            <text:p>+3</text:p>
          </table:table-cell>
          <table:table-cell table:style-name="ce107" table:formula="of:=ROUND([.$A10]*[.J$4];0)" office:value-type="float" office:value="3" calcext:value-type="float">
            <text:p>+3</text:p>
          </table:table-cell>
          <table:table-cell table:style-name="ce107" table:formula="of:=ROUNDDOWN([.$A10]*[.K$4])" office:value-type="float" office:value="2" calcext:value-type="float">
            <text:p>+2</text:p>
          </table:table-cell>
          <table:table-cell/>
          <table:table-cell table:style-name="ce121" table:formula="of:=[.M9]+[.$M$2]" office:value-type="float" office:value="24.5" calcext:value-type="float">
            <text:p>25</text:p>
          </table:table-cell>
          <table:table-cell table:style-name="ce107" table:formula="of:=AVERAGE([.I10:.K10])" office:value-type="float" office:value="2.66666666666667" calcext:value-type="float">
            <text:p>+3</text:p>
          </table:table-cell>
          <table:table-cell table:style-name="ce112" table:formula="of:=11+[.N10]" office:value-type="float" office:value="13.6666666666667" calcext:value-type="float">
            <text:p>14+</text:p>
          </table:table-cell>
          <table:table-cell table:style-name="ce112" table:formula="of:=11+[.E10]" office:value-type="float" office:value="14" calcext:value-type="float">
            <text:p>14+</text:p>
          </table:table-cell>
          <table:table-cell/>
          <table:table-cell table:style-name="ce126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1] &amp; &quot;d6+&quot; &amp; ([.A11]*2)" office:value-type="string" office:string-value="5d6+10" calcext:value-type="string">
            <text:p>5d6+10</text:p>
          </table:table-cell>
          <table:table-cell table:style-name="ce107" table:formula="of:=ROUNDDOWN([.A11] * [.$C$3])" office:value-type="float" office:value="3" calcext:value-type="float">
            <text:p>+3</text:p>
          </table:table-cell>
          <table:table-cell table:style-name="ce107" table:formula="of:=ROUNDDOWN([.A11]*[.$D$3])" office:value-type="float" office:value="2" calcext:value-type="float">
            <text:p>+2</text:p>
          </table:table-cell>
          <table:table-cell table:style-name="ce107" table:formula="of:=ROUND([.A11]* [.$E$3];0)" office:value-type="float" office:value="3" calcext:value-type="float">
            <text:p>+3</text:p>
          </table:table-cell>
          <table:table-cell table:style-name="ce112" table:formula="of:=15-ROUNDUP([.A11]*[.$F$3])" office:value-type="float" office:value="11" calcext:value-type="float">
            <text:p>11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1]*[.I$4];0)" office:value-type="float" office:value="4" calcext:value-type="float">
            <text:p>+4</text:p>
          </table:table-cell>
          <table:table-cell table:style-name="ce107" table:formula="of:=ROUND([.$A11]*[.J$4];0)" office:value-type="float" office:value="4" calcext:value-type="float">
            <text:p>+4</text:p>
          </table:table-cell>
          <table:table-cell table:style-name="ce107" table:formula="of:=ROUNDDOWN([.$A11]*[.K$4])" office:value-type="float" office:value="3" calcext:value-type="float">
            <text:p>+3</text:p>
          </table:table-cell>
          <table:table-cell/>
          <table:table-cell table:style-name="ce121" table:formula="of:=[.M10]+[.$M$2]" office:value-type="float" office:value="30" calcext:value-type="float">
            <text:p>30</text:p>
          </table:table-cell>
          <table:table-cell table:style-name="ce107" table:formula="of:=AVERAGE([.I11:.K11])" office:value-type="float" office:value="3.66666666666667" calcext:value-type="float">
            <text:p>+4</text:p>
          </table:table-cell>
          <table:table-cell table:style-name="ce112" table:formula="of:=11+[.N11]" office:value-type="float" office:value="14.6666666666667" calcext:value-type="float">
            <text:p>15+</text:p>
          </table:table-cell>
          <table:table-cell table:style-name="ce112" table:formula="of:=11+[.E11]" office:value-type="float" office:value="14" calcext:value-type="float">
            <text:p>14+</text:p>
          </table:table-cell>
          <table:table-cell/>
          <table:table-cell table:style-name="ce126" office:value-type="float" office:value="24" calcext:value-type="float">
            <text:p>24</text:p>
          </table:table-cell>
          <table:table-cell table:number-columns-repeated="47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2] &amp; &quot;d6+&quot; &amp; ([.A12]*2)" office:value-type="string" office:string-value="6d6+12" calcext:value-type="string">
            <text:p>6d6+12</text:p>
          </table:table-cell>
          <table:table-cell table:style-name="ce108" table:formula="of:=ROUNDDOWN([.A12] * [.$C$3])" office:value-type="float" office:value="4" calcext:value-type="float">
            <text:p>+4</text:p>
          </table:table-cell>
          <table:table-cell table:style-name="ce108" table:formula="of:=ROUNDDOWN([.A12]*[.$D$3])" office:value-type="float" office:value="3" calcext:value-type="float">
            <text:p>+3</text:p>
          </table:table-cell>
          <table:table-cell table:style-name="ce108" table:formula="of:=ROUND([.A12]* [.$E$3];0)" office:value-type="float" office:value="4" calcext:value-type="float">
            <text:p>+4</text:p>
          </table:table-cell>
          <table:table-cell table:style-name="ce113" table:formula="of:=15-ROUNDUP([.A12]*[.$F$3])" office:value-type="float" office:value="11" calcext:value-type="float">
            <text:p>11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2]*[.I$4];0)" office:value-type="float" office:value="5" calcext:value-type="float">
            <text:p>+5</text:p>
          </table:table-cell>
          <table:table-cell table:style-name="ce108" table:formula="of:=ROUND([.$A12]*[.J$4];0)" office:value-type="float" office:value="5" calcext:value-type="float">
            <text:p>+5</text:p>
          </table:table-cell>
          <table:table-cell table:style-name="ce108" table:formula="of:=ROUNDDOWN([.$A12]*[.K$4])" office:value-type="float" office:value="3" calcext:value-type="float">
            <text:p>+3</text:p>
          </table:table-cell>
          <table:table-cell table:style-name="ce117"/>
          <table:table-cell table:style-name="ce122" table:formula="of:=[.M11]+[.$M$2]" office:value-type="float" office:value="35.5" calcext:value-type="float">
            <text:p>36</text:p>
          </table:table-cell>
          <table:table-cell table:style-name="ce108" table:formula="of:=AVERAGE([.I12:.K12])" office:value-type="float" office:value="4.33333333333333" calcext:value-type="float">
            <text:p>+4</text:p>
          </table:table-cell>
          <table:table-cell table:style-name="ce113" table:formula="of:=11+[.N12]" office:value-type="float" office:value="15.3333333333333" calcext:value-type="float">
            <text:p>15+</text:p>
          </table:table-cell>
          <table:table-cell table:style-name="ce113" table:formula="of:=11+[.E12]" office:value-type="float" office:value="15" calcext:value-type="float">
            <text:p>15+</text:p>
          </table:table-cell>
          <table:table-cell/>
          <table:table-cell table:style-name="ce126" office:value-type="float" office:value="27" calcext:value-type="float">
            <text:p>27</text:p>
          </table:table-cell>
          <table:table-cell table:number-columns-repeated="47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3] &amp; &quot;d6+&quot; &amp; ([.A13]*2)" office:value-type="string" office:string-value="7d6+14" calcext:value-type="string">
            <text:p>7d6+14</text:p>
          </table:table-cell>
          <table:table-cell table:style-name="ce108" table:formula="of:=ROUNDDOWN([.A13] * [.$C$3])" office:value-type="float" office:value="4" calcext:value-type="float">
            <text:p>+4</text:p>
          </table:table-cell>
          <table:table-cell table:style-name="ce108" table:formula="of:=ROUNDDOWN([.A13]*[.$D$3])" office:value-type="float" office:value="3" calcext:value-type="float">
            <text:p>+3</text:p>
          </table:table-cell>
          <table:table-cell table:style-name="ce108" table:formula="of:=ROUND([.A13]* [.$E$3];0)" office:value-type="float" office:value="5" calcext:value-type="float">
            <text:p>+5</text:p>
          </table:table-cell>
          <table:table-cell table:style-name="ce113" table:formula="of:=15-ROUNDUP([.A13]*[.$F$3])" office:value-type="float" office:value="10" calcext:value-type="float">
            <text:p>10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[.$A13]*[.I$4];0)" office:value-type="float" office:value="5" calcext:value-type="float">
            <text:p>+5</text:p>
          </table:table-cell>
          <table:table-cell table:style-name="ce108" table:formula="of:=ROUND([.$A13]*[.J$4];0)" office:value-type="float" office:value="6" calcext:value-type="float">
            <text:p>+6</text:p>
          </table:table-cell>
          <table:table-cell table:style-name="ce108" table:formula="of:=ROUNDDOWN([.$A13]*[.K$4])" office:value-type="float" office:value="4" calcext:value-type="float">
            <text:p>+4</text:p>
          </table:table-cell>
          <table:table-cell table:style-name="ce117"/>
          <table:table-cell table:style-name="ce122" table:formula="of:=[.M12]+[.$M$2]" office:value-type="float" office:value="41" calcext:value-type="float">
            <text:p>41</text:p>
          </table:table-cell>
          <table:table-cell table:style-name="ce108" table:formula="of:=AVERAGE([.I13:.K13])" office:value-type="float" office:value="5" calcext:value-type="float">
            <text:p>+5</text:p>
          </table:table-cell>
          <table:table-cell table:style-name="ce113" table:formula="of:=11+[.N13]" office:value-type="float" office:value="16" calcext:value-type="float">
            <text:p>16+</text:p>
          </table:table-cell>
          <table:table-cell table:style-name="ce113" table:formula="of:=11+[.E13]" office:value-type="float" office:value="16" calcext:value-type="float">
            <text:p>16+</text:p>
          </table:table-cell>
          <table:table-cell/>
          <table:table-cell table:style-name="ce126" office:value-type="float" office:value="30" calcext:value-type="float">
            <text:p>30</text:p>
          </table:table-cell>
          <table:table-cell table:number-columns-repeated="47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4] &amp; &quot;d6+&quot; &amp; ([.A14]*2)" office:value-type="string" office:string-value="8d6+16" calcext:value-type="string">
            <text:p>8d6+16</text:p>
          </table:table-cell>
          <table:table-cell table:style-name="ce108" table:formula="of:=ROUNDDOWN([.A14] * [.$C$3])" office:value-type="float" office:value="5" calcext:value-type="float">
            <text:p>+5</text:p>
          </table:table-cell>
          <table:table-cell table:style-name="ce108" table:formula="of:=ROUNDDOWN([.A14]*[.$D$3])" office:value-type="float" office:value="4" calcext:value-type="float">
            <text:p>+4</text:p>
          </table:table-cell>
          <table:table-cell table:style-name="ce108" table:formula="of:=ROUND([.A14]* [.$E$3];0)" office:value-type="float" office:value="5" calcext:value-type="float">
            <text:p>+5</text:p>
          </table:table-cell>
          <table:table-cell table:style-name="ce113" table:formula="of:=15-ROUNDUP([.A14]*[.$F$3])" office:value-type="float" office:value="9" calcext:value-type="float">
            <text:p>9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4]*[.I$4];0)" office:value-type="float" office:value="6" calcext:value-type="float">
            <text:p>+6</text:p>
          </table:table-cell>
          <table:table-cell table:style-name="ce108" table:formula="of:=ROUND([.$A14]*[.J$4];0)" office:value-type="float" office:value="7" calcext:value-type="float">
            <text:p>+7</text:p>
          </table:table-cell>
          <table:table-cell table:style-name="ce108" table:formula="of:=ROUNDDOWN([.$A14]*[.K$4])" office:value-type="float" office:value="4" calcext:value-type="float">
            <text:p>+4</text:p>
          </table:table-cell>
          <table:table-cell table:style-name="ce117"/>
          <table:table-cell table:style-name="ce122" table:formula="of:=[.M13]+[.$M$2]" office:value-type="float" office:value="46.5" calcext:value-type="float">
            <text:p>47</text:p>
          </table:table-cell>
          <table:table-cell table:style-name="ce108" table:formula="of:=AVERAGE([.I14:.K14])" office:value-type="float" office:value="5.66666666666667" calcext:value-type="float">
            <text:p>+6</text:p>
          </table:table-cell>
          <table:table-cell table:style-name="ce113" table:formula="of:=11+[.N14]" office:value-type="float" office:value="16.6666666666667" calcext:value-type="float">
            <text:p>17+</text:p>
          </table:table-cell>
          <table:table-cell table:style-name="ce113" table:formula="of:=11+[.E14]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5] &amp; &quot;d6+&quot; &amp; ([.A15]*2)" office:value-type="string" office:string-value="9d6+18" calcext:value-type="string">
            <text:p>9d6+18</text:p>
          </table:table-cell>
          <table:table-cell table:style-name="ce108" table:formula="of:=ROUNDDOWN([.A15] * [.$C$3])" office:value-type="float" office:value="6" calcext:value-type="float">
            <text:p>+6</text:p>
          </table:table-cell>
          <table:table-cell table:style-name="ce108" table:formula="of:=ROUNDDOWN([.A15]*[.$D$3])" office:value-type="float" office:value="4" calcext:value-type="float">
            <text:p>+4</text:p>
          </table:table-cell>
          <table:table-cell table:style-name="ce108" table:formula="of:=ROUND([.A15]* [.$E$3];0)" office:value-type="float" office:value="6" calcext:value-type="float">
            <text:p>+6</text:p>
          </table:table-cell>
          <table:table-cell table:style-name="ce113" table:formula="of:=15-ROUNDUP([.A15]*[.$F$3])" office:value-type="float" office:value="9" calcext:value-type="float">
            <text:p>9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[.$A15]*[.I$4];0)" office:value-type="float" office:value="7" calcext:value-type="float">
            <text:p>+7</text:p>
          </table:table-cell>
          <table:table-cell table:style-name="ce108" table:formula="of:=ROUND([.$A15]*[.J$4];0)" office:value-type="float" office:value="8" calcext:value-type="float">
            <text:p>+8</text:p>
          </table:table-cell>
          <table:table-cell table:style-name="ce108" table:formula="of:=ROUNDDOWN([.$A15]*[.K$4])" office:value-type="float" office:value="5" calcext:value-type="float">
            <text:p>+5</text:p>
          </table:table-cell>
          <table:table-cell table:style-name="ce117"/>
          <table:table-cell table:style-name="ce122" table:formula="of:=[.M14]+[.$M$2]" office:value-type="float" office:value="52" calcext:value-type="float">
            <text:p>52</text:p>
          </table:table-cell>
          <table:table-cell table:style-name="ce108" table:formula="of:=AVERAGE([.I15:.K15])" office:value-type="float" office:value="6.66666666666667" calcext:value-type="float">
            <text:p>+7</text:p>
          </table:table-cell>
          <table:table-cell table:style-name="ce113" table:formula="of:=11+[.N15]" office:value-type="float" office:value="17.6666666666667" calcext:value-type="float">
            <text:p>18+</text:p>
          </table:table-cell>
          <table:table-cell table:style-name="ce113" table:formula="of:=11+[.E15]" office:value-type="float" office:value="17" calcext:value-type="float">
            <text:p>17+</text:p>
          </table:table-cell>
          <table:table-cell table:number-columns-repeated="49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6] &amp; &quot;d6+&quot; &amp; ([.A16]*2)" office:value-type="string" office:string-value="10d6+20" calcext:value-type="string">
            <text:p>10d6+20</text:p>
          </table:table-cell>
          <table:table-cell table:style-name="ce108" table:formula="of:=ROUNDDOWN([.A16] * [.$C$3])" office:value-type="float" office:value="6" calcext:value-type="float">
            <text:p>+6</text:p>
          </table:table-cell>
          <table:table-cell table:style-name="ce108" table:formula="of:=ROUNDDOWN([.A16]*[.$D$3])" office:value-type="float" office:value="5" calcext:value-type="float">
            <text:p>+5</text:p>
          </table:table-cell>
          <table:table-cell table:style-name="ce108" table:formula="of:=ROUND([.A16]* [.$E$3];0)" office:value-type="float" office:value="7" calcext:value-type="float">
            <text:p>+7</text:p>
          </table:table-cell>
          <table:table-cell table:style-name="ce113" table:formula="of:=15-ROUNDUP([.A16]*[.$F$3])" office:value-type="float" office:value="8" calcext:value-type="float">
            <text:p>8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6]*[.I$4];0)" office:value-type="float" office:value="8" calcext:value-type="float">
            <text:p>+8</text:p>
          </table:table-cell>
          <table:table-cell table:style-name="ce108" table:formula="of:=ROUND([.$A16]*[.J$4];0)" office:value-type="float" office:value="8" calcext:value-type="float">
            <text:p>+8</text:p>
          </table:table-cell>
          <table:table-cell table:style-name="ce108" table:formula="of:=ROUNDDOWN([.$A16]*[.K$4])" office:value-type="float" office:value="6" calcext:value-type="float">
            <text:p>+6</text:p>
          </table:table-cell>
          <table:table-cell table:style-name="ce117"/>
          <table:table-cell table:style-name="ce122" table:formula="of:=[.M15]+[.$M$2]" office:value-type="float" office:value="57.5" calcext:value-type="float">
            <text:p>58</text:p>
          </table:table-cell>
          <table:table-cell table:style-name="ce108" table:formula="of:=AVERAGE([.I16:.K16])" office:value-type="float" office:value="7.33333333333333" calcext:value-type="float">
            <text:p>+7</text:p>
          </table:table-cell>
          <table:table-cell table:style-name="ce113" table:formula="of:=11+[.N16]" office:value-type="float" office:value="18.3333333333333" calcext:value-type="float">
            <text:p>18+</text:p>
          </table:table-cell>
          <table:table-cell table:style-name="ce113" table:formula="of:=11+[.E16]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[.A17]*2)" office:value-type="string" office:string-value="10d6+22" calcext:value-type="string">
            <text:p>10d6+22</text:p>
          </table:table-cell>
          <table:table-cell table:style-name="ce109" table:formula="of:=ROUNDDOWN([.A17] * [.$C$3])" office:value-type="float" office:value="7" calcext:value-type="float">
            <text:p>+7</text:p>
          </table:table-cell>
          <table:table-cell table:style-name="ce109" table:formula="of:=ROUNDDOWN([.A17]*[.$D$3])" office:value-type="float" office:value="5" calcext:value-type="float">
            <text:p>+5</text:p>
          </table:table-cell>
          <table:table-cell table:style-name="ce109" table:formula="of:=ROUND([.A17]* [.$E$3];0)" office:value-type="float" office:value="7" calcext:value-type="float">
            <text:p>+7</text:p>
          </table:table-cell>
          <table:table-cell table:style-name="ce114" table:formula="of:=15-ROUNDUP([.A17]*[.$F$3])" office:value-type="float" office:value="7" calcext:value-type="float">
            <text:p>7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7]*[.I$4];0)" office:value-type="float" office:value="8" calcext:value-type="float">
            <text:p>+8</text:p>
          </table:table-cell>
          <table:table-cell table:style-name="ce109" table:formula="of:=ROUND([.$A17]*[.J$4];0)" office:value-type="float" office:value="9" calcext:value-type="float">
            <text:p>+9</text:p>
          </table:table-cell>
          <table:table-cell table:style-name="ce109" table:formula="of:=ROUNDDOWN([.$A17]*[.K$4])" office:value-type="float" office:value="6" calcext:value-type="float">
            <text:p>+6</text:p>
          </table:table-cell>
          <table:table-cell table:style-name="ce118"/>
          <table:table-cell table:style-name="ce123" table:formula="of:=[.M16]+[.$M$3]" office:value-type="float" office:value="59.5" calcext:value-type="float">
            <text:p>60</text:p>
          </table:table-cell>
          <table:table-cell table:style-name="ce109" table:formula="of:=AVERAGE([.I17:.K17])" office:value-type="float" office:value="7.66666666666667" calcext:value-type="float">
            <text:p>+8</text:p>
          </table:table-cell>
          <table:table-cell table:style-name="ce114" table:formula="of:=11+[.N17]" office:value-type="float" office:value="18.6666666666667" calcext:value-type="float">
            <text:p>19+</text:p>
          </table:table-cell>
          <table:table-cell table:style-name="ce114" table:formula="of:=11+[.E17]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[.A18]*2)" office:value-type="string" office:string-value="10d6+24" calcext:value-type="string">
            <text:p>10d6+24</text:p>
          </table:table-cell>
          <table:table-cell table:style-name="ce109" table:formula="of:=ROUNDDOWN([.A18] * [.$C$3])" office:value-type="float" office:value="8" calcext:value-type="float">
            <text:p>+8</text:p>
          </table:table-cell>
          <table:table-cell table:style-name="ce109" table:formula="of:=ROUNDDOWN([.A18]*[.$D$3])" office:value-type="float" office:value="6" calcext:value-type="float">
            <text:p>+6</text:p>
          </table:table-cell>
          <table:table-cell table:style-name="ce109" table:formula="of:=ROUND([.A18]* [.$E$3];0)" office:value-type="float" office:value="8" calcext:value-type="float">
            <text:p>+8</text:p>
          </table:table-cell>
          <table:table-cell table:style-name="ce114" table:formula="of:=15-ROUNDUP([.A18]*[.$F$3])" office:value-type="float" office:value="7" calcext:value-type="float">
            <text:p>7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[.$A18]*[.I$4];0)" office:value-type="float" office:value="9" calcext:value-type="float">
            <text:p>+9</text:p>
          </table:table-cell>
          <table:table-cell table:style-name="ce109" table:formula="of:=ROUND([.$A18]*[.J$4];0)" office:value-type="float" office:value="10" calcext:value-type="float">
            <text:p>+10</text:p>
          </table:table-cell>
          <table:table-cell table:style-name="ce109" table:formula="of:=ROUNDDOWN([.$A18]*[.K$4])" office:value-type="float" office:value="7" calcext:value-type="float">
            <text:p>+7</text:p>
          </table:table-cell>
          <table:table-cell table:style-name="ce118"/>
          <table:table-cell table:style-name="ce123" table:formula="of:=[.M17]+[.$M$3]" office:value-type="float" office:value="61.5" calcext:value-type="float">
            <text:p>62</text:p>
          </table:table-cell>
          <table:table-cell table:style-name="ce109" table:formula="of:=AVERAGE([.I18:.K18])" office:value-type="float" office:value="8.66666666666667" calcext:value-type="float">
            <text:p>+9</text:p>
          </table:table-cell>
          <table:table-cell table:style-name="ce114" table:formula="of:=11+[.N18]" office:value-type="float" office:value="19.6666666666667" calcext:value-type="float">
            <text:p>20+</text:p>
          </table:table-cell>
          <table:table-cell table:style-name="ce114" table:formula="of:=11+[.E18]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[.A19]*2)" office:value-type="string" office:string-value="10d6+26" calcext:value-type="string">
            <text:p>10d6+26</text:p>
          </table:table-cell>
          <table:table-cell table:style-name="ce109" table:formula="of:=ROUNDDOWN([.A19] * [.$C$3])" office:value-type="float" office:value="8" calcext:value-type="float">
            <text:p>+8</text:p>
          </table:table-cell>
          <table:table-cell table:style-name="ce109" table:formula="of:=ROUNDDOWN([.A19]*[.$D$3])" office:value-type="float" office:value="6" calcext:value-type="float">
            <text:p>+6</text:p>
          </table:table-cell>
          <table:table-cell table:style-name="ce109" table:formula="of:=ROUND([.A19]* [.$E$3];0)" office:value-type="float" office:value="9" calcext:value-type="float">
            <text:p>+9</text:p>
          </table:table-cell>
          <table:table-cell table:style-name="ce114" table:formula="of:=15-ROUNDUP([.A19]*[.$F$3])" office:value-type="float" office:value="6" calcext:value-type="float">
            <text:p>6+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[.$A19]*[.I$4];0)" office:value-type="float" office:value="10" calcext:value-type="float">
            <text:p>+10</text:p>
          </table:table-cell>
          <table:table-cell table:style-name="ce109" table:formula="of:=ROUND([.$A19]*[.J$4];0)" office:value-type="float" office:value="11" calcext:value-type="float">
            <text:p>+11</text:p>
          </table:table-cell>
          <table:table-cell table:style-name="ce109" table:formula="of:=ROUNDDOWN([.$A19]*[.K$4])" office:value-type="float" office:value="7" calcext:value-type="float">
            <text:p>+7</text:p>
          </table:table-cell>
          <table:table-cell table:style-name="ce118"/>
          <table:table-cell table:style-name="ce123" table:formula="of:=[.M18]+[.$M$3]" office:value-type="float" office:value="63.5" calcext:value-type="float">
            <text:p>64</text:p>
          </table:table-cell>
          <table:table-cell table:style-name="ce109" table:formula="of:=AVERAGE([.I19:.K19])" office:value-type="float" office:value="9.33333333333333" calcext:value-type="float">
            <text:p>+9</text:p>
          </table:table-cell>
          <table:table-cell table:style-name="ce114" table:formula="of:=11+[.N19]" office:value-type="float" office:value="20.3333333333333" calcext:value-type="float">
            <text:p>20+</text:p>
          </table:table-cell>
          <table:table-cell table:style-name="ce114" table:formula="of:=11+[.E19]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[.A20]*2)" office:value-type="string" office:string-value="10d6+28" calcext:value-type="string">
            <text:p>10d6+28</text:p>
          </table:table-cell>
          <table:table-cell table:style-name="ce109" table:formula="of:=ROUNDDOWN([.A20] * [.$C$3])" office:value-type="float" office:value="9" calcext:value-type="float">
            <text:p>+9</text:p>
          </table:table-cell>
          <table:table-cell table:style-name="ce109" table:formula="of:=ROUNDDOWN([.A20]*[.$D$3])" office:value-type="float" office:value="7" calcext:value-type="float">
            <text:p>+7</text:p>
          </table:table-cell>
          <table:table-cell table:style-name="ce109" table:formula="of:=ROUND([.A20]* [.$E$3];0)" office:value-type="float" office:value="9" calcext:value-type="float">
            <text:p>+9</text:p>
          </table:table-cell>
          <table:table-cell table:style-name="ce114" table:formula="of:=15-ROUNDUP([.A20]*[.$F$3])" office:value-type="float" office:value="5" calcext:value-type="float">
            <text:p>5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20]*[.I$4];0)" office:value-type="float" office:value="11" calcext:value-type="float">
            <text:p>+11</text:p>
          </table:table-cell>
          <table:table-cell table:style-name="ce109" table:formula="of:=ROUND([.$A20]*[.J$4];0)" office:value-type="float" office:value="12" calcext:value-type="float">
            <text:p>+12</text:p>
          </table:table-cell>
          <table:table-cell table:style-name="ce109" table:formula="of:=ROUNDDOWN([.$A20]*[.K$4])" office:value-type="float" office:value="8" calcext:value-type="float">
            <text:p>+8</text:p>
          </table:table-cell>
          <table:table-cell table:style-name="ce118"/>
          <table:table-cell table:style-name="ce123" table:formula="of:=[.M19]+[.$M$3]" office:value-type="float" office:value="65.5" calcext:value-type="float">
            <text:p>66</text:p>
          </table:table-cell>
          <table:table-cell table:style-name="ce109" table:formula="of:=AVERAGE([.I20:.K20])" office:value-type="float" office:value="10.3333333333333" calcext:value-type="float">
            <text:p>+10</text:p>
          </table:table-cell>
          <table:table-cell table:style-name="ce114" table:formula="of:=11+[.N20]" office:value-type="float" office:value="21.3333333333333" calcext:value-type="float">
            <text:p>21+</text:p>
          </table:table-cell>
          <table:table-cell table:style-name="ce114" table:formula="of:=11+[.E20]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[.A21]*2)" office:value-type="string" office:string-value="10d6+30" calcext:value-type="string">
            <text:p>10d6+30</text:p>
          </table:table-cell>
          <table:table-cell table:style-name="ce109" table:formula="of:=ROUNDDOWN([.A21] * [.$C$3])" office:value-type="float" office:value="10" calcext:value-type="float">
            <text:p>+10</text:p>
          </table:table-cell>
          <table:table-cell table:style-name="ce109" table:formula="of:=ROUNDDOWN([.A21]*[.$D$3])" office:value-type="float" office:value="7" calcext:value-type="float">
            <text:p>+7</text:p>
          </table:table-cell>
          <table:table-cell table:style-name="ce109" table:formula="of:=ROUND([.A21]* [.$E$3];0)" office:value-type="float" office:value="10" calcext:value-type="float">
            <text:p>+10</text:p>
          </table:table-cell>
          <table:table-cell table:style-name="ce114" table:formula="of:=15-ROUNDUP([.A21]*[.$F$3])" office:value-type="float" office:value="5" calcext:value-type="float">
            <text:p>5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[.$A21]*[.I$4];0)" office:value-type="float" office:value="11" calcext:value-type="float">
            <text:p>+11</text:p>
          </table:table-cell>
          <table:table-cell table:style-name="ce109" table:formula="of:=ROUND([.$A21]*[.J$4];0)" office:value-type="float" office:value="13" calcext:value-type="float">
            <text:p>+13</text:p>
          </table:table-cell>
          <table:table-cell table:style-name="ce109" table:formula="of:=ROUNDDOWN([.$A21]*[.K$4])" office:value-type="float" office:value="9" calcext:value-type="float">
            <text:p>+9</text:p>
          </table:table-cell>
          <table:table-cell table:style-name="ce118"/>
          <table:table-cell table:style-name="ce123" table:formula="of:=[.M20]+[.$M$3]" office:value-type="float" office:value="67.5" calcext:value-type="float">
            <text:p>68</text:p>
          </table:table-cell>
          <table:table-cell table:style-name="ce109" table:formula="of:=AVERAGE([.I21:.K21])" office:value-type="float" office:value="11" calcext:value-type="float">
            <text:p>+11</text:p>
          </table:table-cell>
          <table:table-cell table:style-name="ce114" table:formula="of:=11+[.N21]" office:value-type="float" office:value="22" calcext:value-type="float">
            <text:p>22+</text:p>
          </table:table-cell>
          <table:table-cell table:style-name="ce114" table:formula="of:=11+[.E21]" office:value-type="float" office:value="21" calcext:value-type="float">
            <text:p>21+</text:p>
          </table:table-cell>
          <table:table-cell table:number-columns-repeated="49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[.A22]*2)" office:value-type="string" office:string-value="10d6+32" calcext:value-type="string">
            <text:p>10d6+32</text:p>
          </table:table-cell>
          <table:table-cell table:style-name="ce110" table:formula="of:=ROUNDDOWN([.A22] * [.$C$3])" office:value-type="float" office:value="10" calcext:value-type="float">
            <text:p>+10</text:p>
          </table:table-cell>
          <table:table-cell table:style-name="ce110" table:formula="of:=ROUNDDOWN([.A22]*[.$D$3])" office:value-type="float" office:value="8" calcext:value-type="float">
            <text:p>+8</text:p>
          </table:table-cell>
          <table:table-cell table:style-name="ce110" table:formula="of:=ROUND([.A22]* [.$E$3];0)" office:value-type="float" office:value="11" calcext:value-type="float">
            <text:p>+11</text:p>
          </table:table-cell>
          <table:table-cell table:style-name="ce115" table:formula="of:=15-ROUNDUP([.A22]*[.$F$3])" office:value-type="float" office:value="4" calcext:value-type="float">
            <text:p>4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2]*[.I$4];0)" office:value-type="float" office:value="12" calcext:value-type="float">
            <text:p>+12</text:p>
          </table:table-cell>
          <table:table-cell table:style-name="ce110" table:formula="of:=ROUND([.$A22]*[.J$4];0)" office:value-type="float" office:value="13" calcext:value-type="float">
            <text:p>+13</text:p>
          </table:table-cell>
          <table:table-cell table:style-name="ce110" table:formula="of:=ROUNDDOWN([.$A22]*[.K$4])" office:value-type="float" office:value="9" calcext:value-type="float">
            <text:p>+9</text:p>
          </table:table-cell>
          <table:table-cell table:style-name="ce119"/>
          <table:table-cell table:style-name="ce124" table:formula="of:=[.M21]+[.$M$3]" office:value-type="float" office:value="69.5" calcext:value-type="float">
            <text:p>70</text:p>
          </table:table-cell>
          <table:table-cell table:style-name="ce110" table:formula="of:=AVERAGE([.I22:.K22])" office:value-type="float" office:value="11.3333333333333" calcext:value-type="float">
            <text:p>+11</text:p>
          </table:table-cell>
          <table:table-cell table:style-name="ce115" table:formula="of:=11+[.N22]" office:value-type="float" office:value="22.3333333333333" calcext:value-type="float">
            <text:p>22+</text:p>
          </table:table-cell>
          <table:table-cell table:style-name="ce115" table:formula="of:=11+[.E22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[.A23]*2)" office:value-type="string" office:string-value="10d6+34" calcext:value-type="string">
            <text:p>10d6+34</text:p>
          </table:table-cell>
          <table:table-cell table:style-name="ce110" table:formula="of:=ROUNDDOWN([.A23] * [.$C$3])" office:value-type="float" office:value="11" calcext:value-type="float">
            <text:p>+11</text:p>
          </table:table-cell>
          <table:table-cell table:style-name="ce110" table:formula="of:=ROUNDDOWN([.A23]*[.$D$3])" office:value-type="float" office:value="8" calcext:value-type="float">
            <text:p>+8</text:p>
          </table:table-cell>
          <table:table-cell table:style-name="ce110" table:formula="of:=ROUND([.A23]* [.$E$3];0)" office:value-type="float" office:value="11" calcext:value-type="float">
            <text:p>+11</text:p>
          </table:table-cell>
          <table:table-cell table:style-name="ce115" table:formula="of:=15-ROUNDUP([.A23]*[.$F$3])" office:value-type="float" office:value="3" calcext:value-type="float">
            <text:p>3+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[.$A23]*[.I$4];0)" office:value-type="float" office:value="13" calcext:value-type="float">
            <text:p>+13</text:p>
          </table:table-cell>
          <table:table-cell table:style-name="ce110" table:formula="of:=ROUND([.$A23]*[.J$4];0)" office:value-type="float" office:value="14" calcext:value-type="float">
            <text:p>+14</text:p>
          </table:table-cell>
          <table:table-cell table:style-name="ce110" table:formula="of:=ROUNDDOWN([.$A23]*[.K$4])" office:value-type="float" office:value="10" calcext:value-type="float">
            <text:p>+10</text:p>
          </table:table-cell>
          <table:table-cell table:style-name="ce119"/>
          <table:table-cell table:style-name="ce124" table:formula="of:=[.M22]+[.$M$3]" office:value-type="float" office:value="71.5" calcext:value-type="float">
            <text:p>72</text:p>
          </table:table-cell>
          <table:table-cell table:style-name="ce110" table:formula="of:=AVERAGE([.I23:.K23])" office:value-type="float" office:value="12.3333333333333" calcext:value-type="float">
            <text:p>+12</text:p>
          </table:table-cell>
          <table:table-cell table:style-name="ce115" table:formula="of:=11+[.N23]" office:value-type="float" office:value="23.3333333333333" calcext:value-type="float">
            <text:p>23+</text:p>
          </table:table-cell>
          <table:table-cell table:style-name="ce115" table:formula="of:=11+[.E23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[.A24]*2)" office:value-type="string" office:string-value="10d6+36" calcext:value-type="string">
            <text:p>10d6+36</text:p>
          </table:table-cell>
          <table:table-cell table:style-name="ce110" table:formula="of:=ROUNDDOWN([.A24] * [.$C$3])" office:value-type="float" office:value="12" calcext:value-type="float">
            <text:p>+12</text:p>
          </table:table-cell>
          <table:table-cell table:style-name="ce110" table:formula="of:=ROUNDDOWN([.A24]*[.$D$3])" office:value-type="float" office:value="9" calcext:value-type="float">
            <text:p>+9</text:p>
          </table:table-cell>
          <table:table-cell table:style-name="ce110" table:formula="of:=ROUND([.A24]* [.$E$3];0)" office:value-type="float" office:value="12" calcext:value-type="float">
            <text:p>+12</text:p>
          </table:table-cell>
          <table:table-cell table:style-name="ce115" table:formula="of:=15-ROUNDUP([.A24]*[.$F$3])" office:value-type="float" office:value="3" calcext:value-type="float">
            <text:p>3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4]*[.I$4];0)" office:value-type="float" office:value="14" calcext:value-type="float">
            <text:p>+14</text:p>
          </table:table-cell>
          <table:table-cell table:style-name="ce110" table:formula="of:=ROUND([.$A24]*[.J$4];0)" office:value-type="float" office:value="15" calcext:value-type="float">
            <text:p>+15</text:p>
          </table:table-cell>
          <table:table-cell table:style-name="ce110" table:formula="of:=ROUNDDOWN([.$A24]*[.K$4])" office:value-type="float" office:value="10" calcext:value-type="float">
            <text:p>+10</text:p>
          </table:table-cell>
          <table:table-cell table:style-name="ce119"/>
          <table:table-cell table:style-name="ce124" table:formula="of:=[.M23]+[.$M$3]" office:value-type="float" office:value="73.5" calcext:value-type="float">
            <text:p>74</text:p>
          </table:table-cell>
          <table:table-cell table:style-name="ce110" table:formula="of:=AVERAGE([.I24:.K24])" office:value-type="float" office:value="13" calcext:value-type="float">
            <text:p>+13</text:p>
          </table:table-cell>
          <table:table-cell table:style-name="ce115" table:formula="of:=11+[.N24]" office:value-type="float" office:value="24" calcext:value-type="float">
            <text:p>24+</text:p>
          </table:table-cell>
          <table:table-cell table:style-name="ce115" table:formula="of:=11+[.E24]" office:value-type="float" office:value="23" calcext:value-type="float">
            <text:p>23+</text:p>
          </table:table-cell>
          <table:table-cell table:number-columns-repeated="49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[.A25]*2)" office:value-type="string" office:string-value="10d6+38" calcext:value-type="string">
            <text:p>10d6+38</text:p>
          </table:table-cell>
          <table:table-cell table:style-name="ce110" table:formula="of:=ROUNDDOWN([.A25] * [.$C$3])" office:value-type="float" office:value="12" calcext:value-type="float">
            <text:p>+12</text:p>
          </table:table-cell>
          <table:table-cell table:style-name="ce110" table:formula="of:=ROUNDDOWN([.A25]*[.$D$3])" office:value-type="float" office:value="9" calcext:value-type="float">
            <text:p>+9</text:p>
          </table:table-cell>
          <table:table-cell table:style-name="ce110" table:formula="of:=ROUND([.A25]* [.$E$3];0)" office:value-type="float" office:value="13" calcext:value-type="float">
            <text:p>+13</text:p>
          </table:table-cell>
          <table:table-cell table:style-name="ce115" table:formula="of:=15-ROUNDUP([.A25]*[.$F$3])" office:value-type="float" office:value="2" calcext:value-type="float">
            <text:p>2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5]*[.I$4];0)" office:value-type="float" office:value="14" calcext:value-type="float">
            <text:p>+14</text:p>
          </table:table-cell>
          <table:table-cell table:style-name="ce110" table:formula="of:=ROUND([.$A25]*[.J$4];0)" office:value-type="float" office:value="16" calcext:value-type="float">
            <text:p>+16</text:p>
          </table:table-cell>
          <table:table-cell table:style-name="ce110" table:formula="of:=ROUNDDOWN([.$A25]*[.K$4])" office:value-type="float" office:value="11" calcext:value-type="float">
            <text:p>+11</text:p>
          </table:table-cell>
          <table:table-cell table:style-name="ce119"/>
          <table:table-cell table:style-name="ce124" table:formula="of:=[.M24]+[.$M$3]" office:value-type="float" office:value="75.5" calcext:value-type="float">
            <text:p>76</text:p>
          </table:table-cell>
          <table:table-cell table:style-name="ce110" table:formula="of:=AVERAGE([.I25:.K25])" office:value-type="float" office:value="13.6666666666667" calcext:value-type="float">
            <text:p>+14</text:p>
          </table:table-cell>
          <table:table-cell table:style-name="ce115" table:formula="of:=11+[.N25]" office:value-type="float" office:value="24.6666666666667" calcext:value-type="float">
            <text:p>25+</text:p>
          </table:table-cell>
          <table:table-cell table:style-name="ce115" table:formula="of:=11+[.E25]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[.A26]*2)" office:value-type="string" office:string-value="10d6+40" calcext:value-type="string">
            <text:p>10d6+40</text:p>
          </table:table-cell>
          <table:table-cell table:style-name="ce110" table:formula="of:=ROUNDDOWN([.A26] * [.$C$3])" office:value-type="float" office:value="13" calcext:value-type="float">
            <text:p>+13</text:p>
          </table:table-cell>
          <table:table-cell table:style-name="ce110" table:formula="of:=ROUNDDOWN([.A26]*[.$D$3])" office:value-type="float" office:value="10" calcext:value-type="float">
            <text:p>+10</text:p>
          </table:table-cell>
          <table:table-cell table:style-name="ce110" table:formula="of:=ROUND([.A26]* [.$E$3];0)" office:value-type="float" office:value="13" calcext:value-type="float">
            <text:p>+13</text:p>
          </table:table-cell>
          <table:table-cell table:style-name="ce115" table:formula="of:=15-ROUNDUP([.A26]*[.$F$3])" office:value-type="float" office:value="1" calcext:value-type="float">
            <text:p>1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6]*[.I$4];0)" office:value-type="float" office:value="15" calcext:value-type="float">
            <text:p>+15</text:p>
          </table:table-cell>
          <table:table-cell table:style-name="ce110" table:formula="of:=ROUND([.$A26]*[.J$4];0)" office:value-type="float" office:value="17" calcext:value-type="float">
            <text:p>+17</text:p>
          </table:table-cell>
          <table:table-cell table:style-name="ce110" table:formula="of:=ROUNDDOWN([.$A26]*[.K$4])" office:value-type="float" office:value="12" calcext:value-type="float">
            <text:p>+12</text:p>
          </table:table-cell>
          <table:table-cell table:style-name="ce119"/>
          <table:table-cell table:style-name="ce124" table:formula="of:=[.M25]+[.$M$3]" office:value-type="float" office:value="77.5" calcext:value-type="float">
            <text:p>78</text:p>
          </table:table-cell>
          <table:table-cell table:style-name="ce110" table:formula="of:=AVERAGE([.I26:.K26])" office:value-type="float" office:value="14.6666666666667" calcext:value-type="float">
            <text:p>+15</text:p>
          </table:table-cell>
          <table:table-cell table:style-name="ce115" table:formula="of:=11+[.N26]" office:value-type="float" office:value="25.6666666666667" calcext:value-type="float">
            <text:p>26+</text:p>
          </table:table-cell>
          <table:table-cell table:style-name="ce115" table:formula="of:=11+[.E26]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99" table:number-columns-repeated="6"/>
          <table:table-cell table:style-name="ce99" table:formula="of:=SUM([.G7:.G26])" office:value-type="float" office:value="7" calcext:value-type="float">
            <text:p>7</text:p>
          </table:table-cell>
          <table:table-cell table:style-name="ce99" table:formula="of:=SUM([.H7:.H26])" office:value-type="float" office:value="6" calcext:value-type="float">
            <text:p>6</text:p>
          </table:table-cell>
          <table:table-cell table:style-name="ce99" table:number-columns-repeated="3"/>
          <table:table-cell/>
          <table:table-cell table:style-name="ce99" table:number-columns-repeated="4"/>
          <table:table-cell table:number-columns-repeated="49"/>
        </table:table-row>
        <table:table-row table:style-name="ro1" table:number-rows-repeated="974">
          <table:table-cell table:style-name="ce99" table:number-columns-repeated="11"/>
          <table:table-cell/>
          <table:table-cell table:style-name="ce99" table:number-columns-repeated="4"/>
          <table:table-cell table:number-columns-repeated="49"/>
        </table:table-row>
        <table:table-row table:style-name="ro2" table:number-rows-repeated="1047574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Rouge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9" table:default-cell-style-name="Default"/>
        <table:table-row table:style-name="ro1">
          <table:table-cell table:style-name="ce99" table:number-columns-repeated="11"/>
          <table:table-cell/>
          <table:table-cell table:style-name="ce99" office:value-type="float" office:value="6" calcext:value-type="float">
            <text:p>6</text:p>
          </table:table-cell>
          <table:table-cell table:number-columns-repeated="52"/>
        </table:table-row>
        <table:table-row table:style-name="ro1">
          <table:table-cell table:style-name="ce99" table:number-columns-repeated="11"/>
          <table:table-cell/>
          <table:table-cell table:style-name="ce99" office:value-type="float" office:value="3.5" calcext:value-type="float">
            <text:p>3.5</text:p>
          </table:table-cell>
          <table:table-cell table:number-columns-repeated="52"/>
        </table:table-row>
        <table:table-row table:style-name="ro1">
          <table:table-cell table:style-name="ce99" table:number-columns-repeated="2"/>
          <table:table-cell table:number-columns-repeated="2" table:style-name="ce105" office:value-type="float" office:value="0.5" calcext:value-type="float">
            <text:p>0.50</text:p>
          </table:table-cell>
          <table:table-cell table:style-name="ce105" office:value-type="float" office:value="0.75" calcext:value-type="float">
            <text:p>0.75</text:p>
          </table:table-cell>
          <table:table-cell table:style-name="ce105" office:value-type="float" office:value="0.27" calcext:value-type="float">
            <text:p>0.27</text:p>
          </table:table-cell>
          <table:table-cell table:style-name="ce99" table:number-columns-repeated="5"/>
          <table:table-cell/>
          <table:table-cell table:style-name="ce99" office:value-type="float" office:value="1" calcext:value-type="float">
            <text:p>1</text:p>
          </table:table-cell>
          <table:table-cell table:number-columns-repeated="52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Initiative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Sneak</text:p>
          </table:table-cell>
          <table:table-cell table:style-name="ce100" table:number-columns-repeated="2"/>
          <table:table-cell table:style-name="ce105" table:formula="of:=5/6" office:value-type="float" office:value="0.833333333333333" calcext:value-type="float">
            <text:p>0.83</text:p>
          </table:table-cell>
          <table:table-cell table:style-name="ce105" office:value-type="float" office:value="0.6" calcext:value-type="float">
            <text:p>0.60</text:p>
          </table:table-cell>
          <table:table-cell table:style-name="ce105" table:formula="of:=3/4" office:value-type="float" office:value="0.75" calcext:value-type="float">
            <text:p>0.75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3" table:style-name="ce100" office:value-type="string" calcext:value-type="string">
            <text:p>Bonus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9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table:formula="of:=[.A6] &amp; &quot;d6&quot;" office:value-type="string" office:string-value="0d6" calcext:value-type="string">
            <text:p>0d6</text:p>
          </table:table-cell>
          <table:table-cell table:style-name="ce106" table:formula="of:=ROUNDDOWN([.A6] * [.$C$3])" office:value-type="float" office:value="0" calcext:value-type="float">
            <text:p>+0</text:p>
          </table:table-cell>
          <table:table-cell table:style-name="ce106" table:formula="of:=ROUNDDOWN([.A6]*[.$D$3])" office:value-type="float" office:value="0" calcext:value-type="float">
            <text:p>+0</text:p>
          </table:table-cell>
          <table:table-cell table:style-name="ce106" table:formula="of:=ROUND([.A6]* [.$E$3];0)" office:value-type="float" office:value="0" calcext:value-type="float">
            <text:p>+0</text:p>
          </table:table-cell>
          <table:table-cell table:style-name="ce111" table:formula="of:=&quot;+1d3&quot;" office:value-type="string" office:string-value="+1d3" calcext:value-type="string">
            <text:p>+1d3</text:p>
          </table:table-cell>
          <table:table-cell table:number-columns-repeated="2" table:style-name="ce101" office:value-type="string" calcext:value-type="string">
            <text:p>--</text:p>
          </table:table-cell>
          <table:table-cell table:style-name="ce106" table:formula="of:=ROUNDUP([.$A6]*[.I$4])" office:value-type="float" office:value="0" calcext:value-type="float">
            <text:p>+0</text:p>
          </table:table-cell>
          <table:table-cell table:style-name="ce106" table:formula="of:=ROUND([.$A6]*[.J$4];0)" office:value-type="float" office:value="0" calcext:value-type="float">
            <text:p>+0</text:p>
          </table:table-cell>
          <table:table-cell table:style-name="ce106" table:formula="of:=ROUNDDOWN([.$A6]*[.K$4])" office:value-type="float" office:value="0" calcext:value-type="float">
            <text:p>+0</text:p>
          </table:table-cell>
          <table:table-cell table:style-name="ce116"/>
          <table:table-cell table:style-name="ce120" office:value-type="float" office:value="1" calcext:value-type="float">
            <text:p>1</text:p>
          </table:table-cell>
          <table:table-cell table:style-name="ce106" table:formula="of:=AVERAGE([.I6:.K6])" office:value-type="float" office:value="0" calcext:value-type="float">
            <text:p>+0</text:p>
          </table:table-cell>
          <table:table-cell table:style-name="ce111" table:formula="of:=11+[.N6]" office:value-type="float" office:value="11" calcext:value-type="float">
            <text:p>11+</text:p>
          </table:table-cell>
          <table:table-cell table:style-name="ce111" table:formula="of:=11+[.E6]" office:value-type="float" office:value="11" calcext:value-type="float">
            <text:p>11+</text:p>
          </table:table-cell>
          <table:table-cell table:number-columns-repeated="49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7] &amp; &quot;d6&quot;" office:value-type="string" office:string-value="1d6" calcext:value-type="string">
            <text:p>1d6</text:p>
          </table:table-cell>
          <table:table-cell table:style-name="ce107" table:formula="of:=ROUNDDOWN([.A7] * [.$C$3])" office:value-type="float" office:value="0" calcext:value-type="float">
            <text:p>+0</text:p>
          </table:table-cell>
          <table:table-cell table:style-name="ce107" table:formula="of:=ROUNDDOWN([.A7]*[.$D$3])" office:value-type="float" office:value="0" calcext:value-type="float">
            <text:p>+0</text:p>
          </table:table-cell>
          <table:table-cell table:style-name="ce107" table:formula="of:=ROUND([.A7]* [.$E$3];0)" office:value-type="float" office:value="1" calcext:value-type="float">
            <text:p>+1</text:p>
          </table:table-cell>
          <table:table-cell table:style-name="ce112" table:formula="of:=&quot;+&quot; &amp; ROUNDUP([.$A7] * [.$F$3]) &amp; &quot;d4&quot;" office:value-type="string" office:string-value="+1d4" calcext:value-type="string">
            <text:p>+1d4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[.$A7]*[.I$4];0)" office:value-type="float" office:value="1" calcext:value-type="float">
            <text:p>+1</text:p>
          </table:table-cell>
          <table:table-cell table:style-name="ce107" table:formula="of:=ROUND([.$A7]*[.J$4];0)" office:value-type="float" office:value="1" calcext:value-type="float">
            <text:p>+1</text:p>
          </table:table-cell>
          <table:table-cell table:style-name="ce107" table:formula="of:=ROUNDDOWN([.$A7]*[.K$4])" office:value-type="float" office:value="0" calcext:value-type="float">
            <text:p>+0</text:p>
          </table:table-cell>
          <table:table-cell/>
          <table:table-cell table:style-name="ce121" table:formula="of:=[.M1]" office:value-type="float" office:value="6" calcext:value-type="float">
            <text:p>6</text:p>
          </table:table-cell>
          <table:table-cell table:style-name="ce107" table:formula="of:=AVERAGE([.I7:.K7])" office:value-type="float" office:value="0.666666666666667" calcext:value-type="float">
            <text:p>+1</text:p>
          </table:table-cell>
          <table:table-cell table:style-name="ce112" table:formula="of:=11+[.N7]" office:value-type="float" office:value="11.6666666666667" calcext:value-type="float">
            <text:p>12+</text:p>
          </table:table-cell>
          <table:table-cell table:style-name="ce112" table:formula="of:=11+[.E7]" office:value-type="float" office:value="12" calcext:value-type="float">
            <text:p>12+</text:p>
          </table:table-cell>
          <table:table-cell table:number-columns-repeated="49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8] &amp; &quot;d6&quot;" office:value-type="string" office:string-value="2d6" calcext:value-type="string">
            <text:p>2d6</text:p>
          </table:table-cell>
          <table:table-cell table:style-name="ce107" table:formula="of:=ROUNDDOWN([.A8] * [.$C$3])" office:value-type="float" office:value="1" calcext:value-type="float">
            <text:p>+1</text:p>
          </table:table-cell>
          <table:table-cell table:style-name="ce107" table:formula="of:=ROUNDDOWN([.A8]*[.$D$3])" office:value-type="float" office:value="1" calcext:value-type="float">
            <text:p>+1</text:p>
          </table:table-cell>
          <table:table-cell table:style-name="ce107" table:formula="of:=ROUND([.A8]* [.$E$3];0)" office:value-type="float" office:value="2" calcext:value-type="float">
            <text:p>+2</text:p>
          </table:table-cell>
          <table:table-cell table:style-name="ce112" table:formula="of:=&quot;+&quot; &amp; ROUNDUP([.$A8] * [.$F$3]) &amp; &quot;d4&quot;" office:value-type="string" office:string-value="+1d4" calcext:value-type="string">
            <text:p>+1d4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[.$A8]*[.I$4];0)" office:value-type="float" office:value="2" calcext:value-type="float">
            <text:p>+2</text:p>
          </table:table-cell>
          <table:table-cell table:style-name="ce107" table:formula="of:=ROUND([.$A8]*[.J$4];0)" office:value-type="float" office:value="1" calcext:value-type="float">
            <text:p>+1</text:p>
          </table:table-cell>
          <table:table-cell table:style-name="ce107" table:formula="of:=ROUNDDOWN([.$A8]*[.K$4])" office:value-type="float" office:value="1" calcext:value-type="float">
            <text:p>+1</text:p>
          </table:table-cell>
          <table:table-cell/>
          <table:table-cell table:style-name="ce121" table:formula="of:=[.M7]+[.$M$2]" office:value-type="float" office:value="9.5" calcext:value-type="float">
            <text:p>10</text:p>
          </table:table-cell>
          <table:table-cell table:style-name="ce107" table:formula="of:=AVERAGE([.I8:.K8])" office:value-type="float" office:value="1.33333333333333" calcext:value-type="float">
            <text:p>+1</text:p>
          </table:table-cell>
          <table:table-cell table:style-name="ce112" table:formula="of:=11+[.N8]" office:value-type="float" office:value="12.3333333333333" calcext:value-type="float">
            <text:p>12+</text:p>
          </table:table-cell>
          <table:table-cell table:style-name="ce112" table:formula="of:=11+[.E8]" office:value-type="float" office:value="13" calcext:value-type="float">
            <text:p>13+</text:p>
          </table:table-cell>
          <table:table-cell table:number-columns-repeated="49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9] &amp; &quot;d6&quot;" office:value-type="string" office:string-value="3d6" calcext:value-type="string">
            <text:p>3d6</text:p>
          </table:table-cell>
          <table:table-cell table:style-name="ce107" table:formula="of:=ROUNDDOWN([.A9] * [.$C$3])" office:value-type="float" office:value="1" calcext:value-type="float">
            <text:p>+1</text:p>
          </table:table-cell>
          <table:table-cell table:style-name="ce107" table:formula="of:=ROUNDDOWN([.A9]*[.$D$3])" office:value-type="float" office:value="1" calcext:value-type="float">
            <text:p>+1</text:p>
          </table:table-cell>
          <table:table-cell table:style-name="ce107" table:formula="of:=ROUND([.A9]* [.$E$3];0)" office:value-type="float" office:value="2" calcext:value-type="float">
            <text:p>+2</text:p>
          </table:table-cell>
          <table:table-cell table:style-name="ce112" table:formula="of:=&quot;+&quot; &amp; ROUNDUP([.$A9] * [.$F$3]) &amp; &quot;d4&quot;" office:value-type="string" office:string-value="+1d4" calcext:value-type="string">
            <text:p>+1d4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9]*[.I$4];0)" office:value-type="float" office:value="3" calcext:value-type="float">
            <text:p>+3</text:p>
          </table:table-cell>
          <table:table-cell table:style-name="ce107" table:formula="of:=ROUND([.$A9]*[.J$4];0)" office:value-type="float" office:value="2" calcext:value-type="float">
            <text:p>+2</text:p>
          </table:table-cell>
          <table:table-cell table:style-name="ce107" table:formula="of:=ROUNDDOWN([.$A9]*[.K$4])" office:value-type="float" office:value="2" calcext:value-type="float">
            <text:p>+2</text:p>
          </table:table-cell>
          <table:table-cell/>
          <table:table-cell table:style-name="ce121" table:formula="of:=[.M8]+[.$M$2]" office:value-type="float" office:value="13" calcext:value-type="float">
            <text:p>13</text:p>
          </table:table-cell>
          <table:table-cell table:style-name="ce107" table:formula="of:=AVERAGE([.I9:.K9])" office:value-type="float" office:value="2.33333333333333" calcext:value-type="float">
            <text:p>+2</text:p>
          </table:table-cell>
          <table:table-cell table:style-name="ce112" table:formula="of:=11+[.N9]" office:value-type="float" office:value="13.3333333333333" calcext:value-type="float">
            <text:p>13+</text:p>
          </table:table-cell>
          <table:table-cell table:style-name="ce112" table:formula="of:=11+[.E9]" office:value-type="float" office:value="13" calcext:value-type="float">
            <text:p>13+</text:p>
          </table:table-cell>
          <table:table-cell table:number-columns-repeated="49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10] &amp; &quot;d6&quot;" office:value-type="string" office:string-value="4d6" calcext:value-type="string">
            <text:p>4d6</text:p>
          </table:table-cell>
          <table:table-cell table:style-name="ce107" table:formula="of:=ROUNDDOWN([.A10] * [.$C$3])" office:value-type="float" office:value="2" calcext:value-type="float">
            <text:p>+2</text:p>
          </table:table-cell>
          <table:table-cell table:style-name="ce107" table:formula="of:=ROUNDDOWN([.A10]*[.$D$3])" office:value-type="float" office:value="2" calcext:value-type="float">
            <text:p>+2</text:p>
          </table:table-cell>
          <table:table-cell table:style-name="ce107" table:formula="of:=ROUND([.A10]* [.$E$3];0)" office:value-type="float" office:value="3" calcext:value-type="float">
            <text:p>+3</text:p>
          </table:table-cell>
          <table:table-cell table:style-name="ce112" table:formula="of:=&quot;+&quot; &amp; ROUNDUP([.$A10] * [.$F$3]) &amp; &quot;d4&quot;" office:value-type="string" office:string-value="+2d4" calcext:value-type="string">
            <text:p>+2d4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[.$A10]*[.I$4];0)" office:value-type="float" office:value="3" calcext:value-type="float">
            <text:p>+3</text:p>
          </table:table-cell>
          <table:table-cell table:style-name="ce107" table:formula="of:=ROUND([.$A10]*[.J$4];0)" office:value-type="float" office:value="2" calcext:value-type="float">
            <text:p>+2</text:p>
          </table:table-cell>
          <table:table-cell table:style-name="ce107" table:formula="of:=ROUNDDOWN([.$A10]*[.K$4])" office:value-type="float" office:value="3" calcext:value-type="float">
            <text:p>+3</text:p>
          </table:table-cell>
          <table:table-cell/>
          <table:table-cell table:style-name="ce121" table:formula="of:=[.M9]+[.$M$2]" office:value-type="float" office:value="16.5" calcext:value-type="float">
            <text:p>17</text:p>
          </table:table-cell>
          <table:table-cell table:style-name="ce107" table:formula="of:=AVERAGE([.I10:.K10])" office:value-type="float" office:value="2.66666666666667" calcext:value-type="float">
            <text:p>+3</text:p>
          </table:table-cell>
          <table:table-cell table:style-name="ce112" table:formula="of:=11+[.N10]" office:value-type="float" office:value="13.6666666666667" calcext:value-type="float">
            <text:p>14+</text:p>
          </table:table-cell>
          <table:table-cell table:style-name="ce112" table:formula="of:=11+[.E10]" office:value-type="float" office:value="14" calcext:value-type="float">
            <text:p>14+</text:p>
          </table:table-cell>
          <table:table-cell table:number-columns-repeated="49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1] &amp; &quot;d6&quot;" office:value-type="string" office:string-value="5d6" calcext:value-type="string">
            <text:p>5d6</text:p>
          </table:table-cell>
          <table:table-cell table:style-name="ce107" table:formula="of:=ROUNDDOWN([.A11] * [.$C$3])" office:value-type="float" office:value="2" calcext:value-type="float">
            <text:p>+2</text:p>
          </table:table-cell>
          <table:table-cell table:style-name="ce107" table:formula="of:=ROUNDDOWN([.A11]*[.$D$3])" office:value-type="float" office:value="2" calcext:value-type="float">
            <text:p>+2</text:p>
          </table:table-cell>
          <table:table-cell table:style-name="ce107" table:formula="of:=ROUND([.A11]* [.$E$3];0)" office:value-type="float" office:value="4" calcext:value-type="float">
            <text:p>+4</text:p>
          </table:table-cell>
          <table:table-cell table:style-name="ce112" table:formula="of:=&quot;+&quot; &amp; ROUNDUP([.$A11] * [.$F$3]) &amp; &quot;d4&quot;" office:value-type="string" office:string-value="+2d4" calcext:value-type="string">
            <text:p>+2d4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1]*[.I$4];0)" office:value-type="float" office:value="4" calcext:value-type="float">
            <text:p>+4</text:p>
          </table:table-cell>
          <table:table-cell table:style-name="ce107" table:formula="of:=ROUND([.$A11]*[.J$4];0)" office:value-type="float" office:value="3" calcext:value-type="float">
            <text:p>+3</text:p>
          </table:table-cell>
          <table:table-cell table:style-name="ce107" table:formula="of:=ROUNDDOWN([.$A11]*[.K$4])" office:value-type="float" office:value="3" calcext:value-type="float">
            <text:p>+3</text:p>
          </table:table-cell>
          <table:table-cell/>
          <table:table-cell table:style-name="ce121" table:formula="of:=[.M10]+[.$M$2]" office:value-type="float" office:value="20" calcext:value-type="float">
            <text:p>20</text:p>
          </table:table-cell>
          <table:table-cell table:style-name="ce107" table:formula="of:=AVERAGE([.I11:.K11])" office:value-type="float" office:value="3.33333333333333" calcext:value-type="float">
            <text:p>+3</text:p>
          </table:table-cell>
          <table:table-cell table:style-name="ce112" table:formula="of:=11+[.N11]" office:value-type="float" office:value="14.3333333333333" calcext:value-type="float">
            <text:p>14+</text:p>
          </table:table-cell>
          <table:table-cell table:style-name="ce112" table:formula="of:=11+[.E11]" office:value-type="float" office:value="15" calcext:value-type="float">
            <text:p>15+</text:p>
          </table:table-cell>
          <table:table-cell table:number-columns-repeated="49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2] &amp; &quot;d6&quot;" office:value-type="string" office:string-value="6d6" calcext:value-type="string">
            <text:p>6d6</text:p>
          </table:table-cell>
          <table:table-cell table:style-name="ce108" table:formula="of:=ROUNDDOWN([.A12] * [.$C$3])" office:value-type="float" office:value="3" calcext:value-type="float">
            <text:p>+3</text:p>
          </table:table-cell>
          <table:table-cell table:style-name="ce108" table:formula="of:=ROUNDDOWN([.A12]*[.$D$3])" office:value-type="float" office:value="3" calcext:value-type="float">
            <text:p>+3</text:p>
          </table:table-cell>
          <table:table-cell table:style-name="ce108" table:formula="of:=ROUND([.A12]* [.$E$3];0)" office:value-type="float" office:value="5" calcext:value-type="float">
            <text:p>+5</text:p>
          </table:table-cell>
          <table:table-cell table:style-name="ce102" table:formula="of:=&quot;+&quot; &amp; ROUNDUP([.$A12] * [.$F$3]) &amp; &quot;d4&quot;" office:value-type="string" office:string-value="+2d4" calcext:value-type="string">
            <text:p>+2d4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2]*[.I$4];0)" office:value-type="float" office:value="5" calcext:value-type="float">
            <text:p>+5</text:p>
          </table:table-cell>
          <table:table-cell table:style-name="ce108" table:formula="of:=ROUND([.$A12]*[.J$4];0)" office:value-type="float" office:value="4" calcext:value-type="float">
            <text:p>+4</text:p>
          </table:table-cell>
          <table:table-cell table:style-name="ce108" table:formula="of:=ROUNDDOWN([.$A12]*[.K$4])" office:value-type="float" office:value="4" calcext:value-type="float">
            <text:p>+4</text:p>
          </table:table-cell>
          <table:table-cell table:style-name="ce102"/>
          <table:table-cell table:style-name="ce102" table:formula="of:=[.M11]+[.$M$2]" office:value-type="float" office:value="23.5" calcext:value-type="float">
            <text:p>23.5</text:p>
          </table:table-cell>
          <table:table-cell table:style-name="ce108" table:formula="of:=AVERAGE([.I12:.K12])" office:value-type="float" office:value="4.33333333333333" calcext:value-type="float">
            <text:p>+4</text:p>
          </table:table-cell>
          <table:table-cell table:style-name="ce113" table:formula="of:=11+[.N12]" office:value-type="float" office:value="15.3333333333333" calcext:value-type="float">
            <text:p>15+</text:p>
          </table:table-cell>
          <table:table-cell table:style-name="ce113" table:formula="of:=11+[.E12]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3] &amp; &quot;d6&quot;" office:value-type="string" office:string-value="7d6" calcext:value-type="string">
            <text:p>7d6</text:p>
          </table:table-cell>
          <table:table-cell table:style-name="ce108" table:formula="of:=ROUNDDOWN([.A13] * [.$C$3])" office:value-type="float" office:value="3" calcext:value-type="float">
            <text:p>+3</text:p>
          </table:table-cell>
          <table:table-cell table:style-name="ce108" table:formula="of:=ROUNDDOWN([.A13]*[.$D$3])" office:value-type="float" office:value="3" calcext:value-type="float">
            <text:p>+3</text:p>
          </table:table-cell>
          <table:table-cell table:style-name="ce108" table:formula="of:=ROUND([.A13]* [.$E$3];0)" office:value-type="float" office:value="5" calcext:value-type="float">
            <text:p>+5</text:p>
          </table:table-cell>
          <table:table-cell table:style-name="ce102" table:formula="of:=&quot;+&quot; &amp; ROUNDUP([.$A13] * [.$F$3]) &amp; &quot;d4&quot;" office:value-type="string" office:string-value="+2d4" calcext:value-type="string">
            <text:p>+2d4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[.$A13]*[.I$4];0)" office:value-type="float" office:value="6" calcext:value-type="float">
            <text:p>+6</text:p>
          </table:table-cell>
          <table:table-cell table:style-name="ce108" table:formula="of:=ROUND([.$A13]*[.J$4];0)" office:value-type="float" office:value="4" calcext:value-type="float">
            <text:p>+4</text:p>
          </table:table-cell>
          <table:table-cell table:style-name="ce108" table:formula="of:=ROUNDDOWN([.$A13]*[.K$4])" office:value-type="float" office:value="5" calcext:value-type="float">
            <text:p>+5</text:p>
          </table:table-cell>
          <table:table-cell table:style-name="ce102"/>
          <table:table-cell table:style-name="ce102" table:formula="of:=[.M12]+[.$M$2]" office:value-type="float" office:value="27" calcext:value-type="float">
            <text:p>27</text:p>
          </table:table-cell>
          <table:table-cell table:style-name="ce108" table:formula="of:=AVERAGE([.I13:.K13])" office:value-type="float" office:value="5" calcext:value-type="float">
            <text:p>+5</text:p>
          </table:table-cell>
          <table:table-cell table:style-name="ce113" table:formula="of:=11+[.N13]" office:value-type="float" office:value="16" calcext:value-type="float">
            <text:p>16+</text:p>
          </table:table-cell>
          <table:table-cell table:style-name="ce113" table:formula="of:=11+[.E13]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4] &amp; &quot;d6&quot;" office:value-type="string" office:string-value="8d6" calcext:value-type="string">
            <text:p>8d6</text:p>
          </table:table-cell>
          <table:table-cell table:style-name="ce108" table:formula="of:=ROUNDDOWN([.A14] * [.$C$3])" office:value-type="float" office:value="4" calcext:value-type="float">
            <text:p>+4</text:p>
          </table:table-cell>
          <table:table-cell table:style-name="ce108" table:formula="of:=ROUNDDOWN([.A14]*[.$D$3])" office:value-type="float" office:value="4" calcext:value-type="float">
            <text:p>+4</text:p>
          </table:table-cell>
          <table:table-cell table:style-name="ce108" table:formula="of:=ROUND([.A14]* [.$E$3];0)" office:value-type="float" office:value="6" calcext:value-type="float">
            <text:p>+6</text:p>
          </table:table-cell>
          <table:table-cell table:style-name="ce102" table:formula="of:=&quot;+&quot; &amp; ROUNDUP([.$A14] * [.$F$3]) &amp; &quot;d4&quot;" office:value-type="string" office:string-value="+3d4" calcext:value-type="string">
            <text:p>+3d4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4]*[.I$4];0)" office:value-type="float" office:value="7" calcext:value-type="float">
            <text:p>+7</text:p>
          </table:table-cell>
          <table:table-cell table:style-name="ce108" table:formula="of:=ROUND([.$A14]*[.J$4];0)" office:value-type="float" office:value="5" calcext:value-type="float">
            <text:p>+5</text:p>
          </table:table-cell>
          <table:table-cell table:style-name="ce108" table:formula="of:=ROUNDDOWN([.$A14]*[.K$4])" office:value-type="float" office:value="6" calcext:value-type="float">
            <text:p>+6</text:p>
          </table:table-cell>
          <table:table-cell table:style-name="ce102"/>
          <table:table-cell table:style-name="ce102" table:formula="of:=[.M13]+[.$M$2]" office:value-type="float" office:value="30.5" calcext:value-type="float">
            <text:p>30.5</text:p>
          </table:table-cell>
          <table:table-cell table:style-name="ce108" table:formula="of:=AVERAGE([.I14:.K14])" office:value-type="float" office:value="6" calcext:value-type="float">
            <text:p>+6</text:p>
          </table:table-cell>
          <table:table-cell table:style-name="ce113" table:formula="of:=11+[.N14]" office:value-type="float" office:value="17" calcext:value-type="float">
            <text:p>17+</text:p>
          </table:table-cell>
          <table:table-cell table:style-name="ce113" table:formula="of:=11+[.E14]" office:value-type="float" office:value="17" calcext:value-type="float">
            <text:p>17+</text:p>
          </table:table-cell>
          <table:table-cell table:number-columns-repeated="49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5] &amp; &quot;d6&quot;" office:value-type="string" office:string-value="9d6" calcext:value-type="string">
            <text:p>9d6</text:p>
          </table:table-cell>
          <table:table-cell table:style-name="ce108" table:formula="of:=ROUNDDOWN([.A15] * [.$C$3])" office:value-type="float" office:value="4" calcext:value-type="float">
            <text:p>+4</text:p>
          </table:table-cell>
          <table:table-cell table:style-name="ce108" table:formula="of:=ROUNDDOWN([.A15]*[.$D$3])" office:value-type="float" office:value="4" calcext:value-type="float">
            <text:p>+4</text:p>
          </table:table-cell>
          <table:table-cell table:style-name="ce108" table:formula="of:=ROUND([.A15]* [.$E$3];0)" office:value-type="float" office:value="7" calcext:value-type="float">
            <text:p>+7</text:p>
          </table:table-cell>
          <table:table-cell table:style-name="ce102" table:formula="of:=&quot;+&quot; &amp; ROUNDUP([.$A15] * [.$F$3]) &amp; &quot;d4&quot;" office:value-type="string" office:string-value="+3d4" calcext:value-type="string">
            <text:p>+3d4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[.$A15]*[.I$4];0)" office:value-type="float" office:value="8" calcext:value-type="float">
            <text:p>+8</text:p>
          </table:table-cell>
          <table:table-cell table:style-name="ce108" table:formula="of:=ROUND([.$A15]*[.J$4];0)" office:value-type="float" office:value="5" calcext:value-type="float">
            <text:p>+5</text:p>
          </table:table-cell>
          <table:table-cell table:style-name="ce108" table:formula="of:=ROUNDDOWN([.$A15]*[.K$4])" office:value-type="float" office:value="6" calcext:value-type="float">
            <text:p>+6</text:p>
          </table:table-cell>
          <table:table-cell table:style-name="ce102"/>
          <table:table-cell table:style-name="ce102" table:formula="of:=[.M14]+[.$M$2]" office:value-type="float" office:value="34" calcext:value-type="float">
            <text:p>34</text:p>
          </table:table-cell>
          <table:table-cell table:style-name="ce108" table:formula="of:=AVERAGE([.I15:.K15])" office:value-type="float" office:value="6.33333333333333" calcext:value-type="float">
            <text:p>+6</text:p>
          </table:table-cell>
          <table:table-cell table:style-name="ce113" table:formula="of:=11+[.N15]" office:value-type="float" office:value="17.3333333333333" calcext:value-type="float">
            <text:p>17+</text:p>
          </table:table-cell>
          <table:table-cell table:style-name="ce113" table:formula="of:=11+[.E15]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6] &amp; &quot;d6&quot;" office:value-type="string" office:string-value="10d6" calcext:value-type="string">
            <text:p>10d6</text:p>
          </table:table-cell>
          <table:table-cell table:style-name="ce108" table:formula="of:=ROUNDDOWN([.A16] * [.$C$3])" office:value-type="float" office:value="5" calcext:value-type="float">
            <text:p>+5</text:p>
          </table:table-cell>
          <table:table-cell table:style-name="ce108" table:formula="of:=ROUNDDOWN([.A16]*[.$D$3])" office:value-type="float" office:value="5" calcext:value-type="float">
            <text:p>+5</text:p>
          </table:table-cell>
          <table:table-cell table:style-name="ce108" table:formula="of:=ROUND([.A16]* [.$E$3];0)" office:value-type="float" office:value="8" calcext:value-type="float">
            <text:p>+8</text:p>
          </table:table-cell>
          <table:table-cell table:style-name="ce102" table:formula="of:=&quot;+&quot; &amp; ROUNDUP([.$A16] * [.$F$3]) &amp; &quot;d4&quot;" office:value-type="string" office:string-value="+3d4" calcext:value-type="string">
            <text:p>+3d4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6]*[.I$4];0)" office:value-type="float" office:value="8" calcext:value-type="float">
            <text:p>+8</text:p>
          </table:table-cell>
          <table:table-cell table:style-name="ce108" table:formula="of:=ROUND([.$A16]*[.J$4];0)" office:value-type="float" office:value="6" calcext:value-type="float">
            <text:p>+6</text:p>
          </table:table-cell>
          <table:table-cell table:style-name="ce108" table:formula="of:=ROUNDDOWN([.$A16]*[.K$4])" office:value-type="float" office:value="7" calcext:value-type="float">
            <text:p>+7</text:p>
          </table:table-cell>
          <table:table-cell table:style-name="ce102"/>
          <table:table-cell table:style-name="ce102" table:formula="of:=[.M15]+[.$M$2]" office:value-type="float" office:value="37.5" calcext:value-type="float">
            <text:p>37.5</text:p>
          </table:table-cell>
          <table:table-cell table:style-name="ce108" table:formula="of:=AVERAGE([.I16:.K16])" office:value-type="float" office:value="7" calcext:value-type="float">
            <text:p>+7</text:p>
          </table:table-cell>
          <table:table-cell table:style-name="ce113" table:formula="of:=11+[.N16]" office:value-type="float" office:value="18" calcext:value-type="float">
            <text:p>18+</text:p>
          </table:table-cell>
          <table:table-cell table:style-name="ce113" table:formula="of:=11+[.E16]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[.A17]-10)" office:value-type="string" office:string-value="10d6+1" calcext:value-type="string">
            <text:p>10d6+1</text:p>
          </table:table-cell>
          <table:table-cell table:style-name="ce109" table:formula="of:=ROUNDDOWN([.A17] * [.$C$3])" office:value-type="float" office:value="5" calcext:value-type="float">
            <text:p>+5</text:p>
          </table:table-cell>
          <table:table-cell table:style-name="ce109" table:formula="of:=ROUNDDOWN([.A17]*[.$D$3])" office:value-type="float" office:value="5" calcext:value-type="float">
            <text:p>+5</text:p>
          </table:table-cell>
          <table:table-cell table:style-name="ce109" table:formula="of:=ROUND([.A17]* [.$E$3];0)" office:value-type="float" office:value="8" calcext:value-type="float">
            <text:p>+8</text:p>
          </table:table-cell>
          <table:table-cell table:style-name="ce103" table:formula="of:=&quot;+&quot; &amp; ROUNDUP([.$A17] * [.$F$3]) &amp; &quot;d4&quot;" office:value-type="string" office:string-value="+3d4" calcext:value-type="string">
            <text:p>+3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7]*[.I$4];0)" office:value-type="float" office:value="9" calcext:value-type="float">
            <text:p>+9</text:p>
          </table:table-cell>
          <table:table-cell table:style-name="ce109" table:formula="of:=ROUND([.$A17]*[.J$4];0)" office:value-type="float" office:value="7" calcext:value-type="float">
            <text:p>+7</text:p>
          </table:table-cell>
          <table:table-cell table:style-name="ce109" table:formula="of:=ROUNDDOWN([.$A17]*[.K$4])" office:value-type="float" office:value="8" calcext:value-type="float">
            <text:p>+8</text:p>
          </table:table-cell>
          <table:table-cell table:style-name="ce103"/>
          <table:table-cell table:style-name="ce103" table:formula="of:=[.M16]+[.$M$3]" office:value-type="float" office:value="38.5" calcext:value-type="float">
            <text:p>38.5</text:p>
          </table:table-cell>
          <table:table-cell table:style-name="ce109" table:formula="of:=AVERAGE([.I17:.K17])" office:value-type="float" office:value="8" calcext:value-type="float">
            <text:p>+8</text:p>
          </table:table-cell>
          <table:table-cell table:style-name="ce114" table:formula="of:=11+[.N17]" office:value-type="float" office:value="19" calcext:value-type="float">
            <text:p>19+</text:p>
          </table:table-cell>
          <table:table-cell table:style-name="ce114" table:formula="of:=11+[.E17]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[.A18]-10)" office:value-type="string" office:string-value="10d6+2" calcext:value-type="string">
            <text:p>10d6+2</text:p>
          </table:table-cell>
          <table:table-cell table:style-name="ce109" table:formula="of:=ROUNDDOWN([.A18] * [.$C$3])" office:value-type="float" office:value="6" calcext:value-type="float">
            <text:p>+6</text:p>
          </table:table-cell>
          <table:table-cell table:style-name="ce109" table:formula="of:=ROUNDDOWN([.A18]*[.$D$3])" office:value-type="float" office:value="6" calcext:value-type="float">
            <text:p>+6</text:p>
          </table:table-cell>
          <table:table-cell table:style-name="ce109" table:formula="of:=ROUND([.A18]* [.$E$3];0)" office:value-type="float" office:value="9" calcext:value-type="float">
            <text:p>+9</text:p>
          </table:table-cell>
          <table:table-cell table:style-name="ce103" table:formula="of:=&quot;+&quot; &amp; ROUNDUP([.$A18] * [.$F$3]) &amp; &quot;d4&quot;" office:value-type="string" office:string-value="+4d4" calcext:value-type="string">
            <text:p>+4d4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[.$A18]*[.I$4];0)" office:value-type="float" office:value="10" calcext:value-type="float">
            <text:p>+10</text:p>
          </table:table-cell>
          <table:table-cell table:style-name="ce109" table:formula="of:=ROUND([.$A18]*[.J$4];0)" office:value-type="float" office:value="7" calcext:value-type="float">
            <text:p>+7</text:p>
          </table:table-cell>
          <table:table-cell table:style-name="ce109" table:formula="of:=ROUNDDOWN([.$A18]*[.K$4])" office:value-type="float" office:value="9" calcext:value-type="float">
            <text:p>+9</text:p>
          </table:table-cell>
          <table:table-cell table:style-name="ce103"/>
          <table:table-cell table:style-name="ce103" table:formula="of:=[.M17]+[.$M$3]" office:value-type="float" office:value="39.5" calcext:value-type="float">
            <text:p>39.5</text:p>
          </table:table-cell>
          <table:table-cell table:style-name="ce109" table:formula="of:=AVERAGE([.I18:.K18])" office:value-type="float" office:value="8.66666666666667" calcext:value-type="float">
            <text:p>+9</text:p>
          </table:table-cell>
          <table:table-cell table:style-name="ce114" table:formula="of:=11+[.N18]" office:value-type="float" office:value="19.6666666666667" calcext:value-type="float">
            <text:p>20+</text:p>
          </table:table-cell>
          <table:table-cell table:style-name="ce114" table:formula="of:=11+[.E18]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[.A19]-10)" office:value-type="string" office:string-value="10d6+3" calcext:value-type="string">
            <text:p>10d6+3</text:p>
          </table:table-cell>
          <table:table-cell table:style-name="ce109" table:formula="of:=ROUNDDOWN([.A19] * [.$C$3])" office:value-type="float" office:value="6" calcext:value-type="float">
            <text:p>+6</text:p>
          </table:table-cell>
          <table:table-cell table:style-name="ce109" table:formula="of:=ROUNDDOWN([.A19]*[.$D$3])" office:value-type="float" office:value="6" calcext:value-type="float">
            <text:p>+6</text:p>
          </table:table-cell>
          <table:table-cell table:style-name="ce109" table:formula="of:=ROUND([.A19]* [.$E$3];0)" office:value-type="float" office:value="10" calcext:value-type="float">
            <text:p>+10</text:p>
          </table:table-cell>
          <table:table-cell table:style-name="ce103" table:formula="of:=&quot;+&quot; &amp; ROUNDUP([.$A19] * [.$F$3]) &amp; &quot;d4&quot;" office:value-type="string" office:string-value="+4d4" calcext:value-type="string">
            <text:p>+4d4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[.$A19]*[.I$4];0)" office:value-type="float" office:value="11" calcext:value-type="float">
            <text:p>+11</text:p>
          </table:table-cell>
          <table:table-cell table:style-name="ce109" table:formula="of:=ROUND([.$A19]*[.J$4];0)" office:value-type="float" office:value="8" calcext:value-type="float">
            <text:p>+8</text:p>
          </table:table-cell>
          <table:table-cell table:style-name="ce109" table:formula="of:=ROUNDDOWN([.$A19]*[.K$4])" office:value-type="float" office:value="9" calcext:value-type="float">
            <text:p>+9</text:p>
          </table:table-cell>
          <table:table-cell table:style-name="ce103"/>
          <table:table-cell table:style-name="ce103" table:formula="of:=[.M18]+[.$M$3]" office:value-type="float" office:value="40.5" calcext:value-type="float">
            <text:p>40.5</text:p>
          </table:table-cell>
          <table:table-cell table:style-name="ce109" table:formula="of:=AVERAGE([.I19:.K19])" office:value-type="float" office:value="9.33333333333333" calcext:value-type="float">
            <text:p>+9</text:p>
          </table:table-cell>
          <table:table-cell table:style-name="ce114" table:formula="of:=11+[.N19]" office:value-type="float" office:value="20.3333333333333" calcext:value-type="float">
            <text:p>20+</text:p>
          </table:table-cell>
          <table:table-cell table:style-name="ce114" table:formula="of:=11+[.E19]" office:value-type="float" office:value="21" calcext:value-type="float">
            <text:p>21+</text:p>
          </table:table-cell>
          <table:table-cell table:number-columns-repeated="49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[.A20]-10)" office:value-type="string" office:string-value="10d6+4" calcext:value-type="string">
            <text:p>10d6+4</text:p>
          </table:table-cell>
          <table:table-cell table:style-name="ce109" table:formula="of:=ROUNDDOWN([.A20] * [.$C$3])" office:value-type="float" office:value="7" calcext:value-type="float">
            <text:p>+7</text:p>
          </table:table-cell>
          <table:table-cell table:style-name="ce109" table:formula="of:=ROUNDDOWN([.A20]*[.$D$3])" office:value-type="float" office:value="7" calcext:value-type="float">
            <text:p>+7</text:p>
          </table:table-cell>
          <table:table-cell table:style-name="ce109" table:formula="of:=ROUND([.A20]* [.$E$3];0)" office:value-type="float" office:value="11" calcext:value-type="float">
            <text:p>+11</text:p>
          </table:table-cell>
          <table:table-cell table:style-name="ce103" table:formula="of:=&quot;+&quot; &amp; ROUNDUP([.$A20] * [.$F$3]) &amp; &quot;d4&quot;" office:value-type="string" office:string-value="+4d4" calcext:value-type="string">
            <text:p>+4d4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20]*[.I$4];0)" office:value-type="float" office:value="12" calcext:value-type="float">
            <text:p>+12</text:p>
          </table:table-cell>
          <table:table-cell table:style-name="ce109" table:formula="of:=ROUND([.$A20]*[.J$4];0)" office:value-type="float" office:value="8" calcext:value-type="float">
            <text:p>+8</text:p>
          </table:table-cell>
          <table:table-cell table:style-name="ce109" table:formula="of:=ROUNDDOWN([.$A20]*[.K$4])" office:value-type="float" office:value="10" calcext:value-type="float">
            <text:p>+10</text:p>
          </table:table-cell>
          <table:table-cell table:style-name="ce103"/>
          <table:table-cell table:style-name="ce103" table:formula="of:=[.M19]+[.$M$3]" office:value-type="float" office:value="41.5" calcext:value-type="float">
            <text:p>41.5</text:p>
          </table:table-cell>
          <table:table-cell table:style-name="ce109" table:formula="of:=AVERAGE([.I20:.K20])" office:value-type="float" office:value="10" calcext:value-type="float">
            <text:p>+10</text:p>
          </table:table-cell>
          <table:table-cell table:style-name="ce114" table:formula="of:=11+[.N20]" office:value-type="float" office:value="21" calcext:value-type="float">
            <text:p>21+</text:p>
          </table:table-cell>
          <table:table-cell table:style-name="ce114" table:formula="of:=11+[.E20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[.A21]-10)" office:value-type="string" office:string-value="10d6+5" calcext:value-type="string">
            <text:p>10d6+5</text:p>
          </table:table-cell>
          <table:table-cell table:style-name="ce109" table:formula="of:=ROUNDDOWN([.A21] * [.$C$3])" office:value-type="float" office:value="7" calcext:value-type="float">
            <text:p>+7</text:p>
          </table:table-cell>
          <table:table-cell table:style-name="ce109" table:formula="of:=ROUNDDOWN([.A21]*[.$D$3])" office:value-type="float" office:value="7" calcext:value-type="float">
            <text:p>+7</text:p>
          </table:table-cell>
          <table:table-cell table:style-name="ce109" table:formula="of:=ROUND([.A21]* [.$E$3];0)" office:value-type="float" office:value="11" calcext:value-type="float">
            <text:p>+11</text:p>
          </table:table-cell>
          <table:table-cell table:style-name="ce103" table:formula="of:=&quot;+&quot; &amp; ROUNDUP([.$A21] * [.$F$3]) &amp; &quot;d4&quot;" office:value-type="string" office:string-value="+5d4" calcext:value-type="string">
            <text:p>+5d4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[.$A21]*[.I$4];0)" office:value-type="float" office:value="13" calcext:value-type="float">
            <text:p>+13</text:p>
          </table:table-cell>
          <table:table-cell table:style-name="ce109" table:formula="of:=ROUND([.$A21]*[.J$4];0)" office:value-type="float" office:value="9" calcext:value-type="float">
            <text:p>+9</text:p>
          </table:table-cell>
          <table:table-cell table:style-name="ce109" table:formula="of:=ROUNDDOWN([.$A21]*[.K$4])" office:value-type="float" office:value="11" calcext:value-type="float">
            <text:p>+11</text:p>
          </table:table-cell>
          <table:table-cell table:style-name="ce103"/>
          <table:table-cell table:style-name="ce103" table:formula="of:=[.M20]+[.$M$3]" office:value-type="float" office:value="42.5" calcext:value-type="float">
            <text:p>42.5</text:p>
          </table:table-cell>
          <table:table-cell table:style-name="ce109" table:formula="of:=AVERAGE([.I21:.K21])" office:value-type="float" office:value="11" calcext:value-type="float">
            <text:p>+11</text:p>
          </table:table-cell>
          <table:table-cell table:style-name="ce114" table:formula="of:=11+[.N21]" office:value-type="float" office:value="22" calcext:value-type="float">
            <text:p>22+</text:p>
          </table:table-cell>
          <table:table-cell table:style-name="ce114" table:formula="of:=11+[.E21]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[.A22]-10)" office:value-type="string" office:string-value="10d6+6" calcext:value-type="string">
            <text:p>10d6+6</text:p>
          </table:table-cell>
          <table:table-cell table:style-name="ce110" table:formula="of:=ROUNDDOWN([.A22] * [.$C$3])" office:value-type="float" office:value="8" calcext:value-type="float">
            <text:p>+8</text:p>
          </table:table-cell>
          <table:table-cell table:style-name="ce110" table:formula="of:=ROUNDDOWN([.A22]*[.$D$3])" office:value-type="float" office:value="8" calcext:value-type="float">
            <text:p>+8</text:p>
          </table:table-cell>
          <table:table-cell table:style-name="ce110" table:formula="of:=ROUND([.A22]* [.$E$3];0)" office:value-type="float" office:value="12" calcext:value-type="float">
            <text:p>+12</text:p>
          </table:table-cell>
          <table:table-cell table:style-name="ce104" table:formula="of:=&quot;+&quot; &amp; ROUNDUP([.$A22] * [.$F$3]) &amp; &quot;d4&quot;" office:value-type="string" office:string-value="+5d4" calcext:value-type="string">
            <text:p>+5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2]*[.I$4];0)" office:value-type="float" office:value="13" calcext:value-type="float">
            <text:p>+13</text:p>
          </table:table-cell>
          <table:table-cell table:style-name="ce110" table:formula="of:=ROUND([.$A22]*[.J$4];0)" office:value-type="float" office:value="10" calcext:value-type="float">
            <text:p>+10</text:p>
          </table:table-cell>
          <table:table-cell table:style-name="ce110" table:formula="of:=ROUNDDOWN([.$A22]*[.K$4])" office:value-type="float" office:value="12" calcext:value-type="float">
            <text:p>+12</text:p>
          </table:table-cell>
          <table:table-cell table:style-name="ce104"/>
          <table:table-cell table:style-name="ce104" table:formula="of:=[.M21]+[.$M$3]" office:value-type="float" office:value="43.5" calcext:value-type="float">
            <text:p>43.5</text:p>
          </table:table-cell>
          <table:table-cell table:style-name="ce110" table:formula="of:=AVERAGE([.I22:.K22])" office:value-type="float" office:value="11.6666666666667" calcext:value-type="float">
            <text:p>+12</text:p>
          </table:table-cell>
          <table:table-cell table:style-name="ce115" table:formula="of:=11+[.N22]" office:value-type="float" office:value="22.6666666666667" calcext:value-type="float">
            <text:p>23+</text:p>
          </table:table-cell>
          <table:table-cell table:style-name="ce115" table:formula="of:=11+[.E22]" office:value-type="float" office:value="23" calcext:value-type="float">
            <text:p>23+</text:p>
          </table:table-cell>
          <table:table-cell table:number-columns-repeated="49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[.A23]-10)" office:value-type="string" office:string-value="10d6+7" calcext:value-type="string">
            <text:p>10d6+7</text:p>
          </table:table-cell>
          <table:table-cell table:style-name="ce110" table:formula="of:=ROUNDDOWN([.A23] * [.$C$3])" office:value-type="float" office:value="8" calcext:value-type="float">
            <text:p>+8</text:p>
          </table:table-cell>
          <table:table-cell table:style-name="ce110" table:formula="of:=ROUNDDOWN([.A23]*[.$D$3])" office:value-type="float" office:value="8" calcext:value-type="float">
            <text:p>+8</text:p>
          </table:table-cell>
          <table:table-cell table:style-name="ce110" table:formula="of:=ROUND([.A23]* [.$E$3];0)" office:value-type="float" office:value="13" calcext:value-type="float">
            <text:p>+13</text:p>
          </table:table-cell>
          <table:table-cell table:style-name="ce104" table:formula="of:=&quot;+&quot; &amp; ROUNDUP([.$A23] * [.$F$3]) &amp; &quot;d4&quot;" office:value-type="string" office:string-value="+5d4" calcext:value-type="string">
            <text:p>+5d4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[.$A23]*[.I$4];0)" office:value-type="float" office:value="14" calcext:value-type="float">
            <text:p>+14</text:p>
          </table:table-cell>
          <table:table-cell table:style-name="ce110" table:formula="of:=ROUND([.$A23]*[.J$4];0)" office:value-type="float" office:value="10" calcext:value-type="float">
            <text:p>+10</text:p>
          </table:table-cell>
          <table:table-cell table:style-name="ce110" table:formula="of:=ROUNDDOWN([.$A23]*[.K$4])" office:value-type="float" office:value="12" calcext:value-type="float">
            <text:p>+12</text:p>
          </table:table-cell>
          <table:table-cell table:style-name="ce104"/>
          <table:table-cell table:style-name="ce104" table:formula="of:=[.M22]+[.$M$3]" office:value-type="float" office:value="44.5" calcext:value-type="float">
            <text:p>44.5</text:p>
          </table:table-cell>
          <table:table-cell table:style-name="ce110" table:formula="of:=AVERAGE([.I23:.K23])" office:value-type="float" office:value="12" calcext:value-type="float">
            <text:p>+12</text:p>
          </table:table-cell>
          <table:table-cell table:style-name="ce115" table:formula="of:=11+[.N23]" office:value-type="float" office:value="23" calcext:value-type="float">
            <text:p>23+</text:p>
          </table:table-cell>
          <table:table-cell table:style-name="ce115" table:formula="of:=11+[.E23]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[.A24]-10)" office:value-type="string" office:string-value="10d6+8" calcext:value-type="string">
            <text:p>10d6+8</text:p>
          </table:table-cell>
          <table:table-cell table:style-name="ce110" table:formula="of:=ROUNDDOWN([.A24] * [.$C$3])" office:value-type="float" office:value="9" calcext:value-type="float">
            <text:p>+9</text:p>
          </table:table-cell>
          <table:table-cell table:style-name="ce110" table:formula="of:=ROUNDDOWN([.A24]*[.$D$3])" office:value-type="float" office:value="9" calcext:value-type="float">
            <text:p>+9</text:p>
          </table:table-cell>
          <table:table-cell table:style-name="ce110" table:formula="of:=ROUND([.A24]* [.$E$3];0)" office:value-type="float" office:value="14" calcext:value-type="float">
            <text:p>+14</text:p>
          </table:table-cell>
          <table:table-cell table:style-name="ce104" table:formula="of:=&quot;+&quot; &amp; ROUNDUP([.$A24] * [.$F$3]) &amp; &quot;d4&quot;" office:value-type="string" office:string-value="+5d4" calcext:value-type="string">
            <text:p>+5d4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4]*[.I$4];0)" office:value-type="float" office:value="15" calcext:value-type="float">
            <text:p>+15</text:p>
          </table:table-cell>
          <table:table-cell table:style-name="ce110" table:formula="of:=ROUND([.$A24]*[.J$4];0)" office:value-type="float" office:value="11" calcext:value-type="float">
            <text:p>+11</text:p>
          </table:table-cell>
          <table:table-cell table:style-name="ce110" table:formula="of:=ROUNDDOWN([.$A24]*[.K$4])" office:value-type="float" office:value="13" calcext:value-type="float">
            <text:p>+13</text:p>
          </table:table-cell>
          <table:table-cell table:style-name="ce104"/>
          <table:table-cell table:style-name="ce104" table:formula="of:=[.M23]+[.$M$3]" office:value-type="float" office:value="45.5" calcext:value-type="float">
            <text:p>45.5</text:p>
          </table:table-cell>
          <table:table-cell table:style-name="ce110" table:formula="of:=AVERAGE([.I24:.K24])" office:value-type="float" office:value="13" calcext:value-type="float">
            <text:p>+13</text:p>
          </table:table-cell>
          <table:table-cell table:style-name="ce115" table:formula="of:=11+[.N24]" office:value-type="float" office:value="24" calcext:value-type="float">
            <text:p>24+</text:p>
          </table:table-cell>
          <table:table-cell table:style-name="ce115" table:formula="of:=11+[.E24]" office:value-type="float" office:value="25" calcext:value-type="float">
            <text:p>25+</text:p>
          </table:table-cell>
          <table:table-cell table:number-columns-repeated="49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[.A25]-10)" office:value-type="string" office:string-value="10d6+9" calcext:value-type="string">
            <text:p>10d6+9</text:p>
          </table:table-cell>
          <table:table-cell table:style-name="ce110" table:formula="of:=ROUNDDOWN([.A25] * [.$C$3])" office:value-type="float" office:value="9" calcext:value-type="float">
            <text:p>+9</text:p>
          </table:table-cell>
          <table:table-cell table:style-name="ce110" table:formula="of:=ROUNDDOWN([.A25]*[.$D$3])" office:value-type="float" office:value="9" calcext:value-type="float">
            <text:p>+9</text:p>
          </table:table-cell>
          <table:table-cell table:style-name="ce110" table:formula="of:=ROUND([.A25]* [.$E$3];0)" office:value-type="float" office:value="14" calcext:value-type="float">
            <text:p>+14</text:p>
          </table:table-cell>
          <table:table-cell table:style-name="ce104" table:formula="of:=&quot;+&quot; &amp; ROUNDUP([.$A25] * [.$F$3]) &amp; &quot;d4&quot;" office:value-type="string" office:string-value="+6d4" calcext:value-type="string">
            <text:p>+6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5]*[.I$4];0)" office:value-type="float" office:value="16" calcext:value-type="float">
            <text:p>+16</text:p>
          </table:table-cell>
          <table:table-cell table:style-name="ce110" table:formula="of:=ROUND([.$A25]*[.J$4];0)" office:value-type="float" office:value="11" calcext:value-type="float">
            <text:p>+11</text:p>
          </table:table-cell>
          <table:table-cell table:style-name="ce110" table:formula="of:=ROUNDDOWN([.$A25]*[.K$4])" office:value-type="float" office:value="14" calcext:value-type="float">
            <text:p>+14</text:p>
          </table:table-cell>
          <table:table-cell table:style-name="ce104"/>
          <table:table-cell table:style-name="ce104" table:formula="of:=[.M24]+[.$M$3]" office:value-type="float" office:value="46.5" calcext:value-type="float">
            <text:p>46.5</text:p>
          </table:table-cell>
          <table:table-cell table:style-name="ce110" table:formula="of:=AVERAGE([.I25:.K25])" office:value-type="float" office:value="13.6666666666667" calcext:value-type="float">
            <text:p>+14</text:p>
          </table:table-cell>
          <table:table-cell table:style-name="ce115" table:formula="of:=11+[.N25]" office:value-type="float" office:value="24.6666666666667" calcext:value-type="float">
            <text:p>25+</text:p>
          </table:table-cell>
          <table:table-cell table:style-name="ce115" table:formula="of:=11+[.E25]" office:value-type="float" office:value="25" calcext:value-type="float">
            <text:p>25+</text:p>
          </table:table-cell>
          <table:table-cell table:number-columns-repeated="49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[.A26]-10)" office:value-type="string" office:string-value="10d6+10" calcext:value-type="string">
            <text:p>10d6+10</text:p>
          </table:table-cell>
          <table:table-cell table:style-name="ce110" table:formula="of:=ROUNDDOWN([.A26] * [.$C$3])" office:value-type="float" office:value="10" calcext:value-type="float">
            <text:p>+10</text:p>
          </table:table-cell>
          <table:table-cell table:style-name="ce110" table:formula="of:=ROUNDDOWN([.A26]*[.$D$3])" office:value-type="float" office:value="10" calcext:value-type="float">
            <text:p>+10</text:p>
          </table:table-cell>
          <table:table-cell table:style-name="ce110" table:formula="of:=ROUND([.A26]* [.$E$3];0)" office:value-type="float" office:value="15" calcext:value-type="float">
            <text:p>+15</text:p>
          </table:table-cell>
          <table:table-cell table:style-name="ce104" table:formula="of:=&quot;+&quot; &amp; ROUNDUP([.$A26] * [.$F$3]) &amp; &quot;d4&quot;" office:value-type="string" office:string-value="+6d4" calcext:value-type="string">
            <text:p>+6d4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[.$A26]*[.I$4];0)" office:value-type="float" office:value="17" calcext:value-type="float">
            <text:p>+17</text:p>
          </table:table-cell>
          <table:table-cell table:style-name="ce110" table:formula="of:=ROUND([.$A26]*[.J$4];0)" office:value-type="float" office:value="12" calcext:value-type="float">
            <text:p>+12</text:p>
          </table:table-cell>
          <table:table-cell table:style-name="ce110" table:formula="of:=ROUNDDOWN([.$A26]*[.K$4])" office:value-type="float" office:value="15" calcext:value-type="float">
            <text:p>+15</text:p>
          </table:table-cell>
          <table:table-cell table:style-name="ce104"/>
          <table:table-cell table:style-name="ce104" table:formula="of:=[.M25]+[.$M$3]" office:value-type="float" office:value="47.5" calcext:value-type="float">
            <text:p>47.5</text:p>
          </table:table-cell>
          <table:table-cell table:style-name="ce110" table:formula="of:=AVERAGE([.I26:.K26])" office:value-type="float" office:value="14.6666666666667" calcext:value-type="float">
            <text:p>+15</text:p>
          </table:table-cell>
          <table:table-cell table:style-name="ce115" table:formula="of:=11+[.N26]" office:value-type="float" office:value="25.6666666666667" calcext:value-type="float">
            <text:p>26+</text:p>
          </table:table-cell>
          <table:table-cell table:style-name="ce115" table:formula="of:=11+[.E26]" office:value-type="float" office:value="26" calcext:value-type="float">
            <text:p>26+</text:p>
          </table:table-cell>
          <table:table-cell table:number-columns-repeated="49"/>
        </table:table-row>
        <table:table-row table:style-name="ro1">
          <table:table-cell table:style-name="ce99" table:number-columns-repeated="6"/>
          <table:table-cell table:style-name="ce99" table:formula="of:=SUM([.G7:.G26])" office:value-type="float" office:value="7" calcext:value-type="float">
            <text:p>7</text:p>
          </table:table-cell>
          <table:table-cell table:style-name="ce99" table:formula="of:=SUM([.H7:.H26])" office:value-type="float" office:value="6" calcext:value-type="float">
            <text:p>6</text:p>
          </table:table-cell>
          <table:table-cell table:style-name="ce99" table:number-columns-repeated="3"/>
          <table:table-cell table:number-columns-repeated="54"/>
        </table:table-row>
        <table:table-row table:style-name="ro1" table:number-rows-repeated="974">
          <table:table-cell table:style-name="ce99" table:number-columns-repeated="11"/>
          <table:table-cell table:number-columns-repeated="54"/>
        </table:table-row>
        <table:table-row table:style-name="ro2" table:number-rows-repeated="1047574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Spellcaster" table:style-name="ta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7" table:default-cell-style-name="Default"/>
        <table:table-row table:style-name="ro1">
          <table:table-cell table:style-name="ce99" table:number-columns-repeated="13"/>
          <table:table-cell/>
          <table:table-cell table:style-name="ce99" office:value-type="float" office:value="4" calcext:value-type="float">
            <text:p>4</text:p>
          </table:table-cell>
          <table:table-cell table:number-columns-repeated="50"/>
        </table:table-row>
        <table:table-row table:style-name="ro1">
          <table:table-cell table:style-name="ce99" table:number-columns-repeated="13"/>
          <table:table-cell/>
          <table:table-cell table:style-name="ce99" office:value-type="float" office:value="2.5" calcext:value-type="float">
            <text:p>2.5</text:p>
          </table:table-cell>
          <table:table-cell table:number-columns-repeated="50"/>
        </table:table-row>
        <table:table-row table:style-name="ro1">
          <table:table-cell table:style-name="ce99" table:number-columns-repeated="2"/>
          <table:table-cell table:style-name="ce105" table:formula="of:=1/3" office:value-type="float" office:value="0.333333333333333" calcext:value-type="float">
            <text:p>0.33</text:p>
          </table:table-cell>
          <table:table-cell table:style-name="ce105" office:value-type="float" office:value="0.5" calcext:value-type="float">
            <text:p>0.50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105" table:formula="of:=2/3" office:value-type="float" office:value="0.666666666666667" calcext:value-type="float">
            <text:p>0.67</text:p>
          </table:table-cell>
          <table:table-cell table:style-name="ce99" table:number-columns-repeated="7"/>
          <table:table-cell/>
          <table:table-cell table:style-name="ce99" office:value-type="float" office:value="1" calcext:value-type="float">
            <text:p>1</text:p>
          </table:table-cell>
          <table:table-cell table:number-columns-repeated="50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Initiative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Invocation</text:p>
          </table:table-cell>
          <table:table-cell table:style-name="ce100" office:value-type="string" calcext:value-type="string">
            <text:p>Spell</text:p>
          </table:table-cell>
          <table:table-cell table:style-name="ce100" office:value-type="string" calcext:value-type="string">
            <text:p>Spells</text:p>
          </table:table-cell>
          <table:table-cell table:style-name="ce100" office:value-type="string" calcext:value-type="string">
            <text:p>Spell</text:p>
          </table:table-cell>
          <table:table-cell table:style-name="ce100"/>
          <table:table-cell table:style-name="ce105" table:formula="of:=3/4" office:value-type="float" office:value="0.75" calcext:value-type="float">
            <text:p>0.75</text:p>
          </table:table-cell>
          <table:table-cell table:style-name="ce105" office:value-type="float" office:value="0.6" calcext:value-type="float">
            <text:p>0.60</text:p>
          </table:table-cell>
          <table:table-cell table:style-name="ce105" table:formula="of:=5/6" office:value-type="float" office:value="0.833333333333333" calcext:value-type="float">
            <text:p>0.83</text:p>
          </table:table-cell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7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3" table:style-name="ce100" office:value-type="string" calcext:value-type="string">
            <text:p>Bonus</text:p>
          </table:table-cell>
          <table:table-cell table:style-name="ce100" office:value-type="string" calcext:value-type="string">
            <text:p>Dice</text:p>
          </table:table-cell>
          <table:table-cell table:style-name="ce100" office:value-type="string" calcext:value-type="string">
            <text:p>Tier</text:p>
          </table:table-cell>
          <table:table-cell table:style-name="ce100" office:value-type="string" calcext:value-type="string">
            <text:p>Prepped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7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01" table:formula="of:=[.A6] &amp; &quot;d4&quot;" office:value-type="string" office:string-value="0d4" calcext:value-type="string">
            <text:p>0d4</text:p>
          </table:table-cell>
          <table:table-cell table:style-name="ce106" table:formula="of:=ROUNDDOWN([.A6] * [.$C$3])" office:value-type="float" office:value="0" calcext:value-type="float">
            <text:p>+0</text:p>
          </table:table-cell>
          <table:table-cell table:style-name="ce106" table:formula="of:=ROUNDDOWN([.A6]*[.$D$3])" office:value-type="float" office:value="0" calcext:value-type="float">
            <text:p>+0</text:p>
          </table:table-cell>
          <table:table-cell table:style-name="ce106" table:formula="of:=ROUND([.A6]* [.$E$3];0)" office:value-type="float" office:value="0" calcext:value-type="float">
            <text:p>+0</text:p>
          </table:table-cell>
          <table:table-cell table:style-name="ce111" table:formula="of:=ROUND([.$A6]*[.F$3];0) &amp; &quot;d6&quot;" office:value-type="string" office:string-value="0d6" calcext:value-type="string">
            <text:p>0d6</text:p>
          </table:table-cell>
          <table:table-cell table:style-name="ce101" table:formula="of:=ROUNDUP([.A6]/2)" office:value-type="float" office:value="0" calcext:value-type="float">
            <text:p>0</text:p>
          </table:table-cell>
          <table:table-cell table:style-name="ce101" table:formula="of:=[.A6]" office:value-type="float" office:value="0" calcext:value-type="float">
            <text:p>0</text:p>
          </table:table-cell>
          <table:table-cell table:style-name="ce111" table:formula="of:=11+ROUND(AVERAGE([.K6:.M6]);0)" office:value-type="float" office:value="11" calcext:value-type="float">
            <text:p>11+</text:p>
          </table:table-cell>
          <table:table-cell table:style-name="ce101" office:value-type="string" calcext:value-type="string">
            <text:p>--</text:p>
          </table:table-cell>
          <table:table-cell table:style-name="ce106" table:formula="of:=ROUND([.$A6]*[.K$4];0)" office:value-type="float" office:value="0" calcext:value-type="float">
            <text:p>+0</text:p>
          </table:table-cell>
          <table:table-cell table:style-name="ce106" table:formula="of:=ROUNDDOWN([.$A6]*[.L$4])" office:value-type="float" office:value="0" calcext:value-type="float">
            <text:p>+0</text:p>
          </table:table-cell>
          <table:table-cell table:style-name="ce106" table:formula="of:=ROUNDUP([.$A6]*[.M$4])" office:value-type="float" office:value="0" calcext:value-type="float">
            <text:p>+0</text:p>
          </table:table-cell>
          <table:table-cell/>
          <table:table-cell table:style-name="ce121" office:value-type="float" office:value="1" calcext:value-type="float">
            <text:p>1</text:p>
          </table:table-cell>
          <table:table-cell table:style-name="ce107" table:formula="of:=AVERAGE([.K6:.M6])" office:value-type="float" office:value="0" calcext:value-type="float">
            <text:p>+0</text:p>
          </table:table-cell>
          <table:table-cell table:style-name="ce112" table:formula="of:=11+[.P6]" office:value-type="float" office:value="11" calcext:value-type="float">
            <text:p>11+</text:p>
          </table:table-cell>
          <table:table-cell table:style-name="ce112" table:formula="of:=11+[.E6]" office:value-type="float" office:value="11" calcext:value-type="float">
            <text:p>11+</text:p>
          </table:table-cell>
          <table:table-cell table:number-columns-repeated="47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7] &amp; &quot;d4&quot;" office:value-type="string" office:string-value="1d4" calcext:value-type="string">
            <text:p>1d4</text:p>
          </table:table-cell>
          <table:table-cell table:style-name="ce107" table:formula="of:=ROUNDDOWN([.A7] * [.$C$3])" office:value-type="float" office:value="0" calcext:value-type="float">
            <text:p>+0</text:p>
          </table:table-cell>
          <table:table-cell table:style-name="ce107" table:formula="of:=ROUNDDOWN([.A7]*[.$D$3])" office:value-type="float" office:value="0" calcext:value-type="float">
            <text:p>+0</text:p>
          </table:table-cell>
          <table:table-cell table:style-name="ce107" table:formula="of:=ROUND([.A7]* [.$E$3];0)" office:value-type="float" office:value="1" calcext:value-type="float">
            <text:p>+1</text:p>
          </table:table-cell>
          <table:table-cell table:style-name="ce112" table:formula="of:=ROUND([.$A7]*[.F$3];0) &amp; &quot;d6&quot;" office:value-type="string" office:string-value="1d6" calcext:value-type="string">
            <text:p>1d6</text:p>
          </table:table-cell>
          <table:table-cell table:style-name="ce99" table:formula="of:=ROUNDUP([.A7]/2)" office:value-type="float" office:value="1" calcext:value-type="float">
            <text:p>1</text:p>
          </table:table-cell>
          <table:table-cell table:style-name="ce99" table:formula="of:=[.A7]" office:value-type="float" office:value="1" calcext:value-type="float">
            <text:p>1</text:p>
          </table:table-cell>
          <table:table-cell table:style-name="ce112" table:formula="of:=11+ROUND(AVERAGE([.K7:.M7]);0)" office:value-type="float" office:value="12" calcext:value-type="float">
            <text:p>12+</text:p>
          </table:table-cell>
          <table:table-cell table:style-name="ce99" office:value-type="float" office:value="1" calcext:value-type="float">
            <text:p>1</text:p>
          </table:table-cell>
          <table:table-cell table:style-name="ce107" table:formula="of:=ROUND([.$A7]*[.K$4];0)" office:value-type="float" office:value="1" calcext:value-type="float">
            <text:p>+1</text:p>
          </table:table-cell>
          <table:table-cell table:style-name="ce107" table:formula="of:=ROUNDDOWN([.$A7]*[.L$4])" office:value-type="float" office:value="0" calcext:value-type="float">
            <text:p>+0</text:p>
          </table:table-cell>
          <table:table-cell table:style-name="ce107" table:formula="of:=ROUNDUP([.$A7]*[.M$4])" office:value-type="float" office:value="1" calcext:value-type="float">
            <text:p>+1</text:p>
          </table:table-cell>
          <table:table-cell/>
          <table:table-cell table:style-name="ce121" table:formula="of:=[.O1]" office:value-type="float" office:value="4" calcext:value-type="float">
            <text:p>4</text:p>
          </table:table-cell>
          <table:table-cell table:style-name="ce107" table:formula="of:=AVERAGE([.K7:.M7])" office:value-type="float" office:value="0.666666666666667" calcext:value-type="float">
            <text:p>+1</text:p>
          </table:table-cell>
          <table:table-cell table:style-name="ce112" table:formula="of:=11+[.P7]" office:value-type="float" office:value="11.6666666666667" calcext:value-type="float">
            <text:p>12+</text:p>
          </table:table-cell>
          <table:table-cell table:style-name="ce112" table:formula="of:=11+[.E7]" office:value-type="float" office:value="12" calcext:value-type="float">
            <text:p>12+</text:p>
          </table:table-cell>
          <table:table-cell table:number-columns-repeated="47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8] &amp; &quot;d4&quot;" office:value-type="string" office:string-value="2d4" calcext:value-type="string">
            <text:p>2d4</text:p>
          </table:table-cell>
          <table:table-cell table:style-name="ce107" table:formula="of:=ROUNDDOWN([.A8] * [.$C$3])" office:value-type="float" office:value="0" calcext:value-type="float">
            <text:p>+0</text:p>
          </table:table-cell>
          <table:table-cell table:style-name="ce107" table:formula="of:=ROUNDDOWN([.A8]*[.$D$3])" office:value-type="float" office:value="1" calcext:value-type="float">
            <text:p>+1</text:p>
          </table:table-cell>
          <table:table-cell table:style-name="ce107" table:formula="of:=ROUND([.A8]* [.$E$3];0)" office:value-type="float" office:value="1" calcext:value-type="float">
            <text:p>+1</text:p>
          </table:table-cell>
          <table:table-cell table:style-name="ce112" table:formula="of:=ROUND([.$A8]*[.F$3];0) &amp; &quot;d6&quot;" office:value-type="string" office:string-value="1d6" calcext:value-type="string">
            <text:p>1d6</text:p>
          </table:table-cell>
          <table:table-cell table:style-name="ce99" table:formula="of:=ROUNDUP([.A8]/2)" office:value-type="float" office:value="1" calcext:value-type="float">
            <text:p>1</text:p>
          </table:table-cell>
          <table:table-cell table:style-name="ce99" table:formula="of:=[.A8]" office:value-type="float" office:value="2" calcext:value-type="float">
            <text:p>2</text:p>
          </table:table-cell>
          <table:table-cell table:style-name="ce112" table:formula="of:=11+ROUND(AVERAGE([.K8:.M8]);0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[.$A8]*[.K$4];0)" office:value-type="float" office:value="2" calcext:value-type="float">
            <text:p>+2</text:p>
          </table:table-cell>
          <table:table-cell table:style-name="ce107" table:formula="of:=ROUNDDOWN([.$A8]*[.L$4])" office:value-type="float" office:value="1" calcext:value-type="float">
            <text:p>+1</text:p>
          </table:table-cell>
          <table:table-cell table:style-name="ce107" table:formula="of:=ROUNDUP([.$A8]*[.M$4])" office:value-type="float" office:value="2" calcext:value-type="float">
            <text:p>+2</text:p>
          </table:table-cell>
          <table:table-cell/>
          <table:table-cell table:style-name="ce121" table:formula="of:=[.O7]+[.O$2]" office:value-type="float" office:value="6.5" calcext:value-type="float">
            <text:p>7</text:p>
          </table:table-cell>
          <table:table-cell table:style-name="ce107" table:formula="of:=AVERAGE([.K8:.M8])" office:value-type="float" office:value="1.66666666666667" calcext:value-type="float">
            <text:p>+2</text:p>
          </table:table-cell>
          <table:table-cell table:style-name="ce112" table:formula="of:=11+[.P8]" office:value-type="float" office:value="12.6666666666667" calcext:value-type="float">
            <text:p>13+</text:p>
          </table:table-cell>
          <table:table-cell table:style-name="ce112" table:formula="of:=11+[.E8]" office:value-type="float" office:value="12" calcext:value-type="float">
            <text:p>12+</text:p>
          </table:table-cell>
          <table:table-cell table:number-columns-repeated="47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9] &amp; &quot;d4&quot;" office:value-type="string" office:string-value="3d4" calcext:value-type="string">
            <text:p>3d4</text:p>
          </table:table-cell>
          <table:table-cell table:style-name="ce107" table:formula="of:=ROUNDDOWN([.A9] * [.$C$3])" office:value-type="float" office:value="1" calcext:value-type="float">
            <text:p>+1</text:p>
          </table:table-cell>
          <table:table-cell table:style-name="ce107" table:formula="of:=ROUNDDOWN([.A9]*[.$D$3])" office:value-type="float" office:value="1" calcext:value-type="float">
            <text:p>+1</text:p>
          </table:table-cell>
          <table:table-cell table:style-name="ce107" table:formula="of:=ROUND([.A9]* [.$E$3];0)" office:value-type="float" office:value="2" calcext:value-type="float">
            <text:p>+2</text:p>
          </table:table-cell>
          <table:table-cell table:style-name="ce112" table:formula="of:=ROUND([.$A9]*[.F$3];0) &amp; &quot;d6&quot;" office:value-type="string" office:string-value="2d6" calcext:value-type="string">
            <text:p>2d6</text:p>
          </table:table-cell>
          <table:table-cell table:style-name="ce99" table:formula="of:=ROUNDUP([.A9]/2)" office:value-type="float" office:value="2" calcext:value-type="float">
            <text:p>2</text:p>
          </table:table-cell>
          <table:table-cell table:style-name="ce99" table:formula="of:=[.A9]" office:value-type="float" office:value="3" calcext:value-type="float">
            <text:p>3</text:p>
          </table:table-cell>
          <table:table-cell table:style-name="ce112" table:formula="of:=11+ROUND(AVERAGE([.K9:.M9]);0)" office:value-type="float" office:value="13" calcext:value-type="float">
            <text:p>13+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9]*[.K$4];0)" office:value-type="float" office:value="2" calcext:value-type="float">
            <text:p>+2</text:p>
          </table:table-cell>
          <table:table-cell table:style-name="ce107" table:formula="of:=ROUNDDOWN([.$A9]*[.L$4])" office:value-type="float" office:value="1" calcext:value-type="float">
            <text:p>+1</text:p>
          </table:table-cell>
          <table:table-cell table:style-name="ce107" table:formula="of:=ROUNDUP([.$A9]*[.M$4])" office:value-type="float" office:value="3" calcext:value-type="float">
            <text:p>+3</text:p>
          </table:table-cell>
          <table:table-cell/>
          <table:table-cell table:style-name="ce121" table:formula="of:=[.O8]+[.O$2]" office:value-type="float" office:value="9" calcext:value-type="float">
            <text:p>9</text:p>
          </table:table-cell>
          <table:table-cell table:style-name="ce107" table:formula="of:=AVERAGE([.K9:.M9])" office:value-type="float" office:value="2" calcext:value-type="float">
            <text:p>+2</text:p>
          </table:table-cell>
          <table:table-cell table:style-name="ce112" table:formula="of:=11+[.P9]" office:value-type="float" office:value="13" calcext:value-type="float">
            <text:p>13+</text:p>
          </table:table-cell>
          <table:table-cell table:style-name="ce112" table:formula="of:=11+[.E9]" office:value-type="float" office:value="13" calcext:value-type="float">
            <text:p>13+</text:p>
          </table:table-cell>
          <table:table-cell table:number-columns-repeated="47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10] &amp; &quot;d4&quot;" office:value-type="string" office:string-value="4d4" calcext:value-type="string">
            <text:p>4d4</text:p>
          </table:table-cell>
          <table:table-cell table:style-name="ce107" table:formula="of:=ROUNDDOWN([.A10] * [.$C$3])" office:value-type="float" office:value="1" calcext:value-type="float">
            <text:p>+1</text:p>
          </table:table-cell>
          <table:table-cell table:style-name="ce107" table:formula="of:=ROUNDDOWN([.A10]*[.$D$3])" office:value-type="float" office:value="2" calcext:value-type="float">
            <text:p>+2</text:p>
          </table:table-cell>
          <table:table-cell table:style-name="ce107" table:formula="of:=ROUND([.A10]* [.$E$3];0)" office:value-type="float" office:value="3" calcext:value-type="float">
            <text:p>+3</text:p>
          </table:table-cell>
          <table:table-cell table:style-name="ce112" table:formula="of:=ROUND([.$A10]*[.F$3];0) &amp; &quot;d6&quot;" office:value-type="string" office:string-value="3d6" calcext:value-type="string">
            <text:p>3d6</text:p>
          </table:table-cell>
          <table:table-cell table:style-name="ce99" table:formula="of:=ROUNDUP([.A10]/2)" office:value-type="float" office:value="2" calcext:value-type="float">
            <text:p>2</text:p>
          </table:table-cell>
          <table:table-cell table:style-name="ce99" table:formula="of:=[.A10]" office:value-type="float" office:value="4" calcext:value-type="float">
            <text:p>4</text:p>
          </table:table-cell>
          <table:table-cell table:style-name="ce112" table:formula="of:=11+ROUND(AVERAGE([.K10:.M10]);0)" office:value-type="float" office:value="14" calcext:value-type="float">
            <text:p>14+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0]*[.K$4];0)" office:value-type="float" office:value="3" calcext:value-type="float">
            <text:p>+3</text:p>
          </table:table-cell>
          <table:table-cell table:style-name="ce107" table:formula="of:=ROUNDDOWN([.$A10]*[.L$4])" office:value-type="float" office:value="2" calcext:value-type="float">
            <text:p>+2</text:p>
          </table:table-cell>
          <table:table-cell table:style-name="ce107" table:formula="of:=ROUNDUP([.$A10]*[.M$4])" office:value-type="float" office:value="4" calcext:value-type="float">
            <text:p>+4</text:p>
          </table:table-cell>
          <table:table-cell/>
          <table:table-cell table:style-name="ce121" table:formula="of:=[.O9]+[.O$2]" office:value-type="float" office:value="11.5" calcext:value-type="float">
            <text:p>12</text:p>
          </table:table-cell>
          <table:table-cell table:style-name="ce107" table:formula="of:=AVERAGE([.K10:.M10])" office:value-type="float" office:value="3" calcext:value-type="float">
            <text:p>+3</text:p>
          </table:table-cell>
          <table:table-cell table:style-name="ce112" table:formula="of:=11+[.P10]" office:value-type="float" office:value="14" calcext:value-type="float">
            <text:p>14+</text:p>
          </table:table-cell>
          <table:table-cell table:style-name="ce112" table:formula="of:=11+[.E10]" office:value-type="float" office:value="14" calcext:value-type="float">
            <text:p>14+</text:p>
          </table:table-cell>
          <table:table-cell table:number-columns-repeated="47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1] &amp; &quot;d4&quot;" office:value-type="string" office:string-value="5d4" calcext:value-type="string">
            <text:p>5d4</text:p>
          </table:table-cell>
          <table:table-cell table:style-name="ce107" table:formula="of:=ROUNDDOWN([.A11] * [.$C$3])" office:value-type="float" office:value="1" calcext:value-type="float">
            <text:p>+1</text:p>
          </table:table-cell>
          <table:table-cell table:style-name="ce107" table:formula="of:=ROUNDDOWN([.A11]*[.$D$3])" office:value-type="float" office:value="2" calcext:value-type="float">
            <text:p>+2</text:p>
          </table:table-cell>
          <table:table-cell table:style-name="ce107" table:formula="of:=ROUND([.A11]* [.$E$3];0)" office:value-type="float" office:value="3" calcext:value-type="float">
            <text:p>+3</text:p>
          </table:table-cell>
          <table:table-cell table:style-name="ce112" table:formula="of:=ROUND([.$A11]*[.F$3];0) &amp; &quot;d6&quot;" office:value-type="string" office:string-value="3d6" calcext:value-type="string">
            <text:p>3d6</text:p>
          </table:table-cell>
          <table:table-cell table:style-name="ce99" table:formula="of:=ROUNDUP([.A11]/2)" office:value-type="float" office:value="3" calcext:value-type="float">
            <text:p>3</text:p>
          </table:table-cell>
          <table:table-cell table:style-name="ce99" table:formula="of:=[.A11]" office:value-type="float" office:value="5" calcext:value-type="float">
            <text:p>5</text:p>
          </table:table-cell>
          <table:table-cell table:style-name="ce112" table:formula="of:=11+ROUND(AVERAGE([.K11:.M11]);0)" office:value-type="float" office:value="15" calcext:value-type="float">
            <text:p>15+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[.$A11]*[.K$4];0)" office:value-type="float" office:value="4" calcext:value-type="float">
            <text:p>+4</text:p>
          </table:table-cell>
          <table:table-cell table:style-name="ce107" table:formula="of:=ROUNDDOWN([.$A11]*[.L$4])" office:value-type="float" office:value="3" calcext:value-type="float">
            <text:p>+3</text:p>
          </table:table-cell>
          <table:table-cell table:style-name="ce107" table:formula="of:=ROUNDUP([.$A11]*[.M$4])" office:value-type="float" office:value="5" calcext:value-type="float">
            <text:p>+5</text:p>
          </table:table-cell>
          <table:table-cell/>
          <table:table-cell table:style-name="ce121" table:formula="of:=[.O10]+[.O$2]" office:value-type="float" office:value="14" calcext:value-type="float">
            <text:p>14</text:p>
          </table:table-cell>
          <table:table-cell table:style-name="ce107" table:formula="of:=AVERAGE([.K11:.M11])" office:value-type="float" office:value="4" calcext:value-type="float">
            <text:p>+4</text:p>
          </table:table-cell>
          <table:table-cell table:style-name="ce112" table:formula="of:=11+[.P11]" office:value-type="float" office:value="15" calcext:value-type="float">
            <text:p>15+</text:p>
          </table:table-cell>
          <table:table-cell table:style-name="ce112" table:formula="of:=11+[.E11]" office:value-type="float" office:value="14" calcext:value-type="float">
            <text:p>14+</text:p>
          </table:table-cell>
          <table:table-cell table:number-columns-repeated="47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2] &amp; &quot;d4&quot;" office:value-type="string" office:string-value="6d4" calcext:value-type="string">
            <text:p>6d4</text:p>
          </table:table-cell>
          <table:table-cell table:style-name="ce108" table:formula="of:=ROUNDDOWN([.A12] * [.$C$3])" office:value-type="float" office:value="2" calcext:value-type="float">
            <text:p>+2</text:p>
          </table:table-cell>
          <table:table-cell table:style-name="ce108" table:formula="of:=ROUNDDOWN([.A12]*[.$D$3])" office:value-type="float" office:value="3" calcext:value-type="float">
            <text:p>+3</text:p>
          </table:table-cell>
          <table:table-cell table:style-name="ce108" table:formula="of:=ROUND([.A12]* [.$E$3];0)" office:value-type="float" office:value="4" calcext:value-type="float">
            <text:p>+4</text:p>
          </table:table-cell>
          <table:table-cell table:style-name="ce113" table:formula="of:=ROUND([.$A12]*[.F$3];0) &amp; &quot;d6&quot;" office:value-type="string" office:string-value="4d6" calcext:value-type="string">
            <text:p>4d6</text:p>
          </table:table-cell>
          <table:table-cell table:style-name="ce102" table:formula="of:=ROUNDUP([.A12]/2)" office:value-type="float" office:value="3" calcext:value-type="float">
            <text:p>3</text:p>
          </table:table-cell>
          <table:table-cell table:style-name="ce102" table:formula="of:=[.A12]" office:value-type="float" office:value="6" calcext:value-type="float">
            <text:p>6</text:p>
          </table:table-cell>
          <table:table-cell table:style-name="ce113" table:formula="of:=11+ROUND(AVERAGE([.K12:.M12]);0)" office:value-type="float" office:value="15" calcext:value-type="float">
            <text:p>15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2]*[.K$4];0)" office:value-type="float" office:value="5" calcext:value-type="float">
            <text:p>+5</text:p>
          </table:table-cell>
          <table:table-cell table:style-name="ce108" table:formula="of:=ROUNDDOWN([.$A12]*[.L$4])" office:value-type="float" office:value="3" calcext:value-type="float">
            <text:p>+3</text:p>
          </table:table-cell>
          <table:table-cell table:style-name="ce108" table:formula="of:=ROUNDUP([.$A12]*[.M$4])" office:value-type="float" office:value="5" calcext:value-type="float">
            <text:p>+5</text:p>
          </table:table-cell>
          <table:table-cell/>
          <table:table-cell table:style-name="ce121" table:formula="of:=[.O11]+[.O$2]" office:value-type="float" office:value="16.5" calcext:value-type="float">
            <text:p>17</text:p>
          </table:table-cell>
          <table:table-cell table:style-name="ce107" table:formula="of:=AVERAGE([.K12:.M12])" office:value-type="float" office:value="4.33333333333333" calcext:value-type="float">
            <text:p>+4</text:p>
          </table:table-cell>
          <table:table-cell table:style-name="ce112" table:formula="of:=11+[.P12]" office:value-type="float" office:value="15.3333333333333" calcext:value-type="float">
            <text:p>15+</text:p>
          </table:table-cell>
          <table:table-cell table:style-name="ce112" table:formula="of:=11+[.E12]" office:value-type="float" office:value="15" calcext:value-type="float">
            <text:p>15+</text:p>
          </table:table-cell>
          <table:table-cell table:number-columns-repeated="47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3] &amp; &quot;d4&quot;" office:value-type="string" office:string-value="7d4" calcext:value-type="string">
            <text:p>7d4</text:p>
          </table:table-cell>
          <table:table-cell table:style-name="ce108" table:formula="of:=ROUNDDOWN([.A13] * [.$C$3])" office:value-type="float" office:value="2" calcext:value-type="float">
            <text:p>+2</text:p>
          </table:table-cell>
          <table:table-cell table:style-name="ce108" table:formula="of:=ROUNDDOWN([.A13]*[.$D$3])" office:value-type="float" office:value="3" calcext:value-type="float">
            <text:p>+3</text:p>
          </table:table-cell>
          <table:table-cell table:style-name="ce108" table:formula="of:=ROUND([.A13]* [.$E$3];0)" office:value-type="float" office:value="5" calcext:value-type="float">
            <text:p>+5</text:p>
          </table:table-cell>
          <table:table-cell table:style-name="ce113" table:formula="of:=ROUND([.$A13]*[.F$3];0) &amp; &quot;d6&quot;" office:value-type="string" office:string-value="5d6" calcext:value-type="string">
            <text:p>5d6</text:p>
          </table:table-cell>
          <table:table-cell table:style-name="ce102" office:value-type="float" office:value="3" calcext:value-type="float">
            <text:p>3</text:p>
          </table:table-cell>
          <table:table-cell table:style-name="ce102" table:formula="of:=[.A13]" office:value-type="float" office:value="7" calcext:value-type="float">
            <text:p>7</text:p>
          </table:table-cell>
          <table:table-cell table:style-name="ce113" table:formula="of:=11+ROUND(AVERAGE([.K13:.M13]);0)" office:value-type="float" office:value="16" calcext:value-type="float">
            <text:p>16+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3]*[.K$4];0)" office:value-type="float" office:value="5" calcext:value-type="float">
            <text:p>+5</text:p>
          </table:table-cell>
          <table:table-cell table:style-name="ce108" table:formula="of:=ROUNDDOWN([.$A13]*[.L$4])" office:value-type="float" office:value="4" calcext:value-type="float">
            <text:p>+4</text:p>
          </table:table-cell>
          <table:table-cell table:style-name="ce108" table:formula="of:=ROUNDUP([.$A13]*[.M$4])" office:value-type="float" office:value="6" calcext:value-type="float">
            <text:p>+6</text:p>
          </table:table-cell>
          <table:table-cell/>
          <table:table-cell table:style-name="ce121" table:formula="of:=[.O12]+[.O$2]" office:value-type="float" office:value="19" calcext:value-type="float">
            <text:p>19</text:p>
          </table:table-cell>
          <table:table-cell table:style-name="ce107" table:formula="of:=AVERAGE([.K13:.M13])" office:value-type="float" office:value="5" calcext:value-type="float">
            <text:p>+5</text:p>
          </table:table-cell>
          <table:table-cell table:style-name="ce112" table:formula="of:=11+[.P13]" office:value-type="float" office:value="16" calcext:value-type="float">
            <text:p>16+</text:p>
          </table:table-cell>
          <table:table-cell table:style-name="ce112" table:formula="of:=11+[.E13]" office:value-type="float" office:value="16" calcext:value-type="float">
            <text:p>16+</text:p>
          </table:table-cell>
          <table:table-cell table:number-columns-repeated="47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4] &amp; &quot;d4&quot;" office:value-type="string" office:string-value="8d4" calcext:value-type="string">
            <text:p>8d4</text:p>
          </table:table-cell>
          <table:table-cell table:style-name="ce108" table:formula="of:=ROUNDDOWN([.A14] * [.$C$3])" office:value-type="float" office:value="2" calcext:value-type="float">
            <text:p>+2</text:p>
          </table:table-cell>
          <table:table-cell table:style-name="ce108" table:formula="of:=ROUNDDOWN([.A14]*[.$D$3])" office:value-type="float" office:value="4" calcext:value-type="float">
            <text:p>+4</text:p>
          </table:table-cell>
          <table:table-cell table:style-name="ce108" table:formula="of:=ROUND([.A14]* [.$E$3];0)" office:value-type="float" office:value="5" calcext:value-type="float">
            <text:p>+5</text:p>
          </table:table-cell>
          <table:table-cell table:style-name="ce113" table:formula="of:=ROUND([.$A14]*[.F$3];0) &amp; &quot;d6&quot;" office:value-type="string" office:string-value="5d6" calcext:value-type="string">
            <text:p>5d6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A14]" office:value-type="float" office:value="8" calcext:value-type="float">
            <text:p>8</text:p>
          </table:table-cell>
          <table:table-cell table:style-name="ce113" table:formula="of:=11+ROUND(AVERAGE([.K14:.M14]);0)" office:value-type="float" office:value="17" calcext:value-type="float">
            <text:p>17+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4]*[.K$4];0)" office:value-type="float" office:value="6" calcext:value-type="float">
            <text:p>+6</text:p>
          </table:table-cell>
          <table:table-cell table:style-name="ce108" table:formula="of:=ROUNDDOWN([.$A14]*[.L$4])" office:value-type="float" office:value="4" calcext:value-type="float">
            <text:p>+4</text:p>
          </table:table-cell>
          <table:table-cell table:style-name="ce108" table:formula="of:=ROUNDUP([.$A14]*[.M$4])" office:value-type="float" office:value="7" calcext:value-type="float">
            <text:p>+7</text:p>
          </table:table-cell>
          <table:table-cell/>
          <table:table-cell table:style-name="ce121" table:formula="of:=[.O13]+[.O$2]" office:value-type="float" office:value="21.5" calcext:value-type="float">
            <text:p>22</text:p>
          </table:table-cell>
          <table:table-cell table:style-name="ce107" table:formula="of:=AVERAGE([.K14:.M14])" office:value-type="float" office:value="5.66666666666667" calcext:value-type="float">
            <text:p>+6</text:p>
          </table:table-cell>
          <table:table-cell table:style-name="ce112" table:formula="of:=11+[.P14]" office:value-type="float" office:value="16.6666666666667" calcext:value-type="float">
            <text:p>17+</text:p>
          </table:table-cell>
          <table:table-cell table:style-name="ce112" table:formula="of:=11+[.E14]" office:value-type="float" office:value="16" calcext:value-type="float">
            <text:p>16+</text:p>
          </table:table-cell>
          <table:table-cell table:number-columns-repeated="47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5] &amp; &quot;d4&quot;" office:value-type="string" office:string-value="9d4" calcext:value-type="string">
            <text:p>9d4</text:p>
          </table:table-cell>
          <table:table-cell table:style-name="ce108" table:formula="of:=ROUNDDOWN([.A15] * [.$C$3])" office:value-type="float" office:value="3" calcext:value-type="float">
            <text:p>+3</text:p>
          </table:table-cell>
          <table:table-cell table:style-name="ce108" table:formula="of:=ROUNDDOWN([.A15]*[.$D$3])" office:value-type="float" office:value="4" calcext:value-type="float">
            <text:p>+4</text:p>
          </table:table-cell>
          <table:table-cell table:style-name="ce108" table:formula="of:=ROUND([.A15]* [.$E$3];0)" office:value-type="float" office:value="6" calcext:value-type="float">
            <text:p>+6</text:p>
          </table:table-cell>
          <table:table-cell table:style-name="ce113" table:formula="of:=ROUND([.$A15]*[.F$3];0) &amp; &quot;d6&quot;" office:value-type="string" office:string-value="6d6" calcext:value-type="string">
            <text:p>6d6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A15]" office:value-type="float" office:value="9" calcext:value-type="float">
            <text:p>9</text:p>
          </table:table-cell>
          <table:table-cell table:style-name="ce113" table:formula="of:=11+ROUND(AVERAGE([.K15:.M15]);0)" office:value-type="float" office:value="18" calcext:value-type="float">
            <text:p>18+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[.$A15]*[.K$4];0)" office:value-type="float" office:value="7" calcext:value-type="float">
            <text:p>+7</text:p>
          </table:table-cell>
          <table:table-cell table:style-name="ce108" table:formula="of:=ROUNDDOWN([.$A15]*[.L$4])" office:value-type="float" office:value="5" calcext:value-type="float">
            <text:p>+5</text:p>
          </table:table-cell>
          <table:table-cell table:style-name="ce108" table:formula="of:=ROUNDUP([.$A15]*[.M$4])" office:value-type="float" office:value="8" calcext:value-type="float">
            <text:p>+8</text:p>
          </table:table-cell>
          <table:table-cell/>
          <table:table-cell table:style-name="ce121" table:formula="of:=[.O14]+[.O$2]" office:value-type="float" office:value="24" calcext:value-type="float">
            <text:p>24</text:p>
          </table:table-cell>
          <table:table-cell table:style-name="ce107" table:formula="of:=AVERAGE([.K15:.M15])" office:value-type="float" office:value="6.66666666666667" calcext:value-type="float">
            <text:p>+7</text:p>
          </table:table-cell>
          <table:table-cell table:style-name="ce112" table:formula="of:=11+[.P15]" office:value-type="float" office:value="17.6666666666667" calcext:value-type="float">
            <text:p>18+</text:p>
          </table:table-cell>
          <table:table-cell table:style-name="ce112" table:formula="of:=11+[.E15]" office:value-type="float" office:value="17" calcext:value-type="float">
            <text:p>17+</text:p>
          </table:table-cell>
          <table:table-cell table:number-columns-repeated="47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6] &amp; &quot;d4&quot;" office:value-type="string" office:string-value="10d4" calcext:value-type="string">
            <text:p>10d4</text:p>
          </table:table-cell>
          <table:table-cell table:style-name="ce108" table:formula="of:=ROUNDDOWN([.A16] * [.$C$3])" office:value-type="float" office:value="3" calcext:value-type="float">
            <text:p>+3</text:p>
          </table:table-cell>
          <table:table-cell table:style-name="ce108" table:formula="of:=ROUNDDOWN([.A16]*[.$D$3])" office:value-type="float" office:value="5" calcext:value-type="float">
            <text:p>+5</text:p>
          </table:table-cell>
          <table:table-cell table:style-name="ce108" table:formula="of:=ROUND([.A16]* [.$E$3];0)" office:value-type="float" office:value="7" calcext:value-type="float">
            <text:p>+7</text:p>
          </table:table-cell>
          <table:table-cell table:style-name="ce113" table:formula="of:=ROUND([.$A16]*[.F$3];0) &amp; &quot;d6&quot;" office:value-type="string" office:string-value="7d6" calcext:value-type="string">
            <text:p>7d6</text:p>
          </table:table-cell>
          <table:table-cell table:style-name="ce102" office:value-type="float" office:value="4" calcext:value-type="float">
            <text:p>4</text:p>
          </table:table-cell>
          <table:table-cell table:style-name="ce102" table:formula="of:=[.A16]" office:value-type="float" office:value="10" calcext:value-type="float">
            <text:p>10</text:p>
          </table:table-cell>
          <table:table-cell table:style-name="ce113" table:formula="of:=11+ROUND(AVERAGE([.K16:.M16]);0)" office:value-type="float" office:value="19" calcext:value-type="float">
            <text:p>19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[.$A16]*[.K$4];0)" office:value-type="float" office:value="8" calcext:value-type="float">
            <text:p>+8</text:p>
          </table:table-cell>
          <table:table-cell table:style-name="ce108" table:formula="of:=ROUNDDOWN([.$A16]*[.L$4])" office:value-type="float" office:value="6" calcext:value-type="float">
            <text:p>+6</text:p>
          </table:table-cell>
          <table:table-cell table:style-name="ce108" table:formula="of:=ROUNDUP([.$A16]*[.M$4])" office:value-type="float" office:value="9" calcext:value-type="float">
            <text:p>+9</text:p>
          </table:table-cell>
          <table:table-cell/>
          <table:table-cell table:style-name="ce121" table:formula="of:=[.O15]+[.O$2]" office:value-type="float" office:value="26.5" calcext:value-type="float">
            <text:p>27</text:p>
          </table:table-cell>
          <table:table-cell table:style-name="ce107" table:formula="of:=AVERAGE([.K16:.M16])" office:value-type="float" office:value="7.66666666666667" calcext:value-type="float">
            <text:p>+8</text:p>
          </table:table-cell>
          <table:table-cell table:style-name="ce112" table:formula="of:=11+[.P16]" office:value-type="float" office:value="18.6666666666667" calcext:value-type="float">
            <text:p>19+</text:p>
          </table:table-cell>
          <table:table-cell table:style-name="ce112" table:formula="of:=11+[.E16]" office:value-type="float" office:value="18" calcext:value-type="float">
            <text:p>18+</text:p>
          </table:table-cell>
          <table:table-cell table:number-columns-repeated="47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4+&quot; &amp; ([.A17]-10)" office:value-type="string" office:string-value="10d4+1" calcext:value-type="string">
            <text:p>10d4+1</text:p>
          </table:table-cell>
          <table:table-cell table:style-name="ce109" table:formula="of:=ROUNDDOWN([.A17] * [.$C$3])" office:value-type="float" office:value="3" calcext:value-type="float">
            <text:p>+3</text:p>
          </table:table-cell>
          <table:table-cell table:style-name="ce109" table:formula="of:=ROUNDDOWN([.A17]*[.$D$3])" office:value-type="float" office:value="5" calcext:value-type="float">
            <text:p>+5</text:p>
          </table:table-cell>
          <table:table-cell table:style-name="ce109" table:formula="of:=ROUND([.A17]* [.$E$3];0)" office:value-type="float" office:value="7" calcext:value-type="float">
            <text:p>+7</text:p>
          </table:table-cell>
          <table:table-cell table:style-name="ce114" table:formula="of:=ROUND([.$A17]*[.F$3];0) &amp; &quot;d6&quot;" office:value-type="string" office:string-value="7d6" calcext:value-type="string">
            <text:p>7d6</text:p>
          </table:table-cell>
          <table:table-cell table:style-name="ce103" office:value-type="float" office:value="5" calcext:value-type="float">
            <text:p>5</text:p>
          </table:table-cell>
          <table:table-cell table:style-name="ce103" table:formula="of:=[.A17]" office:value-type="float" office:value="11" calcext:value-type="float">
            <text:p>11</text:p>
          </table:table-cell>
          <table:table-cell table:style-name="ce114" table:formula="of:=11+ROUND(AVERAGE([.K17:.M17]);0)" office:value-type="float" office:value="19" calcext:value-type="float">
            <text:p>19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7]*[.K$4];0)" office:value-type="float" office:value="8" calcext:value-type="float">
            <text:p>+8</text:p>
          </table:table-cell>
          <table:table-cell table:style-name="ce109" table:formula="of:=ROUNDDOWN([.$A17]*[.L$4])" office:value-type="float" office:value="6" calcext:value-type="float">
            <text:p>+6</text:p>
          </table:table-cell>
          <table:table-cell table:style-name="ce109" table:formula="of:=ROUNDUP([.$A17]*[.M$4])" office:value-type="float" office:value="10" calcext:value-type="float">
            <text:p>+10</text:p>
          </table:table-cell>
          <table:table-cell/>
          <table:table-cell table:style-name="ce121" table:formula="of:=[.O16]+[.O$3]" office:value-type="float" office:value="27.5" calcext:value-type="float">
            <text:p>28</text:p>
          </table:table-cell>
          <table:table-cell table:style-name="ce107" table:formula="of:=AVERAGE([.K17:.M17])" office:value-type="float" office:value="8" calcext:value-type="float">
            <text:p>+8</text:p>
          </table:table-cell>
          <table:table-cell table:style-name="ce112" table:formula="of:=11+[.P17]" office:value-type="float" office:value="19" calcext:value-type="float">
            <text:p>19+</text:p>
          </table:table-cell>
          <table:table-cell table:style-name="ce112" table:formula="of:=11+[.E17]" office:value-type="float" office:value="18" calcext:value-type="float">
            <text:p>18+</text:p>
          </table:table-cell>
          <table:table-cell table:number-columns-repeated="47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4+&quot; &amp; ([.A18]-10)" office:value-type="string" office:string-value="10d4+2" calcext:value-type="string">
            <text:p>10d4+2</text:p>
          </table:table-cell>
          <table:table-cell table:style-name="ce109" table:formula="of:=ROUNDDOWN([.A18] * [.$C$3])" office:value-type="float" office:value="4" calcext:value-type="float">
            <text:p>+4</text:p>
          </table:table-cell>
          <table:table-cell table:style-name="ce109" table:formula="of:=ROUNDDOWN([.A18]*[.$D$3])" office:value-type="float" office:value="6" calcext:value-type="float">
            <text:p>+6</text:p>
          </table:table-cell>
          <table:table-cell table:style-name="ce109" table:formula="of:=ROUND([.A18]* [.$E$3];0)" office:value-type="float" office:value="8" calcext:value-type="float">
            <text:p>+8</text:p>
          </table:table-cell>
          <table:table-cell table:style-name="ce114" table:formula="of:=ROUND([.$A18]*[.F$3];0) &amp; &quot;d6&quot;" office:value-type="string" office:string-value="8d6" calcext:value-type="string">
            <text:p>8d6</text:p>
          </table:table-cell>
          <table:table-cell table:style-name="ce103" office:value-type="float" office:value="5" calcext:value-type="float">
            <text:p>5</text:p>
          </table:table-cell>
          <table:table-cell table:style-name="ce103" table:formula="of:=[.A18]" office:value-type="float" office:value="12" calcext:value-type="float">
            <text:p>12</text:p>
          </table:table-cell>
          <table:table-cell table:style-name="ce114" table:formula="of:=11+ROUND(AVERAGE([.K18:.M18]);0)" office:value-type="float" office:value="20" calcext:value-type="float">
            <text:p>20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8]*[.K$4];0)" office:value-type="float" office:value="9" calcext:value-type="float">
            <text:p>+9</text:p>
          </table:table-cell>
          <table:table-cell table:style-name="ce109" table:formula="of:=ROUNDDOWN([.$A18]*[.L$4])" office:value-type="float" office:value="7" calcext:value-type="float">
            <text:p>+7</text:p>
          </table:table-cell>
          <table:table-cell table:style-name="ce109" table:formula="of:=ROUNDUP([.$A18]*[.M$4])" office:value-type="float" office:value="10" calcext:value-type="float">
            <text:p>+10</text:p>
          </table:table-cell>
          <table:table-cell/>
          <table:table-cell table:style-name="ce121" table:formula="of:=[.O17]+[.O$3]" office:value-type="float" office:value="28.5" calcext:value-type="float">
            <text:p>29</text:p>
          </table:table-cell>
          <table:table-cell table:style-name="ce107" table:formula="of:=AVERAGE([.K18:.M18])" office:value-type="float" office:value="8.66666666666667" calcext:value-type="float">
            <text:p>+9</text:p>
          </table:table-cell>
          <table:table-cell table:style-name="ce112" table:formula="of:=11+[.P18]" office:value-type="float" office:value="19.6666666666667" calcext:value-type="float">
            <text:p>20+</text:p>
          </table:table-cell>
          <table:table-cell table:style-name="ce112" table:formula="of:=11+[.E18]" office:value-type="float" office:value="19" calcext:value-type="float">
            <text:p>19+</text:p>
          </table:table-cell>
          <table:table-cell table:number-columns-repeated="47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4+&quot; &amp; ([.A19]-10)" office:value-type="string" office:string-value="10d4+3" calcext:value-type="string">
            <text:p>10d4+3</text:p>
          </table:table-cell>
          <table:table-cell table:style-name="ce109" table:formula="of:=ROUNDDOWN([.A19] * [.$C$3])" office:value-type="float" office:value="4" calcext:value-type="float">
            <text:p>+4</text:p>
          </table:table-cell>
          <table:table-cell table:style-name="ce109" table:formula="of:=ROUNDDOWN([.A19]*[.$D$3])" office:value-type="float" office:value="6" calcext:value-type="float">
            <text:p>+6</text:p>
          </table:table-cell>
          <table:table-cell table:style-name="ce109" table:formula="of:=ROUND([.A19]* [.$E$3];0)" office:value-type="float" office:value="9" calcext:value-type="float">
            <text:p>+9</text:p>
          </table:table-cell>
          <table:table-cell table:style-name="ce114" table:formula="of:=ROUND([.$A19]*[.F$3];0) &amp; &quot;d6&quot;" office:value-type="string" office:string-value="9d6" calcext:value-type="string">
            <text:p>9d6</text:p>
          </table:table-cell>
          <table:table-cell table:style-name="ce103" office:value-type="float" office:value="5" calcext:value-type="float">
            <text:p>5</text:p>
          </table:table-cell>
          <table:table-cell table:style-name="ce103" table:formula="of:=[.A19]" office:value-type="float" office:value="13" calcext:value-type="float">
            <text:p>13</text:p>
          </table:table-cell>
          <table:table-cell table:style-name="ce114" table:formula="of:=11+ROUND(AVERAGE([.K19:.M19]);0)" office:value-type="float" office:value="20" calcext:value-type="float">
            <text:p>20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19]*[.K$4];0)" office:value-type="float" office:value="10" calcext:value-type="float">
            <text:p>+10</text:p>
          </table:table-cell>
          <table:table-cell table:style-name="ce109" table:formula="of:=ROUNDDOWN([.$A19]*[.L$4])" office:value-type="float" office:value="7" calcext:value-type="float">
            <text:p>+7</text:p>
          </table:table-cell>
          <table:table-cell table:style-name="ce109" table:formula="of:=ROUNDUP([.$A19]*[.M$4])" office:value-type="float" office:value="11" calcext:value-type="float">
            <text:p>+11</text:p>
          </table:table-cell>
          <table:table-cell/>
          <table:table-cell table:style-name="ce121" table:formula="of:=[.O18]+[.O$3]" office:value-type="float" office:value="29.5" calcext:value-type="float">
            <text:p>30</text:p>
          </table:table-cell>
          <table:table-cell table:style-name="ce107" table:formula="of:=AVERAGE([.K19:.M19])" office:value-type="float" office:value="9.33333333333333" calcext:value-type="float">
            <text:p>+9</text:p>
          </table:table-cell>
          <table:table-cell table:style-name="ce112" table:formula="of:=11+[.P19]" office:value-type="float" office:value="20.3333333333333" calcext:value-type="float">
            <text:p>20+</text:p>
          </table:table-cell>
          <table:table-cell table:style-name="ce112" table:formula="of:=11+[.E19]" office:value-type="float" office:value="20" calcext:value-type="float">
            <text:p>20+</text:p>
          </table:table-cell>
          <table:table-cell table:number-columns-repeated="47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4+&quot; &amp; ([.A20]-10)" office:value-type="string" office:string-value="10d4+4" calcext:value-type="string">
            <text:p>10d4+4</text:p>
          </table:table-cell>
          <table:table-cell table:style-name="ce109" table:formula="of:=ROUNDDOWN([.A20] * [.$C$3])" office:value-type="float" office:value="4" calcext:value-type="float">
            <text:p>+4</text:p>
          </table:table-cell>
          <table:table-cell table:style-name="ce109" table:formula="of:=ROUNDDOWN([.A20]*[.$D$3])" office:value-type="float" office:value="7" calcext:value-type="float">
            <text:p>+7</text:p>
          </table:table-cell>
          <table:table-cell table:style-name="ce109" table:formula="of:=ROUND([.A20]* [.$E$3];0)" office:value-type="float" office:value="9" calcext:value-type="float">
            <text:p>+9</text:p>
          </table:table-cell>
          <table:table-cell table:style-name="ce114" table:formula="of:=ROUND([.$A20]*[.F$3];0) &amp; &quot;d6&quot;" office:value-type="string" office:string-value="9d6" calcext:value-type="string">
            <text:p>9d6</text:p>
          </table:table-cell>
          <table:table-cell table:style-name="ce103" office:value-type="float" office:value="6" calcext:value-type="float">
            <text:p>6</text:p>
          </table:table-cell>
          <table:table-cell table:style-name="ce103" table:formula="of:=[.A20]" office:value-type="float" office:value="14" calcext:value-type="float">
            <text:p>14</text:p>
          </table:table-cell>
          <table:table-cell table:style-name="ce114" table:formula="of:=11+ROUND(AVERAGE([.K20:.M20]);0)" office:value-type="float" office:value="21" calcext:value-type="float">
            <text:p>21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[.$A20]*[.K$4];0)" office:value-type="float" office:value="11" calcext:value-type="float">
            <text:p>+11</text:p>
          </table:table-cell>
          <table:table-cell table:style-name="ce109" table:formula="of:=ROUNDDOWN([.$A20]*[.L$4])" office:value-type="float" office:value="8" calcext:value-type="float">
            <text:p>+8</text:p>
          </table:table-cell>
          <table:table-cell table:style-name="ce109" table:formula="of:=ROUNDUP([.$A20]*[.M$4])" office:value-type="float" office:value="12" calcext:value-type="float">
            <text:p>+12</text:p>
          </table:table-cell>
          <table:table-cell/>
          <table:table-cell table:style-name="ce121" table:formula="of:=[.O19]+[.O$3]" office:value-type="float" office:value="30.5" calcext:value-type="float">
            <text:p>31</text:p>
          </table:table-cell>
          <table:table-cell table:style-name="ce107" table:formula="of:=AVERAGE([.K20:.M20])" office:value-type="float" office:value="10.3333333333333" calcext:value-type="float">
            <text:p>+10</text:p>
          </table:table-cell>
          <table:table-cell table:style-name="ce112" table:formula="of:=11+[.P20]" office:value-type="float" office:value="21.3333333333333" calcext:value-type="float">
            <text:p>21+</text:p>
          </table:table-cell>
          <table:table-cell table:style-name="ce112" table:formula="of:=11+[.E20]" office:value-type="float" office:value="20" calcext:value-type="float">
            <text:p>20+</text:p>
          </table:table-cell>
          <table:table-cell table:number-columns-repeated="47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4+&quot; &amp; ([.A21]-10)" office:value-type="string" office:string-value="10d4+5" calcext:value-type="string">
            <text:p>10d4+5</text:p>
          </table:table-cell>
          <table:table-cell table:style-name="ce109" table:formula="of:=ROUNDDOWN([.A21] * [.$C$3])" office:value-type="float" office:value="5" calcext:value-type="float">
            <text:p>+5</text:p>
          </table:table-cell>
          <table:table-cell table:style-name="ce109" table:formula="of:=ROUNDDOWN([.A21]*[.$D$3])" office:value-type="float" office:value="7" calcext:value-type="float">
            <text:p>+7</text:p>
          </table:table-cell>
          <table:table-cell table:style-name="ce109" table:formula="of:=ROUND([.A21]* [.$E$3];0)" office:value-type="float" office:value="10" calcext:value-type="float">
            <text:p>+10</text:p>
          </table:table-cell>
          <table:table-cell table:style-name="ce114" table:formula="of:=ROUND([.$A21]*[.F$3];0) &amp; &quot;d6&quot;" office:value-type="string" office:string-value="10d6" calcext:value-type="string">
            <text:p>10d6</text:p>
          </table:table-cell>
          <table:table-cell table:style-name="ce103" office:value-type="float" office:value="6" calcext:value-type="float">
            <text:p>6</text:p>
          </table:table-cell>
          <table:table-cell table:style-name="ce103" table:formula="of:=[.A21]" office:value-type="float" office:value="15" calcext:value-type="float">
            <text:p>15</text:p>
          </table:table-cell>
          <table:table-cell table:style-name="ce114" table:formula="of:=11+ROUND(AVERAGE([.K21:.M21]);0)" office:value-type="float" office:value="22" calcext:value-type="float">
            <text:p>22+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[.$A21]*[.K$4];0)" office:value-type="float" office:value="11" calcext:value-type="float">
            <text:p>+11</text:p>
          </table:table-cell>
          <table:table-cell table:style-name="ce109" table:formula="of:=ROUNDDOWN([.$A21]*[.L$4])" office:value-type="float" office:value="9" calcext:value-type="float">
            <text:p>+9</text:p>
          </table:table-cell>
          <table:table-cell table:style-name="ce109" table:formula="of:=ROUNDUP([.$A21]*[.M$4])" office:value-type="float" office:value="13" calcext:value-type="float">
            <text:p>+13</text:p>
          </table:table-cell>
          <table:table-cell/>
          <table:table-cell table:style-name="ce121" table:formula="of:=[.O20]+[.O$3]" office:value-type="float" office:value="31.5" calcext:value-type="float">
            <text:p>32</text:p>
          </table:table-cell>
          <table:table-cell table:style-name="ce107" table:formula="of:=AVERAGE([.K21:.M21])" office:value-type="float" office:value="11" calcext:value-type="float">
            <text:p>+11</text:p>
          </table:table-cell>
          <table:table-cell table:style-name="ce112" table:formula="of:=11+[.P21]" office:value-type="float" office:value="22" calcext:value-type="float">
            <text:p>22+</text:p>
          </table:table-cell>
          <table:table-cell table:style-name="ce112" table:formula="of:=11+[.E21]" office:value-type="float" office:value="21" calcext:value-type="float">
            <text:p>21+</text:p>
          </table:table-cell>
          <table:table-cell table:number-columns-repeated="47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4+&quot; &amp; ([.A22]-10)" office:value-type="string" office:string-value="10d4+6" calcext:value-type="string">
            <text:p>10d4+6</text:p>
          </table:table-cell>
          <table:table-cell table:style-name="ce110" table:formula="of:=ROUNDDOWN([.A22] * [.$C$3])" office:value-type="float" office:value="5" calcext:value-type="float">
            <text:p>+5</text:p>
          </table:table-cell>
          <table:table-cell table:style-name="ce110" table:formula="of:=ROUNDDOWN([.A22]*[.$D$3])" office:value-type="float" office:value="8" calcext:value-type="float">
            <text:p>+8</text:p>
          </table:table-cell>
          <table:table-cell table:style-name="ce110" table:formula="of:=ROUND([.A22]* [.$E$3];0)" office:value-type="float" office:value="11" calcext:value-type="float">
            <text:p>+11</text:p>
          </table:table-cell>
          <table:table-cell table:style-name="ce115" table:formula="of:=ROUND([.$A22]*[.F$3];0) &amp; &quot;d6&quot;" office:value-type="string" office:string-value="11d6" calcext:value-type="string">
            <text:p>11d6</text:p>
          </table:table-cell>
          <table:table-cell table:style-name="ce104" office:value-type="float" office:value="6" calcext:value-type="float">
            <text:p>6</text:p>
          </table:table-cell>
          <table:table-cell table:style-name="ce104" table:formula="of:=[.A22]" office:value-type="float" office:value="16" calcext:value-type="float">
            <text:p>16</text:p>
          </table:table-cell>
          <table:table-cell table:style-name="ce115" table:formula="of:=11+ROUND(AVERAGE([.K22:.M22]);0)" office:value-type="float" office:value="23" calcext:value-type="float">
            <text:p>23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2]*[.K$4];0)" office:value-type="float" office:value="12" calcext:value-type="float">
            <text:p>+12</text:p>
          </table:table-cell>
          <table:table-cell table:style-name="ce110" table:formula="of:=ROUNDDOWN([.$A22]*[.L$4])" office:value-type="float" office:value="9" calcext:value-type="float">
            <text:p>+9</text:p>
          </table:table-cell>
          <table:table-cell table:style-name="ce110" table:formula="of:=ROUNDUP([.$A22]*[.M$4])" office:value-type="float" office:value="14" calcext:value-type="float">
            <text:p>+14</text:p>
          </table:table-cell>
          <table:table-cell/>
          <table:table-cell table:style-name="ce121" table:formula="of:=[.O21]+[.O$3]" office:value-type="float" office:value="32.5" calcext:value-type="float">
            <text:p>33</text:p>
          </table:table-cell>
          <table:table-cell table:style-name="ce107" table:formula="of:=AVERAGE([.K22:.M22])" office:value-type="float" office:value="11.6666666666667" calcext:value-type="float">
            <text:p>+12</text:p>
          </table:table-cell>
          <table:table-cell table:style-name="ce112" table:formula="of:=11+[.P22]" office:value-type="float" office:value="22.6666666666667" calcext:value-type="float">
            <text:p>23+</text:p>
          </table:table-cell>
          <table:table-cell table:style-name="ce112" table:formula="of:=11+[.E22]" office:value-type="float" office:value="22" calcext:value-type="float">
            <text:p>22+</text:p>
          </table:table-cell>
          <table:table-cell table:number-columns-repeated="47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4+&quot; &amp; ([.A23]-10)" office:value-type="string" office:string-value="10d4+7" calcext:value-type="string">
            <text:p>10d4+7</text:p>
          </table:table-cell>
          <table:table-cell table:style-name="ce110" table:formula="of:=ROUNDDOWN([.A23] * [.$C$3])" office:value-type="float" office:value="5" calcext:value-type="float">
            <text:p>+5</text:p>
          </table:table-cell>
          <table:table-cell table:style-name="ce110" table:formula="of:=ROUNDDOWN([.A23]*[.$D$3])" office:value-type="float" office:value="8" calcext:value-type="float">
            <text:p>+8</text:p>
          </table:table-cell>
          <table:table-cell table:style-name="ce110" table:formula="of:=ROUND([.A23]* [.$E$3];0)" office:value-type="float" office:value="11" calcext:value-type="float">
            <text:p>+11</text:p>
          </table:table-cell>
          <table:table-cell table:style-name="ce115" table:formula="of:=ROUND([.$A23]*[.F$3];0) &amp; &quot;d6&quot;" office:value-type="string" office:string-value="11d6" calcext:value-type="string">
            <text:p>11d6</text:p>
          </table:table-cell>
          <table:table-cell table:style-name="ce104" office:value-type="float" office:value="6" calcext:value-type="float">
            <text:p>6</text:p>
          </table:table-cell>
          <table:table-cell table:style-name="ce104" table:formula="of:=[.A23]" office:value-type="float" office:value="17" calcext:value-type="float">
            <text:p>17</text:p>
          </table:table-cell>
          <table:table-cell table:style-name="ce115" table:formula="of:=11+ROUND(AVERAGE([.K23:.M23]);0)" office:value-type="float" office:value="24" calcext:value-type="float">
            <text:p>24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3]*[.K$4];0)" office:value-type="float" office:value="13" calcext:value-type="float">
            <text:p>+13</text:p>
          </table:table-cell>
          <table:table-cell table:style-name="ce110" table:formula="of:=ROUNDDOWN([.$A23]*[.L$4])" office:value-type="float" office:value="10" calcext:value-type="float">
            <text:p>+10</text:p>
          </table:table-cell>
          <table:table-cell table:style-name="ce110" table:formula="of:=ROUNDUP([.$A23]*[.M$4])" office:value-type="float" office:value="15" calcext:value-type="float">
            <text:p>+15</text:p>
          </table:table-cell>
          <table:table-cell/>
          <table:table-cell table:style-name="ce121" table:formula="of:=[.O22]+[.O$3]" office:value-type="float" office:value="33.5" calcext:value-type="float">
            <text:p>34</text:p>
          </table:table-cell>
          <table:table-cell table:style-name="ce107" table:formula="of:=AVERAGE([.K23:.M23])" office:value-type="float" office:value="12.6666666666667" calcext:value-type="float">
            <text:p>+13</text:p>
          </table:table-cell>
          <table:table-cell table:style-name="ce112" table:formula="of:=11+[.P23]" office:value-type="float" office:value="23.6666666666667" calcext:value-type="float">
            <text:p>24+</text:p>
          </table:table-cell>
          <table:table-cell table:style-name="ce112" table:formula="of:=11+[.E23]" office:value-type="float" office:value="22" calcext:value-type="float">
            <text:p>22+</text:p>
          </table:table-cell>
          <table:table-cell table:number-columns-repeated="47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4+&quot; &amp; ([.A24]-10)" office:value-type="string" office:string-value="10d4+8" calcext:value-type="string">
            <text:p>10d4+8</text:p>
          </table:table-cell>
          <table:table-cell table:style-name="ce110" table:formula="of:=ROUNDDOWN([.A24] * [.$C$3])" office:value-type="float" office:value="6" calcext:value-type="float">
            <text:p>+6</text:p>
          </table:table-cell>
          <table:table-cell table:style-name="ce110" table:formula="of:=ROUNDDOWN([.A24]*[.$D$3])" office:value-type="float" office:value="9" calcext:value-type="float">
            <text:p>+9</text:p>
          </table:table-cell>
          <table:table-cell table:style-name="ce110" table:formula="of:=ROUND([.A24]* [.$E$3];0)" office:value-type="float" office:value="12" calcext:value-type="float">
            <text:p>+12</text:p>
          </table:table-cell>
          <table:table-cell table:style-name="ce115" table:formula="of:=ROUND([.$A24]*[.F$3];0) &amp; &quot;d6&quot;" office:value-type="string" office:string-value="12d6" calcext:value-type="string">
            <text:p>12d6</text:p>
          </table:table-cell>
          <table:table-cell table:style-name="ce104" office:value-type="float" office:value="7" calcext:value-type="float">
            <text:p>7</text:p>
          </table:table-cell>
          <table:table-cell table:style-name="ce104" table:formula="of:=[.A24]" office:value-type="float" office:value="18" calcext:value-type="float">
            <text:p>18</text:p>
          </table:table-cell>
          <table:table-cell table:style-name="ce115" table:formula="of:=11+ROUND(AVERAGE([.K24:.M24]);0)" office:value-type="float" office:value="24" calcext:value-type="float">
            <text:p>24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4]*[.K$4];0)" office:value-type="float" office:value="14" calcext:value-type="float">
            <text:p>+14</text:p>
          </table:table-cell>
          <table:table-cell table:style-name="ce110" table:formula="of:=ROUNDDOWN([.$A24]*[.L$4])" office:value-type="float" office:value="10" calcext:value-type="float">
            <text:p>+10</text:p>
          </table:table-cell>
          <table:table-cell table:style-name="ce110" table:formula="of:=ROUNDUP([.$A24]*[.M$4])" office:value-type="float" office:value="15" calcext:value-type="float">
            <text:p>+15</text:p>
          </table:table-cell>
          <table:table-cell/>
          <table:table-cell table:style-name="ce121" table:formula="of:=[.O23]+[.O$3]" office:value-type="float" office:value="34.5" calcext:value-type="float">
            <text:p>35</text:p>
          </table:table-cell>
          <table:table-cell table:style-name="ce107" table:formula="of:=AVERAGE([.K24:.M24])" office:value-type="float" office:value="13" calcext:value-type="float">
            <text:p>+13</text:p>
          </table:table-cell>
          <table:table-cell table:style-name="ce112" table:formula="of:=11+[.P24]" office:value-type="float" office:value="24" calcext:value-type="float">
            <text:p>24+</text:p>
          </table:table-cell>
          <table:table-cell table:style-name="ce112" table:formula="of:=11+[.E24]" office:value-type="float" office:value="23" calcext:value-type="float">
            <text:p>23+</text:p>
          </table:table-cell>
          <table:table-cell table:number-columns-repeated="47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4+&quot; &amp; ([.A25]-10)" office:value-type="string" office:string-value="10d4+9" calcext:value-type="string">
            <text:p>10d4+9</text:p>
          </table:table-cell>
          <table:table-cell table:style-name="ce110" table:formula="of:=ROUNDDOWN([.A25] * [.$C$3])" office:value-type="float" office:value="6" calcext:value-type="float">
            <text:p>+6</text:p>
          </table:table-cell>
          <table:table-cell table:style-name="ce110" table:formula="of:=ROUNDDOWN([.A25]*[.$D$3])" office:value-type="float" office:value="9" calcext:value-type="float">
            <text:p>+9</text:p>
          </table:table-cell>
          <table:table-cell table:style-name="ce110" table:formula="of:=ROUND([.A25]* [.$E$3];0)" office:value-type="float" office:value="13" calcext:value-type="float">
            <text:p>+13</text:p>
          </table:table-cell>
          <table:table-cell table:style-name="ce115" table:formula="of:=ROUND([.$A25]*[.F$3];0) &amp; &quot;d6&quot;" office:value-type="string" office:string-value="13d6" calcext:value-type="string">
            <text:p>13d6</text:p>
          </table:table-cell>
          <table:table-cell table:style-name="ce104" office:value-type="float" office:value="7" calcext:value-type="float">
            <text:p>7</text:p>
          </table:table-cell>
          <table:table-cell table:style-name="ce104" table:formula="of:=[.A25]" office:value-type="float" office:value="19" calcext:value-type="float">
            <text:p>19</text:p>
          </table:table-cell>
          <table:table-cell table:style-name="ce115" table:formula="of:=11+ROUND(AVERAGE([.K25:.M25]);0)" office:value-type="float" office:value="25" calcext:value-type="float">
            <text:p>25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[.$A25]*[.K$4];0)" office:value-type="float" office:value="14" calcext:value-type="float">
            <text:p>+14</text:p>
          </table:table-cell>
          <table:table-cell table:style-name="ce110" table:formula="of:=ROUNDDOWN([.$A25]*[.L$4])" office:value-type="float" office:value="11" calcext:value-type="float">
            <text:p>+11</text:p>
          </table:table-cell>
          <table:table-cell table:style-name="ce110" table:formula="of:=ROUNDUP([.$A25]*[.M$4])" office:value-type="float" office:value="16" calcext:value-type="float">
            <text:p>+16</text:p>
          </table:table-cell>
          <table:table-cell/>
          <table:table-cell table:style-name="ce121" table:formula="of:=[.O24]+[.O$3]" office:value-type="float" office:value="35.5" calcext:value-type="float">
            <text:p>36</text:p>
          </table:table-cell>
          <table:table-cell table:style-name="ce107" table:formula="of:=AVERAGE([.K25:.M25])" office:value-type="float" office:value="13.6666666666667" calcext:value-type="float">
            <text:p>+14</text:p>
          </table:table-cell>
          <table:table-cell table:style-name="ce112" table:formula="of:=11+[.P25]" office:value-type="float" office:value="24.6666666666667" calcext:value-type="float">
            <text:p>25+</text:p>
          </table:table-cell>
          <table:table-cell table:style-name="ce112" table:formula="of:=11+[.E25]" office:value-type="float" office:value="24" calcext:value-type="float">
            <text:p>24+</text:p>
          </table:table-cell>
          <table:table-cell table:number-columns-repeated="47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4+&quot; &amp; ([.A26]-10)" office:value-type="string" office:string-value="10d4+10" calcext:value-type="string">
            <text:p>10d4+10</text:p>
          </table:table-cell>
          <table:table-cell table:style-name="ce110" table:formula="of:=ROUNDDOWN([.A26] * [.$C$3])" office:value-type="float" office:value="6" calcext:value-type="float">
            <text:p>+6</text:p>
          </table:table-cell>
          <table:table-cell table:style-name="ce110" table:formula="of:=ROUNDDOWN([.A26]*[.$D$3])" office:value-type="float" office:value="10" calcext:value-type="float">
            <text:p>+10</text:p>
          </table:table-cell>
          <table:table-cell table:style-name="ce110" table:formula="of:=ROUND([.A26]* [.$E$3];0)" office:value-type="float" office:value="13" calcext:value-type="float">
            <text:p>+13</text:p>
          </table:table-cell>
          <table:table-cell table:style-name="ce115" table:formula="of:=ROUND([.$A26]*[.F$3];0) &amp; &quot;d6&quot;" office:value-type="string" office:string-value="13d6" calcext:value-type="string">
            <text:p>13d6</text:p>
          </table:table-cell>
          <table:table-cell table:style-name="ce104" office:value-type="float" office:value="7" calcext:value-type="float">
            <text:p>7</text:p>
          </table:table-cell>
          <table:table-cell table:style-name="ce104" table:formula="of:=[.A26]" office:value-type="float" office:value="20" calcext:value-type="float">
            <text:p>20</text:p>
          </table:table-cell>
          <table:table-cell table:style-name="ce115" table:formula="of:=11+ROUND(AVERAGE([.K26:.M26]);0)" office:value-type="float" office:value="26" calcext:value-type="float">
            <text:p>26+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[.$A26]*[.K$4];0)" office:value-type="float" office:value="15" calcext:value-type="float">
            <text:p>+15</text:p>
          </table:table-cell>
          <table:table-cell table:style-name="ce110" table:formula="of:=ROUNDDOWN([.$A26]*[.L$4])" office:value-type="float" office:value="12" calcext:value-type="float">
            <text:p>+12</text:p>
          </table:table-cell>
          <table:table-cell table:style-name="ce110" table:formula="of:=ROUNDUP([.$A26]*[.M$4])" office:value-type="float" office:value="17" calcext:value-type="float">
            <text:p>+17</text:p>
          </table:table-cell>
          <table:table-cell/>
          <table:table-cell table:style-name="ce121" table:formula="of:=[.O25]+[.O$3]" office:value-type="float" office:value="36.5" calcext:value-type="float">
            <text:p>37</text:p>
          </table:table-cell>
          <table:table-cell table:style-name="ce107" table:formula="of:=AVERAGE([.K26:.M26])" office:value-type="float" office:value="14.6666666666667" calcext:value-type="float">
            <text:p>+15</text:p>
          </table:table-cell>
          <table:table-cell table:style-name="ce112" table:formula="of:=11+[.P26]" office:value-type="float" office:value="25.6666666666667" calcext:value-type="float">
            <text:p>26+</text:p>
          </table:table-cell>
          <table:table-cell table:style-name="ce112" table:formula="of:=11+[.E26]" office:value-type="float" office:value="24" calcext:value-type="float">
            <text:p>24+</text:p>
          </table:table-cell>
          <table:table-cell table:number-columns-repeated="47"/>
        </table:table-row>
        <table:table-row table:style-name="ro1">
          <table:table-cell table:style-name="ce99" table:number-columns-repeated="9"/>
          <table:table-cell table:style-name="ce99" table:formula="of:=SUM([.J7:.J26])" office:value-type="float" office:value="6" calcext:value-type="float">
            <text:p>6</text:p>
          </table:table-cell>
          <table:table-cell table:style-name="ce99" table:number-columns-repeated="3"/>
          <table:table-cell table:number-columns-repeated="52"/>
        </table:table-row>
        <table:table-row table:style-name="ro1" table:number-rows-repeated="974">
          <table:table-cell table:style-name="ce99" table:number-columns-repeated="13"/>
          <table:table-cell table:number-columns-repeated="52"/>
        </table:table-row>
        <table:table-row table:style-name="ro2" table:number-rows-repeated="1047574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Fighter-Rogue" table:style-name="ta4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8" table:default-cell-style-name="Default"/>
        <table:table-row table:style-name="ro1">
          <table:table-cell table:style-name="ce99" table:number-columns-repeated="12"/>
          <table:table-cell/>
          <table:table-cell table:style-name="ce99" office:value-type="float" office:value="7" calcext:value-type="float">
            <text:p>7</text:p>
          </table:table-cell>
          <table:table-cell table:number-columns-repeated="51"/>
        </table:table-row>
        <table:table-row table:style-name="ro1">
          <table:table-cell table:style-name="ce99" table:number-columns-repeated="12"/>
          <table:table-cell/>
          <table:table-cell table:style-name="ce99" office:value-type="float" office:value="4.5" calcext:value-type="float">
            <text:p>4.5</text:p>
          </table:table-cell>
          <table:table-cell table:number-columns-repeated="51"/>
        </table:table-row>
        <table:table-row table:style-name="ro1">
          <table:table-cell table:style-name="ce99" table:number-columns-repeated="2"/>
          <table:table-cell table:style-name="ce105" table:number-columns-repeated="4"/>
          <table:table-cell table:style-name="ce99" table:number-columns-repeated="6"/>
          <table:table-cell/>
          <table:table-cell table:style-name="ce99" office:value-type="float" office:value="2" calcext:value-type="float">
            <text:p>2</text:p>
          </table:table-cell>
          <table:table-cell table:number-columns-repeated="51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Initiative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Combat</text:p>
          </table:table-cell>
          <table:table-cell table:style-name="ce100" office:value-type="string" calcext:value-type="string">
            <text:p>Sneak</text:p>
          </table:table-cell>
          <table:table-cell table:style-name="ce100" table:number-columns-repeated="2"/>
          <table:table-cell table:style-name="ce105" table:number-columns-repeated="3"/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8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3" table:style-name="ce100" office:value-type="string" calcext:value-type="string">
            <text:p>Bonus</text:p>
          </table:table-cell>
          <table:table-cell table:style-name="ce100" office:value-type="string" calcext:value-type="string">
            <text:p>Mastery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8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6] &amp; &quot;d6+&quot; &amp; ([.A6])" office:value-type="string" office:string-value="1d6+1" calcext:value-type="string">
            <text:p>1d6+1</text:p>
          </table:table-cell>
          <table:table-cell table:style-name="ce107" table:formula="of:=ROUND(AVERAGE(LOOKUP([.$A6];ClassLevels;FighterAB);LOOKUP([.$A6];ClassLevels;RogueAB));0)" office:value-type="float" office:value="0" calcext:value-type="float">
            <text:p>+0</text:p>
          </table:table-cell>
          <table:table-cell table:style-name="ce107" table:formula="of:=ROUND(AVERAGE(LOOKUP([.A6];ClassLevels;FighterInit);LOOKUP([.A6];ClassLevels;RogueInit)))" office:value-type="float" office:value="0" calcext:value-type="float">
            <text:p>+0</text:p>
          </table:table-cell>
          <table:table-cell table:style-name="ce107" table:formula="of:=ROUND(AVERAGE(LOOKUP([.$A6];ClassLevels;FighterSB);LOOKUP([.$A6];ClassLevels;RogueSB));0)" office:value-type="float" office:value="1" calcext:value-type="float">
            <text:p>+1</text:p>
          </table:table-cell>
          <table:table-cell table:style-name="ce112" table:formula="of:=LOOKUP(ROUNDDOWN([.$A6]*0.8);ClassLevels;FighterCM)" office:value-type="float" office:value="15" calcext:value-type="float">
            <text:p>15+</text:p>
          </table:table-cell>
          <table:table-cell table:style-name="ce112" table:formula="of:=LOOKUP(ROUNDDOWN([.$A6]*0.8);ClassLevels;RogueSA)" office:value-type="string" office:string-value="+1d3" calcext:value-type="string">
            <text:p>+1d3</text:p>
          </table:table-cell>
          <table:table-cell table:style-name="ce99" table:formula="of:=[$Fighter.G7]" office:value-type="float" office:value="1" calcext:value-type="float">
            <text:p>1</text:p>
          </table:table-cell>
          <table:table-cell table:style-name="ce99" table:formula="of:=[$Fighter.H7]" office:value-type="float" office:value="1" calcext:value-type="float">
            <text:p>1</text:p>
          </table:table-cell>
          <table:table-cell table:style-name="ce107" table:formula="of:=ROUND(AVERAGE(LOOKUP([.$A6];ClassLevels;FighterEv);LOOKUP([.$A6];ClassLevels;RogueEv));0)" office:value-type="float" office:value="1" calcext:value-type="float">
            <text:p>+1</text:p>
          </table:table-cell>
          <table:table-cell table:style-name="ce107" table:formula="of:=ROUND(AVERAGE(LOOKUP([.$A6];ClassLevels;FighterHa);LOOKUP([.$A6];ClassLevels;RogueHa));0)" office:value-type="float" office:value="1" calcext:value-type="float">
            <text:p>+1</text:p>
          </table:table-cell>
          <table:table-cell table:style-name="ce107" table:formula="of:=ROUND(AVERAGE(LOOKUP([.$A6];ClassLevels;FighterSp);LOOKUP([.$A6];ClassLevels;RogueSp));0)" office:value-type="float" office:value="0" calcext:value-type="float">
            <text:p>+0</text:p>
          </table:table-cell>
          <table:table-cell/>
          <table:table-cell table:style-name="ce121" table:formula="of:=[.N1]" office:value-type="float" office:value="7" calcext:value-type="float">
            <text:p>7</text:p>
          </table:table-cell>
          <table:table-cell table:style-name="ce107" table:formula="of:=AVERAGE([.J6:.L6])" office:value-type="float" office:value="0.666666666666667" calcext:value-type="float">
            <text:p>+1</text:p>
          </table:table-cell>
          <table:table-cell table:style-name="ce112" table:formula="of:=11+[.O6]" office:value-type="float" office:value="11.6666666666667" calcext:value-type="float">
            <text:p>12+</text:p>
          </table:table-cell>
          <table:table-cell table:style-name="ce112" table:formula="of:=11+[.E6]" office:value-type="float" office:value="12" calcext:value-type="float">
            <text:p>12+</text:p>
          </table:table-cell>
          <table:table-cell table:number-columns-repeated="48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7] &amp; &quot;d6+&quot; &amp; ([.A7])" office:value-type="string" office:string-value="2d6+2" calcext:value-type="string">
            <text:p>2d6+2</text:p>
          </table:table-cell>
          <table:table-cell table:style-name="ce107" table:formula="of:=ROUND(AVERAGE(LOOKUP([.$A7];ClassLevels;FighterAB);LOOKUP([.$A7];ClassLevels;RogueAB));0)" office:value-type="float" office:value="1" calcext:value-type="float">
            <text:p>+1</text:p>
          </table:table-cell>
          <table:table-cell table:style-name="ce107" table:formula="of:=ROUND(AVERAGE(LOOKUP([.A7];ClassLevels;FighterInit);LOOKUP([.A7];ClassLevels;RogueInit)))" office:value-type="float" office:value="1" calcext:value-type="float">
            <text:p>+1</text:p>
          </table:table-cell>
          <table:table-cell table:style-name="ce107" table:formula="of:=ROUND(AVERAGE(LOOKUP([.$A7];ClassLevels;FighterSB);LOOKUP([.$A7];ClassLevels;RogueSB));0)" office:value-type="float" office:value="2" calcext:value-type="float">
            <text:p>+2</text:p>
          </table:table-cell>
          <table:table-cell table:style-name="ce112" table:formula="of:=LOOKUP(ROUNDDOWN([.$A7]*0.8);ClassLevels;FighterCM)" office:value-type="float" office:value="14" calcext:value-type="float">
            <text:p>14+</text:p>
          </table:table-cell>
          <table:table-cell table:style-name="ce112" table:formula="of:=LOOKUP(ROUNDDOWN([.$A7]*0.8);ClassLevels;RogueSA)" office:value-type="string" office:string-value="+1d4" calcext:value-type="string">
            <text:p>+1d4</text:p>
          </table:table-cell>
          <table:table-cell table:style-name="ce107" table:formula="of:=[$Fighter.G8]" office:value-type="string" office:string-value="--" calcext:value-type="string">
            <text:p>--</text:p>
          </table:table-cell>
          <table:table-cell table:style-name="ce107" table:formula="of:=[$Fighter.H8]" office:value-type="float" office:value="1" calcext:value-type="float">
            <text:p>+1</text:p>
          </table:table-cell>
          <table:table-cell table:style-name="ce107" table:formula="of:=ROUND(AVERAGE(LOOKUP([.$A7];ClassLevels;FighterEv);LOOKUP([.$A7];ClassLevels;RogueEv));0)" office:value-type="float" office:value="2" calcext:value-type="float">
            <text:p>+2</text:p>
          </table:table-cell>
          <table:table-cell table:style-name="ce107" table:formula="of:=ROUND(AVERAGE(LOOKUP([.$A7];ClassLevels;FighterHa);LOOKUP([.$A7];ClassLevels;RogueHa));0)" office:value-type="float" office:value="2" calcext:value-type="float">
            <text:p>+2</text:p>
          </table:table-cell>
          <table:table-cell table:style-name="ce107" table:formula="of:=ROUND(AVERAGE(LOOKUP([.$A7];ClassLevels;FighterSp);LOOKUP([.$A7];ClassLevels;RogueSp));0)" office:value-type="float" office:value="1" calcext:value-type="float">
            <text:p>+1</text:p>
          </table:table-cell>
          <table:table-cell/>
          <table:table-cell table:style-name="ce121" table:formula="of:=[.N6]+[.N$2]" office:value-type="float" office:value="11.5" calcext:value-type="float">
            <text:p>12</text:p>
          </table:table-cell>
          <table:table-cell table:style-name="ce107" table:formula="of:=AVERAGE([.J7:.L7])" office:value-type="float" office:value="1.66666666666667" calcext:value-type="float">
            <text:p>+2</text:p>
          </table:table-cell>
          <table:table-cell table:style-name="ce112" table:formula="of:=11+[.O7]" office:value-type="float" office:value="12.6666666666667" calcext:value-type="float">
            <text:p>13+</text:p>
          </table:table-cell>
          <table:table-cell table:style-name="ce112" table:formula="of:=11+[.E7]" office:value-type="float" office:value="13" calcext:value-type="float">
            <text:p>13+</text:p>
          </table:table-cell>
          <table:table-cell table:number-columns-repeated="48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8] &amp; &quot;d6+&quot; &amp; ([.A8])" office:value-type="string" office:string-value="3d6+3" calcext:value-type="string">
            <text:p>3d6+3</text:p>
          </table:table-cell>
          <table:table-cell table:style-name="ce107" table:formula="of:=ROUND(AVERAGE(LOOKUP([.$A8];ClassLevels;FighterAB);LOOKUP([.$A8];ClassLevels;RogueAB));0)" office:value-type="float" office:value="2" calcext:value-type="float">
            <text:p>+2</text:p>
          </table:table-cell>
          <table:table-cell table:style-name="ce107" table:formula="of:=ROUND(AVERAGE(LOOKUP([.A8];ClassLevels;FighterInit);LOOKUP([.A8];ClassLevels;RogueInit)))" office:value-type="float" office:value="1" calcext:value-type="float">
            <text:p>+1</text:p>
          </table:table-cell>
          <table:table-cell table:style-name="ce107" table:formula="of:=ROUND(AVERAGE(LOOKUP([.$A8];ClassLevels;FighterSB);LOOKUP([.$A8];ClassLevels;RogueSB));0)" office:value-type="float" office:value="2" calcext:value-type="float">
            <text:p>+2</text:p>
          </table:table-cell>
          <table:table-cell table:style-name="ce112" table:formula="of:=LOOKUP(ROUNDDOWN([.$A8]*0.8);ClassLevels;FighterCM)" office:value-type="float" office:value="13" calcext:value-type="float">
            <text:p>13+</text:p>
          </table:table-cell>
          <table:table-cell table:style-name="ce112" table:formula="of:=LOOKUP(ROUNDDOWN([.$A8]*0.8);ClassLevels;RogueSA)" office:value-type="string" office:string-value="+1d4" calcext:value-type="string">
            <text:p>+1d4</text:p>
          </table:table-cell>
          <table:table-cell table:style-name="ce107" table:formula="of:=[$Fighter.G9]" office:value-type="float" office:value="1" calcext:value-type="float">
            <text:p>+1</text:p>
          </table:table-cell>
          <table:table-cell table:style-name="ce107" table:formula="of:=[$Fighter.H9]" office:value-type="string" office:string-value="--" calcext:value-type="string">
            <text:p>--</text:p>
          </table:table-cell>
          <table:table-cell table:style-name="ce107" table:formula="of:=ROUND(AVERAGE(LOOKUP([.$A8];ClassLevels;FighterEv);LOOKUP([.$A8];ClassLevels;RogueEv));0)" office:value-type="float" office:value="3" calcext:value-type="float">
            <text:p>+3</text:p>
          </table:table-cell>
          <table:table-cell table:style-name="ce107" table:formula="of:=ROUND(AVERAGE(LOOKUP([.$A8];ClassLevels;FighterHa);LOOKUP([.$A8];ClassLevels;RogueHa));0)" office:value-type="float" office:value="3" calcext:value-type="float">
            <text:p>+3</text:p>
          </table:table-cell>
          <table:table-cell table:style-name="ce107" table:formula="of:=ROUND(AVERAGE(LOOKUP([.$A8];ClassLevels;FighterSp);LOOKUP([.$A8];ClassLevels;RogueSp));0)" office:value-type="float" office:value="2" calcext:value-type="float">
            <text:p>+2</text:p>
          </table:table-cell>
          <table:table-cell/>
          <table:table-cell table:style-name="ce121" table:formula="of:=[.N7]+[.N$2]" office:value-type="float" office:value="16" calcext:value-type="float">
            <text:p>16</text:p>
          </table:table-cell>
          <table:table-cell table:style-name="ce107" table:formula="of:=AVERAGE([.J8:.L8])" office:value-type="float" office:value="2.66666666666667" calcext:value-type="float">
            <text:p>+3</text:p>
          </table:table-cell>
          <table:table-cell table:style-name="ce112" table:formula="of:=11+[.O8]" office:value-type="float" office:value="13.6666666666667" calcext:value-type="float">
            <text:p>14+</text:p>
          </table:table-cell>
          <table:table-cell table:style-name="ce112" table:formula="of:=11+[.E8]" office:value-type="float" office:value="13" calcext:value-type="float">
            <text:p>13+</text:p>
          </table:table-cell>
          <table:table-cell table:number-columns-repeated="48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9] &amp; &quot;d6+&quot; &amp; ([.A9])" office:value-type="string" office:string-value="4d6+4" calcext:value-type="string">
            <text:p>4d6+4</text:p>
          </table:table-cell>
          <table:table-cell table:style-name="ce107" table:formula="of:=ROUND(AVERAGE(LOOKUP([.$A9];ClassLevels;FighterAB);LOOKUP([.$A9];ClassLevels;RogueAB));0)" office:value-type="float" office:value="2" calcext:value-type="float">
            <text:p>+2</text:p>
          </table:table-cell>
          <table:table-cell table:style-name="ce107" table:formula="of:=ROUND(AVERAGE(LOOKUP([.A9];ClassLevels;FighterInit);LOOKUP([.A9];ClassLevels;RogueInit)))" office:value-type="float" office:value="2" calcext:value-type="float">
            <text:p>+2</text:p>
          </table:table-cell>
          <table:table-cell table:style-name="ce107" table:formula="of:=ROUND(AVERAGE(LOOKUP([.$A9];ClassLevels;FighterSB);LOOKUP([.$A9];ClassLevels;RogueSB));0)" office:value-type="float" office:value="3" calcext:value-type="float">
            <text:p>+3</text:p>
          </table:table-cell>
          <table:table-cell table:style-name="ce112" table:formula="of:=LOOKUP(ROUNDDOWN([.$A9]*0.8);ClassLevels;FighterCM)" office:value-type="float" office:value="13" calcext:value-type="float">
            <text:p>13+</text:p>
          </table:table-cell>
          <table:table-cell table:style-name="ce112" table:formula="of:=LOOKUP(ROUNDDOWN([.$A9]*0.8);ClassLevels;RogueSA)" office:value-type="string" office:string-value="+1d4" calcext:value-type="string">
            <text:p>+1d4</text:p>
          </table:table-cell>
          <table:table-cell table:style-name="ce107" table:formula="of:=[$Fighter.G10]" office:value-type="string" office:string-value="--" calcext:value-type="string">
            <text:p>--</text:p>
          </table:table-cell>
          <table:table-cell table:style-name="ce107" table:formula="of:=[$Fighter.H10]" office:value-type="string" office:string-value="--" calcext:value-type="string">
            <text:p>--</text:p>
          </table:table-cell>
          <table:table-cell table:style-name="ce107" table:formula="of:=ROUND(AVERAGE(LOOKUP([.$A9];ClassLevels;FighterEv);LOOKUP([.$A9];ClassLevels;RogueEv));0)" office:value-type="float" office:value="3" calcext:value-type="float">
            <text:p>+3</text:p>
          </table:table-cell>
          <table:table-cell table:style-name="ce107" table:formula="of:=ROUND(AVERAGE(LOOKUP([.$A9];ClassLevels;FighterHa);LOOKUP([.$A9];ClassLevels;RogueHa));0)" office:value-type="float" office:value="3" calcext:value-type="float">
            <text:p>+3</text:p>
          </table:table-cell>
          <table:table-cell table:style-name="ce107" table:formula="of:=ROUND(AVERAGE(LOOKUP([.$A9];ClassLevels;FighterSp);LOOKUP([.$A9];ClassLevels;RogueSp));0)" office:value-type="float" office:value="3" calcext:value-type="float">
            <text:p>+3</text:p>
          </table:table-cell>
          <table:table-cell/>
          <table:table-cell table:style-name="ce121" table:formula="of:=[.N8]+[.N$2]" office:value-type="float" office:value="20.5" calcext:value-type="float">
            <text:p>21</text:p>
          </table:table-cell>
          <table:table-cell table:style-name="ce107" table:formula="of:=AVERAGE([.J9:.L9])" office:value-type="float" office:value="3" calcext:value-type="float">
            <text:p>+3</text:p>
          </table:table-cell>
          <table:table-cell table:style-name="ce112" table:formula="of:=11+[.O9]" office:value-type="float" office:value="14" calcext:value-type="float">
            <text:p>14+</text:p>
          </table:table-cell>
          <table:table-cell table:style-name="ce112" table:formula="of:=11+[.E9]" office:value-type="float" office:value="14" calcext:value-type="float">
            <text:p>14+</text:p>
          </table:table-cell>
          <table:table-cell table:number-columns-repeated="48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0] &amp; &quot;d6+&quot; &amp; ([.A10])" office:value-type="string" office:string-value="5d6+5" calcext:value-type="string">
            <text:p>5d6+5</text:p>
          </table:table-cell>
          <table:table-cell table:style-name="ce107" table:formula="of:=ROUND(AVERAGE(LOOKUP([.$A10];ClassLevels;FighterAB);LOOKUP([.$A10];ClassLevels;RogueAB));0)" office:value-type="float" office:value="3" calcext:value-type="float">
            <text:p>+3</text:p>
          </table:table-cell>
          <table:table-cell table:style-name="ce107" table:formula="of:=ROUND(AVERAGE(LOOKUP([.A10];ClassLevels;FighterInit);LOOKUP([.A10];ClassLevels;RogueInit)))" office:value-type="float" office:value="2" calcext:value-type="float">
            <text:p>+2</text:p>
          </table:table-cell>
          <table:table-cell table:style-name="ce107" table:formula="of:=ROUND(AVERAGE(LOOKUP([.$A10];ClassLevels;FighterSB);LOOKUP([.$A10];ClassLevels;RogueSB));0)" office:value-type="float" office:value="4" calcext:value-type="float">
            <text:p>+4</text:p>
          </table:table-cell>
          <table:table-cell table:style-name="ce112" table:formula="of:=LOOKUP(ROUNDDOWN([.$A10]*0.8);ClassLevels;FighterCM)" office:value-type="float" office:value="12" calcext:value-type="float">
            <text:p>12+</text:p>
          </table:table-cell>
          <table:table-cell table:style-name="ce112" table:formula="of:=LOOKUP(ROUNDDOWN([.$A10]*0.8);ClassLevels;RogueSA)" office:value-type="string" office:string-value="+2d4" calcext:value-type="string">
            <text:p>+2d4</text:p>
          </table:table-cell>
          <table:table-cell table:style-name="ce107" table:formula="of:=[$Fighter.G11]" office:value-type="float" office:value="1" calcext:value-type="float">
            <text:p>+1</text:p>
          </table:table-cell>
          <table:table-cell table:style-name="ce107" table:formula="of:=[$Fighter.H11]" office:value-type="string" office:string-value="--" calcext:value-type="string">
            <text:p>--</text:p>
          </table:table-cell>
          <table:table-cell table:style-name="ce107" table:formula="of:=ROUND(AVERAGE(LOOKUP([.$A10];ClassLevels;FighterEv);LOOKUP([.$A10];ClassLevels;RogueEv));0)" office:value-type="float" office:value="4" calcext:value-type="float">
            <text:p>+4</text:p>
          </table:table-cell>
          <table:table-cell table:style-name="ce107" table:formula="of:=ROUND(AVERAGE(LOOKUP([.$A10];ClassLevels;FighterHa);LOOKUP([.$A10];ClassLevels;RogueHa));0)" office:value-type="float" office:value="4" calcext:value-type="float">
            <text:p>+4</text:p>
          </table:table-cell>
          <table:table-cell table:style-name="ce107" table:formula="of:=ROUND(AVERAGE(LOOKUP([.$A10];ClassLevels;FighterSp);LOOKUP([.$A10];ClassLevels;RogueSp));0)" office:value-type="float" office:value="3" calcext:value-type="float">
            <text:p>+3</text:p>
          </table:table-cell>
          <table:table-cell/>
          <table:table-cell table:style-name="ce121" table:formula="of:=[.N9]+[.N$2]" office:value-type="float" office:value="25" calcext:value-type="float">
            <text:p>25</text:p>
          </table:table-cell>
          <table:table-cell table:style-name="ce107" table:formula="of:=AVERAGE([.J10:.L10])" office:value-type="float" office:value="3.66666666666667" calcext:value-type="float">
            <text:p>+4</text:p>
          </table:table-cell>
          <table:table-cell table:style-name="ce112" table:formula="of:=11+[.O10]" office:value-type="float" office:value="14.6666666666667" calcext:value-type="float">
            <text:p>15+</text:p>
          </table:table-cell>
          <table:table-cell table:style-name="ce112" table:formula="of:=11+[.E10]" office:value-type="float" office:value="15" calcext:value-type="float">
            <text:p>15+</text:p>
          </table:table-cell>
          <table:table-cell table:number-columns-repeated="48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1] &amp; &quot;d6+&quot; &amp; ([.A11])" office:value-type="string" office:string-value="6d6+6" calcext:value-type="string">
            <text:p>6d6+6</text:p>
          </table:table-cell>
          <table:table-cell table:style-name="ce108" table:formula="of:=ROUND(AVERAGE(LOOKUP([.$A11];ClassLevels;FighterAB);LOOKUP([.$A11];ClassLevels;RogueAB));0)" office:value-type="float" office:value="4" calcext:value-type="float">
            <text:p>+4</text:p>
          </table:table-cell>
          <table:table-cell table:style-name="ce108" table:formula="of:=ROUND(AVERAGE(LOOKUP([.A11];ClassLevels;FighterInit);LOOKUP([.A11];ClassLevels;RogueInit)))" office:value-type="float" office:value="3" calcext:value-type="float">
            <text:p>+3</text:p>
          </table:table-cell>
          <table:table-cell table:style-name="ce108" table:formula="of:=ROUND(AVERAGE(LOOKUP([.$A11];ClassLevels;FighterSB);LOOKUP([.$A11];ClassLevels;RogueSB));0)" office:value-type="float" office:value="5" calcext:value-type="float">
            <text:p>+5</text:p>
          </table:table-cell>
          <table:table-cell table:style-name="ce113" table:formula="of:=LOOKUP(ROUNDDOWN([.$A11]*0.8);ClassLevels;FighterCM)" office:value-type="float" office:value="12" calcext:value-type="float">
            <text:p>12+</text:p>
          </table:table-cell>
          <table:table-cell table:style-name="ce113" table:formula="of:=LOOKUP(ROUNDDOWN([.$A11]*0.8);ClassLevels;RogueSA)" office:value-type="string" office:string-value="+2d4" calcext:value-type="string">
            <text:p>+2d4</text:p>
          </table:table-cell>
          <table:table-cell table:style-name="ce108" table:formula="of:=[$Fighter.G12]" office:value-type="string" office:string-value="--" calcext:value-type="string">
            <text:p>--</text:p>
          </table:table-cell>
          <table:table-cell table:style-name="ce108" table:formula="of:=[$Fighter.H12]" office:value-type="float" office:value="1" calcext:value-type="float">
            <text:p>+1</text:p>
          </table:table-cell>
          <table:table-cell table:style-name="ce108" table:formula="of:=ROUND(AVERAGE(LOOKUP([.$A11];ClassLevels;FighterEv);LOOKUP([.$A11];ClassLevels;RogueEv));0)" office:value-type="float" office:value="5" calcext:value-type="float">
            <text:p>+5</text:p>
          </table:table-cell>
          <table:table-cell table:style-name="ce108" table:formula="of:=ROUND(AVERAGE(LOOKUP([.$A11];ClassLevels;FighterHa);LOOKUP([.$A11];ClassLevels;RogueHa));0)" office:value-type="float" office:value="5" calcext:value-type="float">
            <text:p>+5</text:p>
          </table:table-cell>
          <table:table-cell table:style-name="ce108" table:formula="of:=ROUND(AVERAGE(LOOKUP([.$A11];ClassLevels;FighterSp);LOOKUP([.$A11];ClassLevels;RogueSp));0)" office:value-type="float" office:value="4" calcext:value-type="float">
            <text:p>+4</text:p>
          </table:table-cell>
          <table:table-cell/>
          <table:table-cell table:style-name="ce121" table:formula="of:=[.N10]+[.N$2]" office:value-type="float" office:value="29.5" calcext:value-type="float">
            <text:p>30</text:p>
          </table:table-cell>
          <table:table-cell table:style-name="ce107" table:formula="of:=AVERAGE([.J11:.L11])" office:value-type="float" office:value="4.66666666666667" calcext:value-type="float">
            <text:p>+5</text:p>
          </table:table-cell>
          <table:table-cell table:style-name="ce112" table:formula="of:=11+[.O11]" office:value-type="float" office:value="15.6666666666667" calcext:value-type="float">
            <text:p>16+</text:p>
          </table:table-cell>
          <table:table-cell table:style-name="ce112" table:formula="of:=11+[.E11]" office:value-type="float" office:value="16" calcext:value-type="float">
            <text:p>16+</text:p>
          </table:table-cell>
          <table:table-cell table:number-columns-repeated="48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2] &amp; &quot;d6+&quot; &amp; ([.A12])" office:value-type="string" office:string-value="7d6+7" calcext:value-type="string">
            <text:p>7d6+7</text:p>
          </table:table-cell>
          <table:table-cell table:style-name="ce108" table:formula="of:=ROUND(AVERAGE(LOOKUP([.$A12];ClassLevels;FighterAB);LOOKUP([.$A12];ClassLevels;RogueAB));0)" office:value-type="float" office:value="4" calcext:value-type="float">
            <text:p>+4</text:p>
          </table:table-cell>
          <table:table-cell table:style-name="ce108" table:formula="of:=ROUND(AVERAGE(LOOKUP([.A12];ClassLevels;FighterInit);LOOKUP([.A12];ClassLevels;RogueInit)))" office:value-type="float" office:value="3" calcext:value-type="float">
            <text:p>+3</text:p>
          </table:table-cell>
          <table:table-cell table:style-name="ce108" table:formula="of:=ROUND(AVERAGE(LOOKUP([.$A12];ClassLevels;FighterSB);LOOKUP([.$A12];ClassLevels;RogueSB));0)" office:value-type="float" office:value="5" calcext:value-type="float">
            <text:p>+5</text:p>
          </table:table-cell>
          <table:table-cell table:style-name="ce113" table:formula="of:=LOOKUP(ROUNDDOWN([.$A12]*0.8);ClassLevels;FighterCM)" office:value-type="float" office:value="11" calcext:value-type="float">
            <text:p>11+</text:p>
          </table:table-cell>
          <table:table-cell table:style-name="ce113" table:formula="of:=LOOKUP(ROUNDDOWN([.$A12]*0.8);ClassLevels;RogueSA)" office:value-type="string" office:string-value="+2d4" calcext:value-type="string">
            <text:p>+2d4</text:p>
          </table:table-cell>
          <table:table-cell table:style-name="ce108" table:formula="of:=[$Fighter.G13]" office:value-type="string" office:string-value="--" calcext:value-type="string">
            <text:p>--</text:p>
          </table:table-cell>
          <table:table-cell table:style-name="ce108" table:formula="of:=[$Fighter.H13]" office:value-type="string" office:string-value="--" calcext:value-type="string">
            <text:p>--</text:p>
          </table:table-cell>
          <table:table-cell table:style-name="ce108" table:formula="of:=ROUND(AVERAGE(LOOKUP([.$A12];ClassLevels;FighterEv);LOOKUP([.$A12];ClassLevels;RogueEv));0)" office:value-type="float" office:value="6" calcext:value-type="float">
            <text:p>+6</text:p>
          </table:table-cell>
          <table:table-cell table:style-name="ce108" table:formula="of:=ROUND(AVERAGE(LOOKUP([.$A12];ClassLevels;FighterHa);LOOKUP([.$A12];ClassLevels;RogueHa));0)" office:value-type="float" office:value="5" calcext:value-type="float">
            <text:p>+5</text:p>
          </table:table-cell>
          <table:table-cell table:style-name="ce108" table:formula="of:=ROUND(AVERAGE(LOOKUP([.$A12];ClassLevels;FighterSp);LOOKUP([.$A12];ClassLevels;RogueSp));0)" office:value-type="float" office:value="5" calcext:value-type="float">
            <text:p>+5</text:p>
          </table:table-cell>
          <table:table-cell/>
          <table:table-cell table:style-name="ce121" table:formula="of:=[.N11]+[.N$2]" office:value-type="float" office:value="34" calcext:value-type="float">
            <text:p>34</text:p>
          </table:table-cell>
          <table:table-cell table:style-name="ce107" table:formula="of:=AVERAGE([.J12:.L12])" office:value-type="float" office:value="5.33333333333333" calcext:value-type="float">
            <text:p>+5</text:p>
          </table:table-cell>
          <table:table-cell table:style-name="ce112" table:formula="of:=11+[.O12]" office:value-type="float" office:value="16.3333333333333" calcext:value-type="float">
            <text:p>16+</text:p>
          </table:table-cell>
          <table:table-cell table:style-name="ce112" table:formula="of:=11+[.E12]" office:value-type="float" office:value="16" calcext:value-type="float">
            <text:p>16+</text:p>
          </table:table-cell>
          <table:table-cell table:number-columns-repeated="48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3] &amp; &quot;d6+&quot; &amp; ([.A13])" office:value-type="string" office:string-value="8d6+8" calcext:value-type="string">
            <text:p>8d6+8</text:p>
          </table:table-cell>
          <table:table-cell table:style-name="ce108" table:formula="of:=ROUND(AVERAGE(LOOKUP([.$A13];ClassLevels;FighterAB);LOOKUP([.$A13];ClassLevels;RogueAB));0)" office:value-type="float" office:value="5" calcext:value-type="float">
            <text:p>+5</text:p>
          </table:table-cell>
          <table:table-cell table:style-name="ce108" table:formula="of:=ROUND(AVERAGE(LOOKUP([.A13];ClassLevels;FighterInit);LOOKUP([.A13];ClassLevels;RogueInit)))" office:value-type="float" office:value="4" calcext:value-type="float">
            <text:p>+4</text:p>
          </table:table-cell>
          <table:table-cell table:style-name="ce108" table:formula="of:=ROUND(AVERAGE(LOOKUP([.$A13];ClassLevels;FighterSB);LOOKUP([.$A13];ClassLevels;RogueSB));0)" office:value-type="float" office:value="6" calcext:value-type="float">
            <text:p>+6</text:p>
          </table:table-cell>
          <table:table-cell table:style-name="ce113" table:formula="of:=LOOKUP(ROUNDDOWN([.$A13]*0.8);ClassLevels;FighterCM)" office:value-type="float" office:value="11" calcext:value-type="float">
            <text:p>11+</text:p>
          </table:table-cell>
          <table:table-cell table:style-name="ce113" table:formula="of:=LOOKUP(ROUNDDOWN([.$A13]*0.8);ClassLevels;RogueSA)" office:value-type="string" office:string-value="+2d4" calcext:value-type="string">
            <text:p>+2d4</text:p>
          </table:table-cell>
          <table:table-cell table:style-name="ce108" table:formula="of:=[$Fighter.G14]" office:value-type="float" office:value="1" calcext:value-type="float">
            <text:p>+1</text:p>
          </table:table-cell>
          <table:table-cell table:style-name="ce108" table:formula="of:=[$Fighter.H14]" office:value-type="string" office:string-value="--" calcext:value-type="string">
            <text:p>--</text:p>
          </table:table-cell>
          <table:table-cell table:style-name="ce108" table:formula="of:=ROUND(AVERAGE(LOOKUP([.$A13];ClassLevels;FighterEv);LOOKUP([.$A13];ClassLevels;RogueEv));0)" office:value-type="float" office:value="7" calcext:value-type="float">
            <text:p>+7</text:p>
          </table:table-cell>
          <table:table-cell table:style-name="ce108" table:formula="of:=ROUND(AVERAGE(LOOKUP([.$A13];ClassLevels;FighterHa);LOOKUP([.$A13];ClassLevels;RogueHa));0)" office:value-type="float" office:value="6" calcext:value-type="float">
            <text:p>+6</text:p>
          </table:table-cell>
          <table:table-cell table:style-name="ce108" table:formula="of:=ROUND(AVERAGE(LOOKUP([.$A13];ClassLevels;FighterSp);LOOKUP([.$A13];ClassLevels;RogueSp));0)" office:value-type="float" office:value="5" calcext:value-type="float">
            <text:p>+5</text:p>
          </table:table-cell>
          <table:table-cell/>
          <table:table-cell table:style-name="ce121" table:formula="of:=[.N12]+[.N$2]" office:value-type="float" office:value="38.5" calcext:value-type="float">
            <text:p>39</text:p>
          </table:table-cell>
          <table:table-cell table:style-name="ce107" table:formula="of:=AVERAGE([.J13:.L13])" office:value-type="float" office:value="6" calcext:value-type="float">
            <text:p>+6</text:p>
          </table:table-cell>
          <table:table-cell table:style-name="ce112" table:formula="of:=11+[.O13]" office:value-type="float" office:value="17" calcext:value-type="float">
            <text:p>17+</text:p>
          </table:table-cell>
          <table:table-cell table:style-name="ce112" table:formula="of:=11+[.E13]" office:value-type="float" office:value="17" calcext:value-type="float">
            <text:p>17+</text:p>
          </table:table-cell>
          <table:table-cell table:number-columns-repeated="48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4] &amp; &quot;d6+&quot; &amp; ([.A14])" office:value-type="string" office:string-value="9d6+9" calcext:value-type="string">
            <text:p>9d6+9</text:p>
          </table:table-cell>
          <table:table-cell table:style-name="ce108" table:formula="of:=ROUND(AVERAGE(LOOKUP([.$A14];ClassLevels;FighterAB);LOOKUP([.$A14];ClassLevels;RogueAB));0)" office:value-type="float" office:value="5" calcext:value-type="float">
            <text:p>+5</text:p>
          </table:table-cell>
          <table:table-cell table:style-name="ce108" table:formula="of:=ROUND(AVERAGE(LOOKUP([.A14];ClassLevels;FighterInit);LOOKUP([.A14];ClassLevels;RogueInit)))" office:value-type="float" office:value="4" calcext:value-type="float">
            <text:p>+4</text:p>
          </table:table-cell>
          <table:table-cell table:style-name="ce108" table:formula="of:=ROUND(AVERAGE(LOOKUP([.$A14];ClassLevels;FighterSB);LOOKUP([.$A14];ClassLevels;RogueSB));0)" office:value-type="float" office:value="7" calcext:value-type="float">
            <text:p>+7</text:p>
          </table:table-cell>
          <table:table-cell table:style-name="ce113" table:formula="of:=LOOKUP(ROUNDDOWN([.$A14]*0.8);ClassLevels;FighterCM)" office:value-type="float" office:value="10" calcext:value-type="float">
            <text:p>10+</text:p>
          </table:table-cell>
          <table:table-cell table:style-name="ce113" table:formula="of:=LOOKUP(ROUNDDOWN([.$A14]*0.8);ClassLevels;RogueSA)" office:value-type="string" office:string-value="+2d4" calcext:value-type="string">
            <text:p>+2d4</text:p>
          </table:table-cell>
          <table:table-cell table:style-name="ce108" table:formula="of:=[$Fighter.G15]" office:value-type="string" office:string-value="--" calcext:value-type="string">
            <text:p>--</text:p>
          </table:table-cell>
          <table:table-cell table:style-name="ce108" table:formula="of:=[$Fighter.H15]" office:value-type="string" office:string-value="--" calcext:value-type="string">
            <text:p>--</text:p>
          </table:table-cell>
          <table:table-cell table:style-name="ce108" table:formula="of:=ROUND(AVERAGE(LOOKUP([.$A14];ClassLevels;FighterEv);LOOKUP([.$A14];ClassLevels;RogueEv));0)" office:value-type="float" office:value="8" calcext:value-type="float">
            <text:p>+8</text:p>
          </table:table-cell>
          <table:table-cell table:style-name="ce108" table:formula="of:=ROUND(AVERAGE(LOOKUP([.$A14];ClassLevels;FighterHa);LOOKUP([.$A14];ClassLevels;RogueHa));0)" office:value-type="float" office:value="7" calcext:value-type="float">
            <text:p>+7</text:p>
          </table:table-cell>
          <table:table-cell table:style-name="ce108" table:formula="of:=ROUND(AVERAGE(LOOKUP([.$A14];ClassLevels;FighterSp);LOOKUP([.$A14];ClassLevels;RogueSp));0)" office:value-type="float" office:value="6" calcext:value-type="float">
            <text:p>+6</text:p>
          </table:table-cell>
          <table:table-cell/>
          <table:table-cell table:style-name="ce121" table:formula="of:=[.N13]+[.N$2]" office:value-type="float" office:value="43" calcext:value-type="float">
            <text:p>43</text:p>
          </table:table-cell>
          <table:table-cell table:style-name="ce107" table:formula="of:=AVERAGE([.J14:.L14])" office:value-type="float" office:value="7" calcext:value-type="float">
            <text:p>+7</text:p>
          </table:table-cell>
          <table:table-cell table:style-name="ce112" table:formula="of:=11+[.O14]" office:value-type="float" office:value="18" calcext:value-type="float">
            <text:p>18+</text:p>
          </table:table-cell>
          <table:table-cell table:style-name="ce112" table:formula="of:=11+[.E14]" office:value-type="float" office:value="18" calcext:value-type="float">
            <text:p>18+</text:p>
          </table:table-cell>
          <table:table-cell table:number-columns-repeated="48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5] &amp; &quot;d6+&quot; &amp; ([.A15])" office:value-type="string" office:string-value="10d6+10" calcext:value-type="string">
            <text:p>10d6+10</text:p>
          </table:table-cell>
          <table:table-cell table:style-name="ce108" table:formula="of:=ROUND(AVERAGE(LOOKUP([.$A15];ClassLevels;FighterAB);LOOKUP([.$A15];ClassLevels;RogueAB));0)" office:value-type="float" office:value="6" calcext:value-type="float">
            <text:p>+6</text:p>
          </table:table-cell>
          <table:table-cell table:style-name="ce108" table:formula="of:=ROUND(AVERAGE(LOOKUP([.A15];ClassLevels;FighterInit);LOOKUP([.A15];ClassLevels;RogueInit)))" office:value-type="float" office:value="5" calcext:value-type="float">
            <text:p>+5</text:p>
          </table:table-cell>
          <table:table-cell table:style-name="ce108" table:formula="of:=ROUND(AVERAGE(LOOKUP([.$A15];ClassLevels;FighterSB);LOOKUP([.$A15];ClassLevels;RogueSB));0)" office:value-type="float" office:value="8" calcext:value-type="float">
            <text:p>+8</text:p>
          </table:table-cell>
          <table:table-cell table:style-name="ce113" table:formula="of:=LOOKUP(ROUNDDOWN([.$A15]*0.8);ClassLevels;FighterCM)" office:value-type="float" office:value="9" calcext:value-type="float">
            <text:p>9+</text:p>
          </table:table-cell>
          <table:table-cell table:style-name="ce113" table:formula="of:=LOOKUP(ROUNDDOWN([.$A15]*0.8);ClassLevels;RogueSA)" office:value-type="string" office:string-value="+3d4" calcext:value-type="string">
            <text:p>+3d4</text:p>
          </table:table-cell>
          <table:table-cell table:style-name="ce108" table:formula="of:=[$Fighter.G16]" office:value-type="string" office:string-value="--" calcext:value-type="string">
            <text:p>--</text:p>
          </table:table-cell>
          <table:table-cell table:style-name="ce108" table:formula="of:=[$Fighter.H16]" office:value-type="float" office:value="1" calcext:value-type="float">
            <text:p>+1</text:p>
          </table:table-cell>
          <table:table-cell table:style-name="ce108" table:formula="of:=ROUND(AVERAGE(LOOKUP([.$A15];ClassLevels;FighterEv);LOOKUP([.$A15];ClassLevels;RogueEv));0)" office:value-type="float" office:value="8" calcext:value-type="float">
            <text:p>+8</text:p>
          </table:table-cell>
          <table:table-cell table:style-name="ce108" table:formula="of:=ROUND(AVERAGE(LOOKUP([.$A15];ClassLevels;FighterHa);LOOKUP([.$A15];ClassLevels;RogueHa));0)" office:value-type="float" office:value="7" calcext:value-type="float">
            <text:p>+7</text:p>
          </table:table-cell>
          <table:table-cell table:style-name="ce108" table:formula="of:=ROUND(AVERAGE(LOOKUP([.$A15];ClassLevels;FighterSp);LOOKUP([.$A15];ClassLevels;RogueSp));0)" office:value-type="float" office:value="7" calcext:value-type="float">
            <text:p>+7</text:p>
          </table:table-cell>
          <table:table-cell/>
          <table:table-cell table:style-name="ce121" table:formula="of:=[.N14]+[.N$2]" office:value-type="float" office:value="47.5" calcext:value-type="float">
            <text:p>48</text:p>
          </table:table-cell>
          <table:table-cell table:style-name="ce107" table:formula="of:=AVERAGE([.J15:.L15])" office:value-type="float" office:value="7.33333333333333" calcext:value-type="float">
            <text:p>+7</text:p>
          </table:table-cell>
          <table:table-cell table:style-name="ce112" table:formula="of:=11+[.O15]" office:value-type="float" office:value="18.3333333333333" calcext:value-type="float">
            <text:p>18+</text:p>
          </table:table-cell>
          <table:table-cell table:style-name="ce112" table:formula="of:=11+[.E15]" office:value-type="float" office:value="19" calcext:value-type="float">
            <text:p>19+</text:p>
          </table:table-cell>
          <table:table-cell table:number-columns-repeated="48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([.A16]*2)-10)" office:value-type="string" office:string-value="10d6+12" calcext:value-type="string">
            <text:p>10d6+12</text:p>
          </table:table-cell>
          <table:table-cell table:style-name="ce109" table:formula="of:=ROUND(AVERAGE(LOOKUP([.$A16];ClassLevels;FighterAB);LOOKUP([.$A16];ClassLevels;RogueAB));0)" office:value-type="float" office:value="6" calcext:value-type="float">
            <text:p>+6</text:p>
          </table:table-cell>
          <table:table-cell table:style-name="ce109" table:formula="of:=ROUND(AVERAGE(LOOKUP([.A16];ClassLevels;FighterInit);LOOKUP([.A16];ClassLevels;RogueInit)))" office:value-type="float" office:value="5" calcext:value-type="float">
            <text:p>+5</text:p>
          </table:table-cell>
          <table:table-cell table:style-name="ce109" table:formula="of:=ROUND(AVERAGE(LOOKUP([.$A16];ClassLevels;FighterSB);LOOKUP([.$A16];ClassLevels;RogueSB));0)" office:value-type="float" office:value="8" calcext:value-type="float">
            <text:p>+8</text:p>
          </table:table-cell>
          <table:table-cell table:style-name="ce114" table:formula="of:=LOOKUP(ROUNDDOWN([.$A16]*0.8);ClassLevels;FighterCM)" office:value-type="float" office:value="9" calcext:value-type="float">
            <text:p>9+</text:p>
          </table:table-cell>
          <table:table-cell table:style-name="ce114" table:formula="of:=LOOKUP(ROUNDDOWN([.$A16]*0.8);ClassLevels;RogueSA)" office:value-type="string" office:string-value="+3d4" calcext:value-type="string">
            <text:p>+3d4</text:p>
          </table:table-cell>
          <table:table-cell table:style-name="ce109" table:formula="of:=[$Fighter.G17]" office:value-type="float" office:value="1" calcext:value-type="float">
            <text:p>+1</text:p>
          </table:table-cell>
          <table:table-cell table:style-name="ce109" table:formula="of:=[$Fighter.H17]" office:value-type="string" office:string-value="--" calcext:value-type="string">
            <text:p>--</text:p>
          </table:table-cell>
          <table:table-cell table:style-name="ce109" table:formula="of:=ROUND(AVERAGE(LOOKUP([.$A16];ClassLevels;FighterEv);LOOKUP([.$A16];ClassLevels;RogueEv));0)" office:value-type="float" office:value="9" calcext:value-type="float">
            <text:p>+9</text:p>
          </table:table-cell>
          <table:table-cell table:style-name="ce109" table:formula="of:=ROUND(AVERAGE(LOOKUP([.$A16];ClassLevels;FighterHa);LOOKUP([.$A16];ClassLevels;RogueHa));0)" office:value-type="float" office:value="8" calcext:value-type="float">
            <text:p>+8</text:p>
          </table:table-cell>
          <table:table-cell table:style-name="ce109" table:formula="of:=ROUND(AVERAGE(LOOKUP([.$A16];ClassLevels;FighterSp);LOOKUP([.$A16];ClassLevels;RogueSp));0)" office:value-type="float" office:value="7" calcext:value-type="float">
            <text:p>+7</text:p>
          </table:table-cell>
          <table:table-cell/>
          <table:table-cell table:style-name="ce121" table:formula="of:=[.N15]+[.N$3]" office:value-type="float" office:value="49.5" calcext:value-type="float">
            <text:p>50</text:p>
          </table:table-cell>
          <table:table-cell table:style-name="ce107" table:formula="of:=AVERAGE([.J16:.L16])" office:value-type="float" office:value="8" calcext:value-type="float">
            <text:p>+8</text:p>
          </table:table-cell>
          <table:table-cell table:style-name="ce112" table:formula="of:=11+[.O16]" office:value-type="float" office:value="19" calcext:value-type="float">
            <text:p>19+</text:p>
          </table:table-cell>
          <table:table-cell table:style-name="ce112" table:formula="of:=11+[.E16]" office:value-type="float" office:value="19" calcext:value-type="float">
            <text:p>19+</text:p>
          </table:table-cell>
          <table:table-cell table:number-columns-repeated="48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([.A17]*2)-10)" office:value-type="string" office:string-value="10d6+14" calcext:value-type="string">
            <text:p>10d6+14</text:p>
          </table:table-cell>
          <table:table-cell table:style-name="ce109" table:formula="of:=ROUND(AVERAGE(LOOKUP([.$A17];ClassLevels;FighterAB);LOOKUP([.$A17];ClassLevels;RogueAB));0)" office:value-type="float" office:value="7" calcext:value-type="float">
            <text:p>+7</text:p>
          </table:table-cell>
          <table:table-cell table:style-name="ce109" table:formula="of:=ROUND(AVERAGE(LOOKUP([.A17];ClassLevels;FighterInit);LOOKUP([.A17];ClassLevels;RogueInit)))" office:value-type="float" office:value="6" calcext:value-type="float">
            <text:p>+6</text:p>
          </table:table-cell>
          <table:table-cell table:style-name="ce109" table:formula="of:=ROUND(AVERAGE(LOOKUP([.$A17];ClassLevels;FighterSB);LOOKUP([.$A17];ClassLevels;RogueSB));0)" office:value-type="float" office:value="9" calcext:value-type="float">
            <text:p>+9</text:p>
          </table:table-cell>
          <table:table-cell table:style-name="ce114" table:formula="of:=LOOKUP(ROUNDDOWN([.$A17]*0.8);ClassLevels;FighterCM)" office:value-type="float" office:value="9" calcext:value-type="float">
            <text:p>9+</text:p>
          </table:table-cell>
          <table:table-cell table:style-name="ce114" table:formula="of:=LOOKUP(ROUNDDOWN([.$A17]*0.8);ClassLevels;RogueSA)" office:value-type="string" office:string-value="+3d4" calcext:value-type="string">
            <text:p>+3d4</text:p>
          </table:table-cell>
          <table:table-cell table:style-name="ce109" table:formula="of:=[$Fighter.G18]" office:value-type="string" office:string-value="--" calcext:value-type="string">
            <text:p>--</text:p>
          </table:table-cell>
          <table:table-cell table:style-name="ce109" table:formula="of:=[$Fighter.H18]" office:value-type="string" office:string-value="--" calcext:value-type="string">
            <text:p>--</text:p>
          </table:table-cell>
          <table:table-cell table:style-name="ce109" table:formula="of:=ROUND(AVERAGE(LOOKUP([.$A17];ClassLevels;FighterEv);LOOKUP([.$A17];ClassLevels;RogueEv));0)" office:value-type="float" office:value="10" calcext:value-type="float">
            <text:p>+10</text:p>
          </table:table-cell>
          <table:table-cell table:style-name="ce109" table:formula="of:=ROUND(AVERAGE(LOOKUP([.$A17];ClassLevels;FighterHa);LOOKUP([.$A17];ClassLevels;RogueHa));0)" office:value-type="float" office:value="9" calcext:value-type="float">
            <text:p>+9</text:p>
          </table:table-cell>
          <table:table-cell table:style-name="ce109" table:formula="of:=ROUND(AVERAGE(LOOKUP([.$A17];ClassLevels;FighterSp);LOOKUP([.$A17];ClassLevels;RogueSp));0)" office:value-type="float" office:value="8" calcext:value-type="float">
            <text:p>+8</text:p>
          </table:table-cell>
          <table:table-cell/>
          <table:table-cell table:style-name="ce121" table:formula="of:=[.N16]+[.N$3]" office:value-type="float" office:value="51.5" calcext:value-type="float">
            <text:p>52</text:p>
          </table:table-cell>
          <table:table-cell table:style-name="ce107" table:formula="of:=AVERAGE([.J17:.L17])" office:value-type="float" office:value="9" calcext:value-type="float">
            <text:p>+9</text:p>
          </table:table-cell>
          <table:table-cell table:style-name="ce112" table:formula="of:=11+[.O17]" office:value-type="float" office:value="20" calcext:value-type="float">
            <text:p>20+</text:p>
          </table:table-cell>
          <table:table-cell table:style-name="ce112" table:formula="of:=11+[.E17]" office:value-type="float" office:value="20" calcext:value-type="float">
            <text:p>20+</text:p>
          </table:table-cell>
          <table:table-cell table:number-columns-repeated="48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([.A18]*2)-10)" office:value-type="string" office:string-value="10d6+16" calcext:value-type="string">
            <text:p>10d6+16</text:p>
          </table:table-cell>
          <table:table-cell table:style-name="ce109" table:formula="of:=ROUND(AVERAGE(LOOKUP([.$A18];ClassLevels;FighterAB);LOOKUP([.$A18];ClassLevels;RogueAB));0)" office:value-type="float" office:value="7" calcext:value-type="float">
            <text:p>+7</text:p>
          </table:table-cell>
          <table:table-cell table:style-name="ce109" table:formula="of:=ROUND(AVERAGE(LOOKUP([.A18];ClassLevels;FighterInit);LOOKUP([.A18];ClassLevels;RogueInit)))" office:value-type="float" office:value="6" calcext:value-type="float">
            <text:p>+6</text:p>
          </table:table-cell>
          <table:table-cell table:style-name="ce109" table:formula="of:=ROUND(AVERAGE(LOOKUP([.$A18];ClassLevels;FighterSB);LOOKUP([.$A18];ClassLevels;RogueSB));0)" office:value-type="float" office:value="10" calcext:value-type="float">
            <text:p>+10</text:p>
          </table:table-cell>
          <table:table-cell table:style-name="ce114" table:formula="of:=LOOKUP(ROUNDDOWN([.$A18]*0.8);ClassLevels;FighterCM)" office:value-type="float" office:value="8" calcext:value-type="float">
            <text:p>8+</text:p>
          </table:table-cell>
          <table:table-cell table:style-name="ce114" table:formula="of:=LOOKUP(ROUNDDOWN([.$A18]*0.8);ClassLevels;RogueSA)" office:value-type="string" office:string-value="+3d4" calcext:value-type="string">
            <text:p>+3d4</text:p>
          </table:table-cell>
          <table:table-cell table:style-name="ce109" table:formula="of:=[$Fighter.G19]" office:value-type="string" office:string-value="--" calcext:value-type="string">
            <text:p>--</text:p>
          </table:table-cell>
          <table:table-cell table:style-name="ce109" table:formula="of:=[$Fighter.H19]" office:value-type="float" office:value="1" calcext:value-type="float">
            <text:p>+1</text:p>
          </table:table-cell>
          <table:table-cell table:style-name="ce109" table:formula="of:=ROUND(AVERAGE(LOOKUP([.$A18];ClassLevels;FighterEv);LOOKUP([.$A18];ClassLevels;RogueEv));0)" office:value-type="float" office:value="11" calcext:value-type="float">
            <text:p>+11</text:p>
          </table:table-cell>
          <table:table-cell table:style-name="ce109" table:formula="of:=ROUND(AVERAGE(LOOKUP([.$A18];ClassLevels;FighterHa);LOOKUP([.$A18];ClassLevels;RogueHa));0)" office:value-type="float" office:value="10" calcext:value-type="float">
            <text:p>+10</text:p>
          </table:table-cell>
          <table:table-cell table:style-name="ce109" table:formula="of:=ROUND(AVERAGE(LOOKUP([.$A18];ClassLevels;FighterSp);LOOKUP([.$A18];ClassLevels;RogueSp));0)" office:value-type="float" office:value="8" calcext:value-type="float">
            <text:p>+8</text:p>
          </table:table-cell>
          <table:table-cell/>
          <table:table-cell table:style-name="ce121" table:formula="of:=[.N17]+[.N$3]" office:value-type="float" office:value="53.5" calcext:value-type="float">
            <text:p>54</text:p>
          </table:table-cell>
          <table:table-cell table:style-name="ce107" table:formula="of:=AVERAGE([.J18:.L18])" office:value-type="float" office:value="9.66666666666667" calcext:value-type="float">
            <text:p>+10</text:p>
          </table:table-cell>
          <table:table-cell table:style-name="ce112" table:formula="of:=11+[.O18]" office:value-type="float" office:value="20.6666666666667" calcext:value-type="float">
            <text:p>21+</text:p>
          </table:table-cell>
          <table:table-cell table:style-name="ce112" table:formula="of:=11+[.E18]" office:value-type="float" office:value="21" calcext:value-type="float">
            <text:p>21+</text:p>
          </table:table-cell>
          <table:table-cell table:number-columns-repeated="48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([.A19]*2)-10)" office:value-type="string" office:string-value="10d6+18" calcext:value-type="string">
            <text:p>10d6+18</text:p>
          </table:table-cell>
          <table:table-cell table:style-name="ce109" table:formula="of:=ROUND(AVERAGE(LOOKUP([.$A19];ClassLevels;FighterAB);LOOKUP([.$A19];ClassLevels;RogueAB));0)" office:value-type="float" office:value="8" calcext:value-type="float">
            <text:p>+8</text:p>
          </table:table-cell>
          <table:table-cell table:style-name="ce109" table:formula="of:=ROUND(AVERAGE(LOOKUP([.A19];ClassLevels;FighterInit);LOOKUP([.A19];ClassLevels;RogueInit)))" office:value-type="float" office:value="7" calcext:value-type="float">
            <text:p>+7</text:p>
          </table:table-cell>
          <table:table-cell table:style-name="ce109" table:formula="of:=ROUND(AVERAGE(LOOKUP([.$A19];ClassLevels;FighterSB);LOOKUP([.$A19];ClassLevels;RogueSB));0)" office:value-type="float" office:value="10" calcext:value-type="float">
            <text:p>+10</text:p>
          </table:table-cell>
          <table:table-cell table:style-name="ce114" table:formula="of:=LOOKUP(ROUNDDOWN([.$A19]*0.8);ClassLevels;FighterCM)" office:value-type="float" office:value="7" calcext:value-type="float">
            <text:p>7+</text:p>
          </table:table-cell>
          <table:table-cell table:style-name="ce114" table:formula="of:=LOOKUP(ROUNDDOWN([.$A19]*0.8);ClassLevels;RogueSA)" office:value-type="string" office:string-value="+3d4" calcext:value-type="string">
            <text:p>+3d4</text:p>
          </table:table-cell>
          <table:table-cell table:style-name="ce109" table:formula="of:=[$Fighter.G20]" office:value-type="float" office:value="1" calcext:value-type="float">
            <text:p>+1</text:p>
          </table:table-cell>
          <table:table-cell table:style-name="ce109" table:formula="of:=[$Fighter.H20]" office:value-type="string" office:string-value="--" calcext:value-type="string">
            <text:p>--</text:p>
          </table:table-cell>
          <table:table-cell table:style-name="ce109" table:formula="of:=ROUND(AVERAGE(LOOKUP([.$A19];ClassLevels;FighterEv);LOOKUP([.$A19];ClassLevels;RogueEv));0)" office:value-type="float" office:value="12" calcext:value-type="float">
            <text:p>+12</text:p>
          </table:table-cell>
          <table:table-cell table:style-name="ce109" table:formula="of:=ROUND(AVERAGE(LOOKUP([.$A19];ClassLevels;FighterHa);LOOKUP([.$A19];ClassLevels;RogueHa));0)" office:value-type="float" office:value="10" calcext:value-type="float">
            <text:p>+10</text:p>
          </table:table-cell>
          <table:table-cell table:style-name="ce109" table:formula="of:=ROUND(AVERAGE(LOOKUP([.$A19];ClassLevels;FighterSp);LOOKUP([.$A19];ClassLevels;RogueSp));0)" office:value-type="float" office:value="9" calcext:value-type="float">
            <text:p>+9</text:p>
          </table:table-cell>
          <table:table-cell/>
          <table:table-cell table:style-name="ce121" table:formula="of:=[.N18]+[.N$3]" office:value-type="float" office:value="55.5" calcext:value-type="float">
            <text:p>56</text:p>
          </table:table-cell>
          <table:table-cell table:style-name="ce107" table:formula="of:=AVERAGE([.J19:.L19])" office:value-type="float" office:value="10.3333333333333" calcext:value-type="float">
            <text:p>+10</text:p>
          </table:table-cell>
          <table:table-cell table:style-name="ce112" table:formula="of:=11+[.O19]" office:value-type="float" office:value="21.3333333333333" calcext:value-type="float">
            <text:p>21+</text:p>
          </table:table-cell>
          <table:table-cell table:style-name="ce112" table:formula="of:=11+[.E19]" office:value-type="float" office:value="21" calcext:value-type="float">
            <text:p>21+</text:p>
          </table:table-cell>
          <table:table-cell table:number-columns-repeated="48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([.A20]*2)-10)" office:value-type="string" office:string-value="10d6+20" calcext:value-type="string">
            <text:p>10d6+20</text:p>
          </table:table-cell>
          <table:table-cell table:style-name="ce109" table:formula="of:=ROUND(AVERAGE(LOOKUP([.$A20];ClassLevels;FighterAB);LOOKUP([.$A20];ClassLevels;RogueAB));0)" office:value-type="float" office:value="9" calcext:value-type="float">
            <text:p>+9</text:p>
          </table:table-cell>
          <table:table-cell table:style-name="ce109" table:formula="of:=ROUND(AVERAGE(LOOKUP([.A20];ClassLevels;FighterInit);LOOKUP([.A20];ClassLevels;RogueInit)))" office:value-type="float" office:value="7" calcext:value-type="float">
            <text:p>+7</text:p>
          </table:table-cell>
          <table:table-cell table:style-name="ce109" table:formula="of:=ROUND(AVERAGE(LOOKUP([.$A20];ClassLevels;FighterSB);LOOKUP([.$A20];ClassLevels;RogueSB));0)" office:value-type="float" office:value="11" calcext:value-type="float">
            <text:p>+11</text:p>
          </table:table-cell>
          <table:table-cell table:style-name="ce114" table:formula="of:=LOOKUP(ROUNDDOWN([.$A20]*0.8);ClassLevels;FighterCM)" office:value-type="float" office:value="7" calcext:value-type="float">
            <text:p>7+</text:p>
          </table:table-cell>
          <table:table-cell table:style-name="ce114" table:formula="of:=LOOKUP(ROUNDDOWN([.$A20]*0.8);ClassLevels;RogueSA)" office:value-type="string" office:string-value="+4d4" calcext:value-type="string">
            <text:p>+4d4</text:p>
          </table:table-cell>
          <table:table-cell table:style-name="ce109" table:formula="of:=[$Fighter.G21]" office:value-type="string" office:string-value="--" calcext:value-type="string">
            <text:p>--</text:p>
          </table:table-cell>
          <table:table-cell table:style-name="ce109" table:formula="of:=[$Fighter.H21]" office:value-type="string" office:string-value="--" calcext:value-type="string">
            <text:p>--</text:p>
          </table:table-cell>
          <table:table-cell table:style-name="ce109" table:formula="of:=ROUND(AVERAGE(LOOKUP([.$A20];ClassLevels;FighterEv);LOOKUP([.$A20];ClassLevels;RogueEv));0)" office:value-type="float" office:value="12" calcext:value-type="float">
            <text:p>+12</text:p>
          </table:table-cell>
          <table:table-cell table:style-name="ce109" table:formula="of:=ROUND(AVERAGE(LOOKUP([.$A20];ClassLevels;FighterHa);LOOKUP([.$A20];ClassLevels;RogueHa));0)" office:value-type="float" office:value="11" calcext:value-type="float">
            <text:p>+11</text:p>
          </table:table-cell>
          <table:table-cell table:style-name="ce109" table:formula="of:=ROUND(AVERAGE(LOOKUP([.$A20];ClassLevels;FighterSp);LOOKUP([.$A20];ClassLevels;RogueSp));0)" office:value-type="float" office:value="10" calcext:value-type="float">
            <text:p>+10</text:p>
          </table:table-cell>
          <table:table-cell/>
          <table:table-cell table:style-name="ce121" table:formula="of:=[.N19]+[.N$3]" office:value-type="float" office:value="57.5" calcext:value-type="float">
            <text:p>58</text:p>
          </table:table-cell>
          <table:table-cell table:style-name="ce107" table:formula="of:=AVERAGE([.J20:.L20])" office:value-type="float" office:value="11" calcext:value-type="float">
            <text:p>+11</text:p>
          </table:table-cell>
          <table:table-cell table:style-name="ce112" table:formula="of:=11+[.O20]" office:value-type="float" office:value="22" calcext:value-type="float">
            <text:p>22+</text:p>
          </table:table-cell>
          <table:table-cell table:style-name="ce112" table:formula="of:=11+[.E20]" office:value-type="float" office:value="22" calcext:value-type="float">
            <text:p>22+</text:p>
          </table:table-cell>
          <table:table-cell table:number-columns-repeated="48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([.A21]*2)-10)" office:value-type="string" office:string-value="10d6+22" calcext:value-type="string">
            <text:p>10d6+22</text:p>
          </table:table-cell>
          <table:table-cell table:style-name="ce110" table:formula="of:=ROUND(AVERAGE(LOOKUP([.$A21];ClassLevels;FighterAB);LOOKUP([.$A21];ClassLevels;RogueAB));0)" office:value-type="float" office:value="9" calcext:value-type="float">
            <text:p>+9</text:p>
          </table:table-cell>
          <table:table-cell table:style-name="ce110" table:formula="of:=ROUND(AVERAGE(LOOKUP([.A21];ClassLevels;FighterInit);LOOKUP([.A21];ClassLevels;RogueInit)))" office:value-type="float" office:value="8" calcext:value-type="float">
            <text:p>+8</text:p>
          </table:table-cell>
          <table:table-cell table:style-name="ce110" table:formula="of:=ROUND(AVERAGE(LOOKUP([.$A21];ClassLevels;FighterSB);LOOKUP([.$A21];ClassLevels;RogueSB));0)" office:value-type="float" office:value="12" calcext:value-type="float">
            <text:p>+12</text:p>
          </table:table-cell>
          <table:table-cell table:style-name="ce115" table:formula="of:=LOOKUP(ROUNDDOWN([.$A21]*0.8);ClassLevels;FighterCM)" office:value-type="float" office:value="7" calcext:value-type="float">
            <text:p>7+</text:p>
          </table:table-cell>
          <table:table-cell table:style-name="ce115" table:formula="of:=LOOKUP(ROUNDDOWN([.$A21]*0.8);ClassLevels;RogueSA)" office:value-type="string" office:string-value="+4d4" calcext:value-type="string">
            <text:p>+4d4</text:p>
          </table:table-cell>
          <table:table-cell table:style-name="ce110" table:formula="of:=[$Fighter.G22]" office:value-type="string" office:string-value="--" calcext:value-type="string">
            <text:p>--</text:p>
          </table:table-cell>
          <table:table-cell table:style-name="ce110" table:formula="of:=[$Fighter.H22]" office:value-type="string" office:string-value="--" calcext:value-type="string">
            <text:p>--</text:p>
          </table:table-cell>
          <table:table-cell table:style-name="ce110" table:formula="of:=ROUND(AVERAGE(LOOKUP([.$A21];ClassLevels;FighterEv);LOOKUP([.$A21];ClassLevels;RogueEv));0)" office:value-type="float" office:value="13" calcext:value-type="float">
            <text:p>+13</text:p>
          </table:table-cell>
          <table:table-cell table:style-name="ce110" table:formula="of:=ROUND(AVERAGE(LOOKUP([.$A21];ClassLevels;FighterHa);LOOKUP([.$A21];ClassLevels;RogueHa));0)" office:value-type="float" office:value="12" calcext:value-type="float">
            <text:p>+12</text:p>
          </table:table-cell>
          <table:table-cell table:style-name="ce110" table:formula="of:=ROUND(AVERAGE(LOOKUP([.$A21];ClassLevels;FighterSp);LOOKUP([.$A21];ClassLevels;RogueSp));0)" office:value-type="float" office:value="11" calcext:value-type="float">
            <text:p>+11</text:p>
          </table:table-cell>
          <table:table-cell/>
          <table:table-cell table:style-name="ce121" table:formula="of:=[.N20]+[.N$3]" office:value-type="float" office:value="59.5" calcext:value-type="float">
            <text:p>60</text:p>
          </table:table-cell>
          <table:table-cell table:style-name="ce107" table:formula="of:=AVERAGE([.J21:.L21])" office:value-type="float" office:value="12" calcext:value-type="float">
            <text:p>+12</text:p>
          </table:table-cell>
          <table:table-cell table:style-name="ce112" table:formula="of:=11+[.O21]" office:value-type="float" office:value="23" calcext:value-type="float">
            <text:p>23+</text:p>
          </table:table-cell>
          <table:table-cell table:style-name="ce112" table:formula="of:=11+[.E21]" office:value-type="float" office:value="23" calcext:value-type="float">
            <text:p>23+</text:p>
          </table:table-cell>
          <table:table-cell table:number-columns-repeated="48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([.A22]*2)-10)" office:value-type="string" office:string-value="10d6+24" calcext:value-type="string">
            <text:p>10d6+24</text:p>
          </table:table-cell>
          <table:table-cell table:style-name="ce110" table:formula="of:=ROUND(AVERAGE(LOOKUP([.$A22];ClassLevels;FighterAB);LOOKUP([.$A22];ClassLevels;RogueAB));0)" office:value-type="float" office:value="10" calcext:value-type="float">
            <text:p>+10</text:p>
          </table:table-cell>
          <table:table-cell table:style-name="ce110" table:formula="of:=ROUND(AVERAGE(LOOKUP([.A22];ClassLevels;FighterInit);LOOKUP([.A22];ClassLevels;RogueInit)))" office:value-type="float" office:value="8" calcext:value-type="float">
            <text:p>+8</text:p>
          </table:table-cell>
          <table:table-cell table:style-name="ce110" table:formula="of:=ROUND(AVERAGE(LOOKUP([.$A22];ClassLevels;FighterSB);LOOKUP([.$A22];ClassLevels;RogueSB));0)" office:value-type="float" office:value="12" calcext:value-type="float">
            <text:p>+12</text:p>
          </table:table-cell>
          <table:table-cell table:style-name="ce115" table:formula="of:=LOOKUP(ROUNDDOWN([.$A22]*0.8);ClassLevels;FighterCM)" office:value-type="float" office:value="6" calcext:value-type="float">
            <text:p>6+</text:p>
          </table:table-cell>
          <table:table-cell table:style-name="ce115" table:formula="of:=LOOKUP(ROUNDDOWN([.$A22]*0.8);ClassLevels;RogueSA)" office:value-type="string" office:string-value="+4d4" calcext:value-type="string">
            <text:p>+4d4</text:p>
          </table:table-cell>
          <table:table-cell table:style-name="ce110" table:formula="of:=[$Fighter.G23]" office:value-type="string" office:string-value="--" calcext:value-type="string">
            <text:p>--</text:p>
          </table:table-cell>
          <table:table-cell table:style-name="ce110" table:formula="of:=[$Fighter.H23]" office:value-type="float" office:value="1" calcext:value-type="float">
            <text:p>+1</text:p>
          </table:table-cell>
          <table:table-cell table:style-name="ce110" table:formula="of:=ROUND(AVERAGE(LOOKUP([.$A22];ClassLevels;FighterEv);LOOKUP([.$A22];ClassLevels;RogueEv));0)" office:value-type="float" office:value="14" calcext:value-type="float">
            <text:p>+14</text:p>
          </table:table-cell>
          <table:table-cell table:style-name="ce110" table:formula="of:=ROUND(AVERAGE(LOOKUP([.$A22];ClassLevels;FighterHa);LOOKUP([.$A22];ClassLevels;RogueHa));0)" office:value-type="float" office:value="12" calcext:value-type="float">
            <text:p>+12</text:p>
          </table:table-cell>
          <table:table-cell table:style-name="ce110" table:formula="of:=ROUND(AVERAGE(LOOKUP([.$A22];ClassLevels;FighterSp);LOOKUP([.$A22];ClassLevels;RogueSp));0)" office:value-type="float" office:value="11" calcext:value-type="float">
            <text:p>+11</text:p>
          </table:table-cell>
          <table:table-cell/>
          <table:table-cell table:style-name="ce121" table:formula="of:=[.N21]+[.N$3]" office:value-type="float" office:value="61.5" calcext:value-type="float">
            <text:p>62</text:p>
          </table:table-cell>
          <table:table-cell table:style-name="ce107" table:formula="of:=AVERAGE([.J22:.L22])" office:value-type="float" office:value="12.3333333333333" calcext:value-type="float">
            <text:p>+12</text:p>
          </table:table-cell>
          <table:table-cell table:style-name="ce112" table:formula="of:=11+[.O22]" office:value-type="float" office:value="23.3333333333333" calcext:value-type="float">
            <text:p>23+</text:p>
          </table:table-cell>
          <table:table-cell table:style-name="ce112" table:formula="of:=11+[.E22]" office:value-type="float" office:value="23" calcext:value-type="float">
            <text:p>23+</text:p>
          </table:table-cell>
          <table:table-cell table:number-columns-repeated="48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([.A23]*2)-10)" office:value-type="string" office:string-value="10d6+26" calcext:value-type="string">
            <text:p>10d6+26</text:p>
          </table:table-cell>
          <table:table-cell table:style-name="ce110" table:formula="of:=ROUND(AVERAGE(LOOKUP([.$A23];ClassLevels;FighterAB);LOOKUP([.$A23];ClassLevels;RogueAB));0)" office:value-type="float" office:value="11" calcext:value-type="float">
            <text:p>+11</text:p>
          </table:table-cell>
          <table:table-cell table:style-name="ce110" table:formula="of:=ROUND(AVERAGE(LOOKUP([.A23];ClassLevels;FighterInit);LOOKUP([.A23];ClassLevels;RogueInit)))" office:value-type="float" office:value="9" calcext:value-type="float">
            <text:p>+9</text:p>
          </table:table-cell>
          <table:table-cell table:style-name="ce110" table:formula="of:=ROUND(AVERAGE(LOOKUP([.$A23];ClassLevels;FighterSB);LOOKUP([.$A23];ClassLevels;RogueSB));0)" office:value-type="float" office:value="13" calcext:value-type="float">
            <text:p>+13</text:p>
          </table:table-cell>
          <table:table-cell table:style-name="ce115" table:formula="of:=LOOKUP(ROUNDDOWN([.$A23]*0.8);ClassLevels;FighterCM)" office:value-type="float" office:value="5" calcext:value-type="float">
            <text:p>5+</text:p>
          </table:table-cell>
          <table:table-cell table:style-name="ce115" table:formula="of:=LOOKUP(ROUNDDOWN([.$A23]*0.8);ClassLevels;RogueSA)" office:value-type="string" office:string-value="+4d4" calcext:value-type="string">
            <text:p>+4d4</text:p>
          </table:table-cell>
          <table:table-cell table:style-name="ce110" table:formula="of:=[$Fighter.G24]" office:value-type="float" office:value="1" calcext:value-type="float">
            <text:p>+1</text:p>
          </table:table-cell>
          <table:table-cell table:style-name="ce110" table:formula="of:=[$Fighter.H24]" office:value-type="string" office:string-value="--" calcext:value-type="string">
            <text:p>--</text:p>
          </table:table-cell>
          <table:table-cell table:style-name="ce110" table:formula="of:=ROUND(AVERAGE(LOOKUP([.$A23];ClassLevels;FighterEv);LOOKUP([.$A23];ClassLevels;RogueEv));0)" office:value-type="float" office:value="15" calcext:value-type="float">
            <text:p>+15</text:p>
          </table:table-cell>
          <table:table-cell table:style-name="ce110" table:formula="of:=ROUND(AVERAGE(LOOKUP([.$A23];ClassLevels;FighterHa);LOOKUP([.$A23];ClassLevels;RogueHa));0)" office:value-type="float" office:value="13" calcext:value-type="float">
            <text:p>+13</text:p>
          </table:table-cell>
          <table:table-cell table:style-name="ce110" table:formula="of:=ROUND(AVERAGE(LOOKUP([.$A23];ClassLevels;FighterSp);LOOKUP([.$A23];ClassLevels;RogueSp));0)" office:value-type="float" office:value="12" calcext:value-type="float">
            <text:p>+12</text:p>
          </table:table-cell>
          <table:table-cell/>
          <table:table-cell table:style-name="ce121" table:formula="of:=[.N22]+[.N$3]" office:value-type="float" office:value="63.5" calcext:value-type="float">
            <text:p>64</text:p>
          </table:table-cell>
          <table:table-cell table:style-name="ce107" table:formula="of:=AVERAGE([.J23:.L23])" office:value-type="float" office:value="13.3333333333333" calcext:value-type="float">
            <text:p>+13</text:p>
          </table:table-cell>
          <table:table-cell table:style-name="ce112" table:formula="of:=11+[.O23]" office:value-type="float" office:value="24.3333333333333" calcext:value-type="float">
            <text:p>24+</text:p>
          </table:table-cell>
          <table:table-cell table:style-name="ce112" table:formula="of:=11+[.E23]" office:value-type="float" office:value="24" calcext:value-type="float">
            <text:p>24+</text:p>
          </table:table-cell>
          <table:table-cell table:number-columns-repeated="48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([.A24]*2)-10)" office:value-type="string" office:string-value="10d6+28" calcext:value-type="string">
            <text:p>10d6+28</text:p>
          </table:table-cell>
          <table:table-cell table:style-name="ce110" table:formula="of:=ROUND(AVERAGE(LOOKUP([.$A24];ClassLevels;FighterAB);LOOKUP([.$A24];ClassLevels;RogueAB));0)" office:value-type="float" office:value="11" calcext:value-type="float">
            <text:p>+11</text:p>
          </table:table-cell>
          <table:table-cell table:style-name="ce110" table:formula="of:=ROUND(AVERAGE(LOOKUP([.A24];ClassLevels;FighterInit);LOOKUP([.A24];ClassLevels;RogueInit)))" office:value-type="float" office:value="9" calcext:value-type="float">
            <text:p>+9</text:p>
          </table:table-cell>
          <table:table-cell table:style-name="ce110" table:formula="of:=ROUND(AVERAGE(LOOKUP([.$A24];ClassLevels;FighterSB);LOOKUP([.$A24];ClassLevels;RogueSB));0)" office:value-type="float" office:value="14" calcext:value-type="float">
            <text:p>+14</text:p>
          </table:table-cell>
          <table:table-cell table:style-name="ce115" table:formula="of:=LOOKUP(ROUNDDOWN([.$A24]*0.8);ClassLevels;FighterCM)" office:value-type="float" office:value="5" calcext:value-type="float">
            <text:p>5+</text:p>
          </table:table-cell>
          <table:table-cell table:style-name="ce115" table:formula="of:=LOOKUP(ROUNDDOWN([.$A24]*0.8);ClassLevels;RogueSA)" office:value-type="string" office:string-value="+5d4" calcext:value-type="string">
            <text:p>+5d4</text:p>
          </table:table-cell>
          <table:table-cell table:style-name="ce110" table:formula="of:=[$Fighter.G25]" office:value-type="string" office:string-value="--" calcext:value-type="string">
            <text:p>--</text:p>
          </table:table-cell>
          <table:table-cell table:style-name="ce110" table:formula="of:=[$Fighter.H25]" office:value-type="string" office:string-value="--" calcext:value-type="string">
            <text:p>--</text:p>
          </table:table-cell>
          <table:table-cell table:style-name="ce110" table:formula="of:=ROUND(AVERAGE(LOOKUP([.$A24];ClassLevels;FighterEv);LOOKUP([.$A24];ClassLevels;RogueEv));0)" office:value-type="float" office:value="15" calcext:value-type="float">
            <text:p>+15</text:p>
          </table:table-cell>
          <table:table-cell table:style-name="ce110" table:formula="of:=ROUND(AVERAGE(LOOKUP([.$A24];ClassLevels;FighterHa);LOOKUP([.$A24];ClassLevels;RogueHa));0)" office:value-type="float" office:value="14" calcext:value-type="float">
            <text:p>+14</text:p>
          </table:table-cell>
          <table:table-cell table:style-name="ce110" table:formula="of:=ROUND(AVERAGE(LOOKUP([.$A24];ClassLevels;FighterSp);LOOKUP([.$A24];ClassLevels;RogueSp));0)" office:value-type="float" office:value="13" calcext:value-type="float">
            <text:p>+13</text:p>
          </table:table-cell>
          <table:table-cell/>
          <table:table-cell table:style-name="ce121" table:formula="of:=[.N23]+[.N$3]" office:value-type="float" office:value="65.5" calcext:value-type="float">
            <text:p>66</text:p>
          </table:table-cell>
          <table:table-cell table:style-name="ce107" table:formula="of:=AVERAGE([.J24:.L24])" office:value-type="float" office:value="14" calcext:value-type="float">
            <text:p>+14</text:p>
          </table:table-cell>
          <table:table-cell table:style-name="ce112" table:formula="of:=11+[.O24]" office:value-type="float" office:value="25" calcext:value-type="float">
            <text:p>25+</text:p>
          </table:table-cell>
          <table:table-cell table:style-name="ce112" table:formula="of:=11+[.E24]" office:value-type="float" office:value="25" calcext:value-type="float">
            <text:p>25+</text:p>
          </table:table-cell>
          <table:table-cell table:number-columns-repeated="48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([.A25]*2)-10)" office:value-type="string" office:string-value="10d6+30" calcext:value-type="string">
            <text:p>10d6+30</text:p>
          </table:table-cell>
          <table:table-cell table:style-name="ce110" table:formula="of:=ROUND(AVERAGE(LOOKUP([.$A25];ClassLevels;FighterAB);LOOKUP([.$A25];ClassLevels;RogueAB));0)" office:value-type="float" office:value="12" calcext:value-type="float">
            <text:p>+12</text:p>
          </table:table-cell>
          <table:table-cell table:style-name="ce110" table:formula="of:=ROUND(AVERAGE(LOOKUP([.A25];ClassLevels;FighterInit);LOOKUP([.A25];ClassLevels;RogueInit)))" office:value-type="float" office:value="10" calcext:value-type="float">
            <text:p>+10</text:p>
          </table:table-cell>
          <table:table-cell table:style-name="ce110" table:formula="of:=ROUND(AVERAGE(LOOKUP([.$A25];ClassLevels;FighterSB);LOOKUP([.$A25];ClassLevels;RogueSB));0)" office:value-type="float" office:value="14" calcext:value-type="float">
            <text:p>+14</text:p>
          </table:table-cell>
          <table:table-cell table:style-name="ce115" table:formula="of:=LOOKUP(ROUNDDOWN([.$A25]*0.8);ClassLevels;FighterCM)" office:value-type="float" office:value="4" calcext:value-type="float">
            <text:p>4+</text:p>
          </table:table-cell>
          <table:table-cell table:style-name="ce115" table:formula="of:=LOOKUP(ROUNDDOWN([.$A25]*0.8);ClassLevels;RogueSA)" office:value-type="string" office:string-value="+5d4" calcext:value-type="string">
            <text:p>+5d4</text:p>
          </table:table-cell>
          <table:table-cell table:style-name="ce110" table:formula="of:=[$Fighter.G26]" office:value-type="string" office:string-value="--" calcext:value-type="string">
            <text:p>--</text:p>
          </table:table-cell>
          <table:table-cell table:style-name="ce110" table:formula="of:=[$Fighter.H26]" office:value-type="string" office:string-value="--" calcext:value-type="string">
            <text:p>--</text:p>
          </table:table-cell>
          <table:table-cell table:style-name="ce110" table:formula="of:=ROUND(AVERAGE(LOOKUP([.$A25];ClassLevels;FighterEv);LOOKUP([.$A25];ClassLevels;RogueEv));0)" office:value-type="float" office:value="16" calcext:value-type="float">
            <text:p>+16</text:p>
          </table:table-cell>
          <table:table-cell table:style-name="ce110" table:formula="of:=ROUND(AVERAGE(LOOKUP([.$A25];ClassLevels;FighterHa);LOOKUP([.$A25];ClassLevels;RogueHa));0)" office:value-type="float" office:value="15" calcext:value-type="float">
            <text:p>+15</text:p>
          </table:table-cell>
          <table:table-cell table:style-name="ce110" table:formula="of:=ROUND(AVERAGE(LOOKUP([.$A25];ClassLevels;FighterSp);LOOKUP([.$A25];ClassLevels;RogueSp));0)" office:value-type="float" office:value="14" calcext:value-type="float">
            <text:p>+14</text:p>
          </table:table-cell>
          <table:table-cell/>
          <table:table-cell table:style-name="ce121" table:formula="of:=[.N24]+[.N$3]" office:value-type="float" office:value="67.5" calcext:value-type="float">
            <text:p>68</text:p>
          </table:table-cell>
          <table:table-cell table:style-name="ce107" table:formula="of:=AVERAGE([.J25:.L25])" office:value-type="float" office:value="15" calcext:value-type="float">
            <text:p>+15</text:p>
          </table:table-cell>
          <table:table-cell table:style-name="ce112" table:formula="of:=11+[.O25]" office:value-type="float" office:value="26" calcext:value-type="float">
            <text:p>26+</text:p>
          </table:table-cell>
          <table:table-cell table:style-name="ce112" table:formula="of:=11+[.E25]" office:value-type="float" office:value="25" calcext:value-type="float">
            <text:p>25+</text:p>
          </table:table-cell>
          <table:table-cell table:number-columns-repeated="48"/>
        </table:table-row>
        <table:table-row table:style-name="ro1">
          <table:table-cell table:style-name="ce99" table:number-columns-repeated="7"/>
          <table:table-cell table:style-name="ce99" table:formula="of:=SUM([.H6:.H25])" office:value-type="float" office:value="7" calcext:value-type="float">
            <text:p>7</text:p>
          </table:table-cell>
          <table:table-cell table:style-name="ce99" table:formula="of:=SUM([.I6:.I25])" office:value-type="float" office:value="6" calcext:value-type="float">
            <text:p>6</text:p>
          </table:table-cell>
          <table:table-cell table:style-name="ce99" table:number-columns-repeated="3"/>
          <table:table-cell table:number-columns-repeated="2"/>
          <table:table-cell table:style-name="ce99"/>
          <table:table-cell table:style-name="ce112" table:number-columns-repeated="2"/>
          <table:table-cell table:number-columns-repeated="48"/>
        </table:table-row>
        <table:table-row table:style-name="ro1" table:number-rows-repeated="974">
          <table:table-cell table:style-name="ce99" table:number-columns-repeated="12"/>
          <table:table-cell table:number-columns-repeated="53"/>
        </table:table-row>
        <table:table-row table:style-name="ro2" table:number-rows-repeated="1047575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Fighter-Spellcaster" table:style-name="ta5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99" table:number-columns-repeated="14"/>
          <table:table-cell/>
          <table:table-cell table:style-name="ce99" office:value-type="float" office:value="6" calcext:value-type="float">
            <text:p>6</text:p>
          </table:table-cell>
          <table:table-cell table:number-columns-repeated="49"/>
        </table:table-row>
        <table:table-row table:style-name="ro1">
          <table:table-cell table:style-name="ce99" table:number-columns-repeated="14"/>
          <table:table-cell/>
          <table:table-cell table:style-name="ce99" office:value-type="float" office:value="3.5" calcext:value-type="float">
            <text:p>3.5</text:p>
          </table:table-cell>
          <table:table-cell table:number-columns-repeated="49"/>
        </table:table-row>
        <table:table-row table:style-name="ro1">
          <table:table-cell table:style-name="ce99" table:number-columns-repeated="2"/>
          <table:table-cell table:style-name="ce105" table:number-columns-repeated="4"/>
          <table:table-cell table:style-name="ce105" table:formula="of:=2/3" office:value-type="float" office:value="0.666666666666667" calcext:value-type="float">
            <text:p>0.67</text:p>
          </table:table-cell>
          <table:table-cell table:style-name="ce99" office:value-type="float" office:value="0.9" calcext:value-type="float">
            <text:p>0.9</text:p>
          </table:table-cell>
          <table:table-cell table:style-name="ce99" office:value-type="float" office:value="0.8" calcext:value-type="float">
            <text:p>0.8</text:p>
          </table:table-cell>
          <table:table-cell table:style-name="ce99" table:number-columns-repeated="5"/>
          <table:table-cell/>
          <table:table-cell table:style-name="ce99" office:value-type="float" office:value="2" calcext:value-type="float">
            <text:p>2</text:p>
          </table:table-cell>
          <table:table-cell table:number-columns-repeated="49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Initiative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Invocation</text:p>
          </table:table-cell>
          <table:table-cell table:style-name="ce100" office:value-type="string" calcext:value-type="string">
            <text:p>Max</text:p>
          </table:table-cell>
          <table:table-cell table:style-name="ce100" office:value-type="string" calcext:value-type="string">
            <text:p>Spells</text:p>
          </table:table-cell>
          <table:table-cell table:style-name="ce100" office:value-type="string" calcext:value-type="string">
            <text:p>Spell</text:p>
          </table:table-cell>
          <table:table-cell table:style-name="ce100" table:number-columns-repeated="2"/>
          <table:table-cell table:style-name="ce105" table:number-columns-repeated="3"/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3" table:style-name="ce100" office:value-type="string" calcext:value-type="string">
            <text:p>Bonus</text:p>
          </table:table-cell>
          <table:table-cell table:style-name="ce100" office:value-type="string" calcext:value-type="string">
            <text:p>Dice</text:p>
          </table:table-cell>
          <table:table-cell table:style-name="ce100" office:value-type="string" calcext:value-type="string">
            <text:p>Spell</text:p>
          </table:table-cell>
          <table:table-cell table:style-name="ce100" office:value-type="string" calcext:value-type="string">
            <text:p>Prepped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6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6] &amp; &quot;d6&quot;" office:value-type="string" office:string-value="1d6" calcext:value-type="string">
            <text:p>1d6</text:p>
          </table:table-cell>
          <table:table-cell table:style-name="ce107" table:formula="of:=ROUND(AVERAGE(LOOKUP([.$A6];ClassLevels;FighterAB);LOOKUP([.$A6];ClassLevels;CasterAB));0)" office:value-type="float" office:value="0" calcext:value-type="float">
            <text:p>+0</text:p>
          </table:table-cell>
          <table:table-cell table:style-name="ce107" table:formula="of:=ROUND(AVERAGE(LOOKUP([.A6];ClassLevels;FighterInit);LOOKUP([.A6];ClassLevels;SpellcasterInit)))" office:value-type="float" office:value="0" calcext:value-type="float">
            <text:p>+0</text:p>
          </table:table-cell>
          <table:table-cell table:style-name="ce107" table:formula="of:=ROUND(AVERAGE(LOOKUP([.$A6];ClassLevels;FighterSB);LOOKUP([.$A6];ClassLevels;CasterSB));0)" office:value-type="float" office:value="1" calcext:value-type="float">
            <text:p>+1</text:p>
          </table:table-cell>
          <table:table-cell table:style-name="ce112" table:formula="of:=LOOKUP(ROUNDDOWN([.$A6]*0.8);ClassLevels;CasterID)" office:value-type="string" office:string-value="0d6" calcext:value-type="string">
            <text:p>0d6</text:p>
          </table:table-cell>
          <table:table-cell table:style-name="ce99" table:formula="of:=LOOKUP(ROUNDDOWN([.$A6]*[.$G$3]);ClassLevels;CasterST)" office:value-type="float" office:value="0" calcext:value-type="float">
            <text:p>0</text:p>
          </table:table-cell>
          <table:table-cell table:style-name="ce99" table:formula="of:=LOOKUP(ROUNDDOWN([.$H$3]*[.$A6]);ClassLevels;CasterPrep)" office:value-type="float" office:value="0" calcext:value-type="float">
            <text:p>0</text:p>
          </table:table-cell>
          <table:table-cell table:style-name="ce112" table:formula="of:=LOOKUP(ROUNDDOWN( [.$I$3]*[.$A6]);ClassLevels;CasterSv)" office:value-type="float" office:value="11" calcext:value-type="float">
            <text:p>11+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AVERAGE(LOOKUP([.$A6];ClassLevels;FighterEv);LOOKUP([.$A6];ClassLevels;CasterEv));0)" office:value-type="float" office:value="1" calcext:value-type="float">
            <text:p>+1</text:p>
          </table:table-cell>
          <table:table-cell table:style-name="ce107" table:formula="of:=ROUND(AVERAGE(LOOKUP([.$A6];ClassLevels;FighterHa);LOOKUP([.$A6];ClassLevels;CasterHa));0)" office:value-type="float" office:value="1" calcext:value-type="float">
            <text:p>+1</text:p>
          </table:table-cell>
          <table:table-cell table:style-name="ce107" table:formula="of:=ROUND(AVERAGE(LOOKUP([.$A6];ClassLevels;FighterSp);LOOKUP([.$A6];ClassLevels;CasterSp));0)" office:value-type="float" office:value="1" calcext:value-type="float">
            <text:p>+1</text:p>
          </table:table-cell>
          <table:table-cell/>
          <table:table-cell table:style-name="ce121" table:formula="of:=[.P1]" office:value-type="float" office:value="6" calcext:value-type="float">
            <text:p>6</text:p>
          </table:table-cell>
          <table:table-cell table:style-name="ce107" table:formula="of:=AVERAGE([.L6:.N6])" office:value-type="float" office:value="1" calcext:value-type="float">
            <text:p>+1</text:p>
          </table:table-cell>
          <table:table-cell table:style-name="ce112" table:formula="of:=11+[.Q6]" office:value-type="float" office:value="12" calcext:value-type="float">
            <text:p>12+</text:p>
          </table:table-cell>
          <table:table-cell table:style-name="ce112" table:formula="of:=11+[.E6]" office:value-type="float" office:value="12" calcext:value-type="float">
            <text:p>12+</text:p>
          </table:table-cell>
          <table:table-cell table:number-columns-repeated="46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7] &amp; &quot;d6&quot;" office:value-type="string" office:string-value="2d6" calcext:value-type="string">
            <text:p>2d6</text:p>
          </table:table-cell>
          <table:table-cell table:style-name="ce107" table:formula="of:=ROUND(AVERAGE(LOOKUP([.$A7];ClassLevels;FighterAB);LOOKUP([.$A7];ClassLevels;CasterAB));0)" office:value-type="float" office:value="1" calcext:value-type="float">
            <text:p>+1</text:p>
          </table:table-cell>
          <table:table-cell table:style-name="ce107" table:formula="of:=ROUND(AVERAGE(LOOKUP([.A7];ClassLevels;FighterInit);LOOKUP([.A7];ClassLevels;SpellcasterInit)))" office:value-type="float" office:value="1" calcext:value-type="float">
            <text:p>+1</text:p>
          </table:table-cell>
          <table:table-cell table:style-name="ce107" table:formula="of:=ROUND(AVERAGE(LOOKUP([.$A7];ClassLevels;FighterSB);LOOKUP([.$A7];ClassLevels;CasterSB));0)" office:value-type="float" office:value="1" calcext:value-type="float">
            <text:p>+1</text:p>
          </table:table-cell>
          <table:table-cell table:style-name="ce112" table:formula="of:=LOOKUP(ROUNDDOWN([.$A7]*0.8);ClassLevels;CasterID)" office:value-type="string" office:string-value="1d6" calcext:value-type="string">
            <text:p>1d6</text:p>
          </table:table-cell>
          <table:table-cell table:style-name="ce99" table:formula="of:=LOOKUP(ROUNDDOWN([.$A7]*[.$G$3]);ClassLevels;CasterST)" office:value-type="float" office:value="1" calcext:value-type="float">
            <text:p>1</text:p>
          </table:table-cell>
          <table:table-cell table:style-name="ce99" table:formula="of:=LOOKUP(ROUNDDOWN([.$H$3]*[.$A7]);ClassLevels;CasterPrep)" office:value-type="float" office:value="1" calcext:value-type="float">
            <text:p>1</text:p>
          </table:table-cell>
          <table:table-cell table:style-name="ce112" table:formula="of:=LOOKUP(ROUNDDOWN( [.$I$3]*[.$A7]);ClassLevels;CasterSv)" office:value-type="float" office:value="12" calcext:value-type="float">
            <text:p>12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7];ClassLevels;FighterEv);LOOKUP([.$A7];ClassLevels;CasterEv));0)" office:value-type="float" office:value="2" calcext:value-type="float">
            <text:p>+2</text:p>
          </table:table-cell>
          <table:table-cell table:style-name="ce107" table:formula="of:=ROUND(AVERAGE(LOOKUP([.$A7];ClassLevels;FighterHa);LOOKUP([.$A7];ClassLevels;CasterHa));0)" office:value-type="float" office:value="2" calcext:value-type="float">
            <text:p>+2</text:p>
          </table:table-cell>
          <table:table-cell table:style-name="ce107" table:formula="of:=ROUND(AVERAGE(LOOKUP([.$A7];ClassLevels;FighterSp);LOOKUP([.$A7];ClassLevels;CasterSp));0)" office:value-type="float" office:value="2" calcext:value-type="float">
            <text:p>+2</text:p>
          </table:table-cell>
          <table:table-cell/>
          <table:table-cell table:style-name="ce121" table:formula="of:=[.P6]+[.P$2]" office:value-type="float" office:value="9.5" calcext:value-type="float">
            <text:p>10</text:p>
          </table:table-cell>
          <table:table-cell table:style-name="ce107" table:formula="of:=AVERAGE([.L7:.N7])" office:value-type="float" office:value="2" calcext:value-type="float">
            <text:p>+2</text:p>
          </table:table-cell>
          <table:table-cell table:style-name="ce112" table:formula="of:=11+[.Q7]" office:value-type="float" office:value="13" calcext:value-type="float">
            <text:p>13+</text:p>
          </table:table-cell>
          <table:table-cell table:style-name="ce112" table:formula="of:=11+[.E7]" office:value-type="float" office:value="12" calcext:value-type="float">
            <text:p>12+</text:p>
          </table:table-cell>
          <table:table-cell table:number-columns-repeated="46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8] &amp; &quot;d6&quot;" office:value-type="string" office:string-value="3d6" calcext:value-type="string">
            <text:p>3d6</text:p>
          </table:table-cell>
          <table:table-cell table:style-name="ce107" table:formula="of:=ROUND(AVERAGE(LOOKUP([.$A8];ClassLevels;FighterAB);LOOKUP([.$A8];ClassLevels;CasterAB));0)" office:value-type="float" office:value="2" calcext:value-type="float">
            <text:p>+2</text:p>
          </table:table-cell>
          <table:table-cell table:style-name="ce107" table:formula="of:=ROUND(AVERAGE(LOOKUP([.A8];ClassLevels;FighterInit);LOOKUP([.A8];ClassLevels;SpellcasterInit)))" office:value-type="float" office:value="1" calcext:value-type="float">
            <text:p>+1</text:p>
          </table:table-cell>
          <table:table-cell table:style-name="ce107" table:formula="of:=ROUND(AVERAGE(LOOKUP([.$A8];ClassLevels;FighterSB);LOOKUP([.$A8];ClassLevels;CasterSB));0)" office:value-type="float" office:value="2" calcext:value-type="float">
            <text:p>+2</text:p>
          </table:table-cell>
          <table:table-cell table:style-name="ce112" table:formula="of:=LOOKUP(ROUNDDOWN([.$A8]*0.8);ClassLevels;CasterID)" office:value-type="string" office:string-value="1d6" calcext:value-type="string">
            <text:p>1d6</text:p>
          </table:table-cell>
          <table:table-cell table:style-name="ce99" table:formula="of:=LOOKUP(ROUNDDOWN([.$A8]*[.$G$3]);ClassLevels;CasterST)" office:value-type="float" office:value="1" calcext:value-type="float">
            <text:p>1</text:p>
          </table:table-cell>
          <table:table-cell table:style-name="ce99" table:formula="of:=LOOKUP(ROUNDDOWN([.$H$3]*[.$A8]);ClassLevels;CasterPrep)" office:value-type="float" office:value="2" calcext:value-type="float">
            <text:p>2</text:p>
          </table:table-cell>
          <table:table-cell table:style-name="ce112" table:formula="of:=LOOKUP(ROUNDDOWN( [.$I$3]*[.$A8]);ClassLevels;CasterSv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8];ClassLevels;FighterEv);LOOKUP([.$A8];ClassLevels;CasterEv));0)" office:value-type="float" office:value="2" calcext:value-type="float">
            <text:p>+2</text:p>
          </table:table-cell>
          <table:table-cell table:style-name="ce107" table:formula="of:=ROUND(AVERAGE(LOOKUP([.$A8];ClassLevels;FighterHa);LOOKUP([.$A8];ClassLevels;CasterHa));0)" office:value-type="float" office:value="2" calcext:value-type="float">
            <text:p>+2</text:p>
          </table:table-cell>
          <table:table-cell table:style-name="ce107" table:formula="of:=ROUND(AVERAGE(LOOKUP([.$A8];ClassLevels;FighterSp);LOOKUP([.$A8];ClassLevels;CasterSp));0)" office:value-type="float" office:value="2" calcext:value-type="float">
            <text:p>+2</text:p>
          </table:table-cell>
          <table:table-cell/>
          <table:table-cell table:style-name="ce121" table:formula="of:=[.P7]+[.P$2]" office:value-type="float" office:value="13" calcext:value-type="float">
            <text:p>13</text:p>
          </table:table-cell>
          <table:table-cell table:style-name="ce107" table:formula="of:=AVERAGE([.L8:.N8])" office:value-type="float" office:value="2" calcext:value-type="float">
            <text:p>+2</text:p>
          </table:table-cell>
          <table:table-cell table:style-name="ce112" table:formula="of:=11+[.Q8]" office:value-type="float" office:value="13" calcext:value-type="float">
            <text:p>13+</text:p>
          </table:table-cell>
          <table:table-cell table:style-name="ce112" table:formula="of:=11+[.E8]" office:value-type="float" office:value="13" calcext:value-type="float">
            <text:p>13+</text:p>
          </table:table-cell>
          <table:table-cell table:number-columns-repeated="46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9] &amp; &quot;d6&quot;" office:value-type="string" office:string-value="4d6" calcext:value-type="string">
            <text:p>4d6</text:p>
          </table:table-cell>
          <table:table-cell table:style-name="ce107" table:formula="of:=ROUND(AVERAGE(LOOKUP([.$A9];ClassLevels;FighterAB);LOOKUP([.$A9];ClassLevels;CasterAB));0)" office:value-type="float" office:value="2" calcext:value-type="float">
            <text:p>+2</text:p>
          </table:table-cell>
          <table:table-cell table:style-name="ce107" table:formula="of:=ROUND(AVERAGE(LOOKUP([.A9];ClassLevels;FighterInit);LOOKUP([.A9];ClassLevels;SpellcasterInit)))" office:value-type="float" office:value="2" calcext:value-type="float">
            <text:p>+2</text:p>
          </table:table-cell>
          <table:table-cell table:style-name="ce107" table:formula="of:=ROUND(AVERAGE(LOOKUP([.$A9];ClassLevels;FighterSB);LOOKUP([.$A9];ClassLevels;CasterSB));0)" office:value-type="float" office:value="3" calcext:value-type="float">
            <text:p>+3</text:p>
          </table:table-cell>
          <table:table-cell table:style-name="ce112" table:formula="of:=LOOKUP(ROUNDDOWN([.$A9]*0.8);ClassLevels;CasterID)" office:value-type="string" office:string-value="2d6" calcext:value-type="string">
            <text:p>2d6</text:p>
          </table:table-cell>
          <table:table-cell table:style-name="ce99" table:formula="of:=LOOKUP(ROUNDDOWN([.$A9]*[.$G$3]);ClassLevels;CasterST)" office:value-type="float" office:value="1" calcext:value-type="float">
            <text:p>1</text:p>
          </table:table-cell>
          <table:table-cell table:style-name="ce99" table:formula="of:=LOOKUP(ROUNDDOWN([.$H$3]*[.$A9]);ClassLevels;CasterPrep)" office:value-type="float" office:value="3" calcext:value-type="float">
            <text:p>3</text:p>
          </table:table-cell>
          <table:table-cell table:style-name="ce112" table:formula="of:=LOOKUP(ROUNDDOWN( [.$I$3]*[.$A9]);ClassLevels;CasterSv)" office:value-type="float" office:value="13" calcext:value-type="float">
            <text:p>13+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AVERAGE(LOOKUP([.$A9];ClassLevels;FighterEv);LOOKUP([.$A9];ClassLevels;CasterEv));0)" office:value-type="float" office:value="3" calcext:value-type="float">
            <text:p>+3</text:p>
          </table:table-cell>
          <table:table-cell table:style-name="ce107" table:formula="of:=ROUND(AVERAGE(LOOKUP([.$A9];ClassLevels;FighterHa);LOOKUP([.$A9];ClassLevels;CasterHa));0)" office:value-type="float" office:value="3" calcext:value-type="float">
            <text:p>+3</text:p>
          </table:table-cell>
          <table:table-cell table:style-name="ce107" table:formula="of:=ROUND(AVERAGE(LOOKUP([.$A9];ClassLevels;FighterSp);LOOKUP([.$A9];ClassLevels;CasterSp));0)" office:value-type="float" office:value="3" calcext:value-type="float">
            <text:p>+3</text:p>
          </table:table-cell>
          <table:table-cell/>
          <table:table-cell table:style-name="ce121" table:formula="of:=[.P8]+[.P$2]" office:value-type="float" office:value="16.5" calcext:value-type="float">
            <text:p>17</text:p>
          </table:table-cell>
          <table:table-cell table:style-name="ce107" table:formula="of:=AVERAGE([.L9:.N9])" office:value-type="float" office:value="3" calcext:value-type="float">
            <text:p>+3</text:p>
          </table:table-cell>
          <table:table-cell table:style-name="ce112" table:formula="of:=11+[.Q9]" office:value-type="float" office:value="14" calcext:value-type="float">
            <text:p>14+</text:p>
          </table:table-cell>
          <table:table-cell table:style-name="ce112" table:formula="of:=11+[.E9]" office:value-type="float" office:value="14" calcext:value-type="float">
            <text:p>14+</text:p>
          </table:table-cell>
          <table:table-cell table:number-columns-repeated="46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0] &amp; &quot;d6&quot;" office:value-type="string" office:string-value="5d6" calcext:value-type="string">
            <text:p>5d6</text:p>
          </table:table-cell>
          <table:table-cell table:style-name="ce107" table:formula="of:=ROUND(AVERAGE(LOOKUP([.$A10];ClassLevels;FighterAB);LOOKUP([.$A10];ClassLevels;CasterAB));0)" office:value-type="float" office:value="2" calcext:value-type="float">
            <text:p>+2</text:p>
          </table:table-cell>
          <table:table-cell table:style-name="ce107" table:formula="of:=ROUND(AVERAGE(LOOKUP([.A10];ClassLevels;FighterInit);LOOKUP([.A10];ClassLevels;SpellcasterInit)))" office:value-type="float" office:value="2" calcext:value-type="float">
            <text:p>+2</text:p>
          </table:table-cell>
          <table:table-cell table:style-name="ce107" table:formula="of:=ROUND(AVERAGE(LOOKUP([.$A10];ClassLevels;FighterSB);LOOKUP([.$A10];ClassLevels;CasterSB));0)" office:value-type="float" office:value="3" calcext:value-type="float">
            <text:p>+3</text:p>
          </table:table-cell>
          <table:table-cell table:style-name="ce112" table:formula="of:=LOOKUP(ROUNDDOWN([.$A10]*0.8);ClassLevels;CasterID)" office:value-type="string" office:string-value="3d6" calcext:value-type="string">
            <text:p>3d6</text:p>
          </table:table-cell>
          <table:table-cell table:style-name="ce99" table:formula="of:=LOOKUP(ROUNDDOWN([.$A10]*[.$G$3]);ClassLevels;CasterST)" office:value-type="float" office:value="2" calcext:value-type="float">
            <text:p>2</text:p>
          </table:table-cell>
          <table:table-cell table:style-name="ce99" table:formula="of:=LOOKUP(ROUNDDOWN([.$H$3]*[.$A10]);ClassLevels;CasterPrep)" office:value-type="float" office:value="4" calcext:value-type="float">
            <text:p>4</text:p>
          </table:table-cell>
          <table:table-cell table:style-name="ce112" table:formula="of:=LOOKUP(ROUNDDOWN( [.$I$3]*[.$A10]);ClassLevels;CasterSv)" office:value-type="float" office:value="14" calcext:value-type="float">
            <text:p>14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10];ClassLevels;FighterEv);LOOKUP([.$A10];ClassLevels;CasterEv));0)" office:value-type="float" office:value="4" calcext:value-type="float">
            <text:p>+4</text:p>
          </table:table-cell>
          <table:table-cell table:style-name="ce107" table:formula="of:=ROUND(AVERAGE(LOOKUP([.$A10];ClassLevels;FighterHa);LOOKUP([.$A10];ClassLevels;CasterHa));0)" office:value-type="float" office:value="4" calcext:value-type="float">
            <text:p>+4</text:p>
          </table:table-cell>
          <table:table-cell table:style-name="ce107" table:formula="of:=ROUND(AVERAGE(LOOKUP([.$A10];ClassLevels;FighterSp);LOOKUP([.$A10];ClassLevels;CasterSp));0)" office:value-type="float" office:value="4" calcext:value-type="float">
            <text:p>+4</text:p>
          </table:table-cell>
          <table:table-cell/>
          <table:table-cell table:style-name="ce121" table:formula="of:=[.P9]+[.P$2]" office:value-type="float" office:value="20" calcext:value-type="float">
            <text:p>20</text:p>
          </table:table-cell>
          <table:table-cell table:style-name="ce107" table:formula="of:=AVERAGE([.L10:.N10])" office:value-type="float" office:value="4" calcext:value-type="float">
            <text:p>+4</text:p>
          </table:table-cell>
          <table:table-cell table:style-name="ce112" table:formula="of:=11+[.Q10]" office:value-type="float" office:value="15" calcext:value-type="float">
            <text:p>15+</text:p>
          </table:table-cell>
          <table:table-cell table:style-name="ce112" table:formula="of:=11+[.E10]" office:value-type="float" office:value="14" calcext:value-type="float">
            <text:p>14+</text:p>
          </table:table-cell>
          <table:table-cell table:number-columns-repeated="46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1] &amp; &quot;d6&quot;" office:value-type="string" office:string-value="6d6" calcext:value-type="string">
            <text:p>6d6</text:p>
          </table:table-cell>
          <table:table-cell table:style-name="ce108" table:formula="of:=ROUND(AVERAGE(LOOKUP([.$A11];ClassLevels;FighterAB);LOOKUP([.$A11];ClassLevels;CasterAB));0)" office:value-type="float" office:value="3" calcext:value-type="float">
            <text:p>+3</text:p>
          </table:table-cell>
          <table:table-cell table:style-name="ce108" table:formula="of:=ROUND(AVERAGE(LOOKUP([.A11];ClassLevels;FighterInit);LOOKUP([.A11];ClassLevels;SpellcasterInit)))" office:value-type="float" office:value="3" calcext:value-type="float">
            <text:p>+3</text:p>
          </table:table-cell>
          <table:table-cell table:style-name="ce108" table:formula="of:=ROUND(AVERAGE(LOOKUP([.$A11];ClassLevels;FighterSB);LOOKUP([.$A11];ClassLevels;CasterSB));0)" office:value-type="float" office:value="4" calcext:value-type="float">
            <text:p>+4</text:p>
          </table:table-cell>
          <table:table-cell table:style-name="ce113" table:formula="of:=LOOKUP(ROUNDDOWN([.$A11]*0.8);ClassLevels;CasterID)" office:value-type="string" office:string-value="3d6" calcext:value-type="string">
            <text:p>3d6</text:p>
          </table:table-cell>
          <table:table-cell table:style-name="ce102" table:formula="of:=LOOKUP(ROUNDDOWN([.$A11]*[.$G$3]);ClassLevels;CasterST)" office:value-type="float" office:value="2" calcext:value-type="float">
            <text:p>2</text:p>
          </table:table-cell>
          <table:table-cell table:style-name="ce102" table:formula="of:=LOOKUP(ROUNDDOWN([.$H$3]*[.$A11]);ClassLevels;CasterPrep)" office:value-type="float" office:value="5" calcext:value-type="float">
            <text:p>5</text:p>
          </table:table-cell>
          <table:table-cell table:style-name="ce113" table:formula="of:=LOOKUP(ROUNDDOWN( [.$I$3]*[.$A11]);ClassLevels;CasterSv)" office:value-type="float" office:value="14" calcext:value-type="float">
            <text:p>14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1];ClassLevels;FighterEv);LOOKUP([.$A11];ClassLevels;CasterEv));0)" office:value-type="float" office:value="5" calcext:value-type="float">
            <text:p>+5</text:p>
          </table:table-cell>
          <table:table-cell table:style-name="ce108" table:formula="of:=ROUND(AVERAGE(LOOKUP([.$A11];ClassLevels;FighterHa);LOOKUP([.$A11];ClassLevels;CasterHa));0)" office:value-type="float" office:value="4" calcext:value-type="float">
            <text:p>+4</text:p>
          </table:table-cell>
          <table:table-cell table:style-name="ce108" table:formula="of:=ROUND(AVERAGE(LOOKUP([.$A11];ClassLevels;FighterSp);LOOKUP([.$A11];ClassLevels;CasterSp));0)" office:value-type="float" office:value="4" calcext:value-type="float">
            <text:p>+4</text:p>
          </table:table-cell>
          <table:table-cell/>
          <table:table-cell table:style-name="ce121" table:formula="of:=[.P10]+[.P$2]" office:value-type="float" office:value="23.5" calcext:value-type="float">
            <text:p>24</text:p>
          </table:table-cell>
          <table:table-cell table:style-name="ce107" table:formula="of:=AVERAGE([.L11:.N11])" office:value-type="float" office:value="4.33333333333333" calcext:value-type="float">
            <text:p>+4</text:p>
          </table:table-cell>
          <table:table-cell table:style-name="ce112" table:formula="of:=11+[.Q11]" office:value-type="float" office:value="15.3333333333333" calcext:value-type="float">
            <text:p>15+</text:p>
          </table:table-cell>
          <table:table-cell table:style-name="ce112" table:formula="of:=11+[.E11]" office:value-type="float" office:value="15" calcext:value-type="float">
            <text:p>15+</text:p>
          </table:table-cell>
          <table:table-cell table:number-columns-repeated="46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2] &amp; &quot;d6&quot;" office:value-type="string" office:string-value="7d6" calcext:value-type="string">
            <text:p>7d6</text:p>
          </table:table-cell>
          <table:table-cell table:style-name="ce108" table:formula="of:=ROUND(AVERAGE(LOOKUP([.$A12];ClassLevels;FighterAB);LOOKUP([.$A12];ClassLevels;CasterAB));0)" office:value-type="float" office:value="3" calcext:value-type="float">
            <text:p>+3</text:p>
          </table:table-cell>
          <table:table-cell table:style-name="ce108" table:formula="of:=ROUND(AVERAGE(LOOKUP([.A12];ClassLevels;FighterInit);LOOKUP([.A12];ClassLevels;SpellcasterInit)))" office:value-type="float" office:value="3" calcext:value-type="float">
            <text:p>+3</text:p>
          </table:table-cell>
          <table:table-cell table:style-name="ce108" table:formula="of:=ROUND(AVERAGE(LOOKUP([.$A12];ClassLevels;FighterSB);LOOKUP([.$A12];ClassLevels;CasterSB));0)" office:value-type="float" office:value="5" calcext:value-type="float">
            <text:p>+5</text:p>
          </table:table-cell>
          <table:table-cell table:style-name="ce113" table:formula="of:=LOOKUP(ROUNDDOWN([.$A12]*0.8);ClassLevels;CasterID)" office:value-type="string" office:string-value="3d6" calcext:value-type="string">
            <text:p>3d6</text:p>
          </table:table-cell>
          <table:table-cell table:style-name="ce102" table:formula="of:=LOOKUP(ROUNDDOWN([.$A12]*[.$G$3]);ClassLevels;CasterST)" office:value-type="float" office:value="2" calcext:value-type="float">
            <text:p>2</text:p>
          </table:table-cell>
          <table:table-cell table:style-name="ce102" table:formula="of:=LOOKUP(ROUNDDOWN([.$H$3]*[.$A12]);ClassLevels;CasterPrep)" office:value-type="float" office:value="6" calcext:value-type="float">
            <text:p>6</text:p>
          </table:table-cell>
          <table:table-cell table:style-name="ce113" table:formula="of:=LOOKUP(ROUNDDOWN( [.$I$3]*[.$A12]);ClassLevels;CasterSv)" office:value-type="float" office:value="15" calcext:value-type="float">
            <text:p>15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2];ClassLevels;FighterEv);LOOKUP([.$A12];ClassLevels;CasterEv));0)" office:value-type="float" office:value="5" calcext:value-type="float">
            <text:p>+5</text:p>
          </table:table-cell>
          <table:table-cell table:style-name="ce108" table:formula="of:=ROUND(AVERAGE(LOOKUP([.$A12];ClassLevels;FighterHa);LOOKUP([.$A12];ClassLevels;CasterHa));0)" office:value-type="float" office:value="5" calcext:value-type="float">
            <text:p>+5</text:p>
          </table:table-cell>
          <table:table-cell table:style-name="ce108" table:formula="of:=ROUND(AVERAGE(LOOKUP([.$A12];ClassLevels;FighterSp);LOOKUP([.$A12];ClassLevels;CasterSp));0)" office:value-type="float" office:value="5" calcext:value-type="float">
            <text:p>+5</text:p>
          </table:table-cell>
          <table:table-cell/>
          <table:table-cell table:style-name="ce121" table:formula="of:=[.P11]+[.P$2]" office:value-type="float" office:value="27" calcext:value-type="float">
            <text:p>27</text:p>
          </table:table-cell>
          <table:table-cell table:style-name="ce107" table:formula="of:=AVERAGE([.L12:.N12])" office:value-type="float" office:value="5" calcext:value-type="float">
            <text:p>+5</text:p>
          </table:table-cell>
          <table:table-cell table:style-name="ce112" table:formula="of:=11+[.Q12]" office:value-type="float" office:value="16" calcext:value-type="float">
            <text:p>16+</text:p>
          </table:table-cell>
          <table:table-cell table:style-name="ce112" table:formula="of:=11+[.E12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3] &amp; &quot;d6&quot;" office:value-type="string" office:string-value="8d6" calcext:value-type="string">
            <text:p>8d6</text:p>
          </table:table-cell>
          <table:table-cell table:style-name="ce108" table:formula="of:=ROUND(AVERAGE(LOOKUP([.$A13];ClassLevels;FighterAB);LOOKUP([.$A13];ClassLevels;CasterAB));0)" office:value-type="float" office:value="4" calcext:value-type="float">
            <text:p>+4</text:p>
          </table:table-cell>
          <table:table-cell table:style-name="ce108" table:formula="of:=ROUND(AVERAGE(LOOKUP([.A13];ClassLevels;FighterInit);LOOKUP([.A13];ClassLevels;SpellcasterInit)))" office:value-type="float" office:value="4" calcext:value-type="float">
            <text:p>+4</text:p>
          </table:table-cell>
          <table:table-cell table:style-name="ce108" table:formula="of:=ROUND(AVERAGE(LOOKUP([.$A13];ClassLevels;FighterSB);LOOKUP([.$A13];ClassLevels;CasterSB));0)" office:value-type="float" office:value="5" calcext:value-type="float">
            <text:p>+5</text:p>
          </table:table-cell>
          <table:table-cell table:style-name="ce113" table:formula="of:=LOOKUP(ROUNDDOWN([.$A13]*0.8);ClassLevels;CasterID)" office:value-type="string" office:string-value="4d6" calcext:value-type="string">
            <text:p>4d6</text:p>
          </table:table-cell>
          <table:table-cell table:style-name="ce102" table:formula="of:=LOOKUP(ROUNDDOWN([.$A13]*[.$G$3]);ClassLevels;CasterST)" office:value-type="float" office:value="3" calcext:value-type="float">
            <text:p>3</text:p>
          </table:table-cell>
          <table:table-cell table:style-name="ce102" table:formula="of:=LOOKUP(ROUNDDOWN([.$H$3]*[.$A13]);ClassLevels;CasterPrep)" office:value-type="float" office:value="7" calcext:value-type="float">
            <text:p>7</text:p>
          </table:table-cell>
          <table:table-cell table:style-name="ce113" table:formula="of:=LOOKUP(ROUNDDOWN( [.$I$3]*[.$A13]);ClassLevels;CasterSv)" office:value-type="float" office:value="15" calcext:value-type="float">
            <text:p>15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3];ClassLevels;FighterEv);LOOKUP([.$A13];ClassLevels;CasterEv));0)" office:value-type="float" office:value="6" calcext:value-type="float">
            <text:p>+6</text:p>
          </table:table-cell>
          <table:table-cell table:style-name="ce108" table:formula="of:=ROUND(AVERAGE(LOOKUP([.$A13];ClassLevels;FighterHa);LOOKUP([.$A13];ClassLevels;CasterHa));0)" office:value-type="float" office:value="6" calcext:value-type="float">
            <text:p>+6</text:p>
          </table:table-cell>
          <table:table-cell table:style-name="ce108" table:formula="of:=ROUND(AVERAGE(LOOKUP([.$A13];ClassLevels;FighterSp);LOOKUP([.$A13];ClassLevels;CasterSp));0)" office:value-type="float" office:value="6" calcext:value-type="float">
            <text:p>+6</text:p>
          </table:table-cell>
          <table:table-cell/>
          <table:table-cell table:style-name="ce121" table:formula="of:=[.P12]+[.P$2]" office:value-type="float" office:value="30.5" calcext:value-type="float">
            <text:p>31</text:p>
          </table:table-cell>
          <table:table-cell table:style-name="ce107" table:formula="of:=AVERAGE([.L13:.N13])" office:value-type="float" office:value="6" calcext:value-type="float">
            <text:p>+6</text:p>
          </table:table-cell>
          <table:table-cell table:style-name="ce112" table:formula="of:=11+[.Q13]" office:value-type="float" office:value="17" calcext:value-type="float">
            <text:p>17+</text:p>
          </table:table-cell>
          <table:table-cell table:style-name="ce112" table:formula="of:=11+[.E13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4] &amp; &quot;d6&quot;" office:value-type="string" office:string-value="9d6" calcext:value-type="string">
            <text:p>9d6</text:p>
          </table:table-cell>
          <table:table-cell table:style-name="ce108" table:formula="of:=ROUND(AVERAGE(LOOKUP([.$A14];ClassLevels;FighterAB);LOOKUP([.$A14];ClassLevels;CasterAB));0)" office:value-type="float" office:value="5" calcext:value-type="float">
            <text:p>+5</text:p>
          </table:table-cell>
          <table:table-cell table:style-name="ce108" table:formula="of:=ROUND(AVERAGE(LOOKUP([.A14];ClassLevels;FighterInit);LOOKUP([.A14];ClassLevels;SpellcasterInit)))" office:value-type="float" office:value="4" calcext:value-type="float">
            <text:p>+4</text:p>
          </table:table-cell>
          <table:table-cell table:style-name="ce108" table:formula="of:=ROUND(AVERAGE(LOOKUP([.$A14];ClassLevels;FighterSB);LOOKUP([.$A14];ClassLevels;CasterSB));0)" office:value-type="float" office:value="6" calcext:value-type="float">
            <text:p>+6</text:p>
          </table:table-cell>
          <table:table-cell table:style-name="ce113" table:formula="of:=LOOKUP(ROUNDDOWN([.$A14]*0.8);ClassLevels;CasterID)" office:value-type="string" office:string-value="5d6" calcext:value-type="string">
            <text:p>5d6</text:p>
          </table:table-cell>
          <table:table-cell table:style-name="ce102" table:formula="of:=LOOKUP(ROUNDDOWN([.$A14]*[.$G$3]);ClassLevels;CasterST)" office:value-type="float" office:value="3" calcext:value-type="float">
            <text:p>3</text:p>
          </table:table-cell>
          <table:table-cell table:style-name="ce102" table:formula="of:=LOOKUP(ROUNDDOWN([.$H$3]*[.$A14]);ClassLevels;CasterPrep)" office:value-type="float" office:value="8" calcext:value-type="float">
            <text:p>8</text:p>
          </table:table-cell>
          <table:table-cell table:style-name="ce113" table:formula="of:=LOOKUP(ROUNDDOWN( [.$I$3]*[.$A14]);ClassLevels;CasterSv)" office:value-type="float" office:value="16" calcext:value-type="float">
            <text:p>16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4];ClassLevels;FighterEv);LOOKUP([.$A14];ClassLevels;CasterEv));0)" office:value-type="float" office:value="7" calcext:value-type="float">
            <text:p>+7</text:p>
          </table:table-cell>
          <table:table-cell table:style-name="ce108" table:formula="of:=ROUND(AVERAGE(LOOKUP([.$A14];ClassLevels;FighterHa);LOOKUP([.$A14];ClassLevels;CasterHa));0)" office:value-type="float" office:value="7" calcext:value-type="float">
            <text:p>+7</text:p>
          </table:table-cell>
          <table:table-cell table:style-name="ce108" table:formula="of:=ROUND(AVERAGE(LOOKUP([.$A14];ClassLevels;FighterSp);LOOKUP([.$A14];ClassLevels;CasterSp));0)" office:value-type="float" office:value="7" calcext:value-type="float">
            <text:p>+7</text:p>
          </table:table-cell>
          <table:table-cell/>
          <table:table-cell table:style-name="ce121" table:formula="of:=[.P13]+[.P$2]" office:value-type="float" office:value="34" calcext:value-type="float">
            <text:p>34</text:p>
          </table:table-cell>
          <table:table-cell table:style-name="ce107" table:formula="of:=AVERAGE([.L14:.N14])" office:value-type="float" office:value="7" calcext:value-type="float">
            <text:p>+7</text:p>
          </table:table-cell>
          <table:table-cell table:style-name="ce112" table:formula="of:=11+[.Q14]" office:value-type="float" office:value="18" calcext:value-type="float">
            <text:p>18+</text:p>
          </table:table-cell>
          <table:table-cell table:style-name="ce112" table:formula="of:=11+[.E14]" office:value-type="float" office:value="17" calcext:value-type="float">
            <text:p>17+</text:p>
          </table:table-cell>
          <table:table-cell table:number-columns-repeated="46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5] &amp; &quot;d6&quot;" office:value-type="string" office:string-value="10d6" calcext:value-type="string">
            <text:p>10d6</text:p>
          </table:table-cell>
          <table:table-cell table:style-name="ce108" table:formula="of:=ROUND(AVERAGE(LOOKUP([.$A15];ClassLevels;FighterAB);LOOKUP([.$A15];ClassLevels;CasterAB));0)" office:value-type="float" office:value="5" calcext:value-type="float">
            <text:p>+5</text:p>
          </table:table-cell>
          <table:table-cell table:style-name="ce108" table:formula="of:=ROUND(AVERAGE(LOOKUP([.A15];ClassLevels;FighterInit);LOOKUP([.A15];ClassLevels;SpellcasterInit)))" office:value-type="float" office:value="5" calcext:value-type="float">
            <text:p>+5</text:p>
          </table:table-cell>
          <table:table-cell table:style-name="ce108" table:formula="of:=ROUND(AVERAGE(LOOKUP([.$A15];ClassLevels;FighterSB);LOOKUP([.$A15];ClassLevels;CasterSB));0)" office:value-type="float" office:value="7" calcext:value-type="float">
            <text:p>+7</text:p>
          </table:table-cell>
          <table:table-cell table:style-name="ce113" table:formula="of:=LOOKUP(ROUNDDOWN([.$A15]*0.8);ClassLevels;CasterID)" office:value-type="string" office:string-value="5d6" calcext:value-type="string">
            <text:p>5d6</text:p>
          </table:table-cell>
          <table:table-cell table:style-name="ce102" table:formula="of:=LOOKUP(ROUNDDOWN([.$A15]*[.$G$3]);ClassLevels;CasterST)" office:value-type="float" office:value="3" calcext:value-type="float">
            <text:p>3</text:p>
          </table:table-cell>
          <table:table-cell table:style-name="ce102" table:formula="of:=LOOKUP(ROUNDDOWN([.$H$3]*[.$A15]);ClassLevels;CasterPrep)" office:value-type="float" office:value="9" calcext:value-type="float">
            <text:p>9</text:p>
          </table:table-cell>
          <table:table-cell table:style-name="ce113" table:formula="of:=LOOKUP(ROUNDDOWN( [.$I$3]*[.$A15]);ClassLevels;CasterSv)" office:value-type="float" office:value="17" calcext:value-type="float">
            <text:p>17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5];ClassLevels;FighterEv);LOOKUP([.$A15];ClassLevels;CasterEv));0)" office:value-type="float" office:value="8" calcext:value-type="float">
            <text:p>+8</text:p>
          </table:table-cell>
          <table:table-cell table:style-name="ce108" table:formula="of:=ROUND(AVERAGE(LOOKUP([.$A15];ClassLevels;FighterHa);LOOKUP([.$A15];ClassLevels;CasterHa));0)" office:value-type="float" office:value="7" calcext:value-type="float">
            <text:p>+7</text:p>
          </table:table-cell>
          <table:table-cell table:style-name="ce108" table:formula="of:=ROUND(AVERAGE(LOOKUP([.$A15];ClassLevels;FighterSp);LOOKUP([.$A15];ClassLevels;CasterSp));0)" office:value-type="float" office:value="8" calcext:value-type="float">
            <text:p>+8</text:p>
          </table:table-cell>
          <table:table-cell/>
          <table:table-cell table:style-name="ce121" table:formula="of:=[.P14]+[.P$2]" office:value-type="float" office:value="37.5" calcext:value-type="float">
            <text:p>38</text:p>
          </table:table-cell>
          <table:table-cell table:style-name="ce107" table:formula="of:=AVERAGE([.L15:.N15])" office:value-type="float" office:value="7.66666666666667" calcext:value-type="float">
            <text:p>+8</text:p>
          </table:table-cell>
          <table:table-cell table:style-name="ce112" table:formula="of:=11+[.Q15]" office:value-type="float" office:value="18.6666666666667" calcext:value-type="float">
            <text:p>19+</text:p>
          </table:table-cell>
          <table:table-cell table:style-name="ce112" table:formula="of:=11+[.E15]" office:value-type="float" office:value="18" calcext:value-type="float">
            <text:p>18+</text:p>
          </table:table-cell>
          <table:table-cell table:number-columns-repeated="4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6+&quot; &amp; (([.A16]-10)*2)" office:value-type="string" office:string-value="10d6+2" calcext:value-type="string">
            <text:p>10d6+2</text:p>
          </table:table-cell>
          <table:table-cell table:style-name="ce109" table:formula="of:=ROUND(AVERAGE(LOOKUP([.$A16];ClassLevels;FighterAB);LOOKUP([.$A16];ClassLevels;CasterAB));0)" office:value-type="float" office:value="5" calcext:value-type="float">
            <text:p>+5</text:p>
          </table:table-cell>
          <table:table-cell table:style-name="ce109" table:formula="of:=ROUND(AVERAGE(LOOKUP([.A16];ClassLevels;FighterInit);LOOKUP([.A16];ClassLevels;SpellcasterInit)))" office:value-type="float" office:value="5" calcext:value-type="float">
            <text:p>+5</text:p>
          </table:table-cell>
          <table:table-cell table:style-name="ce109" table:formula="of:=ROUND(AVERAGE(LOOKUP([.$A16];ClassLevels;FighterSB);LOOKUP([.$A16];ClassLevels;CasterSB));0)" office:value-type="float" office:value="7" calcext:value-type="float">
            <text:p>+7</text:p>
          </table:table-cell>
          <table:table-cell table:style-name="ce114" table:formula="of:=LOOKUP(ROUNDDOWN([.$A16]*0.8);ClassLevels;CasterID)" office:value-type="string" office:string-value="5d6" calcext:value-type="string">
            <text:p>5d6</text:p>
          </table:table-cell>
          <table:table-cell table:style-name="ce103" table:formula="of:=LOOKUP(ROUNDDOWN([.$A16]*[.$G$3]);ClassLevels;CasterST)" office:value-type="float" office:value="3" calcext:value-type="float">
            <text:p>3</text:p>
          </table:table-cell>
          <table:table-cell table:style-name="ce103" table:formula="of:=LOOKUP(ROUNDDOWN([.$H$3]*[.$A16]);ClassLevels;CasterPrep)" office:value-type="float" office:value="9" calcext:value-type="float">
            <text:p>9</text:p>
          </table:table-cell>
          <table:table-cell table:style-name="ce114" table:formula="of:=LOOKUP(ROUNDDOWN( [.$I$3]*[.$A16]);ClassLevels;CasterSv)" office:value-type="float" office:value="17" calcext:value-type="float">
            <text:p>17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6];ClassLevels;FighterEv);LOOKUP([.$A16];ClassLevels;CasterEv));0)" office:value-type="float" office:value="8" calcext:value-type="float">
            <text:p>+8</text:p>
          </table:table-cell>
          <table:table-cell table:style-name="ce109" table:formula="of:=ROUND(AVERAGE(LOOKUP([.$A16];ClassLevels;FighterHa);LOOKUP([.$A16];ClassLevels;CasterHa));0)" office:value-type="float" office:value="8" calcext:value-type="float">
            <text:p>+8</text:p>
          </table:table-cell>
          <table:table-cell table:style-name="ce109" table:formula="of:=ROUND(AVERAGE(LOOKUP([.$A16];ClassLevels;FighterSp);LOOKUP([.$A16];ClassLevels;CasterSp));0)" office:value-type="float" office:value="8" calcext:value-type="float">
            <text:p>+8</text:p>
          </table:table-cell>
          <table:table-cell/>
          <table:table-cell table:style-name="ce121" table:formula="of:=[.P15]+[.P$3]" office:value-type="float" office:value="39.5" calcext:value-type="float">
            <text:p>40</text:p>
          </table:table-cell>
          <table:table-cell table:style-name="ce107" table:formula="of:=AVERAGE([.L16:.N16])" office:value-type="float" office:value="8" calcext:value-type="float">
            <text:p>+8</text:p>
          </table:table-cell>
          <table:table-cell table:style-name="ce112" table:formula="of:=11+[.Q16]" office:value-type="float" office:value="19" calcext:value-type="float">
            <text:p>19+</text:p>
          </table:table-cell>
          <table:table-cell table:style-name="ce112" table:formula="of:=11+[.E16]" office:value-type="float" office:value="18" calcext:value-type="float">
            <text:p>18+</text:p>
          </table:table-cell>
          <table:table-cell table:number-columns-repeated="46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6+&quot; &amp; (([.A17]-10)*2)" office:value-type="string" office:string-value="10d6+4" calcext:value-type="string">
            <text:p>10d6+4</text:p>
          </table:table-cell>
          <table:table-cell table:style-name="ce109" table:formula="of:=ROUND(AVERAGE(LOOKUP([.$A17];ClassLevels;FighterAB);LOOKUP([.$A17];ClassLevels;CasterAB));0)" office:value-type="float" office:value="6" calcext:value-type="float">
            <text:p>+6</text:p>
          </table:table-cell>
          <table:table-cell table:style-name="ce109" table:formula="of:=ROUND(AVERAGE(LOOKUP([.A17];ClassLevels;FighterInit);LOOKUP([.A17];ClassLevels;SpellcasterInit)))" office:value-type="float" office:value="6" calcext:value-type="float">
            <text:p>+6</text:p>
          </table:table-cell>
          <table:table-cell table:style-name="ce109" table:formula="of:=ROUND(AVERAGE(LOOKUP([.$A17];ClassLevels;FighterSB);LOOKUP([.$A17];ClassLevels;CasterSB));0)" office:value-type="float" office:value="8" calcext:value-type="float">
            <text:p>+8</text:p>
          </table:table-cell>
          <table:table-cell table:style-name="ce114" table:formula="of:=LOOKUP(ROUNDDOWN([.$A17]*0.8);ClassLevels;CasterID)" office:value-type="string" office:string-value="6d6" calcext:value-type="string">
            <text:p>6d6</text:p>
          </table:table-cell>
          <table:table-cell table:style-name="ce103" table:formula="of:=LOOKUP(ROUNDDOWN([.$A17]*[.$G$3]);ClassLevels;CasterST)" office:value-type="float" office:value="4" calcext:value-type="float">
            <text:p>4</text:p>
          </table:table-cell>
          <table:table-cell table:style-name="ce103" table:formula="of:=LOOKUP(ROUNDDOWN([.$H$3]*[.$A17]);ClassLevels;CasterPrep)" office:value-type="float" office:value="10" calcext:value-type="float">
            <text:p>10</text:p>
          </table:table-cell>
          <table:table-cell table:style-name="ce114" table:formula="of:=LOOKUP(ROUNDDOWN( [.$I$3]*[.$A17]);ClassLevels;CasterSv)" office:value-type="float" office:value="18" calcext:value-type="float">
            <text:p>18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7];ClassLevels;FighterEv);LOOKUP([.$A17];ClassLevels;CasterEv));0)" office:value-type="float" office:value="9" calcext:value-type="float">
            <text:p>+9</text:p>
          </table:table-cell>
          <table:table-cell table:style-name="ce109" table:formula="of:=ROUND(AVERAGE(LOOKUP([.$A17];ClassLevels;FighterHa);LOOKUP([.$A17];ClassLevels;CasterHa));0)" office:value-type="float" office:value="9" calcext:value-type="float">
            <text:p>+9</text:p>
          </table:table-cell>
          <table:table-cell table:style-name="ce109" table:formula="of:=ROUND(AVERAGE(LOOKUP([.$A17];ClassLevels;FighterSp);LOOKUP([.$A17];ClassLevels;CasterSp));0)" office:value-type="float" office:value="9" calcext:value-type="float">
            <text:p>+9</text:p>
          </table:table-cell>
          <table:table-cell/>
          <table:table-cell table:style-name="ce121" table:formula="of:=[.P16]+[.P$3]" office:value-type="float" office:value="41.5" calcext:value-type="float">
            <text:p>42</text:p>
          </table:table-cell>
          <table:table-cell table:style-name="ce107" table:formula="of:=AVERAGE([.L17:.N17])" office:value-type="float" office:value="9" calcext:value-type="float">
            <text:p>+9</text:p>
          </table:table-cell>
          <table:table-cell table:style-name="ce112" table:formula="of:=11+[.Q17]" office:value-type="float" office:value="20" calcext:value-type="float">
            <text:p>20+</text:p>
          </table:table-cell>
          <table:table-cell table:style-name="ce112" table:formula="of:=11+[.E17]" office:value-type="float" office:value="19" calcext:value-type="float">
            <text:p>19+</text:p>
          </table:table-cell>
          <table:table-cell table:number-columns-repeated="4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6+&quot; &amp; (([.A18]-10)*2)" office:value-type="string" office:string-value="10d6+6" calcext:value-type="string">
            <text:p>10d6+6</text:p>
          </table:table-cell>
          <table:table-cell table:style-name="ce109" table:formula="of:=ROUND(AVERAGE(LOOKUP([.$A18];ClassLevels;FighterAB);LOOKUP([.$A18];ClassLevels;CasterAB));0)" office:value-type="float" office:value="6" calcext:value-type="float">
            <text:p>+6</text:p>
          </table:table-cell>
          <table:table-cell table:style-name="ce109" table:formula="of:=ROUND(AVERAGE(LOOKUP([.A18];ClassLevels;FighterInit);LOOKUP([.A18];ClassLevels;SpellcasterInit)))" office:value-type="float" office:value="6" calcext:value-type="float">
            <text:p>+6</text:p>
          </table:table-cell>
          <table:table-cell table:style-name="ce109" table:formula="of:=ROUND(AVERAGE(LOOKUP([.$A18];ClassLevels;FighterSB);LOOKUP([.$A18];ClassLevels;CasterSB));0)" office:value-type="float" office:value="9" calcext:value-type="float">
            <text:p>+9</text:p>
          </table:table-cell>
          <table:table-cell table:style-name="ce114" table:formula="of:=LOOKUP(ROUNDDOWN([.$A18]*0.8);ClassLevels;CasterID)" office:value-type="string" office:string-value="7d6" calcext:value-type="string">
            <text:p>7d6</text:p>
          </table:table-cell>
          <table:table-cell table:style-name="ce103" table:formula="of:=LOOKUP(ROUNDDOWN([.$A18]*[.$G$3]);ClassLevels;CasterST)" office:value-type="float" office:value="4" calcext:value-type="float">
            <text:p>4</text:p>
          </table:table-cell>
          <table:table-cell table:style-name="ce103" table:formula="of:=LOOKUP(ROUNDDOWN([.$H$3]*[.$A18]);ClassLevels;CasterPrep)" office:value-type="float" office:value="11" calcext:value-type="float">
            <text:p>11</text:p>
          </table:table-cell>
          <table:table-cell table:style-name="ce114" table:formula="of:=LOOKUP(ROUNDDOWN( [.$I$3]*[.$A18]);ClassLevels;CasterSv)" office:value-type="float" office:value="19" calcext:value-type="float">
            <text:p>19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8];ClassLevels;FighterEv);LOOKUP([.$A18];ClassLevels;CasterEv));0)" office:value-type="float" office:value="10" calcext:value-type="float">
            <text:p>+10</text:p>
          </table:table-cell>
          <table:table-cell table:style-name="ce109" table:formula="of:=ROUND(AVERAGE(LOOKUP([.$A18];ClassLevels;FighterHa);LOOKUP([.$A18];ClassLevels;CasterHa));0)" office:value-type="float" office:value="9" calcext:value-type="float">
            <text:p>+9</text:p>
          </table:table-cell>
          <table:table-cell table:style-name="ce109" table:formula="of:=ROUND(AVERAGE(LOOKUP([.$A18];ClassLevels;FighterSp);LOOKUP([.$A18];ClassLevels;CasterSp));0)" office:value-type="float" office:value="9" calcext:value-type="float">
            <text:p>+9</text:p>
          </table:table-cell>
          <table:table-cell/>
          <table:table-cell table:style-name="ce121" table:formula="of:=[.P17]+[.P$3]" office:value-type="float" office:value="43.5" calcext:value-type="float">
            <text:p>44</text:p>
          </table:table-cell>
          <table:table-cell table:style-name="ce107" table:formula="of:=AVERAGE([.L18:.N18])" office:value-type="float" office:value="9.33333333333333" calcext:value-type="float">
            <text:p>+9</text:p>
          </table:table-cell>
          <table:table-cell table:style-name="ce112" table:formula="of:=11+[.Q18]" office:value-type="float" office:value="20.3333333333333" calcext:value-type="float">
            <text:p>20+</text:p>
          </table:table-cell>
          <table:table-cell table:style-name="ce112" table:formula="of:=11+[.E18]" office:value-type="float" office:value="20" calcext:value-type="float">
            <text:p>20+</text:p>
          </table:table-cell>
          <table:table-cell table:number-columns-repeated="46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6+&quot; &amp; (([.A19]-10)*2)" office:value-type="string" office:string-value="10d6+8" calcext:value-type="string">
            <text:p>10d6+8</text:p>
          </table:table-cell>
          <table:table-cell table:style-name="ce109" table:formula="of:=ROUND(AVERAGE(LOOKUP([.$A19];ClassLevels;FighterAB);LOOKUP([.$A19];ClassLevels;CasterAB));0)" office:value-type="float" office:value="7" calcext:value-type="float">
            <text:p>+7</text:p>
          </table:table-cell>
          <table:table-cell table:style-name="ce109" table:formula="of:=ROUND(AVERAGE(LOOKUP([.A19];ClassLevels;FighterInit);LOOKUP([.A19];ClassLevels;SpellcasterInit)))" office:value-type="float" office:value="7" calcext:value-type="float">
            <text:p>+7</text:p>
          </table:table-cell>
          <table:table-cell table:style-name="ce109" table:formula="of:=ROUND(AVERAGE(LOOKUP([.$A19];ClassLevels;FighterSB);LOOKUP([.$A19];ClassLevels;CasterSB));0)" office:value-type="float" office:value="9" calcext:value-type="float">
            <text:p>+9</text:p>
          </table:table-cell>
          <table:table-cell table:style-name="ce114" table:formula="of:=LOOKUP(ROUNDDOWN([.$A19]*0.8);ClassLevels;CasterID)" office:value-type="string" office:string-value="7d6" calcext:value-type="string">
            <text:p>7d6</text:p>
          </table:table-cell>
          <table:table-cell table:style-name="ce103" table:formula="of:=LOOKUP(ROUNDDOWN([.$A19]*[.$G$3]);ClassLevels;CasterST)" office:value-type="float" office:value="4" calcext:value-type="float">
            <text:p>4</text:p>
          </table:table-cell>
          <table:table-cell table:style-name="ce103" table:formula="of:=LOOKUP(ROUNDDOWN([.$H$3]*[.$A19]);ClassLevels;CasterPrep)" office:value-type="float" office:value="12" calcext:value-type="float">
            <text:p>12</text:p>
          </table:table-cell>
          <table:table-cell table:style-name="ce114" table:formula="of:=LOOKUP(ROUNDDOWN( [.$I$3]*[.$A19]);ClassLevels;CasterSv)" office:value-type="float" office:value="19" calcext:value-type="float">
            <text:p>19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9];ClassLevels;FighterEv);LOOKUP([.$A19];ClassLevels;CasterEv));0)" office:value-type="float" office:value="11" calcext:value-type="float">
            <text:p>+11</text:p>
          </table:table-cell>
          <table:table-cell table:style-name="ce109" table:formula="of:=ROUND(AVERAGE(LOOKUP([.$A19];ClassLevels;FighterHa);LOOKUP([.$A19];ClassLevels;CasterHa));0)" office:value-type="float" office:value="10" calcext:value-type="float">
            <text:p>+10</text:p>
          </table:table-cell>
          <table:table-cell table:style-name="ce109" table:formula="of:=ROUND(AVERAGE(LOOKUP([.$A19];ClassLevels;FighterSp);LOOKUP([.$A19];ClassLevels;CasterSp));0)" office:value-type="float" office:value="10" calcext:value-type="float">
            <text:p>+10</text:p>
          </table:table-cell>
          <table:table-cell/>
          <table:table-cell table:style-name="ce121" table:formula="of:=[.P18]+[.P$3]" office:value-type="float" office:value="45.5" calcext:value-type="float">
            <text:p>46</text:p>
          </table:table-cell>
          <table:table-cell table:style-name="ce107" table:formula="of:=AVERAGE([.L19:.N19])" office:value-type="float" office:value="10.3333333333333" calcext:value-type="float">
            <text:p>+10</text:p>
          </table:table-cell>
          <table:table-cell table:style-name="ce112" table:formula="of:=11+[.Q19]" office:value-type="float" office:value="21.3333333333333" calcext:value-type="float">
            <text:p>21+</text:p>
          </table:table-cell>
          <table:table-cell table:style-name="ce112" table:formula="of:=11+[.E19]" office:value-type="float" office:value="20" calcext:value-type="float">
            <text:p>20+</text:p>
          </table:table-cell>
          <table:table-cell table:number-columns-repeated="4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6+&quot; &amp; (([.A20]-10)*2)" office:value-type="string" office:string-value="10d6+10" calcext:value-type="string">
            <text:p>10d6+10</text:p>
          </table:table-cell>
          <table:table-cell table:style-name="ce109" table:formula="of:=ROUND(AVERAGE(LOOKUP([.$A20];ClassLevels;FighterAB);LOOKUP([.$A20];ClassLevels;CasterAB));0)" office:value-type="float" office:value="8" calcext:value-type="float">
            <text:p>+8</text:p>
          </table:table-cell>
          <table:table-cell table:style-name="ce109" table:formula="of:=ROUND(AVERAGE(LOOKUP([.A20];ClassLevels;FighterInit);LOOKUP([.A20];ClassLevels;SpellcasterInit)))" office:value-type="float" office:value="7" calcext:value-type="float">
            <text:p>+7</text:p>
          </table:table-cell>
          <table:table-cell table:style-name="ce109" table:formula="of:=ROUND(AVERAGE(LOOKUP([.$A20];ClassLevels;FighterSB);LOOKUP([.$A20];ClassLevels;CasterSB));0)" office:value-type="float" office:value="10" calcext:value-type="float">
            <text:p>+10</text:p>
          </table:table-cell>
          <table:table-cell table:style-name="ce114" table:formula="of:=LOOKUP(ROUNDDOWN([.$A20]*0.8);ClassLevels;CasterID)" office:value-type="string" office:string-value="8d6" calcext:value-type="string">
            <text:p>8d6</text:p>
          </table:table-cell>
          <table:table-cell table:style-name="ce103" table:formula="of:=LOOKUP(ROUNDDOWN([.$A20]*[.$G$3]);ClassLevels;CasterST)" office:value-type="float" office:value="4" calcext:value-type="float">
            <text:p>4</text:p>
          </table:table-cell>
          <table:table-cell table:style-name="ce103" table:formula="of:=LOOKUP(ROUNDDOWN([.$H$3]*[.$A20]);ClassLevels;CasterPrep)" office:value-type="float" office:value="13" calcext:value-type="float">
            <text:p>13</text:p>
          </table:table-cell>
          <table:table-cell table:style-name="ce114" table:formula="of:=LOOKUP(ROUNDDOWN( [.$I$3]*[.$A20]);ClassLevels;CasterSv)" office:value-type="float" office:value="20" calcext:value-type="float">
            <text:p>20+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AVERAGE(LOOKUP([.$A20];ClassLevels;FighterEv);LOOKUP([.$A20];ClassLevels;CasterEv));0)" office:value-type="float" office:value="11" calcext:value-type="float">
            <text:p>+11</text:p>
          </table:table-cell>
          <table:table-cell table:style-name="ce109" table:formula="of:=ROUND(AVERAGE(LOOKUP([.$A20];ClassLevels;FighterHa);LOOKUP([.$A20];ClassLevels;CasterHa));0)" office:value-type="float" office:value="11" calcext:value-type="float">
            <text:p>+11</text:p>
          </table:table-cell>
          <table:table-cell table:style-name="ce109" table:formula="of:=ROUND(AVERAGE(LOOKUP([.$A20];ClassLevels;FighterSp);LOOKUP([.$A20];ClassLevels;CasterSp));0)" office:value-type="float" office:value="11" calcext:value-type="float">
            <text:p>+11</text:p>
          </table:table-cell>
          <table:table-cell/>
          <table:table-cell table:style-name="ce121" table:formula="of:=[.P19]+[.P$3]" office:value-type="float" office:value="47.5" calcext:value-type="float">
            <text:p>48</text:p>
          </table:table-cell>
          <table:table-cell table:style-name="ce107" table:formula="of:=AVERAGE([.L20:.N20])" office:value-type="float" office:value="11" calcext:value-type="float">
            <text:p>+11</text:p>
          </table:table-cell>
          <table:table-cell table:style-name="ce112" table:formula="of:=11+[.Q20]" office:value-type="float" office:value="22" calcext:value-type="float">
            <text:p>22+</text:p>
          </table:table-cell>
          <table:table-cell table:style-name="ce112" table:formula="of:=11+[.E20]" office:value-type="float" office:value="21" calcext:value-type="float">
            <text:p>21+</text:p>
          </table:table-cell>
          <table:table-cell table:number-columns-repeated="4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6+&quot; &amp; (([.A21]-10)*2)" office:value-type="string" office:string-value="10d6+12" calcext:value-type="string">
            <text:p>10d6+12</text:p>
          </table:table-cell>
          <table:table-cell table:style-name="ce110" table:formula="of:=ROUND(AVERAGE(LOOKUP([.$A21];ClassLevels;FighterAB);LOOKUP([.$A21];ClassLevels;CasterAB));0)" office:value-type="float" office:value="8" calcext:value-type="float">
            <text:p>+8</text:p>
          </table:table-cell>
          <table:table-cell table:style-name="ce110" table:formula="of:=ROUND(AVERAGE(LOOKUP([.A21];ClassLevels;FighterInit);LOOKUP([.A21];ClassLevels;SpellcasterInit)))" office:value-type="float" office:value="8" calcext:value-type="float">
            <text:p>+8</text:p>
          </table:table-cell>
          <table:table-cell table:style-name="ce110" table:formula="of:=ROUND(AVERAGE(LOOKUP([.$A21];ClassLevels;FighterSB);LOOKUP([.$A21];ClassLevels;CasterSB));0)" office:value-type="float" office:value="11" calcext:value-type="float">
            <text:p>+11</text:p>
          </table:table-cell>
          <table:table-cell table:style-name="ce115" table:formula="of:=LOOKUP(ROUNDDOWN([.$A21]*0.8);ClassLevels;CasterID)" office:value-type="string" office:string-value="8d6" calcext:value-type="string">
            <text:p>8d6</text:p>
          </table:table-cell>
          <table:table-cell table:style-name="ce104" table:formula="of:=LOOKUP(ROUNDDOWN([.$A21]*[.$G$3]);ClassLevels;CasterST)" office:value-type="float" office:value="4" calcext:value-type="float">
            <text:p>4</text:p>
          </table:table-cell>
          <table:table-cell table:style-name="ce104" table:formula="of:=LOOKUP(ROUNDDOWN([.$H$3]*[.$A21]);ClassLevels;CasterPrep)" office:value-type="float" office:value="14" calcext:value-type="float">
            <text:p>14</text:p>
          </table:table-cell>
          <table:table-cell table:style-name="ce115" table:formula="of:=LOOKUP(ROUNDDOWN( [.$I$3]*[.$A21]);ClassLevels;CasterSv)" office:value-type="float" office:value="20" calcext:value-type="float">
            <text:p>20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1];ClassLevels;FighterEv);LOOKUP([.$A21];ClassLevels;CasterEv));0)" office:value-type="float" office:value="12" calcext:value-type="float">
            <text:p>+12</text:p>
          </table:table-cell>
          <table:table-cell table:style-name="ce110" table:formula="of:=ROUND(AVERAGE(LOOKUP([.$A21];ClassLevels;FighterHa);LOOKUP([.$A21];ClassLevels;CasterHa));0)" office:value-type="float" office:value="11" calcext:value-type="float">
            <text:p>+11</text:p>
          </table:table-cell>
          <table:table-cell table:style-name="ce110" table:formula="of:=ROUND(AVERAGE(LOOKUP([.$A21];ClassLevels;FighterSp);LOOKUP([.$A21];ClassLevels;CasterSp));0)" office:value-type="float" office:value="12" calcext:value-type="float">
            <text:p>+12</text:p>
          </table:table-cell>
          <table:table-cell/>
          <table:table-cell table:style-name="ce121" table:formula="of:=[.P20]+[.P$3]" office:value-type="float" office:value="49.5" calcext:value-type="float">
            <text:p>50</text:p>
          </table:table-cell>
          <table:table-cell table:style-name="ce107" table:formula="of:=AVERAGE([.L21:.N21])" office:value-type="float" office:value="11.6666666666667" calcext:value-type="float">
            <text:p>+12</text:p>
          </table:table-cell>
          <table:table-cell table:style-name="ce112" table:formula="of:=11+[.Q21]" office:value-type="float" office:value="22.6666666666667" calcext:value-type="float">
            <text:p>23+</text:p>
          </table:table-cell>
          <table:table-cell table:style-name="ce112" table:formula="of:=11+[.E21]" office:value-type="float" office:value="22" calcext:value-type="float">
            <text:p>22+</text:p>
          </table:table-cell>
          <table:table-cell table:number-columns-repeated="46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6+&quot; &amp; (([.A22]-10)*2)" office:value-type="string" office:string-value="10d6+14" calcext:value-type="string">
            <text:p>10d6+14</text:p>
          </table:table-cell>
          <table:table-cell table:style-name="ce110" table:formula="of:=ROUND(AVERAGE(LOOKUP([.$A22];ClassLevels;FighterAB);LOOKUP([.$A22];ClassLevels;CasterAB));0)" office:value-type="float" office:value="8" calcext:value-type="float">
            <text:p>+8</text:p>
          </table:table-cell>
          <table:table-cell table:style-name="ce110" table:formula="of:=ROUND(AVERAGE(LOOKUP([.A22];ClassLevels;FighterInit);LOOKUP([.A22];ClassLevels;SpellcasterInit)))" office:value-type="float" office:value="8" calcext:value-type="float">
            <text:p>+8</text:p>
          </table:table-cell>
          <table:table-cell table:style-name="ce110" table:formula="of:=ROUND(AVERAGE(LOOKUP([.$A22];ClassLevels;FighterSB);LOOKUP([.$A22];ClassLevels;CasterSB));0)" office:value-type="float" office:value="11" calcext:value-type="float">
            <text:p>+11</text:p>
          </table:table-cell>
          <table:table-cell table:style-name="ce115" table:formula="of:=LOOKUP(ROUNDDOWN([.$A22]*0.8);ClassLevels;CasterID)" office:value-type="string" office:string-value="9d6" calcext:value-type="string">
            <text:p>9d6</text:p>
          </table:table-cell>
          <table:table-cell table:style-name="ce104" table:formula="of:=LOOKUP(ROUNDDOWN([.$A22]*[.$G$3]);ClassLevels;CasterST)" office:value-type="float" office:value="5" calcext:value-type="float">
            <text:p>5</text:p>
          </table:table-cell>
          <table:table-cell table:style-name="ce104" table:formula="of:=LOOKUP(ROUNDDOWN([.$H$3]*[.$A22]);ClassLevels;CasterPrep)" office:value-type="float" office:value="15" calcext:value-type="float">
            <text:p>15</text:p>
          </table:table-cell>
          <table:table-cell table:style-name="ce115" table:formula="of:=LOOKUP(ROUNDDOWN( [.$I$3]*[.$A22]);ClassLevels;CasterSv)" office:value-type="float" office:value="20" calcext:value-type="float">
            <text:p>20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2];ClassLevels;FighterEv);LOOKUP([.$A22];ClassLevels;CasterEv));0)" office:value-type="float" office:value="13" calcext:value-type="float">
            <text:p>+13</text:p>
          </table:table-cell>
          <table:table-cell table:style-name="ce110" table:formula="of:=ROUND(AVERAGE(LOOKUP([.$A22];ClassLevels;FighterHa);LOOKUP([.$A22];ClassLevels;CasterHa));0)" office:value-type="float" office:value="12" calcext:value-type="float">
            <text:p>+12</text:p>
          </table:table-cell>
          <table:table-cell table:style-name="ce110" table:formula="of:=ROUND(AVERAGE(LOOKUP([.$A22];ClassLevels;FighterSp);LOOKUP([.$A22];ClassLevels;CasterSp));0)" office:value-type="float" office:value="13" calcext:value-type="float">
            <text:p>+13</text:p>
          </table:table-cell>
          <table:table-cell/>
          <table:table-cell table:style-name="ce121" table:formula="of:=[.P21]+[.P$3]" office:value-type="float" office:value="51.5" calcext:value-type="float">
            <text:p>52</text:p>
          </table:table-cell>
          <table:table-cell table:style-name="ce107" table:formula="of:=AVERAGE([.L22:.N22])" office:value-type="float" office:value="12.6666666666667" calcext:value-type="float">
            <text:p>+13</text:p>
          </table:table-cell>
          <table:table-cell table:style-name="ce112" table:formula="of:=11+[.Q22]" office:value-type="float" office:value="23.6666666666667" calcext:value-type="float">
            <text:p>24+</text:p>
          </table:table-cell>
          <table:table-cell table:style-name="ce112" table:formula="of:=11+[.E22]" office:value-type="float" office:value="22" calcext:value-type="float">
            <text:p>22+</text:p>
          </table:table-cell>
          <table:table-cell table:number-columns-repeated="4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6+&quot; &amp; (([.A23]-10)*2)" office:value-type="string" office:string-value="10d6+16" calcext:value-type="string">
            <text:p>10d6+16</text:p>
          </table:table-cell>
          <table:table-cell table:style-name="ce110" table:formula="of:=ROUND(AVERAGE(LOOKUP([.$A23];ClassLevels;FighterAB);LOOKUP([.$A23];ClassLevels;CasterAB));0)" office:value-type="float" office:value="9" calcext:value-type="float">
            <text:p>+9</text:p>
          </table:table-cell>
          <table:table-cell table:style-name="ce110" table:formula="of:=ROUND(AVERAGE(LOOKUP([.A23];ClassLevels;FighterInit);LOOKUP([.A23];ClassLevels;SpellcasterInit)))" office:value-type="float" office:value="9" calcext:value-type="float">
            <text:p>+9</text:p>
          </table:table-cell>
          <table:table-cell table:style-name="ce110" table:formula="of:=ROUND(AVERAGE(LOOKUP([.$A23];ClassLevels;FighterSB);LOOKUP([.$A23];ClassLevels;CasterSB));0)" office:value-type="float" office:value="12" calcext:value-type="float">
            <text:p>+12</text:p>
          </table:table-cell>
          <table:table-cell table:style-name="ce115" table:formula="of:=LOOKUP(ROUNDDOWN([.$A23]*0.8);ClassLevels;CasterID)" office:value-type="string" office:string-value="9d6" calcext:value-type="string">
            <text:p>9d6</text:p>
          </table:table-cell>
          <table:table-cell table:style-name="ce104" table:formula="of:=LOOKUP(ROUNDDOWN([.$A23]*[.$G$3]);ClassLevels;CasterST)" office:value-type="float" office:value="5" calcext:value-type="float">
            <text:p>5</text:p>
          </table:table-cell>
          <table:table-cell table:style-name="ce104" table:formula="of:=LOOKUP(ROUNDDOWN([.$H$3]*[.$A23]);ClassLevels;CasterPrep)" office:value-type="float" office:value="16" calcext:value-type="float">
            <text:p>16</text:p>
          </table:table-cell>
          <table:table-cell table:style-name="ce115" table:formula="of:=LOOKUP(ROUNDDOWN( [.$I$3]*[.$A23]);ClassLevels;CasterSv)" office:value-type="float" office:value="21" calcext:value-type="float">
            <text:p>21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3];ClassLevels;FighterEv);LOOKUP([.$A23];ClassLevels;CasterEv));0)" office:value-type="float" office:value="14" calcext:value-type="float">
            <text:p>+14</text:p>
          </table:table-cell>
          <table:table-cell table:style-name="ce110" table:formula="of:=ROUND(AVERAGE(LOOKUP([.$A23];ClassLevels;FighterHa);LOOKUP([.$A23];ClassLevels;CasterHa));0)" office:value-type="float" office:value="13" calcext:value-type="float">
            <text:p>+13</text:p>
          </table:table-cell>
          <table:table-cell table:style-name="ce110" table:formula="of:=ROUND(AVERAGE(LOOKUP([.$A23];ClassLevels;FighterSp);LOOKUP([.$A23];ClassLevels;CasterSp));0)" office:value-type="float" office:value="13" calcext:value-type="float">
            <text:p>+13</text:p>
          </table:table-cell>
          <table:table-cell/>
          <table:table-cell table:style-name="ce121" table:formula="of:=[.P22]+[.P$3]" office:value-type="float" office:value="53.5" calcext:value-type="float">
            <text:p>54</text:p>
          </table:table-cell>
          <table:table-cell table:style-name="ce107" table:formula="of:=AVERAGE([.L23:.N23])" office:value-type="float" office:value="13.3333333333333" calcext:value-type="float">
            <text:p>+13</text:p>
          </table:table-cell>
          <table:table-cell table:style-name="ce112" table:formula="of:=11+[.Q23]" office:value-type="float" office:value="24.3333333333333" calcext:value-type="float">
            <text:p>24+</text:p>
          </table:table-cell>
          <table:table-cell table:style-name="ce112" table:formula="of:=11+[.E23]" office:value-type="float" office:value="23" calcext:value-type="float">
            <text:p>23+</text:p>
          </table:table-cell>
          <table:table-cell table:number-columns-repeated="46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6+&quot; &amp; (([.A24]-10)*2)" office:value-type="string" office:string-value="10d6+18" calcext:value-type="string">
            <text:p>10d6+18</text:p>
          </table:table-cell>
          <table:table-cell table:style-name="ce110" table:formula="of:=ROUND(AVERAGE(LOOKUP([.$A24];ClassLevels;FighterAB);LOOKUP([.$A24];ClassLevels;CasterAB));0)" office:value-type="float" office:value="9" calcext:value-type="float">
            <text:p>+9</text:p>
          </table:table-cell>
          <table:table-cell table:style-name="ce110" table:formula="of:=ROUND(AVERAGE(LOOKUP([.A24];ClassLevels;FighterInit);LOOKUP([.A24];ClassLevels;SpellcasterInit)))" office:value-type="float" office:value="9" calcext:value-type="float">
            <text:p>+9</text:p>
          </table:table-cell>
          <table:table-cell table:style-name="ce110" table:formula="of:=ROUND(AVERAGE(LOOKUP([.$A24];ClassLevels;FighterSB);LOOKUP([.$A24];ClassLevels;CasterSB));0)" office:value-type="float" office:value="13" calcext:value-type="float">
            <text:p>+13</text:p>
          </table:table-cell>
          <table:table-cell table:style-name="ce115" table:formula="of:=LOOKUP(ROUNDDOWN([.$A24]*0.8);ClassLevels;CasterID)" office:value-type="string" office:string-value="10d6" calcext:value-type="string">
            <text:p>10d6</text:p>
          </table:table-cell>
          <table:table-cell table:style-name="ce104" table:formula="of:=LOOKUP(ROUNDDOWN([.$A24]*[.$G$3]);ClassLevels;CasterST)" office:value-type="float" office:value="5" calcext:value-type="float">
            <text:p>5</text:p>
          </table:table-cell>
          <table:table-cell table:style-name="ce104" table:formula="of:=LOOKUP(ROUNDDOWN([.$H$3]*[.$A24]);ClassLevels;CasterPrep)" office:value-type="float" office:value="17" calcext:value-type="float">
            <text:p>17</text:p>
          </table:table-cell>
          <table:table-cell table:style-name="ce115" table:formula="of:=LOOKUP(ROUNDDOWN( [.$I$3]*[.$A24]);ClassLevels;CasterSv)" office:value-type="float" office:value="22" calcext:value-type="float">
            <text:p>22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4];ClassLevels;FighterEv);LOOKUP([.$A24];ClassLevels;CasterEv));0)" office:value-type="float" office:value="14" calcext:value-type="float">
            <text:p>+14</text:p>
          </table:table-cell>
          <table:table-cell table:style-name="ce110" table:formula="of:=ROUND(AVERAGE(LOOKUP([.$A24];ClassLevels;FighterHa);LOOKUP([.$A24];ClassLevels;CasterHa));0)" office:value-type="float" office:value="14" calcext:value-type="float">
            <text:p>+14</text:p>
          </table:table-cell>
          <table:table-cell table:style-name="ce110" table:formula="of:=ROUND(AVERAGE(LOOKUP([.$A24];ClassLevels;FighterSp);LOOKUP([.$A24];ClassLevels;CasterSp));0)" office:value-type="float" office:value="14" calcext:value-type="float">
            <text:p>+14</text:p>
          </table:table-cell>
          <table:table-cell/>
          <table:table-cell table:style-name="ce121" table:formula="of:=[.P23]+[.P$3]" office:value-type="float" office:value="55.5" calcext:value-type="float">
            <text:p>56</text:p>
          </table:table-cell>
          <table:table-cell table:style-name="ce107" table:formula="of:=AVERAGE([.L24:.N24])" office:value-type="float" office:value="14" calcext:value-type="float">
            <text:p>+14</text:p>
          </table:table-cell>
          <table:table-cell table:style-name="ce112" table:formula="of:=11+[.Q24]" office:value-type="float" office:value="25" calcext:value-type="float">
            <text:p>25+</text:p>
          </table:table-cell>
          <table:table-cell table:style-name="ce112" table:formula="of:=11+[.E24]" office:value-type="float" office:value="24" calcext:value-type="float">
            <text:p>24+</text:p>
          </table:table-cell>
          <table:table-cell table:number-columns-repeated="46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6+&quot; &amp; (([.A25]-10)*2)" office:value-type="string" office:string-value="10d6+20" calcext:value-type="string">
            <text:p>10d6+20</text:p>
          </table:table-cell>
          <table:table-cell table:style-name="ce110" table:formula="of:=ROUND(AVERAGE(LOOKUP([.$A25];ClassLevels;FighterAB);LOOKUP([.$A25];ClassLevels;CasterAB));0)" office:value-type="float" office:value="10" calcext:value-type="float">
            <text:p>+10</text:p>
          </table:table-cell>
          <table:table-cell table:style-name="ce110" table:formula="of:=ROUND(AVERAGE(LOOKUP([.A25];ClassLevels;FighterInit);LOOKUP([.A25];ClassLevels;SpellcasterInit)))" office:value-type="float" office:value="10" calcext:value-type="float">
            <text:p>+10</text:p>
          </table:table-cell>
          <table:table-cell table:style-name="ce110" table:formula="of:=ROUND(AVERAGE(LOOKUP([.$A25];ClassLevels;FighterSB);LOOKUP([.$A25];ClassLevels;CasterSB));0)" office:value-type="float" office:value="13" calcext:value-type="float">
            <text:p>+13</text:p>
          </table:table-cell>
          <table:table-cell table:style-name="ce115" table:formula="of:=LOOKUP(ROUNDDOWN([.$A25]*0.8);ClassLevels;CasterID)" office:value-type="string" office:string-value="11d6" calcext:value-type="string">
            <text:p>11d6</text:p>
          </table:table-cell>
          <table:table-cell table:style-name="ce104" table:formula="of:=LOOKUP(ROUNDDOWN([.$A25]*[.$G$3]);ClassLevels;CasterST)" office:value-type="float" office:value="5" calcext:value-type="float">
            <text:p>5</text:p>
          </table:table-cell>
          <table:table-cell table:style-name="ce104" table:formula="of:=LOOKUP(ROUNDDOWN([.$H$3]*[.$A25]);ClassLevels;CasterPrep)" office:value-type="float" office:value="18" calcext:value-type="float">
            <text:p>18</text:p>
          </table:table-cell>
          <table:table-cell table:style-name="ce115" table:formula="of:=LOOKUP(ROUNDDOWN( [.$I$3]*[.$A25]);ClassLevels;CasterSv)" office:value-type="float" office:value="23" calcext:value-type="float">
            <text:p>23+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AVERAGE(LOOKUP([.$A25];ClassLevels;FighterEv);LOOKUP([.$A25];ClassLevels;CasterEv));0)" office:value-type="float" office:value="15" calcext:value-type="float">
            <text:p>+15</text:p>
          </table:table-cell>
          <table:table-cell table:style-name="ce110" table:formula="of:=ROUND(AVERAGE(LOOKUP([.$A25];ClassLevels;FighterHa);LOOKUP([.$A25];ClassLevels;CasterHa));0)" office:value-type="float" office:value="15" calcext:value-type="float">
            <text:p>+15</text:p>
          </table:table-cell>
          <table:table-cell table:style-name="ce110" table:formula="of:=ROUND(AVERAGE(LOOKUP([.$A25];ClassLevels;FighterSp);LOOKUP([.$A25];ClassLevels;CasterSp));0)" office:value-type="float" office:value="15" calcext:value-type="float">
            <text:p>+15</text:p>
          </table:table-cell>
          <table:table-cell/>
          <table:table-cell table:style-name="ce121" table:formula="of:=[.P24]+[.P$3]" office:value-type="float" office:value="57.5" calcext:value-type="float">
            <text:p>58</text:p>
          </table:table-cell>
          <table:table-cell table:style-name="ce107" table:formula="of:=AVERAGE([.L25:.N25])" office:value-type="float" office:value="15" calcext:value-type="float">
            <text:p>+15</text:p>
          </table:table-cell>
          <table:table-cell table:style-name="ce112" table:formula="of:=11+[.Q25]" office:value-type="float" office:value="26" calcext:value-type="float">
            <text:p>26+</text:p>
          </table:table-cell>
          <table:table-cell table:style-name="ce112" table:formula="of:=11+[.E25]" office:value-type="float" office:value="24" calcext:value-type="float">
            <text:p>24+</text:p>
          </table:table-cell>
          <table:table-cell table:number-columns-repeated="46"/>
        </table:table-row>
        <table:table-row table:style-name="ro1">
          <table:table-cell table:style-name="ce99" table:number-columns-repeated="9"/>
          <table:table-cell table:style-name="ce99" table:formula="of:=SUM([.J6:.J25])" office:value-type="float" office:value="6" calcext:value-type="float">
            <text:p>6</text:p>
          </table:table-cell>
          <table:table-cell table:style-name="ce99" table:formula="of:=SUM([.K6:.K25])" office:value-type="float" office:value="5" calcext:value-type="float">
            <text:p>5</text:p>
          </table:table-cell>
          <table:table-cell table:style-name="ce99" table:number-columns-repeated="3"/>
          <table:table-cell table:number-columns-repeated="51"/>
        </table:table-row>
        <table:table-row table:style-name="ro1" table:number-rows-repeated="974">
          <table:table-cell table:style-name="ce99" table:number-columns-repeated="14"/>
          <table:table-cell table:number-columns-repeated="51"/>
        </table:table-row>
        <table:table-row table:style-name="ro2" table:number-rows-repeated="1047575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Rogue-Spellcaster" table:style-name="ta6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46" table:default-cell-style-name="Default"/>
        <table:table-row table:style-name="ro1">
          <table:table-cell table:style-name="ce99" table:number-columns-repeated="14"/>
          <table:table-cell/>
          <table:table-cell table:style-name="ce99" office:value-type="float" office:value="5" calcext:value-type="float">
            <text:p>5</text:p>
          </table:table-cell>
          <table:table-cell table:number-columns-repeated="49"/>
        </table:table-row>
        <table:table-row table:style-name="ro1">
          <table:table-cell table:style-name="ce99" table:number-columns-repeated="14"/>
          <table:table-cell/>
          <table:table-cell table:style-name="ce99" office:value-type="float" office:value="3" calcext:value-type="float">
            <text:p>3</text:p>
          </table:table-cell>
          <table:table-cell table:number-columns-repeated="49"/>
        </table:table-row>
        <table:table-row table:style-name="ro1">
          <table:table-cell table:style-name="ce99" table:number-columns-repeated="2"/>
          <table:table-cell table:style-name="ce105" table:number-columns-repeated="4"/>
          <table:table-cell table:style-name="ce105" table:formula="of:=2/3" office:value-type="float" office:value="0.666666666666667" calcext:value-type="float">
            <text:p>0.67</text:p>
          </table:table-cell>
          <table:table-cell table:number-columns-repeated="2" table:style-name="ce99" office:value-type="float" office:value="0.8" calcext:value-type="float">
            <text:p>0.8</text:p>
          </table:table-cell>
          <table:table-cell table:style-name="ce99" table:number-columns-repeated="5"/>
          <table:table-cell/>
          <table:table-cell table:style-name="ce99" office:value-type="float" office:value="1" calcext:value-type="float">
            <text:p>1</text:p>
          </table:table-cell>
          <table:table-cell table:number-columns-repeated="49"/>
        </table:table-row>
        <table:table-row table:style-name="ro1">
          <table:table-cell table:style-name="ce100"/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Attack</text:p>
          </table:table-cell>
          <table:table-cell table:style-name="ce100" office:value-type="string" calcext:value-type="string">
            <text:p>Initiative</text:p>
          </table:table-cell>
          <table:table-cell table:style-name="ce100" office:value-type="string" calcext:value-type="string">
            <text:p>Skill</text:p>
          </table:table-cell>
          <table:table-cell table:style-name="ce100" office:value-type="string" calcext:value-type="string">
            <text:p>Invocation</text:p>
          </table:table-cell>
          <table:table-cell table:style-name="ce100" office:value-type="string" calcext:value-type="string">
            <text:p>Max</text:p>
          </table:table-cell>
          <table:table-cell table:style-name="ce100" office:value-type="string" calcext:value-type="string">
            <text:p>Spells</text:p>
          </table:table-cell>
          <table:table-cell table:style-name="ce100" office:value-type="string" calcext:value-type="string">
            <text:p>Spell</text:p>
          </table:table-cell>
          <table:table-cell table:style-name="ce100" table:number-columns-repeated="2"/>
          <table:table-cell table:style-name="ce105" table:number-columns-repeated="3"/>
          <table:table-cell/>
          <table:table-cell table:number-columns-repeated="2" table:style-name="ce100" office:value-type="string" calcext:value-type="string">
            <text:p>Average</text:p>
          </table:table-cell>
          <table:table-cell table:number-columns-repeated="2" table:style-name="ce125" office:value-type="percentage" office:value="0.5" calcext:value-type="percentage">
            <text:p>50%</text:p>
          </table:table-cell>
          <table:table-cell table:number-columns-repeated="46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Dice*</text:p>
          </table:table-cell>
          <table:table-cell table:number-columns-repeated="3" table:style-name="ce100" office:value-type="string" calcext:value-type="string">
            <text:p>Bonus</text:p>
          </table:table-cell>
          <table:table-cell table:style-name="ce100" office:value-type="string" calcext:value-type="string">
            <text:p>Dice</text:p>
          </table:table-cell>
          <table:table-cell table:style-name="ce100" office:value-type="string" calcext:value-type="string">
            <text:p>Spell</text:p>
          </table:table-cell>
          <table:table-cell table:style-name="ce100" office:value-type="string" calcext:value-type="string">
            <text:p>Prepped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Knacks</text:p>
          </table:table-cell>
          <table:table-cell table:style-name="ce100" office:value-type="string" calcext:value-type="string">
            <text:p>Traits</text:p>
          </table:table-cell>
          <table:table-cell table:style-name="ce100" office:value-type="string" calcext:value-type="string">
            <text:p>Evasion</text:p>
          </table:table-cell>
          <table:table-cell table:style-name="ce100" office:value-type="string" calcext:value-type="string">
            <text:p>Hardiness</text:p>
          </table:table-cell>
          <table:table-cell table:style-name="ce100" office:value-type="string" calcext:value-type="string">
            <text:p>Spirit</text:p>
          </table:table-cell>
          <table:table-cell/>
          <table:table-cell table:style-name="ce100" office:value-type="string" calcext:value-type="string">
            <text:p>HP</text:p>
          </table:table-cell>
          <table:table-cell table:number-columns-repeated="2" table:style-name="ce100" office:value-type="string" calcext:value-type="string">
            <text:p>Save</text:p>
          </table:table-cell>
          <table:table-cell table:style-name="ce100" office:value-type="string" calcext:value-type="string">
            <text:p>Skill</text:p>
          </table:table-cell>
          <table:table-cell table:number-columns-repeated="46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99" table:formula="of:=[.A6] &amp; &quot;d5&quot;" office:value-type="string" office:string-value="1d5" calcext:value-type="string">
            <text:p>1d5</text:p>
          </table:table-cell>
          <table:table-cell table:style-name="ce107" table:formula="of:=ROUND(AVERAGE(LOOKUP([.$A6];ClassLevels;RogueAB);LOOKUP([.$A6];ClassLevels;CasterAB));0)" office:value-type="float" office:value="0" calcext:value-type="float">
            <text:p>+0</text:p>
          </table:table-cell>
          <table:table-cell table:style-name="ce107" table:formula="of:=ROUND(AVERAGE(LOOKUP([.A6];ClassLevels;RogueInit);LOOKUP([.A6];ClassLevels;SpellcasterInit)))" office:value-type="float" office:value="0" calcext:value-type="float">
            <text:p>+0</text:p>
          </table:table-cell>
          <table:table-cell table:style-name="ce107" table:formula="of:=ROUND(AVERAGE(LOOKUP([.$A6];ClassLevels;RogueSB);LOOKUP([.$A6];ClassLevels;CasterSB));0)" office:value-type="float" office:value="1" calcext:value-type="float">
            <text:p>+1</text:p>
          </table:table-cell>
          <table:table-cell table:style-name="ce112" table:formula="of:=LOOKUP(ROUNDDOWN([.$A6]*0.8);ClassLevels;CasterID)" office:value-type="string" office:string-value="0d6" calcext:value-type="string">
            <text:p>0d6</text:p>
          </table:table-cell>
          <table:table-cell table:style-name="ce99" table:formula="of:=LOOKUP(ROUNDDOWN([.$A6]*[.$G$3]);ClassLevels;CasterST)" office:value-type="float" office:value="0" calcext:value-type="float">
            <text:p>0</text:p>
          </table:table-cell>
          <table:table-cell table:style-name="ce99" table:formula="of:=LOOKUP(ROUNDDOWN([.$H$3]*[.$A6]);ClassLevels;CasterPrep)" office:value-type="float" office:value="0" calcext:value-type="float">
            <text:p>0</text:p>
          </table:table-cell>
          <table:table-cell table:style-name="ce112" table:formula="of:=LOOKUP(ROUNDDOWN( [.$I$3]*[.$A6]);ClassLevels;CasterSv)" office:value-type="float" office:value="11" calcext:value-type="float">
            <text:p>11+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107" table:formula="of:=ROUND(AVERAGE(LOOKUP([.$A6];ClassLevels;RogueEv);LOOKUP([.$A6];ClassLevels;CasterEv));0)" office:value-type="float" office:value="1" calcext:value-type="float">
            <text:p>+1</text:p>
          </table:table-cell>
          <table:table-cell table:style-name="ce107" table:formula="of:=ROUND(AVERAGE(LOOKUP([.$A6];ClassLevels;RogueHa);LOOKUP([.$A6];ClassLevels;CasterHa));0)" office:value-type="float" office:value="1" calcext:value-type="float">
            <text:p>+1</text:p>
          </table:table-cell>
          <table:table-cell table:style-name="ce107" table:formula="of:=ROUND(AVERAGE(LOOKUP([.$A6];ClassLevels;RogueSp);LOOKUP([.$A6];ClassLevels;CasterSp));0)" office:value-type="float" office:value="1" calcext:value-type="float">
            <text:p>+1</text:p>
          </table:table-cell>
          <table:table-cell/>
          <table:table-cell table:style-name="ce121" table:formula="of:=[.P1]" office:value-type="float" office:value="5" calcext:value-type="float">
            <text:p>5</text:p>
          </table:table-cell>
          <table:table-cell table:style-name="ce107" table:formula="of:=AVERAGE([.L6:.N6])" office:value-type="float" office:value="1" calcext:value-type="float">
            <text:p>+1</text:p>
          </table:table-cell>
          <table:table-cell table:style-name="ce112" table:formula="of:=11+[.Q6]" office:value-type="float" office:value="12" calcext:value-type="float">
            <text:p>12+</text:p>
          </table:table-cell>
          <table:table-cell table:style-name="ce112" table:formula="of:=11+[.E6]" office:value-type="float" office:value="12" calcext:value-type="float">
            <text:p>12+</text:p>
          </table:table-cell>
          <table:table-cell table:number-columns-repeated="46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99" table:formula="of:=[.A7] &amp; &quot;d5&quot;" office:value-type="string" office:string-value="2d5" calcext:value-type="string">
            <text:p>2d5</text:p>
          </table:table-cell>
          <table:table-cell table:style-name="ce107" table:formula="of:=ROUND(AVERAGE(LOOKUP([.$A7];ClassLevels;RogueAB);LOOKUP([.$A7];ClassLevels;CasterAB));0)" office:value-type="float" office:value="1" calcext:value-type="float">
            <text:p>+1</text:p>
          </table:table-cell>
          <table:table-cell table:style-name="ce107" table:formula="of:=ROUND(AVERAGE(LOOKUP([.A7];ClassLevels;RogueInit);LOOKUP([.A7];ClassLevels;SpellcasterInit)))" office:value-type="float" office:value="1" calcext:value-type="float">
            <text:p>+1</text:p>
          </table:table-cell>
          <table:table-cell table:style-name="ce107" table:formula="of:=ROUND(AVERAGE(LOOKUP([.$A7];ClassLevels;RogueSB);LOOKUP([.$A7];ClassLevels;CasterSB));0)" office:value-type="float" office:value="2" calcext:value-type="float">
            <text:p>+2</text:p>
          </table:table-cell>
          <table:table-cell table:style-name="ce112" table:formula="of:=LOOKUP(ROUNDDOWN([.$A7]*0.8);ClassLevels;CasterID)" office:value-type="string" office:string-value="1d6" calcext:value-type="string">
            <text:p>1d6</text:p>
          </table:table-cell>
          <table:table-cell table:style-name="ce99" table:formula="of:=LOOKUP(ROUNDDOWN([.$A7]*[.$G$3]);ClassLevels;CasterST)" office:value-type="float" office:value="1" calcext:value-type="float">
            <text:p>1</text:p>
          </table:table-cell>
          <table:table-cell table:style-name="ce99" table:formula="of:=LOOKUP(ROUNDDOWN([.$H$3]*[.$A7]);ClassLevels;CasterPrep)" office:value-type="float" office:value="1" calcext:value-type="float">
            <text:p>1</text:p>
          </table:table-cell>
          <table:table-cell table:style-name="ce112" table:formula="of:=LOOKUP(ROUNDDOWN( [.$I$3]*[.$A7]);ClassLevels;CasterSv)" office:value-type="float" office:value="12" calcext:value-type="float">
            <text:p>12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7];ClassLevels;RogueEv);LOOKUP([.$A7];ClassLevels;CasterEv));0)" office:value-type="float" office:value="2" calcext:value-type="float">
            <text:p>+2</text:p>
          </table:table-cell>
          <table:table-cell table:style-name="ce107" table:formula="of:=ROUND(AVERAGE(LOOKUP([.$A7];ClassLevels;RogueHa);LOOKUP([.$A7];ClassLevels;CasterHa));0)" office:value-type="float" office:value="1" calcext:value-type="float">
            <text:p>+1</text:p>
          </table:table-cell>
          <table:table-cell table:style-name="ce107" table:formula="of:=ROUND(AVERAGE(LOOKUP([.$A7];ClassLevels;RogueSp);LOOKUP([.$A7];ClassLevels;CasterSp));0)" office:value-type="float" office:value="2" calcext:value-type="float">
            <text:p>+2</text:p>
          </table:table-cell>
          <table:table-cell/>
          <table:table-cell table:style-name="ce121" table:formula="of:=[.P6]+[.P$2]" office:value-type="float" office:value="8" calcext:value-type="float">
            <text:p>8</text:p>
          </table:table-cell>
          <table:table-cell table:style-name="ce107" table:formula="of:=AVERAGE([.L7:.N7])" office:value-type="float" office:value="1.66666666666667" calcext:value-type="float">
            <text:p>+2</text:p>
          </table:table-cell>
          <table:table-cell table:style-name="ce112" table:formula="of:=11+[.Q7]" office:value-type="float" office:value="12.6666666666667" calcext:value-type="float">
            <text:p>13+</text:p>
          </table:table-cell>
          <table:table-cell table:style-name="ce112" table:formula="of:=11+[.E7]" office:value-type="float" office:value="13" calcext:value-type="float">
            <text:p>13+</text:p>
          </table:table-cell>
          <table:table-cell table:number-columns-repeated="46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99" table:formula="of:=[.A8] &amp; &quot;d5&quot;" office:value-type="string" office:string-value="3d5" calcext:value-type="string">
            <text:p>3d5</text:p>
          </table:table-cell>
          <table:table-cell table:style-name="ce107" table:formula="of:=ROUND(AVERAGE(LOOKUP([.$A8];ClassLevels;RogueAB);LOOKUP([.$A8];ClassLevels;CasterAB));0)" office:value-type="float" office:value="1" calcext:value-type="float">
            <text:p>+1</text:p>
          </table:table-cell>
          <table:table-cell table:style-name="ce107" table:formula="of:=ROUND(AVERAGE(LOOKUP([.A8];ClassLevels;RogueInit);LOOKUP([.A8];ClassLevels;SpellcasterInit)))" office:value-type="float" office:value="1" calcext:value-type="float">
            <text:p>+1</text:p>
          </table:table-cell>
          <table:table-cell table:style-name="ce107" table:formula="of:=ROUND(AVERAGE(LOOKUP([.$A8];ClassLevels;RogueSB);LOOKUP([.$A8];ClassLevels;CasterSB));0)" office:value-type="float" office:value="2" calcext:value-type="float">
            <text:p>+2</text:p>
          </table:table-cell>
          <table:table-cell table:style-name="ce112" table:formula="of:=LOOKUP(ROUNDDOWN([.$A8]*0.8);ClassLevels;CasterID)" office:value-type="string" office:string-value="1d6" calcext:value-type="string">
            <text:p>1d6</text:p>
          </table:table-cell>
          <table:table-cell table:style-name="ce99" table:formula="of:=LOOKUP(ROUNDDOWN([.$A8]*[.$G$3]);ClassLevels;CasterST)" office:value-type="float" office:value="1" calcext:value-type="float">
            <text:p>1</text:p>
          </table:table-cell>
          <table:table-cell table:style-name="ce99" table:formula="of:=LOOKUP(ROUNDDOWN([.$H$3]*[.$A8]);ClassLevels;CasterPrep)" office:value-type="float" office:value="2" calcext:value-type="float">
            <text:p>2</text:p>
          </table:table-cell>
          <table:table-cell table:style-name="ce112" table:formula="of:=LOOKUP(ROUNDDOWN( [.$I$3]*[.$A8]);ClassLevels;CasterSv)" office:value-type="float" office:value="13" calcext:value-type="float">
            <text:p>13+</text:p>
          </table:table-cell>
          <table:table-cell table:style-name="ce107" office:value-type="float" office:value="1" calcext:value-type="float">
            <text:p>+1</text:p>
          </table:table-cell>
          <table:table-cell table:style-name="ce107" office:value-type="string" calcext:value-type="string">
            <text:p>--</text:p>
          </table:table-cell>
          <table:table-cell table:style-name="ce107" table:formula="of:=ROUND(AVERAGE(LOOKUP([.$A8];ClassLevels;RogueEv);LOOKUP([.$A8];ClassLevels;CasterEv));0)" office:value-type="float" office:value="3" calcext:value-type="float">
            <text:p>+3</text:p>
          </table:table-cell>
          <table:table-cell table:style-name="ce107" table:formula="of:=ROUND(AVERAGE(LOOKUP([.$A8];ClassLevels;RogueHa);LOOKUP([.$A8];ClassLevels;CasterHa));0)" office:value-type="float" office:value="2" calcext:value-type="float">
            <text:p>+2</text:p>
          </table:table-cell>
          <table:table-cell table:style-name="ce107" table:formula="of:=ROUND(AVERAGE(LOOKUP([.$A8];ClassLevels;RogueSp);LOOKUP([.$A8];ClassLevels;CasterSp));0)" office:value-type="float" office:value="3" calcext:value-type="float">
            <text:p>+3</text:p>
          </table:table-cell>
          <table:table-cell/>
          <table:table-cell table:style-name="ce121" table:formula="of:=[.P7]+[.P$2]" office:value-type="float" office:value="11" calcext:value-type="float">
            <text:p>11</text:p>
          </table:table-cell>
          <table:table-cell table:style-name="ce107" table:formula="of:=AVERAGE([.L8:.N8])" office:value-type="float" office:value="2.66666666666667" calcext:value-type="float">
            <text:p>+3</text:p>
          </table:table-cell>
          <table:table-cell table:style-name="ce112" table:formula="of:=11+[.Q8]" office:value-type="float" office:value="13.6666666666667" calcext:value-type="float">
            <text:p>14+</text:p>
          </table:table-cell>
          <table:table-cell table:style-name="ce112" table:formula="of:=11+[.E8]" office:value-type="float" office:value="13" calcext:value-type="float">
            <text:p>13+</text:p>
          </table:table-cell>
          <table:table-cell table:number-columns-repeated="46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99" table:formula="of:=[.A9] &amp; &quot;d5&quot;" office:value-type="string" office:string-value="4d5" calcext:value-type="string">
            <text:p>4d5</text:p>
          </table:table-cell>
          <table:table-cell table:style-name="ce107" table:formula="of:=ROUND(AVERAGE(LOOKUP([.$A9];ClassLevels;RogueAB);LOOKUP([.$A9];ClassLevels;CasterAB));0)" office:value-type="float" office:value="2" calcext:value-type="float">
            <text:p>+2</text:p>
          </table:table-cell>
          <table:table-cell table:style-name="ce107" table:formula="of:=ROUND(AVERAGE(LOOKUP([.A9];ClassLevels;RogueInit);LOOKUP([.A9];ClassLevels;SpellcasterInit)))" office:value-type="float" office:value="2" calcext:value-type="float">
            <text:p>+2</text:p>
          </table:table-cell>
          <table:table-cell table:style-name="ce107" table:formula="of:=ROUND(AVERAGE(LOOKUP([.$A9];ClassLevels;RogueSB);LOOKUP([.$A9];ClassLevels;CasterSB));0)" office:value-type="float" office:value="3" calcext:value-type="float">
            <text:p>+3</text:p>
          </table:table-cell>
          <table:table-cell table:style-name="ce112" table:formula="of:=LOOKUP(ROUNDDOWN([.$A9]*0.8);ClassLevels;CasterID)" office:value-type="string" office:string-value="2d6" calcext:value-type="string">
            <text:p>2d6</text:p>
          </table:table-cell>
          <table:table-cell table:style-name="ce99" table:formula="of:=LOOKUP(ROUNDDOWN([.$A9]*[.$G$3]);ClassLevels;CasterST)" office:value-type="float" office:value="1" calcext:value-type="float">
            <text:p>1</text:p>
          </table:table-cell>
          <table:table-cell table:style-name="ce99" table:formula="of:=LOOKUP(ROUNDDOWN([.$H$3]*[.$A9]);ClassLevels;CasterPrep)" office:value-type="float" office:value="3" calcext:value-type="float">
            <text:p>3</text:p>
          </table:table-cell>
          <table:table-cell table:style-name="ce112" table:formula="of:=LOOKUP(ROUNDDOWN( [.$I$3]*[.$A9]);ClassLevels;CasterSv)" office:value-type="float" office:value="13" calcext:value-type="float">
            <text:p>13+</text:p>
          </table:table-cell>
          <table:table-cell table:style-name="ce107" office:value-type="string" calcext:value-type="string">
            <text:p>--</text:p>
          </table:table-cell>
          <table:table-cell table:style-name="ce107" office:value-type="float" office:value="1" calcext:value-type="float">
            <text:p>+1</text:p>
          </table:table-cell>
          <table:table-cell table:style-name="ce107" table:formula="of:=ROUND(AVERAGE(LOOKUP([.$A9];ClassLevels;RogueEv);LOOKUP([.$A9];ClassLevels;CasterEv));0)" office:value-type="float" office:value="3" calcext:value-type="float">
            <text:p>+3</text:p>
          </table:table-cell>
          <table:table-cell table:style-name="ce107" table:formula="of:=ROUND(AVERAGE(LOOKUP([.$A9];ClassLevels;RogueHa);LOOKUP([.$A9];ClassLevels;CasterHa));0)" office:value-type="float" office:value="2" calcext:value-type="float">
            <text:p>+2</text:p>
          </table:table-cell>
          <table:table-cell table:style-name="ce107" table:formula="of:=ROUND(AVERAGE(LOOKUP([.$A9];ClassLevels;RogueSp);LOOKUP([.$A9];ClassLevels;CasterSp));0)" office:value-type="float" office:value="4" calcext:value-type="float">
            <text:p>+4</text:p>
          </table:table-cell>
          <table:table-cell/>
          <table:table-cell table:style-name="ce121" table:formula="of:=[.P8]+[.P$2]" office:value-type="float" office:value="14" calcext:value-type="float">
            <text:p>14</text:p>
          </table:table-cell>
          <table:table-cell table:style-name="ce107" table:formula="of:=AVERAGE([.L9:.N9])" office:value-type="float" office:value="3" calcext:value-type="float">
            <text:p>+3</text:p>
          </table:table-cell>
          <table:table-cell table:style-name="ce112" table:formula="of:=11+[.Q9]" office:value-type="float" office:value="14" calcext:value-type="float">
            <text:p>14+</text:p>
          </table:table-cell>
          <table:table-cell table:style-name="ce112" table:formula="of:=11+[.E9]" office:value-type="float" office:value="14" calcext:value-type="float">
            <text:p>14+</text:p>
          </table:table-cell>
          <table:table-cell table:number-columns-repeated="46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99" table:formula="of:=[.A10] &amp; &quot;d5&quot;" office:value-type="string" office:string-value="5d5" calcext:value-type="string">
            <text:p>5d5</text:p>
          </table:table-cell>
          <table:table-cell table:style-name="ce107" table:formula="of:=ROUND(AVERAGE(LOOKUP([.$A10];ClassLevels;RogueAB);LOOKUP([.$A10];ClassLevels;CasterAB));0)" office:value-type="float" office:value="2" calcext:value-type="float">
            <text:p>+2</text:p>
          </table:table-cell>
          <table:table-cell table:style-name="ce107" table:formula="of:=ROUND(AVERAGE(LOOKUP([.A10];ClassLevels;RogueInit);LOOKUP([.A10];ClassLevels;SpellcasterInit)))" office:value-type="float" office:value="2" calcext:value-type="float">
            <text:p>+2</text:p>
          </table:table-cell>
          <table:table-cell table:style-name="ce107" table:formula="of:=ROUND(AVERAGE(LOOKUP([.$A10];ClassLevels;RogueSB);LOOKUP([.$A10];ClassLevels;CasterSB));0)" office:value-type="float" office:value="4" calcext:value-type="float">
            <text:p>+4</text:p>
          </table:table-cell>
          <table:table-cell table:style-name="ce112" table:formula="of:=LOOKUP(ROUNDDOWN([.$A10]*0.8);ClassLevels;CasterID)" office:value-type="string" office:string-value="3d6" calcext:value-type="string">
            <text:p>3d6</text:p>
          </table:table-cell>
          <table:table-cell table:style-name="ce99" table:formula="of:=LOOKUP(ROUNDDOWN([.$A10]*[.$G$3]);ClassLevels;CasterST)" office:value-type="float" office:value="2" calcext:value-type="float">
            <text:p>2</text:p>
          </table:table-cell>
          <table:table-cell table:style-name="ce99" table:formula="of:=LOOKUP(ROUNDDOWN([.$H$3]*[.$A10]);ClassLevels;CasterPrep)" office:value-type="float" office:value="4" calcext:value-type="float">
            <text:p>4</text:p>
          </table:table-cell>
          <table:table-cell table:style-name="ce112" table:formula="of:=LOOKUP(ROUNDDOWN( [.$I$3]*[.$A10]);ClassLevels;CasterSv)" office:value-type="float" office:value="14" calcext:value-type="float">
            <text:p>14+</text:p>
          </table:table-cell>
          <table:table-cell table:number-columns-repeated="2" table:style-name="ce107" office:value-type="string" calcext:value-type="string">
            <text:p>--</text:p>
          </table:table-cell>
          <table:table-cell table:style-name="ce107" table:formula="of:=ROUND(AVERAGE(LOOKUP([.$A10];ClassLevels;RogueEv);LOOKUP([.$A10];ClassLevels;CasterEv));0)" office:value-type="float" office:value="4" calcext:value-type="float">
            <text:p>+4</text:p>
          </table:table-cell>
          <table:table-cell table:style-name="ce107" table:formula="of:=ROUND(AVERAGE(LOOKUP([.$A10];ClassLevels;RogueHa);LOOKUP([.$A10];ClassLevels;CasterHa));0)" office:value-type="float" office:value="3" calcext:value-type="float">
            <text:p>+3</text:p>
          </table:table-cell>
          <table:table-cell table:style-name="ce107" table:formula="of:=ROUND(AVERAGE(LOOKUP([.$A10];ClassLevels;RogueSp);LOOKUP([.$A10];ClassLevels;CasterSp));0)" office:value-type="float" office:value="4" calcext:value-type="float">
            <text:p>+4</text:p>
          </table:table-cell>
          <table:table-cell/>
          <table:table-cell table:style-name="ce121" table:formula="of:=[.P9]+[.P$2]" office:value-type="float" office:value="17" calcext:value-type="float">
            <text:p>17</text:p>
          </table:table-cell>
          <table:table-cell table:style-name="ce107" table:formula="of:=AVERAGE([.L10:.N10])" office:value-type="float" office:value="3.66666666666667" calcext:value-type="float">
            <text:p>+4</text:p>
          </table:table-cell>
          <table:table-cell table:style-name="ce112" table:formula="of:=11+[.Q10]" office:value-type="float" office:value="14.6666666666667" calcext:value-type="float">
            <text:p>15+</text:p>
          </table:table-cell>
          <table:table-cell table:style-name="ce112" table:formula="of:=11+[.E10]" office:value-type="float" office:value="15" calcext:value-type="float">
            <text:p>15+</text:p>
          </table:table-cell>
          <table:table-cell table:number-columns-repeated="46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02" table:formula="of:=[.A11] &amp; &quot;d5&quot;" office:value-type="string" office:string-value="6d5" calcext:value-type="string">
            <text:p>6d5</text:p>
          </table:table-cell>
          <table:table-cell table:style-name="ce108" table:formula="of:=ROUND(AVERAGE(LOOKUP([.$A11];ClassLevels;RogueAB);LOOKUP([.$A11];ClassLevels;CasterAB));0)" office:value-type="float" office:value="3" calcext:value-type="float">
            <text:p>+3</text:p>
          </table:table-cell>
          <table:table-cell table:style-name="ce108" table:formula="of:=ROUND(AVERAGE(LOOKUP([.A11];ClassLevels;RogueInit);LOOKUP([.A11];ClassLevels;SpellcasterInit)))" office:value-type="float" office:value="3" calcext:value-type="float">
            <text:p>+3</text:p>
          </table:table-cell>
          <table:table-cell table:style-name="ce108" table:formula="of:=ROUND(AVERAGE(LOOKUP([.$A11];ClassLevels;RogueSB);LOOKUP([.$A11];ClassLevels;CasterSB));0)" office:value-type="float" office:value="5" calcext:value-type="float">
            <text:p>+5</text:p>
          </table:table-cell>
          <table:table-cell table:style-name="ce113" table:formula="of:=LOOKUP(ROUNDDOWN([.$A11]*0.8);ClassLevels;CasterID)" office:value-type="string" office:string-value="3d6" calcext:value-type="string">
            <text:p>3d6</text:p>
          </table:table-cell>
          <table:table-cell table:style-name="ce102" table:formula="of:=LOOKUP(ROUNDDOWN([.$A11]*[.$G$3]);ClassLevels;CasterST)" office:value-type="float" office:value="2" calcext:value-type="float">
            <text:p>2</text:p>
          </table:table-cell>
          <table:table-cell table:style-name="ce102" table:formula="of:=LOOKUP(ROUNDDOWN([.$H$3]*[.$A11]);ClassLevels;CasterPrep)" office:value-type="float" office:value="4" calcext:value-type="float">
            <text:p>4</text:p>
          </table:table-cell>
          <table:table-cell table:style-name="ce113" table:formula="of:=LOOKUP(ROUNDDOWN( [.$I$3]*[.$A11]);ClassLevels;CasterSv)" office:value-type="float" office:value="14" calcext:value-type="float">
            <text:p>14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1];ClassLevels;RogueEv);LOOKUP([.$A11];ClassLevels;CasterEv));0)" office:value-type="float" office:value="5" calcext:value-type="float">
            <text:p>+5</text:p>
          </table:table-cell>
          <table:table-cell table:style-name="ce108" table:formula="of:=ROUND(AVERAGE(LOOKUP([.$A11];ClassLevels;RogueHa);LOOKUP([.$A11];ClassLevels;CasterHa));0)" office:value-type="float" office:value="4" calcext:value-type="float">
            <text:p>+4</text:p>
          </table:table-cell>
          <table:table-cell table:style-name="ce108" table:formula="of:=ROUND(AVERAGE(LOOKUP([.$A11];ClassLevels;RogueSp);LOOKUP([.$A11];ClassLevels;CasterSp));0)" office:value-type="float" office:value="5" calcext:value-type="float">
            <text:p>+5</text:p>
          </table:table-cell>
          <table:table-cell/>
          <table:table-cell table:style-name="ce121" table:formula="of:=[.P10]+[.P$2]" office:value-type="float" office:value="20" calcext:value-type="float">
            <text:p>20</text:p>
          </table:table-cell>
          <table:table-cell table:style-name="ce107" table:formula="of:=AVERAGE([.L11:.N11])" office:value-type="float" office:value="4.66666666666667" calcext:value-type="float">
            <text:p>+5</text:p>
          </table:table-cell>
          <table:table-cell table:style-name="ce112" table:formula="of:=11+[.Q11]" office:value-type="float" office:value="15.6666666666667" calcext:value-type="float">
            <text:p>16+</text:p>
          </table:table-cell>
          <table:table-cell table:style-name="ce112" table:formula="of:=11+[.E11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02" table:formula="of:=[.A12] &amp; &quot;d5&quot;" office:value-type="string" office:string-value="7d5" calcext:value-type="string">
            <text:p>7d5</text:p>
          </table:table-cell>
          <table:table-cell table:style-name="ce108" table:formula="of:=ROUND(AVERAGE(LOOKUP([.$A12];ClassLevels;RogueAB);LOOKUP([.$A12];ClassLevels;CasterAB));0)" office:value-type="float" office:value="3" calcext:value-type="float">
            <text:p>+3</text:p>
          </table:table-cell>
          <table:table-cell table:style-name="ce108" table:formula="of:=ROUND(AVERAGE(LOOKUP([.A12];ClassLevels;RogueInit);LOOKUP([.A12];ClassLevels;SpellcasterInit)))" office:value-type="float" office:value="3" calcext:value-type="float">
            <text:p>+3</text:p>
          </table:table-cell>
          <table:table-cell table:style-name="ce108" table:formula="of:=ROUND(AVERAGE(LOOKUP([.$A12];ClassLevels;RogueSB);LOOKUP([.$A12];ClassLevels;CasterSB));0)" office:value-type="float" office:value="5" calcext:value-type="float">
            <text:p>+5</text:p>
          </table:table-cell>
          <table:table-cell table:style-name="ce113" table:formula="of:=LOOKUP(ROUNDDOWN([.$A12]*0.8);ClassLevels;CasterID)" office:value-type="string" office:string-value="3d6" calcext:value-type="string">
            <text:p>3d6</text:p>
          </table:table-cell>
          <table:table-cell table:style-name="ce102" table:formula="of:=LOOKUP(ROUNDDOWN([.$A12]*[.$G$3]);ClassLevels;CasterST)" office:value-type="float" office:value="2" calcext:value-type="float">
            <text:p>2</text:p>
          </table:table-cell>
          <table:table-cell table:style-name="ce102" table:formula="of:=LOOKUP(ROUNDDOWN([.$H$3]*[.$A12]);ClassLevels;CasterPrep)" office:value-type="float" office:value="5" calcext:value-type="float">
            <text:p>5</text:p>
          </table:table-cell>
          <table:table-cell table:style-name="ce113" table:formula="of:=LOOKUP(ROUNDDOWN( [.$I$3]*[.$A12]);ClassLevels;CasterSv)" office:value-type="float" office:value="15" calcext:value-type="float">
            <text:p>15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2];ClassLevels;RogueEv);LOOKUP([.$A12];ClassLevels;CasterEv));0)" office:value-type="float" office:value="6" calcext:value-type="float">
            <text:p>+6</text:p>
          </table:table-cell>
          <table:table-cell table:style-name="ce108" table:formula="of:=ROUND(AVERAGE(LOOKUP([.$A12];ClassLevels;RogueHa);LOOKUP([.$A12];ClassLevels;CasterHa));0)" office:value-type="float" office:value="4" calcext:value-type="float">
            <text:p>+4</text:p>
          </table:table-cell>
          <table:table-cell table:style-name="ce108" table:formula="of:=ROUND(AVERAGE(LOOKUP([.$A12];ClassLevels;RogueSp);LOOKUP([.$A12];ClassLevels;CasterSp));0)" office:value-type="float" office:value="6" calcext:value-type="float">
            <text:p>+6</text:p>
          </table:table-cell>
          <table:table-cell/>
          <table:table-cell table:style-name="ce121" table:formula="of:=[.P11]+[.P$2]" office:value-type="float" office:value="23" calcext:value-type="float">
            <text:p>23</text:p>
          </table:table-cell>
          <table:table-cell table:style-name="ce107" table:formula="of:=AVERAGE([.L12:.N12])" office:value-type="float" office:value="5.33333333333333" calcext:value-type="float">
            <text:p>+5</text:p>
          </table:table-cell>
          <table:table-cell table:style-name="ce112" table:formula="of:=11+[.Q12]" office:value-type="float" office:value="16.3333333333333" calcext:value-type="float">
            <text:p>16+</text:p>
          </table:table-cell>
          <table:table-cell table:style-name="ce112" table:formula="of:=11+[.E12]" office:value-type="float" office:value="16" calcext:value-type="float">
            <text:p>16+</text:p>
          </table:table-cell>
          <table:table-cell table:number-columns-repeated="46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02" table:formula="of:=[.A13] &amp; &quot;d5&quot;" office:value-type="string" office:string-value="8d5" calcext:value-type="string">
            <text:p>8d5</text:p>
          </table:table-cell>
          <table:table-cell table:style-name="ce108" table:formula="of:=ROUND(AVERAGE(LOOKUP([.$A13];ClassLevels;RogueAB);LOOKUP([.$A13];ClassLevels;CasterAB));0)" office:value-type="float" office:value="3" calcext:value-type="float">
            <text:p>+3</text:p>
          </table:table-cell>
          <table:table-cell table:style-name="ce108" table:formula="of:=ROUND(AVERAGE(LOOKUP([.A13];ClassLevels;RogueInit);LOOKUP([.A13];ClassLevels;SpellcasterInit)))" office:value-type="float" office:value="4" calcext:value-type="float">
            <text:p>+4</text:p>
          </table:table-cell>
          <table:table-cell table:style-name="ce108" table:formula="of:=ROUND(AVERAGE(LOOKUP([.$A13];ClassLevels;RogueSB);LOOKUP([.$A13];ClassLevels;CasterSB));0)" office:value-type="float" office:value="6" calcext:value-type="float">
            <text:p>+6</text:p>
          </table:table-cell>
          <table:table-cell table:style-name="ce113" table:formula="of:=LOOKUP(ROUNDDOWN([.$A13]*0.8);ClassLevels;CasterID)" office:value-type="string" office:string-value="4d6" calcext:value-type="string">
            <text:p>4d6</text:p>
          </table:table-cell>
          <table:table-cell table:style-name="ce102" table:formula="of:=LOOKUP(ROUNDDOWN([.$A13]*[.$G$3]);ClassLevels;CasterST)" office:value-type="float" office:value="3" calcext:value-type="float">
            <text:p>3</text:p>
          </table:table-cell>
          <table:table-cell table:style-name="ce102" table:formula="of:=LOOKUP(ROUNDDOWN([.$H$3]*[.$A13]);ClassLevels;CasterPrep)" office:value-type="float" office:value="6" calcext:value-type="float">
            <text:p>6</text:p>
          </table:table-cell>
          <table:table-cell table:style-name="ce113" table:formula="of:=LOOKUP(ROUNDDOWN( [.$I$3]*[.$A13]);ClassLevels;CasterSv)" office:value-type="float" office:value="15" calcext:value-type="float">
            <text:p>15+</text:p>
          </table:table-cell>
          <table:table-cell table:number-columns-repeated="2" table:style-name="ce108" office:value-type="string" calcext:value-type="string">
            <text:p>--</text:p>
          </table:table-cell>
          <table:table-cell table:style-name="ce108" table:formula="of:=ROUND(AVERAGE(LOOKUP([.$A13];ClassLevels;RogueEv);LOOKUP([.$A13];ClassLevels;CasterEv));0)" office:value-type="float" office:value="7" calcext:value-type="float">
            <text:p>+7</text:p>
          </table:table-cell>
          <table:table-cell table:style-name="ce108" table:formula="of:=ROUND(AVERAGE(LOOKUP([.$A13];ClassLevels;RogueHa);LOOKUP([.$A13];ClassLevels;CasterHa));0)" office:value-type="float" office:value="5" calcext:value-type="float">
            <text:p>+5</text:p>
          </table:table-cell>
          <table:table-cell table:style-name="ce108" table:formula="of:=ROUND(AVERAGE(LOOKUP([.$A13];ClassLevels;RogueSp);LOOKUP([.$A13];ClassLevels;CasterSp));0)" office:value-type="float" office:value="7" calcext:value-type="float">
            <text:p>+7</text:p>
          </table:table-cell>
          <table:table-cell/>
          <table:table-cell table:style-name="ce121" table:formula="of:=[.P12]+[.P$2]" office:value-type="float" office:value="26" calcext:value-type="float">
            <text:p>26</text:p>
          </table:table-cell>
          <table:table-cell table:style-name="ce107" table:formula="of:=AVERAGE([.L13:.N13])" office:value-type="float" office:value="6.33333333333333" calcext:value-type="float">
            <text:p>+6</text:p>
          </table:table-cell>
          <table:table-cell table:style-name="ce112" table:formula="of:=11+[.Q13]" office:value-type="float" office:value="17.3333333333333" calcext:value-type="float">
            <text:p>17+</text:p>
          </table:table-cell>
          <table:table-cell table:style-name="ce112" table:formula="of:=11+[.E13]" office:value-type="float" office:value="17" calcext:value-type="float">
            <text:p>17+</text:p>
          </table:table-cell>
          <table:table-cell table:number-columns-repeated="46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02" table:formula="of:=[.A14] &amp; &quot;d5&quot;" office:value-type="string" office:string-value="9d5" calcext:value-type="string">
            <text:p>9d5</text:p>
          </table:table-cell>
          <table:table-cell table:style-name="ce108" table:formula="of:=ROUND(AVERAGE(LOOKUP([.$A14];ClassLevels;RogueAB);LOOKUP([.$A14];ClassLevels;CasterAB));0)" office:value-type="float" office:value="4" calcext:value-type="float">
            <text:p>+4</text:p>
          </table:table-cell>
          <table:table-cell table:style-name="ce108" table:formula="of:=ROUND(AVERAGE(LOOKUP([.A14];ClassLevels;RogueInit);LOOKUP([.A14];ClassLevels;SpellcasterInit)))" office:value-type="float" office:value="4" calcext:value-type="float">
            <text:p>+4</text:p>
          </table:table-cell>
          <table:table-cell table:style-name="ce108" table:formula="of:=ROUND(AVERAGE(LOOKUP([.$A14];ClassLevels;RogueSB);LOOKUP([.$A14];ClassLevels;CasterSB));0)" office:value-type="float" office:value="7" calcext:value-type="float">
            <text:p>+7</text:p>
          </table:table-cell>
          <table:table-cell table:style-name="ce113" table:formula="of:=LOOKUP(ROUNDDOWN([.$A14]*0.8);ClassLevels;CasterID)" office:value-type="string" office:string-value="5d6" calcext:value-type="string">
            <text:p>5d6</text:p>
          </table:table-cell>
          <table:table-cell table:style-name="ce102" table:formula="of:=LOOKUP(ROUNDDOWN([.$A14]*[.$G$3]);ClassLevels;CasterST)" office:value-type="float" office:value="3" calcext:value-type="float">
            <text:p>3</text:p>
          </table:table-cell>
          <table:table-cell table:style-name="ce102" table:formula="of:=LOOKUP(ROUNDDOWN([.$H$3]*[.$A14]);ClassLevels;CasterPrep)" office:value-type="float" office:value="7" calcext:value-type="float">
            <text:p>7</text:p>
          </table:table-cell>
          <table:table-cell table:style-name="ce113" table:formula="of:=LOOKUP(ROUNDDOWN( [.$I$3]*[.$A14]);ClassLevels;CasterSv)" office:value-type="float" office:value="16" calcext:value-type="float">
            <text:p>16+</text:p>
          </table:table-cell>
          <table:table-cell table:style-name="ce108" office:value-type="float" office:value="1" calcext:value-type="float">
            <text:p>+1</text:p>
          </table:table-cell>
          <table:table-cell table:style-name="ce108" office:value-type="string" calcext:value-type="string">
            <text:p>--</text:p>
          </table:table-cell>
          <table:table-cell table:style-name="ce108" table:formula="of:=ROUND(AVERAGE(LOOKUP([.$A14];ClassLevels;RogueEv);LOOKUP([.$A14];ClassLevels;CasterEv));0)" office:value-type="float" office:value="8" calcext:value-type="float">
            <text:p>+8</text:p>
          </table:table-cell>
          <table:table-cell table:style-name="ce108" table:formula="of:=ROUND(AVERAGE(LOOKUP([.$A14];ClassLevels;RogueHa);LOOKUP([.$A14];ClassLevels;CasterHa));0)" office:value-type="float" office:value="5" calcext:value-type="float">
            <text:p>+5</text:p>
          </table:table-cell>
          <table:table-cell table:style-name="ce108" table:formula="of:=ROUND(AVERAGE(LOOKUP([.$A14];ClassLevels;RogueSp);LOOKUP([.$A14];ClassLevels;CasterSp));0)" office:value-type="float" office:value="7" calcext:value-type="float">
            <text:p>+7</text:p>
          </table:table-cell>
          <table:table-cell/>
          <table:table-cell table:style-name="ce121" table:formula="of:=[.P13]+[.P$2]" office:value-type="float" office:value="29" calcext:value-type="float">
            <text:p>29</text:p>
          </table:table-cell>
          <table:table-cell table:style-name="ce107" table:formula="of:=AVERAGE([.L14:.N14])" office:value-type="float" office:value="6.66666666666667" calcext:value-type="float">
            <text:p>+7</text:p>
          </table:table-cell>
          <table:table-cell table:style-name="ce112" table:formula="of:=11+[.Q14]" office:value-type="float" office:value="17.6666666666667" calcext:value-type="float">
            <text:p>18+</text:p>
          </table:table-cell>
          <table:table-cell table:style-name="ce112" table:formula="of:=11+[.E14]" office:value-type="float" office:value="18" calcext:value-type="float">
            <text:p>18+</text:p>
          </table:table-cell>
          <table:table-cell table:number-columns-repeated="46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02" table:formula="of:=[.A15] &amp; &quot;d5&quot;" office:value-type="string" office:string-value="10d5" calcext:value-type="string">
            <text:p>10d5</text:p>
          </table:table-cell>
          <table:table-cell table:style-name="ce108" table:formula="of:=ROUND(AVERAGE(LOOKUP([.$A15];ClassLevels;RogueAB);LOOKUP([.$A15];ClassLevels;CasterAB));0)" office:value-type="float" office:value="4" calcext:value-type="float">
            <text:p>+4</text:p>
          </table:table-cell>
          <table:table-cell table:style-name="ce108" table:formula="of:=ROUND(AVERAGE(LOOKUP([.A15];ClassLevels;RogueInit);LOOKUP([.A15];ClassLevels;SpellcasterInit)))" office:value-type="float" office:value="5" calcext:value-type="float">
            <text:p>+5</text:p>
          </table:table-cell>
          <table:table-cell table:style-name="ce108" table:formula="of:=ROUND(AVERAGE(LOOKUP([.$A15];ClassLevels;RogueSB);LOOKUP([.$A15];ClassLevels;CasterSB));0)" office:value-type="float" office:value="8" calcext:value-type="float">
            <text:p>+8</text:p>
          </table:table-cell>
          <table:table-cell table:style-name="ce113" table:formula="of:=LOOKUP(ROUNDDOWN([.$A15]*0.8);ClassLevels;CasterID)" office:value-type="string" office:string-value="5d6" calcext:value-type="string">
            <text:p>5d6</text:p>
          </table:table-cell>
          <table:table-cell table:style-name="ce102" table:formula="of:=LOOKUP(ROUNDDOWN([.$A15]*[.$G$3]);ClassLevels;CasterST)" office:value-type="float" office:value="3" calcext:value-type="float">
            <text:p>3</text:p>
          </table:table-cell>
          <table:table-cell table:style-name="ce102" table:formula="of:=LOOKUP(ROUNDDOWN([.$H$3]*[.$A15]);ClassLevels;CasterPrep)" office:value-type="float" office:value="8" calcext:value-type="float">
            <text:p>8</text:p>
          </table:table-cell>
          <table:table-cell table:style-name="ce113" table:formula="of:=LOOKUP(ROUNDDOWN( [.$I$3]*[.$A15]);ClassLevels;CasterSv)" office:value-type="float" office:value="17" calcext:value-type="float">
            <text:p>17+</text:p>
          </table:table-cell>
          <table:table-cell table:style-name="ce108" office:value-type="string" calcext:value-type="string">
            <text:p>--</text:p>
          </table:table-cell>
          <table:table-cell table:style-name="ce108" office:value-type="float" office:value="1" calcext:value-type="float">
            <text:p>+1</text:p>
          </table:table-cell>
          <table:table-cell table:style-name="ce108" table:formula="of:=ROUND(AVERAGE(LOOKUP([.$A15];ClassLevels;RogueEv);LOOKUP([.$A15];ClassLevels;CasterEv));0)" office:value-type="float" office:value="8" calcext:value-type="float">
            <text:p>+8</text:p>
          </table:table-cell>
          <table:table-cell table:style-name="ce108" table:formula="of:=ROUND(AVERAGE(LOOKUP([.$A15];ClassLevels;RogueHa);LOOKUP([.$A15];ClassLevels;CasterHa));0)" office:value-type="float" office:value="6" calcext:value-type="float">
            <text:p>+6</text:p>
          </table:table-cell>
          <table:table-cell table:style-name="ce108" table:formula="of:=ROUND(AVERAGE(LOOKUP([.$A15];ClassLevels;RogueSp);LOOKUP([.$A15];ClassLevels;CasterSp));0)" office:value-type="float" office:value="8" calcext:value-type="float">
            <text:p>+8</text:p>
          </table:table-cell>
          <table:table-cell/>
          <table:table-cell table:style-name="ce121" table:formula="of:=[.P14]+[.P$2]" office:value-type="float" office:value="32" calcext:value-type="float">
            <text:p>32</text:p>
          </table:table-cell>
          <table:table-cell table:style-name="ce107" table:formula="of:=AVERAGE([.L15:.N15])" office:value-type="float" office:value="7.33333333333333" calcext:value-type="float">
            <text:p>+7</text:p>
          </table:table-cell>
          <table:table-cell table:style-name="ce112" table:formula="of:=11+[.Q15]" office:value-type="float" office:value="18.3333333333333" calcext:value-type="float">
            <text:p>18+</text:p>
          </table:table-cell>
          <table:table-cell table:style-name="ce112" table:formula="of:=11+[.E15]" office:value-type="float" office:value="19" calcext:value-type="float">
            <text:p>19+</text:p>
          </table:table-cell>
          <table:table-cell table:number-columns-repeated="46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03" table:formula="of:=&quot;10d5+&quot; &amp; ([.A16]-10)" office:value-type="string" office:string-value="10d5+1" calcext:value-type="string">
            <text:p>10d5+1</text:p>
          </table:table-cell>
          <table:table-cell table:style-name="ce109" table:formula="of:=ROUND(AVERAGE(LOOKUP([.$A16];ClassLevels;RogueAB);LOOKUP([.$A16];ClassLevels;CasterAB));0)" office:value-type="float" office:value="4" calcext:value-type="float">
            <text:p>+4</text:p>
          </table:table-cell>
          <table:table-cell table:style-name="ce109" table:formula="of:=ROUND(AVERAGE(LOOKUP([.A16];ClassLevels;RogueInit);LOOKUP([.A16];ClassLevels;SpellcasterInit)))" office:value-type="float" office:value="5" calcext:value-type="float">
            <text:p>+5</text:p>
          </table:table-cell>
          <table:table-cell table:style-name="ce109" table:formula="of:=ROUND(AVERAGE(LOOKUP([.$A16];ClassLevels;RogueSB);LOOKUP([.$A16];ClassLevels;CasterSB));0)" office:value-type="float" office:value="8" calcext:value-type="float">
            <text:p>+8</text:p>
          </table:table-cell>
          <table:table-cell table:style-name="ce114" table:formula="of:=LOOKUP(ROUNDDOWN([.$A16]*0.8);ClassLevels;CasterID)" office:value-type="string" office:string-value="5d6" calcext:value-type="string">
            <text:p>5d6</text:p>
          </table:table-cell>
          <table:table-cell table:style-name="ce103" table:formula="of:=LOOKUP(ROUNDDOWN([.$A16]*[.$G$3]);ClassLevels;CasterST)" office:value-type="float" office:value="3" calcext:value-type="float">
            <text:p>3</text:p>
          </table:table-cell>
          <table:table-cell table:style-name="ce103" table:formula="of:=LOOKUP(ROUNDDOWN([.$H$3]*[.$A16]);ClassLevels;CasterPrep)" office:value-type="float" office:value="8" calcext:value-type="float">
            <text:p>8</text:p>
          </table:table-cell>
          <table:table-cell table:style-name="ce114" table:formula="of:=LOOKUP(ROUNDDOWN( [.$I$3]*[.$A16]);ClassLevels;CasterSv)" office:value-type="float" office:value="17" calcext:value-type="float">
            <text:p>17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6];ClassLevels;RogueEv);LOOKUP([.$A16];ClassLevels;CasterEv));0)" office:value-type="float" office:value="9" calcext:value-type="float">
            <text:p>+9</text:p>
          </table:table-cell>
          <table:table-cell table:style-name="ce109" table:formula="of:=ROUND(AVERAGE(LOOKUP([.$A16];ClassLevels;RogueHa);LOOKUP([.$A16];ClassLevels;CasterHa));0)" office:value-type="float" office:value="7" calcext:value-type="float">
            <text:p>+7</text:p>
          </table:table-cell>
          <table:table-cell table:style-name="ce109" table:formula="of:=ROUND(AVERAGE(LOOKUP([.$A16];ClassLevels;RogueSp);LOOKUP([.$A16];ClassLevels;CasterSp));0)" office:value-type="float" office:value="9" calcext:value-type="float">
            <text:p>+9</text:p>
          </table:table-cell>
          <table:table-cell/>
          <table:table-cell table:style-name="ce121" table:formula="of:=[.P15]+[.P$3]" office:value-type="float" office:value="33" calcext:value-type="float">
            <text:p>33</text:p>
          </table:table-cell>
          <table:table-cell table:style-name="ce107" table:formula="of:=AVERAGE([.L16:.N16])" office:value-type="float" office:value="8.33333333333333" calcext:value-type="float">
            <text:p>+8</text:p>
          </table:table-cell>
          <table:table-cell table:style-name="ce112" table:formula="of:=11+[.Q16]" office:value-type="float" office:value="19.3333333333333" calcext:value-type="float">
            <text:p>19+</text:p>
          </table:table-cell>
          <table:table-cell table:style-name="ce112" table:formula="of:=11+[.E16]" office:value-type="float" office:value="19" calcext:value-type="float">
            <text:p>19+</text:p>
          </table:table-cell>
          <table:table-cell table:number-columns-repeated="46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03" table:formula="of:=&quot;10d5+&quot; &amp; ([.A17]-10)" office:value-type="string" office:string-value="10d5+2" calcext:value-type="string">
            <text:p>10d5+2</text:p>
          </table:table-cell>
          <table:table-cell table:style-name="ce109" table:formula="of:=ROUND(AVERAGE(LOOKUP([.$A17];ClassLevels;RogueAB);LOOKUP([.$A17];ClassLevels;CasterAB));0)" office:value-type="float" office:value="5" calcext:value-type="float">
            <text:p>+5</text:p>
          </table:table-cell>
          <table:table-cell table:style-name="ce109" table:formula="of:=ROUND(AVERAGE(LOOKUP([.A17];ClassLevels;RogueInit);LOOKUP([.A17];ClassLevels;SpellcasterInit)))" office:value-type="float" office:value="6" calcext:value-type="float">
            <text:p>+6</text:p>
          </table:table-cell>
          <table:table-cell table:style-name="ce109" table:formula="of:=ROUND(AVERAGE(LOOKUP([.$A17];ClassLevels;RogueSB);LOOKUP([.$A17];ClassLevels;CasterSB));0)" office:value-type="float" office:value="9" calcext:value-type="float">
            <text:p>+9</text:p>
          </table:table-cell>
          <table:table-cell table:style-name="ce114" table:formula="of:=LOOKUP(ROUNDDOWN([.$A17]*0.8);ClassLevels;CasterID)" office:value-type="string" office:string-value="6d6" calcext:value-type="string">
            <text:p>6d6</text:p>
          </table:table-cell>
          <table:table-cell table:style-name="ce103" table:formula="of:=LOOKUP(ROUNDDOWN([.$A17]*[.$G$3]);ClassLevels;CasterST)" office:value-type="float" office:value="4" calcext:value-type="float">
            <text:p>4</text:p>
          </table:table-cell>
          <table:table-cell table:style-name="ce103" table:formula="of:=LOOKUP(ROUNDDOWN([.$H$3]*[.$A17]);ClassLevels;CasterPrep)" office:value-type="float" office:value="9" calcext:value-type="float">
            <text:p>9</text:p>
          </table:table-cell>
          <table:table-cell table:style-name="ce114" table:formula="of:=LOOKUP(ROUNDDOWN( [.$I$3]*[.$A17]);ClassLevels;CasterSv)" office:value-type="float" office:value="18" calcext:value-type="float">
            <text:p>18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7];ClassLevels;RogueEv);LOOKUP([.$A17];ClassLevels;CasterEv));0)" office:value-type="float" office:value="10" calcext:value-type="float">
            <text:p>+10</text:p>
          </table:table-cell>
          <table:table-cell table:style-name="ce109" table:formula="of:=ROUND(AVERAGE(LOOKUP([.$A17];ClassLevels;RogueHa);LOOKUP([.$A17];ClassLevels;CasterHa));0)" office:value-type="float" office:value="7" calcext:value-type="float">
            <text:p>+7</text:p>
          </table:table-cell>
          <table:table-cell table:style-name="ce109" table:formula="of:=ROUND(AVERAGE(LOOKUP([.$A17];ClassLevels;RogueSp);LOOKUP([.$A17];ClassLevels;CasterSp));0)" office:value-type="float" office:value="10" calcext:value-type="float">
            <text:p>+10</text:p>
          </table:table-cell>
          <table:table-cell/>
          <table:table-cell table:style-name="ce121" table:formula="of:=[.P16]+[.P$3]" office:value-type="float" office:value="34" calcext:value-type="float">
            <text:p>34</text:p>
          </table:table-cell>
          <table:table-cell table:style-name="ce107" table:formula="of:=AVERAGE([.L17:.N17])" office:value-type="float" office:value="9" calcext:value-type="float">
            <text:p>+9</text:p>
          </table:table-cell>
          <table:table-cell table:style-name="ce112" table:formula="of:=11+[.Q17]" office:value-type="float" office:value="20" calcext:value-type="float">
            <text:p>20+</text:p>
          </table:table-cell>
          <table:table-cell table:style-name="ce112" table:formula="of:=11+[.E17]" office:value-type="float" office:value="20" calcext:value-type="float">
            <text:p>20+</text:p>
          </table:table-cell>
          <table:table-cell table:number-columns-repeated="4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03" table:formula="of:=&quot;10d5+&quot; &amp; ([.A18]-10)" office:value-type="string" office:string-value="10d5+3" calcext:value-type="string">
            <text:p>10d5+3</text:p>
          </table:table-cell>
          <table:table-cell table:style-name="ce109" table:formula="of:=ROUND(AVERAGE(LOOKUP([.$A18];ClassLevels;RogueAB);LOOKUP([.$A18];ClassLevels;CasterAB));0)" office:value-type="float" office:value="5" calcext:value-type="float">
            <text:p>+5</text:p>
          </table:table-cell>
          <table:table-cell table:style-name="ce109" table:formula="of:=ROUND(AVERAGE(LOOKUP([.A18];ClassLevels;RogueInit);LOOKUP([.A18];ClassLevels;SpellcasterInit)))" office:value-type="float" office:value="6" calcext:value-type="float">
            <text:p>+6</text:p>
          </table:table-cell>
          <table:table-cell table:style-name="ce109" table:formula="of:=ROUND(AVERAGE(LOOKUP([.$A18];ClassLevels;RogueSB);LOOKUP([.$A18];ClassLevels;CasterSB));0)" office:value-type="float" office:value="10" calcext:value-type="float">
            <text:p>+10</text:p>
          </table:table-cell>
          <table:table-cell table:style-name="ce114" table:formula="of:=LOOKUP(ROUNDDOWN([.$A18]*0.8);ClassLevels;CasterID)" office:value-type="string" office:string-value="7d6" calcext:value-type="string">
            <text:p>7d6</text:p>
          </table:table-cell>
          <table:table-cell table:style-name="ce103" table:formula="of:=LOOKUP(ROUNDDOWN([.$A18]*[.$G$3]);ClassLevels;CasterST)" office:value-type="float" office:value="4" calcext:value-type="float">
            <text:p>4</text:p>
          </table:table-cell>
          <table:table-cell table:style-name="ce103" table:formula="of:=LOOKUP(ROUNDDOWN([.$H$3]*[.$A18]);ClassLevels;CasterPrep)" office:value-type="float" office:value="10" calcext:value-type="float">
            <text:p>10</text:p>
          </table:table-cell>
          <table:table-cell table:style-name="ce114" table:formula="of:=LOOKUP(ROUNDDOWN( [.$I$3]*[.$A18]);ClassLevels;CasterSv)" office:value-type="float" office:value="19" calcext:value-type="float">
            <text:p>19+</text:p>
          </table:table-cell>
          <table:table-cell table:style-name="ce109" office:value-type="float" office:value="1" calcext:value-type="float">
            <text:p>+1</text:p>
          </table:table-cell>
          <table:table-cell table:style-name="ce109" office:value-type="string" calcext:value-type="string">
            <text:p>--</text:p>
          </table:table-cell>
          <table:table-cell table:style-name="ce109" table:formula="of:=ROUND(AVERAGE(LOOKUP([.$A18];ClassLevels;RogueEv);LOOKUP([.$A18];ClassLevels;CasterEv));0)" office:value-type="float" office:value="11" calcext:value-type="float">
            <text:p>+11</text:p>
          </table:table-cell>
          <table:table-cell table:style-name="ce109" table:formula="of:=ROUND(AVERAGE(LOOKUP([.$A18];ClassLevels;RogueHa);LOOKUP([.$A18];ClassLevels;CasterHa));0)" office:value-type="float" office:value="8" calcext:value-type="float">
            <text:p>+8</text:p>
          </table:table-cell>
          <table:table-cell table:style-name="ce109" table:formula="of:=ROUND(AVERAGE(LOOKUP([.$A18];ClassLevels;RogueSp);LOOKUP([.$A18];ClassLevels;CasterSp));0)" office:value-type="float" office:value="10" calcext:value-type="float">
            <text:p>+10</text:p>
          </table:table-cell>
          <table:table-cell/>
          <table:table-cell table:style-name="ce121" table:formula="of:=[.P17]+[.P$3]" office:value-type="float" office:value="35" calcext:value-type="float">
            <text:p>35</text:p>
          </table:table-cell>
          <table:table-cell table:style-name="ce107" table:formula="of:=AVERAGE([.L18:.N18])" office:value-type="float" office:value="9.66666666666667" calcext:value-type="float">
            <text:p>+10</text:p>
          </table:table-cell>
          <table:table-cell table:style-name="ce112" table:formula="of:=11+[.Q18]" office:value-type="float" office:value="20.6666666666667" calcext:value-type="float">
            <text:p>21+</text:p>
          </table:table-cell>
          <table:table-cell table:style-name="ce112" table:formula="of:=11+[.E18]" office:value-type="float" office:value="21" calcext:value-type="float">
            <text:p>21+</text:p>
          </table:table-cell>
          <table:table-cell table:number-columns-repeated="46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03" table:formula="of:=&quot;10d5+&quot; &amp; ([.A19]-10)" office:value-type="string" office:string-value="10d5+4" calcext:value-type="string">
            <text:p>10d5+4</text:p>
          </table:table-cell>
          <table:table-cell table:style-name="ce109" table:formula="of:=ROUND(AVERAGE(LOOKUP([.$A19];ClassLevels;RogueAB);LOOKUP([.$A19];ClassLevels;CasterAB));0)" office:value-type="float" office:value="6" calcext:value-type="float">
            <text:p>+6</text:p>
          </table:table-cell>
          <table:table-cell table:style-name="ce109" table:formula="of:=ROUND(AVERAGE(LOOKUP([.A19];ClassLevels;RogueInit);LOOKUP([.A19];ClassLevels;SpellcasterInit)))" office:value-type="float" office:value="7" calcext:value-type="float">
            <text:p>+7</text:p>
          </table:table-cell>
          <table:table-cell table:style-name="ce109" table:formula="of:=ROUND(AVERAGE(LOOKUP([.$A19];ClassLevels;RogueSB);LOOKUP([.$A19];ClassLevels;CasterSB));0)" office:value-type="float" office:value="10" calcext:value-type="float">
            <text:p>+10</text:p>
          </table:table-cell>
          <table:table-cell table:style-name="ce114" table:formula="of:=LOOKUP(ROUNDDOWN([.$A19]*0.8);ClassLevels;CasterID)" office:value-type="string" office:string-value="7d6" calcext:value-type="string">
            <text:p>7d6</text:p>
          </table:table-cell>
          <table:table-cell table:style-name="ce103" table:formula="of:=LOOKUP(ROUNDDOWN([.$A19]*[.$G$3]);ClassLevels;CasterST)" office:value-type="float" office:value="4" calcext:value-type="float">
            <text:p>4</text:p>
          </table:table-cell>
          <table:table-cell table:style-name="ce103" table:formula="of:=LOOKUP(ROUNDDOWN([.$H$3]*[.$A19]);ClassLevels;CasterPrep)" office:value-type="float" office:value="11" calcext:value-type="float">
            <text:p>11</text:p>
          </table:table-cell>
          <table:table-cell table:style-name="ce114" table:formula="of:=LOOKUP(ROUNDDOWN( [.$I$3]*[.$A19]);ClassLevels;CasterSv)" office:value-type="float" office:value="19" calcext:value-type="float">
            <text:p>19+</text:p>
          </table:table-cell>
          <table:table-cell table:number-columns-repeated="2" table:style-name="ce109" office:value-type="string" calcext:value-type="string">
            <text:p>--</text:p>
          </table:table-cell>
          <table:table-cell table:style-name="ce109" table:formula="of:=ROUND(AVERAGE(LOOKUP([.$A19];ClassLevels;RogueEv);LOOKUP([.$A19];ClassLevels;CasterEv));0)" office:value-type="float" office:value="12" calcext:value-type="float">
            <text:p>+12</text:p>
          </table:table-cell>
          <table:table-cell table:style-name="ce109" table:formula="of:=ROUND(AVERAGE(LOOKUP([.$A19];ClassLevels;RogueHa);LOOKUP([.$A19];ClassLevels;CasterHa));0)" office:value-type="float" office:value="8" calcext:value-type="float">
            <text:p>+8</text:p>
          </table:table-cell>
          <table:table-cell table:style-name="ce109" table:formula="of:=ROUND(AVERAGE(LOOKUP([.$A19];ClassLevels;RogueSp);LOOKUP([.$A19];ClassLevels;CasterSp));0)" office:value-type="float" office:value="11" calcext:value-type="float">
            <text:p>+11</text:p>
          </table:table-cell>
          <table:table-cell/>
          <table:table-cell table:style-name="ce121" table:formula="of:=[.P18]+[.P$3]" office:value-type="float" office:value="36" calcext:value-type="float">
            <text:p>36</text:p>
          </table:table-cell>
          <table:table-cell table:style-name="ce107" table:formula="of:=AVERAGE([.L19:.N19])" office:value-type="float" office:value="10.3333333333333" calcext:value-type="float">
            <text:p>+10</text:p>
          </table:table-cell>
          <table:table-cell table:style-name="ce112" table:formula="of:=11+[.Q19]" office:value-type="float" office:value="21.3333333333333" calcext:value-type="float">
            <text:p>21+</text:p>
          </table:table-cell>
          <table:table-cell table:style-name="ce112" table:formula="of:=11+[.E19]" office:value-type="float" office:value="21" calcext:value-type="float">
            <text:p>21+</text:p>
          </table:table-cell>
          <table:table-cell table:number-columns-repeated="4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03" table:formula="of:=&quot;10d5+&quot; &amp; ([.A20]-10)" office:value-type="string" office:string-value="10d5+5" calcext:value-type="string">
            <text:p>10d5+5</text:p>
          </table:table-cell>
          <table:table-cell table:style-name="ce109" table:formula="of:=ROUND(AVERAGE(LOOKUP([.$A20];ClassLevels;RogueAB);LOOKUP([.$A20];ClassLevels;CasterAB));0)" office:value-type="float" office:value="6" calcext:value-type="float">
            <text:p>+6</text:p>
          </table:table-cell>
          <table:table-cell table:style-name="ce109" table:formula="of:=ROUND(AVERAGE(LOOKUP([.A20];ClassLevels;RogueInit);LOOKUP([.A20];ClassLevels;SpellcasterInit)))" office:value-type="float" office:value="7" calcext:value-type="float">
            <text:p>+7</text:p>
          </table:table-cell>
          <table:table-cell table:style-name="ce109" table:formula="of:=ROUND(AVERAGE(LOOKUP([.$A20];ClassLevels;RogueSB);LOOKUP([.$A20];ClassLevels;CasterSB));0)" office:value-type="float" office:value="11" calcext:value-type="float">
            <text:p>+11</text:p>
          </table:table-cell>
          <table:table-cell table:style-name="ce114" table:formula="of:=LOOKUP(ROUNDDOWN([.$A20]*0.8);ClassLevels;CasterID)" office:value-type="string" office:string-value="8d6" calcext:value-type="string">
            <text:p>8d6</text:p>
          </table:table-cell>
          <table:table-cell table:style-name="ce103" table:formula="of:=LOOKUP(ROUNDDOWN([.$A20]*[.$G$3]);ClassLevels;CasterST)" office:value-type="float" office:value="4" calcext:value-type="float">
            <text:p>4</text:p>
          </table:table-cell>
          <table:table-cell table:style-name="ce103" table:formula="of:=LOOKUP(ROUNDDOWN([.$H$3]*[.$A20]);ClassLevels;CasterPrep)" office:value-type="float" office:value="12" calcext:value-type="float">
            <text:p>12</text:p>
          </table:table-cell>
          <table:table-cell table:style-name="ce114" table:formula="of:=LOOKUP(ROUNDDOWN( [.$I$3]*[.$A20]);ClassLevels;CasterSv)" office:value-type="float" office:value="20" calcext:value-type="float">
            <text:p>20+</text:p>
          </table:table-cell>
          <table:table-cell table:style-name="ce109" office:value-type="string" calcext:value-type="string">
            <text:p>--</text:p>
          </table:table-cell>
          <table:table-cell table:style-name="ce109" office:value-type="float" office:value="1" calcext:value-type="float">
            <text:p>+1</text:p>
          </table:table-cell>
          <table:table-cell table:style-name="ce109" table:formula="of:=ROUND(AVERAGE(LOOKUP([.$A20];ClassLevels;RogueEv);LOOKUP([.$A20];ClassLevels;CasterEv));0)" office:value-type="float" office:value="12" calcext:value-type="float">
            <text:p>+12</text:p>
          </table:table-cell>
          <table:table-cell table:style-name="ce109" table:formula="of:=ROUND(AVERAGE(LOOKUP([.$A20];ClassLevels;RogueHa);LOOKUP([.$A20];ClassLevels;CasterHa));0)" office:value-type="float" office:value="9" calcext:value-type="float">
            <text:p>+9</text:p>
          </table:table-cell>
          <table:table-cell table:style-name="ce109" table:formula="of:=ROUND(AVERAGE(LOOKUP([.$A20];ClassLevels;RogueSp);LOOKUP([.$A20];ClassLevels;CasterSp));0)" office:value-type="float" office:value="12" calcext:value-type="float">
            <text:p>+12</text:p>
          </table:table-cell>
          <table:table-cell/>
          <table:table-cell table:style-name="ce121" table:formula="of:=[.P19]+[.P$3]" office:value-type="float" office:value="37" calcext:value-type="float">
            <text:p>37</text:p>
          </table:table-cell>
          <table:table-cell table:style-name="ce107" table:formula="of:=AVERAGE([.L20:.N20])" office:value-type="float" office:value="11" calcext:value-type="float">
            <text:p>+11</text:p>
          </table:table-cell>
          <table:table-cell table:style-name="ce112" table:formula="of:=11+[.Q20]" office:value-type="float" office:value="22" calcext:value-type="float">
            <text:p>22+</text:p>
          </table:table-cell>
          <table:table-cell table:style-name="ce112" table:formula="of:=11+[.E20]" office:value-type="float" office:value="22" calcext:value-type="float">
            <text:p>22+</text:p>
          </table:table-cell>
          <table:table-cell table:number-columns-repeated="4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04" table:formula="of:=&quot;10d5+&quot; &amp; ([.A21]-10)" office:value-type="string" office:string-value="10d5+6" calcext:value-type="string">
            <text:p>10d5+6</text:p>
          </table:table-cell>
          <table:table-cell table:style-name="ce110" table:formula="of:=ROUND(AVERAGE(LOOKUP([.$A21];ClassLevels;RogueAB);LOOKUP([.$A21];ClassLevels;CasterAB));0)" office:value-type="float" office:value="7" calcext:value-type="float">
            <text:p>+7</text:p>
          </table:table-cell>
          <table:table-cell table:style-name="ce110" table:formula="of:=ROUND(AVERAGE(LOOKUP([.A21];ClassLevels;RogueInit);LOOKUP([.A21];ClassLevels;SpellcasterInit)))" office:value-type="float" office:value="8" calcext:value-type="float">
            <text:p>+8</text:p>
          </table:table-cell>
          <table:table-cell table:style-name="ce110" table:formula="of:=ROUND(AVERAGE(LOOKUP([.$A21];ClassLevels;RogueSB);LOOKUP([.$A21];ClassLevels;CasterSB));0)" office:value-type="float" office:value="12" calcext:value-type="float">
            <text:p>+12</text:p>
          </table:table-cell>
          <table:table-cell table:style-name="ce115" table:formula="of:=LOOKUP(ROUNDDOWN([.$A21]*0.8);ClassLevels;CasterID)" office:value-type="string" office:string-value="8d6" calcext:value-type="string">
            <text:p>8d6</text:p>
          </table:table-cell>
          <table:table-cell table:style-name="ce104" table:formula="of:=LOOKUP(ROUNDDOWN([.$A21]*[.$G$3]);ClassLevels;CasterST)" office:value-type="float" office:value="4" calcext:value-type="float">
            <text:p>4</text:p>
          </table:table-cell>
          <table:table-cell table:style-name="ce104" table:formula="of:=LOOKUP(ROUNDDOWN([.$H$3]*[.$A21]);ClassLevels;CasterPrep)" office:value-type="float" office:value="12" calcext:value-type="float">
            <text:p>12</text:p>
          </table:table-cell>
          <table:table-cell table:style-name="ce115" table:formula="of:=LOOKUP(ROUNDDOWN( [.$I$3]*[.$A21]);ClassLevels;CasterSv)" office:value-type="float" office:value="20" calcext:value-type="float">
            <text:p>20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1];ClassLevels;RogueEv);LOOKUP([.$A21];ClassLevels;CasterEv));0)" office:value-type="float" office:value="13" calcext:value-type="float">
            <text:p>+13</text:p>
          </table:table-cell>
          <table:table-cell table:style-name="ce110" table:formula="of:=ROUND(AVERAGE(LOOKUP([.$A21];ClassLevels;RogueHa);LOOKUP([.$A21];ClassLevels;CasterHa));0)" office:value-type="float" office:value="10" calcext:value-type="float">
            <text:p>+10</text:p>
          </table:table-cell>
          <table:table-cell table:style-name="ce110" table:formula="of:=ROUND(AVERAGE(LOOKUP([.$A21];ClassLevels;RogueSp);LOOKUP([.$A21];ClassLevels;CasterSp));0)" office:value-type="float" office:value="13" calcext:value-type="float">
            <text:p>+13</text:p>
          </table:table-cell>
          <table:table-cell/>
          <table:table-cell table:style-name="ce121" table:formula="of:=[.P20]+[.P$3]" office:value-type="float" office:value="38" calcext:value-type="float">
            <text:p>38</text:p>
          </table:table-cell>
          <table:table-cell table:style-name="ce107" table:formula="of:=AVERAGE([.L21:.N21])" office:value-type="float" office:value="12" calcext:value-type="float">
            <text:p>+12</text:p>
          </table:table-cell>
          <table:table-cell table:style-name="ce112" table:formula="of:=11+[.Q21]" office:value-type="float" office:value="23" calcext:value-type="float">
            <text:p>23+</text:p>
          </table:table-cell>
          <table:table-cell table:style-name="ce112" table:formula="of:=11+[.E21]" office:value-type="float" office:value="23" calcext:value-type="float">
            <text:p>23+</text:p>
          </table:table-cell>
          <table:table-cell table:number-columns-repeated="46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04" table:formula="of:=&quot;10d5+&quot; &amp; ([.A22]-10)" office:value-type="string" office:string-value="10d5+7" calcext:value-type="string">
            <text:p>10d5+7</text:p>
          </table:table-cell>
          <table:table-cell table:style-name="ce110" table:formula="of:=ROUND(AVERAGE(LOOKUP([.$A22];ClassLevels;RogueAB);LOOKUP([.$A22];ClassLevels;CasterAB));0)" office:value-type="float" office:value="7" calcext:value-type="float">
            <text:p>+7</text:p>
          </table:table-cell>
          <table:table-cell table:style-name="ce110" table:formula="of:=ROUND(AVERAGE(LOOKUP([.A22];ClassLevels;RogueInit);LOOKUP([.A22];ClassLevels;SpellcasterInit)))" office:value-type="float" office:value="8" calcext:value-type="float">
            <text:p>+8</text:p>
          </table:table-cell>
          <table:table-cell table:style-name="ce110" table:formula="of:=ROUND(AVERAGE(LOOKUP([.$A22];ClassLevels;RogueSB);LOOKUP([.$A22];ClassLevels;CasterSB));0)" office:value-type="float" office:value="12" calcext:value-type="float">
            <text:p>+12</text:p>
          </table:table-cell>
          <table:table-cell table:style-name="ce115" table:formula="of:=LOOKUP(ROUNDDOWN([.$A22]*0.8);ClassLevels;CasterID)" office:value-type="string" office:string-value="9d6" calcext:value-type="string">
            <text:p>9d6</text:p>
          </table:table-cell>
          <table:table-cell table:style-name="ce104" table:formula="of:=LOOKUP(ROUNDDOWN([.$A22]*[.$G$3]);ClassLevels;CasterST)" office:value-type="float" office:value="5" calcext:value-type="float">
            <text:p>5</text:p>
          </table:table-cell>
          <table:table-cell table:style-name="ce104" table:formula="of:=LOOKUP(ROUNDDOWN([.$H$3]*[.$A22]);ClassLevels;CasterPrep)" office:value-type="float" office:value="13" calcext:value-type="float">
            <text:p>13</text:p>
          </table:table-cell>
          <table:table-cell table:style-name="ce115" table:formula="of:=LOOKUP(ROUNDDOWN( [.$I$3]*[.$A22]);ClassLevels;CasterSv)" office:value-type="float" office:value="20" calcext:value-type="float">
            <text:p>20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2];ClassLevels;RogueEv);LOOKUP([.$A22];ClassLevels;CasterEv));0)" office:value-type="float" office:value="14" calcext:value-type="float">
            <text:p>+14</text:p>
          </table:table-cell>
          <table:table-cell table:style-name="ce110" table:formula="of:=ROUND(AVERAGE(LOOKUP([.$A22];ClassLevels;RogueHa);LOOKUP([.$A22];ClassLevels;CasterHa));0)" office:value-type="float" office:value="10" calcext:value-type="float">
            <text:p>+10</text:p>
          </table:table-cell>
          <table:table-cell table:style-name="ce110" table:formula="of:=ROUND(AVERAGE(LOOKUP([.$A22];ClassLevels;RogueSp);LOOKUP([.$A22];ClassLevels;CasterSp));0)" office:value-type="float" office:value="14" calcext:value-type="float">
            <text:p>+14</text:p>
          </table:table-cell>
          <table:table-cell/>
          <table:table-cell table:style-name="ce121" table:formula="of:=[.P21]+[.P$3]" office:value-type="float" office:value="39" calcext:value-type="float">
            <text:p>39</text:p>
          </table:table-cell>
          <table:table-cell table:style-name="ce107" table:formula="of:=AVERAGE([.L22:.N22])" office:value-type="float" office:value="12.6666666666667" calcext:value-type="float">
            <text:p>+13</text:p>
          </table:table-cell>
          <table:table-cell table:style-name="ce112" table:formula="of:=11+[.Q22]" office:value-type="float" office:value="23.6666666666667" calcext:value-type="float">
            <text:p>24+</text:p>
          </table:table-cell>
          <table:table-cell table:style-name="ce112" table:formula="of:=11+[.E22]" office:value-type="float" office:value="23" calcext:value-type="float">
            <text:p>23+</text:p>
          </table:table-cell>
          <table:table-cell table:number-columns-repeated="46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04" table:formula="of:=&quot;10d5+&quot; &amp; ([.A23]-10)" office:value-type="string" office:string-value="10d5+8" calcext:value-type="string">
            <text:p>10d5+8</text:p>
          </table:table-cell>
          <table:table-cell table:style-name="ce110" table:formula="of:=ROUND(AVERAGE(LOOKUP([.$A23];ClassLevels;RogueAB);LOOKUP([.$A23];ClassLevels;CasterAB));0)" office:value-type="float" office:value="8" calcext:value-type="float">
            <text:p>+8</text:p>
          </table:table-cell>
          <table:table-cell table:style-name="ce110" table:formula="of:=ROUND(AVERAGE(LOOKUP([.A23];ClassLevels;RogueInit);LOOKUP([.A23];ClassLevels;SpellcasterInit)))" office:value-type="float" office:value="9" calcext:value-type="float">
            <text:p>+9</text:p>
          </table:table-cell>
          <table:table-cell table:style-name="ce110" table:formula="of:=ROUND(AVERAGE(LOOKUP([.$A23];ClassLevels;RogueSB);LOOKUP([.$A23];ClassLevels;CasterSB));0)" office:value-type="float" office:value="13" calcext:value-type="float">
            <text:p>+13</text:p>
          </table:table-cell>
          <table:table-cell table:style-name="ce115" table:formula="of:=LOOKUP(ROUNDDOWN([.$A23]*0.8);ClassLevels;CasterID)" office:value-type="string" office:string-value="9d6" calcext:value-type="string">
            <text:p>9d6</text:p>
          </table:table-cell>
          <table:table-cell table:style-name="ce104" table:formula="of:=LOOKUP(ROUNDDOWN([.$A23]*[.$G$3]);ClassLevels;CasterST)" office:value-type="float" office:value="5" calcext:value-type="float">
            <text:p>5</text:p>
          </table:table-cell>
          <table:table-cell table:style-name="ce104" table:formula="of:=LOOKUP(ROUNDDOWN([.$H$3]*[.$A23]);ClassLevels;CasterPrep)" office:value-type="float" office:value="14" calcext:value-type="float">
            <text:p>14</text:p>
          </table:table-cell>
          <table:table-cell table:style-name="ce115" table:formula="of:=LOOKUP(ROUNDDOWN( [.$I$3]*[.$A23]);ClassLevels;CasterSv)" office:value-type="float" office:value="21" calcext:value-type="float">
            <text:p>21+</text:p>
          </table:table-cell>
          <table:table-cell table:style-name="ce110" office:value-type="float" office:value="1" calcext:value-type="float">
            <text:p>+1</text:p>
          </table:table-cell>
          <table:table-cell table:style-name="ce110" office:value-type="string" calcext:value-type="string">
            <text:p>--</text:p>
          </table:table-cell>
          <table:table-cell table:style-name="ce110" table:formula="of:=ROUND(AVERAGE(LOOKUP([.$A23];ClassLevels;RogueEv);LOOKUP([.$A23];ClassLevels;CasterEv));0)" office:value-type="float" office:value="15" calcext:value-type="float">
            <text:p>+15</text:p>
          </table:table-cell>
          <table:table-cell table:style-name="ce110" table:formula="of:=ROUND(AVERAGE(LOOKUP([.$A23];ClassLevels;RogueHa);LOOKUP([.$A23];ClassLevels;CasterHa));0)" office:value-type="float" office:value="11" calcext:value-type="float">
            <text:p>+11</text:p>
          </table:table-cell>
          <table:table-cell table:style-name="ce110" table:formula="of:=ROUND(AVERAGE(LOOKUP([.$A23];ClassLevels;RogueSp);LOOKUP([.$A23];ClassLevels;CasterSp));0)" office:value-type="float" office:value="14" calcext:value-type="float">
            <text:p>+14</text:p>
          </table:table-cell>
          <table:table-cell/>
          <table:table-cell table:style-name="ce121" table:formula="of:=[.P22]+[.P$3]" office:value-type="float" office:value="40" calcext:value-type="float">
            <text:p>40</text:p>
          </table:table-cell>
          <table:table-cell table:style-name="ce107" table:formula="of:=AVERAGE([.L23:.N23])" office:value-type="float" office:value="13.3333333333333" calcext:value-type="float">
            <text:p>+13</text:p>
          </table:table-cell>
          <table:table-cell table:style-name="ce112" table:formula="of:=11+[.Q23]" office:value-type="float" office:value="24.3333333333333" calcext:value-type="float">
            <text:p>24+</text:p>
          </table:table-cell>
          <table:table-cell table:style-name="ce112" table:formula="of:=11+[.E23]" office:value-type="float" office:value="24" calcext:value-type="float">
            <text:p>24+</text:p>
          </table:table-cell>
          <table:table-cell table:number-columns-repeated="46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04" table:formula="of:=&quot;10d5+&quot; &amp; ([.A24]-10)" office:value-type="string" office:string-value="10d5+9" calcext:value-type="string">
            <text:p>10d5+9</text:p>
          </table:table-cell>
          <table:table-cell table:style-name="ce110" table:formula="of:=ROUND(AVERAGE(LOOKUP([.$A24];ClassLevels;RogueAB);LOOKUP([.$A24];ClassLevels;CasterAB));0)" office:value-type="float" office:value="8" calcext:value-type="float">
            <text:p>+8</text:p>
          </table:table-cell>
          <table:table-cell table:style-name="ce110" table:formula="of:=ROUND(AVERAGE(LOOKUP([.A24];ClassLevels;RogueInit);LOOKUP([.A24];ClassLevels;SpellcasterInit)))" office:value-type="float" office:value="9" calcext:value-type="float">
            <text:p>+9</text:p>
          </table:table-cell>
          <table:table-cell table:style-name="ce110" table:formula="of:=ROUND(AVERAGE(LOOKUP([.$A24];ClassLevels;RogueSB);LOOKUP([.$A24];ClassLevels;CasterSB));0)" office:value-type="float" office:value="14" calcext:value-type="float">
            <text:p>+14</text:p>
          </table:table-cell>
          <table:table-cell table:style-name="ce115" table:formula="of:=LOOKUP(ROUNDDOWN([.$A24]*0.8);ClassLevels;CasterID)" office:value-type="string" office:string-value="10d6" calcext:value-type="string">
            <text:p>10d6</text:p>
          </table:table-cell>
          <table:table-cell table:style-name="ce104" table:formula="of:=LOOKUP(ROUNDDOWN([.$A24]*[.$G$3]);ClassLevels;CasterST)" office:value-type="float" office:value="5" calcext:value-type="float">
            <text:p>5</text:p>
          </table:table-cell>
          <table:table-cell table:style-name="ce104" table:formula="of:=LOOKUP(ROUNDDOWN([.$H$3]*[.$A24]);ClassLevels;CasterPrep)" office:value-type="float" office:value="15" calcext:value-type="float">
            <text:p>15</text:p>
          </table:table-cell>
          <table:table-cell table:style-name="ce115" table:formula="of:=LOOKUP(ROUNDDOWN( [.$I$3]*[.$A24]);ClassLevels;CasterSv)" office:value-type="float" office:value="22" calcext:value-type="float">
            <text:p>22+</text:p>
          </table:table-cell>
          <table:table-cell table:number-columns-repeated="2" table:style-name="ce110" office:value-type="string" calcext:value-type="string">
            <text:p>--</text:p>
          </table:table-cell>
          <table:table-cell table:style-name="ce110" table:formula="of:=ROUND(AVERAGE(LOOKUP([.$A24];ClassLevels;RogueEv);LOOKUP([.$A24];ClassLevels;CasterEv));0)" office:value-type="float" office:value="15" calcext:value-type="float">
            <text:p>+15</text:p>
          </table:table-cell>
          <table:table-cell table:style-name="ce110" table:formula="of:=ROUND(AVERAGE(LOOKUP([.$A24];ClassLevels;RogueHa);LOOKUP([.$A24];ClassLevels;CasterHa));0)" office:value-type="float" office:value="11" calcext:value-type="float">
            <text:p>+11</text:p>
          </table:table-cell>
          <table:table-cell table:style-name="ce110" table:formula="of:=ROUND(AVERAGE(LOOKUP([.$A24];ClassLevels;RogueSp);LOOKUP([.$A24];ClassLevels;CasterSp));0)" office:value-type="float" office:value="15" calcext:value-type="float">
            <text:p>+15</text:p>
          </table:table-cell>
          <table:table-cell/>
          <table:table-cell table:style-name="ce121" table:formula="of:=[.P23]+[.P$3]" office:value-type="float" office:value="41" calcext:value-type="float">
            <text:p>41</text:p>
          </table:table-cell>
          <table:table-cell table:style-name="ce107" table:formula="of:=AVERAGE([.L24:.N24])" office:value-type="float" office:value="13.6666666666667" calcext:value-type="float">
            <text:p>+14</text:p>
          </table:table-cell>
          <table:table-cell table:style-name="ce112" table:formula="of:=11+[.Q24]" office:value-type="float" office:value="24.6666666666667" calcext:value-type="float">
            <text:p>25+</text:p>
          </table:table-cell>
          <table:table-cell table:style-name="ce112" table:formula="of:=11+[.E24]" office:value-type="float" office:value="25" calcext:value-type="float">
            <text:p>25+</text:p>
          </table:table-cell>
          <table:table-cell table:number-columns-repeated="46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04" table:formula="of:=&quot;10d5+&quot; &amp; ([.A25]-10)" office:value-type="string" office:string-value="10d5+10" calcext:value-type="string">
            <text:p>10d5+10</text:p>
          </table:table-cell>
          <table:table-cell table:style-name="ce110" table:formula="of:=ROUND(AVERAGE(LOOKUP([.$A25];ClassLevels;RogueAB);LOOKUP([.$A25];ClassLevels;CasterAB));0)" office:value-type="float" office:value="8" calcext:value-type="float">
            <text:p>+8</text:p>
          </table:table-cell>
          <table:table-cell table:style-name="ce110" table:formula="of:=ROUND(AVERAGE(LOOKUP([.A25];ClassLevels;RogueInit);LOOKUP([.A25];ClassLevels;SpellcasterInit)))" office:value-type="float" office:value="10" calcext:value-type="float">
            <text:p>+10</text:p>
          </table:table-cell>
          <table:table-cell table:style-name="ce110" table:formula="of:=ROUND(AVERAGE(LOOKUP([.$A25];ClassLevels;RogueSB);LOOKUP([.$A25];ClassLevels;CasterSB));0)" office:value-type="float" office:value="14" calcext:value-type="float">
            <text:p>+14</text:p>
          </table:table-cell>
          <table:table-cell table:style-name="ce115" table:formula="of:=LOOKUP(ROUNDDOWN([.$A25]*0.8);ClassLevels;CasterID)" office:value-type="string" office:string-value="11d6" calcext:value-type="string">
            <text:p>11d6</text:p>
          </table:table-cell>
          <table:table-cell table:style-name="ce104" table:formula="of:=LOOKUP(ROUNDDOWN([.$A25]*[.$G$3]);ClassLevels;CasterST)" office:value-type="float" office:value="5" calcext:value-type="float">
            <text:p>5</text:p>
          </table:table-cell>
          <table:table-cell table:style-name="ce104" table:formula="of:=LOOKUP(ROUNDDOWN([.$H$3]*[.$A25]);ClassLevels;CasterPrep)" office:value-type="float" office:value="16" calcext:value-type="float">
            <text:p>16</text:p>
          </table:table-cell>
          <table:table-cell table:style-name="ce115" table:formula="of:=LOOKUP(ROUNDDOWN( [.$I$3]*[.$A25]);ClassLevels;CasterSv)" office:value-type="float" office:value="23" calcext:value-type="float">
            <text:p>23+</text:p>
          </table:table-cell>
          <table:table-cell table:style-name="ce110" office:value-type="string" calcext:value-type="string">
            <text:p>--</text:p>
          </table:table-cell>
          <table:table-cell table:style-name="ce110" office:value-type="float" office:value="1" calcext:value-type="float">
            <text:p>+1</text:p>
          </table:table-cell>
          <table:table-cell table:style-name="ce110" table:formula="of:=ROUND(AVERAGE(LOOKUP([.$A25];ClassLevels;RogueEv);LOOKUP([.$A25];ClassLevels;CasterEv));0)" office:value-type="float" office:value="16" calcext:value-type="float">
            <text:p>+16</text:p>
          </table:table-cell>
          <table:table-cell table:style-name="ce110" table:formula="of:=ROUND(AVERAGE(LOOKUP([.$A25];ClassLevels;RogueHa);LOOKUP([.$A25];ClassLevels;CasterHa));0)" office:value-type="float" office:value="12" calcext:value-type="float">
            <text:p>+12</text:p>
          </table:table-cell>
          <table:table-cell table:style-name="ce110" table:formula="of:=ROUND(AVERAGE(LOOKUP([.$A25];ClassLevels;RogueSp);LOOKUP([.$A25];ClassLevels;CasterSp));0)" office:value-type="float" office:value="16" calcext:value-type="float">
            <text:p>+16</text:p>
          </table:table-cell>
          <table:table-cell/>
          <table:table-cell table:style-name="ce121" table:formula="of:=[.P24]+[.P$3]" office:value-type="float" office:value="42" calcext:value-type="float">
            <text:p>42</text:p>
          </table:table-cell>
          <table:table-cell table:style-name="ce107" table:formula="of:=AVERAGE([.L25:.N25])" office:value-type="float" office:value="14.6666666666667" calcext:value-type="float">
            <text:p>+15</text:p>
          </table:table-cell>
          <table:table-cell table:style-name="ce112" table:formula="of:=11+[.Q25]" office:value-type="float" office:value="25.6666666666667" calcext:value-type="float">
            <text:p>26+</text:p>
          </table:table-cell>
          <table:table-cell table:style-name="ce112" table:formula="of:=11+[.E25]" office:value-type="float" office:value="25" calcext:value-type="float">
            <text:p>25+</text:p>
          </table:table-cell>
          <table:table-cell table:number-columns-repeated="46"/>
        </table:table-row>
        <table:table-row table:style-name="ro1">
          <table:table-cell table:style-name="ce99" table:number-columns-repeated="9"/>
          <table:table-cell table:style-name="ce99" table:formula="of:=SUM([.J6:.J25])" office:value-type="float" office:value="6" calcext:value-type="float">
            <text:p>6</text:p>
          </table:table-cell>
          <table:table-cell table:style-name="ce99" table:formula="of:=SUM([.K6:.K25])" office:value-type="float" office:value="5" calcext:value-type="float">
            <text:p>5</text:p>
          </table:table-cell>
          <table:table-cell table:style-name="ce99" table:number-columns-repeated="3"/>
          <table:table-cell table:number-columns-repeated="51"/>
        </table:table-row>
        <table:table-row table:style-name="ro1" table:number-rows-repeated="974">
          <table:table-cell table:style-name="ce99" table:number-columns-repeated="14"/>
          <table:table-cell table:number-columns-repeated="51"/>
        </table:table-row>
        <table:table-row table:style-name="ro2" table:number-rows-repeated="1047575">
          <table:table-cell table:number-columns-repeated="65"/>
        </table:table-row>
        <table:table-row table:style-name="ro2">
          <table:table-cell table:number-columns-repeated="65"/>
        </table:table-row>
      </table:table>
      <table:table table:name="MonsterMath" table:style-name="ta7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9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4" table:default-cell-style-name="Default"/>
        <table:table-column table:style-name="co11" table:default-cell-style-name="Default"/>
        <table:table-column table:style-name="co18" table:default-cell-style-name="Default"/>
        <table:table-column table:style-name="co13" table:number-columns-repeated="49" table:default-cell-style-name="Default"/>
        <table:table-row table:style-name="ro1" table:number-rows-repeated="3">
          <table:table-cell table:style-name="ce99" table:number-columns-repeated="6"/>
          <table:table-cell table:number-columns-repeated="58"/>
        </table:table-row>
        <table:table-row table:style-name="ro1">
          <table:table-cell table:style-name="ce99"/>
          <table:table-cell table:number-columns-repeated="4" table:style-name="ce100" office:value-type="string" calcext:value-type="string">
            <text:p>Average</text:p>
          </table:table-cell>
          <table:table-cell/>
          <table:table-cell table:number-columns-repeated="3" table:style-name="ce125" office:value-type="percentage" office:value="0.6" calcext:value-type="percentage">
            <text:p>60%</text:p>
          </table:table-cell>
          <table:table-cell table:style-name="ce125"/>
          <table:table-cell table:style-name="ce125" office:value-type="percentage" office:value="0.5" calcext:value-type="percentage">
            <text:p>50%</text:p>
          </table:table-cell>
          <table:table-cell/>
          <table:table-cell table:number-columns-repeated="3" table:style-name="ce125" office:value-type="percentage" office:value="0.5" calcext:value-type="percentage">
            <text:p>50%</text:p>
          </table:table-cell>
          <table:table-cell table:number-columns-repeated="49"/>
        </table:table-row>
        <table:table-row table:style-name="ro1">
          <table:table-cell table:style-name="ce100" office:value-type="string" calcext:value-type="string">
            <text:p>Level</text:p>
          </table:table-cell>
          <table:table-cell table:style-name="ce100" office:value-type="string" calcext:value-type="string">
            <text:p>HP</text:p>
          </table:table-cell>
          <table:table-cell table:style-name="ce100" office:value-type="string" calcext:value-type="string">
            <text:p>AB</text:p>
          </table:table-cell>
          <table:table-cell table:style-name="ce100" office:value-type="string" calcext:value-type="string">
            <text:p>SB</text:p>
          </table:table-cell>
          <table:table-cell table:style-name="ce100" office:value-type="string" calcext:value-type="string">
            <text:p>Save</text:p>
          </table:table-cell>
          <table:table-cell/>
          <table:table-cell table:style-name="ce100" office:value-type="string" calcext:value-type="string">
            <text:p>Hit (W)</text:p>
          </table:table-cell>
          <table:table-cell table:style-name="ce100" office:value-type="string" calcext:value-type="string">
            <text:p>Hit</text:p>
          </table:table-cell>
          <table:table-cell table:style-name="ce100" office:value-type="string" calcext:value-type="string">
            <text:p>Hit (B)</text:p>
          </table:table-cell>
          <table:table-cell table:style-name="ce100"/>
          <table:table-cell table:style-name="ce100" office:value-type="string" calcext:value-type="string">
            <text:p>Skill</text:p>
          </table:table-cell>
          <table:table-cell/>
          <table:table-cell table:style-name="ce100" office:value-type="string" calcext:value-type="string">
            <text:p>Save (W)</text:p>
          </table:table-cell>
          <table:table-cell table:style-name="ce100" office:value-type="string" calcext:value-type="string">
            <text:p>Save</text:p>
          </table:table-cell>
          <table:table-cell table:style-name="ce100" office:value-type="string" calcext:value-type="string">
            <text:p>Save (B)</text:p>
          </table:table-cell>
          <table:table-cell table:number-columns-repeated="49"/>
        </table:table-row>
        <table:table-row table:style-name="ro1">
          <table:table-cell table:style-name="ce101" office:value-type="float" office:value="0" calcext:value-type="float">
            <text:p>0</text:p>
          </table:table-cell>
          <table:table-cell table:style-name="ce128" table:formula="of:=AVERAGE(LOOKUP([.$A6];ClassLevels;FighterAHP);LOOKUP([.$A6];ClassLevels;RogueAHP);LOOKUP([.$A6];ClassLevels;CasterAHP))" office:value-type="float" office:value="1" calcext:value-type="float">
            <text:p>1.0</text:p>
          </table:table-cell>
          <table:table-cell table:style-name="ce106" table:formula="of:=AVERAGE(LOOKUP([.$A6];ClassLevels;FighterAB);LOOKUP([.$A6];ClassLevels;RogueAB);LOOKUP([.$A6];ClassLevels;CasterAB))" office:value-type="float" office:value="0" calcext:value-type="float">
            <text:p>+0</text:p>
          </table:table-cell>
          <table:table-cell table:style-name="ce106" table:formula="of:=AVERAGE(LOOKUP([.$A6];ClassLevels;FighterSB);LOOKUP([.$A6];ClassLevels;RogueSB);LOOKUP([.$A6];ClassLevels;CasterSB))" office:value-type="float" office:value="0" calcext:value-type="float">
            <text:p>+0</text:p>
          </table:table-cell>
          <table:table-cell table:style-name="ce106" table:formula="of:=AVERAGE(LOOKUP([.$A6];ClassLevels;FighterASv);LOOKUP([.$A6];ClassLevels;RogueASv);LOOKUP([.$A6];ClassLevels;CasterASv))" office:value-type="float" office:value="0" calcext:value-type="float">
            <text:p>+0</text:p>
          </table:table-cell>
          <table:table-cell table:style-name="ce116"/>
          <table:table-cell table:style-name="ce111" table:formula="of:=LOOKUP([.A6];ClassLevels;CasterAB) + 9" office:value-type="float" office:value="9" calcext:value-type="float">
            <text:p>9+</text:p>
          </table:table-cell>
          <table:table-cell table:style-name="ce111" table:formula="of:=9+[.C6]" office:value-type="float" office:value="9" calcext:value-type="float">
            <text:p>9+</text:p>
          </table:table-cell>
          <table:table-cell table:style-name="ce111" table:formula="of:=LOOKUP([.A6];ClassLevels;FighterAB) + 9" office:value-type="float" office:value="9" calcext:value-type="float">
            <text:p>9+</text:p>
          </table:table-cell>
          <table:table-cell table:style-name="ce111"/>
          <table:table-cell table:style-name="ce111" table:formula="of:=11+[.D6]" office:value-type="float" office:value="11" calcext:value-type="float">
            <text:p>11+</text:p>
          </table:table-cell>
          <table:table-cell table:style-name="ce116"/>
          <table:table-cell table:style-name="ce111" table:formula="of:=LOOKUP([.$A6];ClassLevels;FighterSp)+11" office:value-type="float" office:value="11" calcext:value-type="float">
            <text:p>11+</text:p>
          </table:table-cell>
          <table:table-cell table:style-name="ce111" table:formula="of:=11+[.E6]" office:value-type="float" office:value="11" calcext:value-type="float">
            <text:p>11+</text:p>
          </table:table-cell>
          <table:table-cell table:style-name="ce111" table:formula="of:=LOOKUP([.$A6];ClassLevels;FighterHa)+11" office:value-type="float" office:value="11" calcext:value-type="float">
            <text:p>11+</text:p>
          </table:table-cell>
          <table:table-cell table:number-columns-repeated="49"/>
        </table:table-row>
        <table:table-row table:style-name="ro1">
          <table:table-cell table:style-name="ce99" office:value-type="float" office:value="1" calcext:value-type="float">
            <text:p>1</text:p>
          </table:table-cell>
          <table:table-cell table:style-name="ce129" table:formula="of:=AVERAGE(LOOKUP([.$A7];ClassLevels;FighterAHP);LOOKUP([.$A7];ClassLevels;RogueAHP);LOOKUP([.$A7];ClassLevels;CasterAHP); LOOKUP([.$A6];ClassLevels;FRogueAHP); LOOKUP([.$A6];ClassLevels;FCasterAHP); LOOKUP([.$A6];ClassLevels; RCasterAHP))" office:value-type="float" office:value="6" calcext:value-type="float">
            <text:p>6.0</text:p>
          </table:table-cell>
          <table:table-cell table:style-name="ce107" table:formula="of:=AVERAGE(LOOKUP([.$A7];ClassLevels;FighterAB);LOOKUP([.$A7];ClassLevels;RogueAB);LOOKUP([.$A7];ClassLevels;CasterAB); LOOKUP([.$A6];ClassLevels;FRogueAB); LOOKUP([.$A6];ClassLevels;FCasterAB); LOOKUP([.$A6];ClassLevels; RCasterAB))" office:value-type="float" office:value="0" calcext:value-type="float">
            <text:p>+0</text:p>
          </table:table-cell>
          <table:table-cell table:style-name="ce107" table:formula="of:=AVERAGE(LOOKUP([.$A7];ClassLevels;FighterSB);LOOKUP([.$A7];ClassLevels;RogueSB);LOOKUP([.$A7];ClassLevels;CasterSB); LOOKUP([.$A6];ClassLevels;FRogueSB); LOOKUP([.$A6];ClassLevels;FCasterSB); LOOKUP([.$A6];ClassLevels; RCasterSB))" office:value-type="float" office:value="1" calcext:value-type="float">
            <text:p>+1</text:p>
          </table:table-cell>
          <table:table-cell table:style-name="ce107" table:formula="of:=AVERAGE(LOOKUP([.$A7];ClassLevels;FighterASv);LOOKUP([.$A7];ClassLevels;RogueASv);LOOKUP([.$A7];ClassLevels;CasterASv); LOOKUP([.$A6];ClassLevels;FRogueASv); LOOKUP([.$A6];ClassLevels;FCasterASv); LOOKUP([.$A6];ClassLevels; RCasterASv))" office:value-type="float" office:value="0.777777777777778" calcext:value-type="float">
            <text:p>+1</text:p>
          </table:table-cell>
          <table:table-cell/>
          <table:table-cell table:style-name="ce112" table:formula="of:=LOOKUP([.A7];ClassLevels;CasterAB) + 9" office:value-type="float" office:value="9" calcext:value-type="float">
            <text:p>9+</text:p>
          </table:table-cell>
          <table:table-cell table:style-name="ce112" table:formula="of:=9+[.C7]" office:value-type="float" office:value="9" calcext:value-type="float">
            <text:p>9+</text:p>
          </table:table-cell>
          <table:table-cell table:style-name="ce112" table:formula="of:=LOOKUP([.A7];ClassLevels;FighterAB) + 9" office:value-type="float" office:value="9" calcext:value-type="float">
            <text:p>9+</text:p>
          </table:table-cell>
          <table:table-cell table:style-name="ce112"/>
          <table:table-cell table:style-name="ce112" table:formula="of:=11+[.D7]" office:value-type="float" office:value="12" calcext:value-type="float">
            <text:p>12+</text:p>
          </table:table-cell>
          <table:table-cell/>
          <table:table-cell table:style-name="ce112" table:formula="of:=LOOKUP([.$A7];ClassLevels;FighterSp)+11" office:value-type="float" office:value="11" calcext:value-type="float">
            <text:p>11+</text:p>
          </table:table-cell>
          <table:table-cell table:style-name="ce112" table:formula="of:=11+[.E7]" office:value-type="float" office:value="11.7777777777778" calcext:value-type="float">
            <text:p>12+</text:p>
          </table:table-cell>
          <table:table-cell table:style-name="ce112" table:formula="of:=LOOKUP([.$A7];ClassLevels;FighterHa)+11" office:value-type="float" office:value="12" calcext:value-type="float">
            <text:p>12+</text:p>
          </table:table-cell>
          <table:table-cell table:number-columns-repeated="49"/>
        </table:table-row>
        <table:table-row table:style-name="ro1">
          <table:table-cell table:style-name="ce99" office:value-type="float" office:value="2" calcext:value-type="float">
            <text:p>2</text:p>
          </table:table-cell>
          <table:table-cell table:style-name="ce129" table:formula="of:=AVERAGE(LOOKUP([.$A8];ClassLevels;FighterAHP);LOOKUP([.$A8];ClassLevels;RogueAHP);LOOKUP([.$A8];ClassLevels;CasterAHP); LOOKUP([.$A7];ClassLevels;FRogueAHP); LOOKUP([.$A7];ClassLevels;FCasterAHP); LOOKUP([.$A7];ClassLevels; RCasterAHP))" office:value-type="float" office:value="9.75" calcext:value-type="float">
            <text:p>9.8</text:p>
          </table:table-cell>
          <table:table-cell table:style-name="ce107" table:formula="of:=AVERAGE(LOOKUP([.$A8];ClassLevels;FighterAB);LOOKUP([.$A8];ClassLevels;RogueAB);LOOKUP([.$A8];ClassLevels;CasterAB); LOOKUP([.$A7];ClassLevels;FRogueAB); LOOKUP([.$A7];ClassLevels;FCasterAB); LOOKUP([.$A7];ClassLevels; RCasterAB))" office:value-type="float" office:value="0.833333333333333" calcext:value-type="float">
            <text:p>+1</text:p>
          </table:table-cell>
          <table:table-cell table:style-name="ce107" table:formula="of:=AVERAGE(LOOKUP([.$A8];ClassLevels;FighterSB);LOOKUP([.$A8];ClassLevels;RogueSB);LOOKUP([.$A8];ClassLevels;CasterSB); LOOKUP([.$A7];ClassLevels;FRogueSB); LOOKUP([.$A7];ClassLevels;FCasterSB); LOOKUP([.$A7];ClassLevels; RCasterSB))" office:value-type="float" office:value="1.5" calcext:value-type="float">
            <text:p>+2</text:p>
          </table:table-cell>
          <table:table-cell table:style-name="ce107" table:formula="of:=AVERAGE(LOOKUP([.$A8];ClassLevels;FighterASv);LOOKUP([.$A8];ClassLevels;RogueASv);LOOKUP([.$A8];ClassLevels;CasterASv); LOOKUP([.$A7];ClassLevels;FRogueASv); LOOKUP([.$A7];ClassLevels;FCasterASv); LOOKUP([.$A7];ClassLevels; RCasterASv))" office:value-type="float" office:value="1.66666666666667" calcext:value-type="float">
            <text:p>+2</text:p>
          </table:table-cell>
          <table:table-cell/>
          <table:table-cell table:style-name="ce112" table:formula="of:=LOOKUP([.A8];ClassLevels;CasterAB) + 9" office:value-type="float" office:value="9" calcext:value-type="float">
            <text:p>9+</text:p>
          </table:table-cell>
          <table:table-cell table:style-name="ce112" table:formula="of:=9+[.C8]" office:value-type="float" office:value="9.83333333333333" calcext:value-type="float">
            <text:p>10+</text:p>
          </table:table-cell>
          <table:table-cell table:style-name="ce112" table:formula="of:=LOOKUP([.A8];ClassLevels;FighterAB) + 9" office:value-type="float" office:value="10" calcext:value-type="float">
            <text:p>10+</text:p>
          </table:table-cell>
          <table:table-cell table:style-name="ce112"/>
          <table:table-cell table:style-name="ce112" table:formula="of:=11+[.D8]" office:value-type="float" office:value="12.5" calcext:value-type="float">
            <text:p>13+</text:p>
          </table:table-cell>
          <table:table-cell/>
          <table:table-cell table:style-name="ce112" table:formula="of:=LOOKUP([.$A8];ClassLevels;FighterSp)+11" office:value-type="float" office:value="12" calcext:value-type="float">
            <text:p>12+</text:p>
          </table:table-cell>
          <table:table-cell table:style-name="ce112" table:formula="of:=11+[.E8]" office:value-type="float" office:value="12.6666666666667" calcext:value-type="float">
            <text:p>13+</text:p>
          </table:table-cell>
          <table:table-cell table:style-name="ce112" table:formula="of:=LOOKUP([.$A8];ClassLevels;FighterHa)+11" office:value-type="float" office:value="13" calcext:value-type="float">
            <text:p>13+</text:p>
          </table:table-cell>
          <table:table-cell table:number-columns-repeated="49"/>
        </table:table-row>
        <table:table-row table:style-name="ro1">
          <table:table-cell table:style-name="ce99" office:value-type="float" office:value="3" calcext:value-type="float">
            <text:p>3</text:p>
          </table:table-cell>
          <table:table-cell table:style-name="ce129" table:formula="of:=AVERAGE(LOOKUP([.$A9];ClassLevels;FighterAHP);LOOKUP([.$A9];ClassLevels;RogueAHP);LOOKUP([.$A9];ClassLevels;CasterAHP); LOOKUP([.$A8];ClassLevels;FRogueAHP); LOOKUP([.$A8];ClassLevels;FCasterAHP); LOOKUP([.$A8];ClassLevels; RCasterAHP))" office:value-type="float" office:value="13.5" calcext:value-type="float">
            <text:p>13.5</text:p>
          </table:table-cell>
          <table:table-cell table:style-name="ce107" table:formula="of:=AVERAGE(LOOKUP([.$A9];ClassLevels;FighterAB);LOOKUP([.$A9];ClassLevels;RogueAB);LOOKUP([.$A9];ClassLevels;CasterAB); LOOKUP([.$A8];ClassLevels;FRogueAB); LOOKUP([.$A8];ClassLevels;FCasterAB); LOOKUP([.$A8];ClassLevels; RCasterAB))" office:value-type="float" office:value="1.5" calcext:value-type="float">
            <text:p>+2</text:p>
          </table:table-cell>
          <table:table-cell table:style-name="ce107" table:formula="of:=AVERAGE(LOOKUP([.$A9];ClassLevels;FighterSB);LOOKUP([.$A9];ClassLevels;RogueSB);LOOKUP([.$A9];ClassLevels;CasterSB); LOOKUP([.$A8];ClassLevels;FRogueSB); LOOKUP([.$A8];ClassLevels;FCasterSB); LOOKUP([.$A8];ClassLevels; RCasterSB))" office:value-type="float" office:value="2" calcext:value-type="float">
            <text:p>+2</text:p>
          </table:table-cell>
          <table:table-cell table:style-name="ce107" table:formula="of:=AVERAGE(LOOKUP([.$A9];ClassLevels;FighterASv);LOOKUP([.$A9];ClassLevels;RogueASv);LOOKUP([.$A9];ClassLevels;CasterASv); LOOKUP([.$A8];ClassLevels;FRogueASv); LOOKUP([.$A8];ClassLevels;FCasterASv); LOOKUP([.$A8];ClassLevels; RCasterASv))" office:value-type="float" office:value="2.27777777777778" calcext:value-type="float">
            <text:p>+2</text:p>
          </table:table-cell>
          <table:table-cell/>
          <table:table-cell table:style-name="ce112" table:formula="of:=LOOKUP([.A9];ClassLevels;CasterAB) + 9" office:value-type="float" office:value="10" calcext:value-type="float">
            <text:p>10+</text:p>
          </table:table-cell>
          <table:table-cell table:style-name="ce112" table:formula="of:=9+[.C9]" office:value-type="float" office:value="10.5" calcext:value-type="float">
            <text:p>11+</text:p>
          </table:table-cell>
          <table:table-cell table:style-name="ce112" table:formula="of:=LOOKUP([.A9];ClassLevels;FighterAB) + 9" office:value-type="float" office:value="11" calcext:value-type="float">
            <text:p>11+</text:p>
          </table:table-cell>
          <table:table-cell table:style-name="ce112"/>
          <table:table-cell table:style-name="ce112" table:formula="of:=11+[.D9]" office:value-type="float" office:value="13" calcext:value-type="float">
            <text:p>13+</text:p>
          </table:table-cell>
          <table:table-cell/>
          <table:table-cell table:style-name="ce112" table:formula="of:=LOOKUP([.$A9];ClassLevels;FighterSp)+11" office:value-type="float" office:value="12" calcext:value-type="float">
            <text:p>12+</text:p>
          </table:table-cell>
          <table:table-cell table:style-name="ce112" table:formula="of:=11+[.E9]" office:value-type="float" office:value="13.2777777777778" calcext:value-type="float">
            <text:p>13+</text:p>
          </table:table-cell>
          <table:table-cell table:style-name="ce112" table:formula="of:=LOOKUP([.$A9];ClassLevels;FighterHa)+11" office:value-type="float" office:value="14" calcext:value-type="float">
            <text:p>14+</text:p>
          </table:table-cell>
          <table:table-cell table:number-columns-repeated="49"/>
        </table:table-row>
        <table:table-row table:style-name="ro1">
          <table:table-cell table:style-name="ce99" office:value-type="float" office:value="4" calcext:value-type="float">
            <text:p>4</text:p>
          </table:table-cell>
          <table:table-cell table:style-name="ce129" table:formula="of:=AVERAGE(LOOKUP([.$A10];ClassLevels;FighterAHP);LOOKUP([.$A10];ClassLevels;RogueAHP);LOOKUP([.$A10];ClassLevels;CasterAHP); LOOKUP([.$A9];ClassLevels;FRogueAHP); LOOKUP([.$A9];ClassLevels;FCasterAHP); LOOKUP([.$A9];ClassLevels; RCasterAHP))" office:value-type="float" office:value="17.25" calcext:value-type="float">
            <text:p>17.3</text:p>
          </table:table-cell>
          <table:table-cell table:style-name="ce107" table:formula="of:=AVERAGE(LOOKUP([.$A10];ClassLevels;FighterAB);LOOKUP([.$A10];ClassLevels;RogueAB);LOOKUP([.$A10];ClassLevels;CasterAB); LOOKUP([.$A9];ClassLevels;FRogueAB); LOOKUP([.$A9];ClassLevels;FCasterAB); LOOKUP([.$A9];ClassLevels; RCasterAB))" office:value-type="float" office:value="1.83333333333333" calcext:value-type="float">
            <text:p>+2</text:p>
          </table:table-cell>
          <table:table-cell table:style-name="ce107" table:formula="of:=AVERAGE(LOOKUP([.$A10];ClassLevels;FighterSB);LOOKUP([.$A10];ClassLevels;RogueSB);LOOKUP([.$A10];ClassLevels;CasterSB); LOOKUP([.$A9];ClassLevels;FRogueSB); LOOKUP([.$A9];ClassLevels;FCasterSB); LOOKUP([.$A9];ClassLevels; RCasterSB))" office:value-type="float" office:value="3" calcext:value-type="float">
            <text:p>+3</text:p>
          </table:table-cell>
          <table:table-cell table:style-name="ce107" table:formula="of:=AVERAGE(LOOKUP([.$A10];ClassLevels;FighterASv);LOOKUP([.$A10];ClassLevels;RogueASv);LOOKUP([.$A10];ClassLevels;CasterASv); LOOKUP([.$A9];ClassLevels;FRogueASv); LOOKUP([.$A9];ClassLevels;FCasterASv); LOOKUP([.$A9];ClassLevels; RCasterASv))" office:value-type="float" office:value="2.88888888888889" calcext:value-type="float">
            <text:p>+3</text:p>
          </table:table-cell>
          <table:table-cell/>
          <table:table-cell table:style-name="ce112" table:formula="of:=LOOKUP([.A10];ClassLevels;CasterAB) + 9" office:value-type="float" office:value="10" calcext:value-type="float">
            <text:p>10+</text:p>
          </table:table-cell>
          <table:table-cell table:style-name="ce112" table:formula="of:=9+[.C10]" office:value-type="float" office:value="10.8333333333333" calcext:value-type="float">
            <text:p>11+</text:p>
          </table:table-cell>
          <table:table-cell table:style-name="ce112" table:formula="of:=LOOKUP([.A10];ClassLevels;FighterAB) + 9" office:value-type="float" office:value="11" calcext:value-type="float">
            <text:p>11+</text:p>
          </table:table-cell>
          <table:table-cell table:style-name="ce112"/>
          <table:table-cell table:style-name="ce112" table:formula="of:=11+[.D10]" office:value-type="float" office:value="14" calcext:value-type="float">
            <text:p>14+</text:p>
          </table:table-cell>
          <table:table-cell/>
          <table:table-cell table:style-name="ce112" table:formula="of:=LOOKUP([.$A10];ClassLevels;FighterSp)+11" office:value-type="float" office:value="13" calcext:value-type="float">
            <text:p>13+</text:p>
          </table:table-cell>
          <table:table-cell table:style-name="ce112" table:formula="of:=11+[.E10]" office:value-type="float" office:value="13.8888888888889" calcext:value-type="float">
            <text:p>14+</text:p>
          </table:table-cell>
          <table:table-cell table:style-name="ce112" table:formula="of:=LOOKUP([.$A10];ClassLevels;FighterHa)+11" office:value-type="float" office:value="14" calcext:value-type="float">
            <text:p>14+</text:p>
          </table:table-cell>
          <table:table-cell table:number-columns-repeated="49"/>
        </table:table-row>
        <table:table-row table:style-name="ro1">
          <table:table-cell table:style-name="ce99" office:value-type="float" office:value="5" calcext:value-type="float">
            <text:p>5</text:p>
          </table:table-cell>
          <table:table-cell table:style-name="ce129" table:formula="of:=AVERAGE(LOOKUP([.$A11];ClassLevels;FighterAHP);LOOKUP([.$A11];ClassLevels;RogueAHP);LOOKUP([.$A11];ClassLevels;CasterAHP); LOOKUP([.$A10];ClassLevels;FRogueAHP); LOOKUP([.$A10];ClassLevels;FCasterAHP); LOOKUP([.$A10];ClassLevels; RCasterAHP))" office:value-type="float" office:value="21" calcext:value-type="float">
            <text:p>21.0</text:p>
          </table:table-cell>
          <table:table-cell table:style-name="ce107" table:formula="of:=AVERAGE(LOOKUP([.$A11];ClassLevels;FighterAB);LOOKUP([.$A11];ClassLevels;RogueAB);LOOKUP([.$A11];ClassLevels;CasterAB); LOOKUP([.$A10];ClassLevels;FRogueAB); LOOKUP([.$A10];ClassLevels;FCasterAB); LOOKUP([.$A10];ClassLevels; RCasterAB))" office:value-type="float" office:value="2.16666666666667" calcext:value-type="float">
            <text:p>+2</text:p>
          </table:table-cell>
          <table:table-cell table:style-name="ce107" table:formula="of:=AVERAGE(LOOKUP([.$A11];ClassLevels;FighterSB);LOOKUP([.$A11];ClassLevels;RogueSB);LOOKUP([.$A11];ClassLevels;CasterSB); LOOKUP([.$A10];ClassLevels;FRogueSB); LOOKUP([.$A10];ClassLevels;FCasterSB); LOOKUP([.$A10];ClassLevels; RCasterSB))" office:value-type="float" office:value="3.5" calcext:value-type="float">
            <text:p>+4</text:p>
          </table:table-cell>
          <table:table-cell table:style-name="ce107" table:formula="of:=AVERAGE(LOOKUP([.$A11];ClassLevels;FighterASv);LOOKUP([.$A11];ClassLevels;RogueASv);LOOKUP([.$A11];ClassLevels;CasterASv); LOOKUP([.$A10];ClassLevels;FRogueASv); LOOKUP([.$A10];ClassLevels;FCasterASv); LOOKUP([.$A10];ClassLevels; RCasterASv))" office:value-type="float" office:value="3.72222222222222" calcext:value-type="float">
            <text:p>+4</text:p>
          </table:table-cell>
          <table:table-cell/>
          <table:table-cell table:style-name="ce112" table:formula="of:=LOOKUP([.A11];ClassLevels;CasterAB) + 9" office:value-type="float" office:value="10" calcext:value-type="float">
            <text:p>10+</text:p>
          </table:table-cell>
          <table:table-cell table:style-name="ce112" table:formula="of:=9+[.C11]" office:value-type="float" office:value="11.1666666666667" calcext:value-type="float">
            <text:p>11+</text:p>
          </table:table-cell>
          <table:table-cell table:style-name="ce112" table:formula="of:=LOOKUP([.A11];ClassLevels;FighterAB) + 9" office:value-type="float" office:value="12" calcext:value-type="float">
            <text:p>12+</text:p>
          </table:table-cell>
          <table:table-cell table:style-name="ce112"/>
          <table:table-cell table:style-name="ce112" table:formula="of:=11+[.D11]" office:value-type="float" office:value="14.5" calcext:value-type="float">
            <text:p>15+</text:p>
          </table:table-cell>
          <table:table-cell/>
          <table:table-cell table:style-name="ce112" table:formula="of:=LOOKUP([.$A11];ClassLevels;FighterSp)+11" office:value-type="float" office:value="14" calcext:value-type="float">
            <text:p>14+</text:p>
          </table:table-cell>
          <table:table-cell table:style-name="ce112" table:formula="of:=11+[.E11]" office:value-type="float" office:value="14.7222222222222" calcext:value-type="float">
            <text:p>15+</text:p>
          </table:table-cell>
          <table:table-cell table:style-name="ce112" table:formula="of:=LOOKUP([.$A11];ClassLevels;FighterHa)+11" office:value-type="float" office:value="15" calcext:value-type="float">
            <text:p>15+</text:p>
          </table:table-cell>
          <table:table-cell table:number-columns-repeated="49"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30" table:formula="of:=AVERAGE(LOOKUP([.$A12];ClassLevels;FighterAHP);LOOKUP([.$A12];ClassLevels;RogueAHP);LOOKUP([.$A12];ClassLevels;CasterAHP); LOOKUP([.$A11];ClassLevels;FRogueAHP); LOOKUP([.$A11];ClassLevels;FCasterAHP); LOOKUP([.$A11];ClassLevels; RCasterAHP))" office:value-type="float" office:value="24.75" calcext:value-type="float">
            <text:p>24.8</text:p>
          </table:table-cell>
          <table:table-cell table:style-name="ce108" table:formula="of:=AVERAGE(LOOKUP([.$A12];ClassLevels;FighterAB);LOOKUP([.$A12];ClassLevels;RogueAB);LOOKUP([.$A12];ClassLevels;CasterAB); LOOKUP([.$A11];ClassLevels;FRogueAB); LOOKUP([.$A11];ClassLevels;FCasterAB); LOOKUP([.$A11];ClassLevels; RCasterAB))" office:value-type="float" office:value="3.16666666666667" calcext:value-type="float">
            <text:p>+3</text:p>
          </table:table-cell>
          <table:table-cell table:style-name="ce108" table:formula="of:=AVERAGE(LOOKUP([.$A12];ClassLevels;FighterSB);LOOKUP([.$A12];ClassLevels;RogueSB);LOOKUP([.$A12];ClassLevels;CasterSB); LOOKUP([.$A11];ClassLevels;FRogueSB); LOOKUP([.$A11];ClassLevels;FCasterSB); LOOKUP([.$A11];ClassLevels; RCasterSB))" office:value-type="float" office:value="4.5" calcext:value-type="float">
            <text:p>+5</text:p>
          </table:table-cell>
          <table:table-cell table:style-name="ce108" table:formula="of:=AVERAGE(LOOKUP([.$A12];ClassLevels;FighterASv);LOOKUP([.$A12];ClassLevels;RogueASv);LOOKUP([.$A12];ClassLevels;CasterASv); LOOKUP([.$A11];ClassLevels;FRogueASv); LOOKUP([.$A11];ClassLevels;FCasterASv); LOOKUP([.$A11];ClassLevels; RCasterASv))" office:value-type="float" office:value="4.44444444444444" calcext:value-type="float">
            <text:p>+4</text:p>
          </table:table-cell>
          <table:table-cell table:style-name="ce117"/>
          <table:table-cell table:style-name="ce113" table:formula="of:=LOOKUP([.A12];ClassLevels;CasterAB) + 9" office:value-type="float" office:value="11" calcext:value-type="float">
            <text:p>11+</text:p>
          </table:table-cell>
          <table:table-cell table:style-name="ce113" table:formula="of:=9+[.C12]" office:value-type="float" office:value="12.1666666666667" calcext:value-type="float">
            <text:p>12+</text:p>
          </table:table-cell>
          <table:table-cell table:style-name="ce113" table:formula="of:=LOOKUP([.A12];ClassLevels;FighterAB) + 9" office:value-type="float" office:value="13" calcext:value-type="float">
            <text:p>13+</text:p>
          </table:table-cell>
          <table:table-cell table:style-name="ce113"/>
          <table:table-cell table:style-name="ce113" table:formula="of:=11+[.D12]" office:value-type="float" office:value="15.5" calcext:value-type="float">
            <text:p>16+</text:p>
          </table:table-cell>
          <table:table-cell table:style-name="ce117"/>
          <table:table-cell table:style-name="ce113" table:formula="of:=LOOKUP([.$A12];ClassLevels;FighterSp)+11" office:value-type="float" office:value="14" calcext:value-type="float">
            <text:p>14+</text:p>
          </table:table-cell>
          <table:table-cell table:style-name="ce113" table:formula="of:=11+[.E12]" office:value-type="float" office:value="15.4444444444444" calcext:value-type="float">
            <text:p>15+</text:p>
          </table:table-cell>
          <table:table-cell table:style-name="ce113" table:formula="of:=LOOKUP([.$A12];ClassLevels;FighterHa)+11" office:value-type="float" office:value="16" calcext:value-type="float">
            <text:p>16+</text:p>
          </table:table-cell>
          <table:table-cell table:number-columns-repeated="49"/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30" table:formula="of:=AVERAGE(LOOKUP([.$A13];ClassLevels;FighterAHP);LOOKUP([.$A13];ClassLevels;RogueAHP);LOOKUP([.$A13];ClassLevels;CasterAHP); LOOKUP([.$A12];ClassLevels;FRogueAHP); LOOKUP([.$A12];ClassLevels;FCasterAHP); LOOKUP([.$A12];ClassLevels; RCasterAHP))" office:value-type="float" office:value="28.5" calcext:value-type="float">
            <text:p>28.5</text:p>
          </table:table-cell>
          <table:table-cell table:style-name="ce108" table:formula="of:=AVERAGE(LOOKUP([.$A13];ClassLevels;FighterAB);LOOKUP([.$A13];ClassLevels;RogueAB);LOOKUP([.$A13];ClassLevels;CasterAB); LOOKUP([.$A12];ClassLevels;FRogueAB); LOOKUP([.$A12];ClassLevels;FCasterAB); LOOKUP([.$A12];ClassLevels; RCasterAB))" office:value-type="float" office:value="3.16666666666667" calcext:value-type="float">
            <text:p>+3</text:p>
          </table:table-cell>
          <table:table-cell table:style-name="ce108" table:formula="of:=AVERAGE(LOOKUP([.$A13];ClassLevels;FighterSB);LOOKUP([.$A13];ClassLevels;RogueSB);LOOKUP([.$A13];ClassLevels;CasterSB); LOOKUP([.$A12];ClassLevels;FRogueSB); LOOKUP([.$A12];ClassLevels;FCasterSB); LOOKUP([.$A12];ClassLevels; RCasterSB))" office:value-type="float" office:value="5" calcext:value-type="float">
            <text:p>+5</text:p>
          </table:table-cell>
          <table:table-cell table:style-name="ce108" table:formula="of:=AVERAGE(LOOKUP([.$A13];ClassLevels;FighterASv);LOOKUP([.$A13];ClassLevels;RogueASv);LOOKUP([.$A13];ClassLevels;CasterASv); LOOKUP([.$A12];ClassLevels;FRogueASv); LOOKUP([.$A12];ClassLevels;FCasterASv); LOOKUP([.$A12];ClassLevels; RCasterASv))" office:value-type="float" office:value="5.11111111111111" calcext:value-type="float">
            <text:p>+5</text:p>
          </table:table-cell>
          <table:table-cell table:style-name="ce117"/>
          <table:table-cell table:style-name="ce113" table:formula="of:=LOOKUP([.A13];ClassLevels;CasterAB) + 9" office:value-type="float" office:value="11" calcext:value-type="float">
            <text:p>11+</text:p>
          </table:table-cell>
          <table:table-cell table:style-name="ce113" table:formula="of:=9+[.C13]" office:value-type="float" office:value="12.1666666666667" calcext:value-type="float">
            <text:p>12+</text:p>
          </table:table-cell>
          <table:table-cell table:style-name="ce113" table:formula="of:=LOOKUP([.A13];ClassLevels;FighterAB) + 9" office:value-type="float" office:value="13" calcext:value-type="float">
            <text:p>13+</text:p>
          </table:table-cell>
          <table:table-cell table:style-name="ce113"/>
          <table:table-cell table:style-name="ce113" table:formula="of:=11+[.D13]" office:value-type="float" office:value="16" calcext:value-type="float">
            <text:p>16+</text:p>
          </table:table-cell>
          <table:table-cell table:style-name="ce117"/>
          <table:table-cell table:style-name="ce113" table:formula="of:=LOOKUP([.$A13];ClassLevels;FighterSp)+11" office:value-type="float" office:value="15" calcext:value-type="float">
            <text:p>15+</text:p>
          </table:table-cell>
          <table:table-cell table:style-name="ce113" table:formula="of:=11+[.E13]" office:value-type="float" office:value="16.1111111111111" calcext:value-type="float">
            <text:p>16+</text:p>
          </table:table-cell>
          <table:table-cell table:style-name="ce113" table:formula="of:=LOOKUP([.$A13];ClassLevels;FighterHa)+11" office:value-type="float" office:value="17" calcext:value-type="float">
            <text:p>17+</text:p>
          </table:table-cell>
          <table:table-cell table:number-columns-repeated="49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30" table:formula="of:=AVERAGE(LOOKUP([.$A14];ClassLevels;FighterAHP);LOOKUP([.$A14];ClassLevels;RogueAHP);LOOKUP([.$A14];ClassLevels;CasterAHP); LOOKUP([.$A13];ClassLevels;FRogueAHP); LOOKUP([.$A13];ClassLevels;FCasterAHP); LOOKUP([.$A13];ClassLevels; RCasterAHP))" office:value-type="float" office:value="32.25" calcext:value-type="float">
            <text:p>32.3</text:p>
          </table:table-cell>
          <table:table-cell table:style-name="ce108" table:formula="of:=AVERAGE(LOOKUP([.$A14];ClassLevels;FighterAB);LOOKUP([.$A14];ClassLevels;RogueAB);LOOKUP([.$A14];ClassLevels;CasterAB); LOOKUP([.$A13];ClassLevels;FRogueAB); LOOKUP([.$A13];ClassLevels;FCasterAB); LOOKUP([.$A13];ClassLevels; RCasterAB))" office:value-type="float" office:value="3.83333333333333" calcext:value-type="float">
            <text:p>+4</text:p>
          </table:table-cell>
          <table:table-cell table:style-name="ce108" table:formula="of:=AVERAGE(LOOKUP([.$A14];ClassLevels;FighterSB);LOOKUP([.$A14];ClassLevels;RogueSB);LOOKUP([.$A14];ClassLevels;CasterSB); LOOKUP([.$A13];ClassLevels;FRogueSB); LOOKUP([.$A13];ClassLevels;FCasterSB); LOOKUP([.$A13];ClassLevels; RCasterSB))" office:value-type="float" office:value="5.5" calcext:value-type="float">
            <text:p>+6</text:p>
          </table:table-cell>
          <table:table-cell table:style-name="ce108" table:formula="of:=AVERAGE(LOOKUP([.$A14];ClassLevels;FighterASv);LOOKUP([.$A14];ClassLevels;RogueASv);LOOKUP([.$A14];ClassLevels;CasterASv); LOOKUP([.$A13];ClassLevels;FRogueASv); LOOKUP([.$A13];ClassLevels;FCasterASv); LOOKUP([.$A13];ClassLevels; RCasterASv))" office:value-type="float" office:value="5.94444444444445" calcext:value-type="float">
            <text:p>+6</text:p>
          </table:table-cell>
          <table:table-cell table:style-name="ce117"/>
          <table:table-cell table:style-name="ce113" table:formula="of:=LOOKUP([.A14];ClassLevels;CasterAB) + 9" office:value-type="float" office:value="11" calcext:value-type="float">
            <text:p>11+</text:p>
          </table:table-cell>
          <table:table-cell table:style-name="ce113" table:formula="of:=9+[.C14]" office:value-type="float" office:value="12.8333333333333" calcext:value-type="float">
            <text:p>13+</text:p>
          </table:table-cell>
          <table:table-cell table:style-name="ce113" table:formula="of:=LOOKUP([.A14];ClassLevels;FighterAB) + 9" office:value-type="float" office:value="14" calcext:value-type="float">
            <text:p>14+</text:p>
          </table:table-cell>
          <table:table-cell table:style-name="ce113"/>
          <table:table-cell table:style-name="ce113" table:formula="of:=11+[.D14]" office:value-type="float" office:value="16.5" calcext:value-type="float">
            <text:p>17+</text:p>
          </table:table-cell>
          <table:table-cell table:style-name="ce117"/>
          <table:table-cell table:style-name="ce113" table:formula="of:=LOOKUP([.$A14];ClassLevels;FighterSp)+11" office:value-type="float" office:value="15" calcext:value-type="float">
            <text:p>15+</text:p>
          </table:table-cell>
          <table:table-cell table:style-name="ce113" table:formula="of:=11+[.E14]" office:value-type="float" office:value="16.9444444444444" calcext:value-type="float">
            <text:p>17+</text:p>
          </table:table-cell>
          <table:table-cell table:style-name="ce113" table:formula="of:=LOOKUP([.$A14];ClassLevels;FighterHa)+11" office:value-type="float" office:value="18" calcext:value-type="float">
            <text:p>18+</text:p>
          </table:table-cell>
          <table:table-cell table:number-columns-repeated="49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30" table:formula="of:=AVERAGE(LOOKUP([.$A15];ClassLevels;FighterAHP);LOOKUP([.$A15];ClassLevels;RogueAHP);LOOKUP([.$A15];ClassLevels;CasterAHP); LOOKUP([.$A14];ClassLevels;FRogueAHP); LOOKUP([.$A14];ClassLevels;FCasterAHP); LOOKUP([.$A14];ClassLevels; RCasterAHP))" office:value-type="float" office:value="36" calcext:value-type="float">
            <text:p>36.0</text:p>
          </table:table-cell>
          <table:table-cell table:style-name="ce108" table:formula="of:=AVERAGE(LOOKUP([.$A15];ClassLevels;FighterAB);LOOKUP([.$A15];ClassLevels;RogueAB);LOOKUP([.$A15];ClassLevels;CasterAB); LOOKUP([.$A14];ClassLevels;FRogueAB); LOOKUP([.$A14];ClassLevels;FCasterAB); LOOKUP([.$A14];ClassLevels; RCasterAB))" office:value-type="float" office:value="4.5" calcext:value-type="float">
            <text:p>+5</text:p>
          </table:table-cell>
          <table:table-cell table:style-name="ce108" table:formula="of:=AVERAGE(LOOKUP([.$A15];ClassLevels;FighterSB);LOOKUP([.$A15];ClassLevels;RogueSB);LOOKUP([.$A15];ClassLevels;CasterSB); LOOKUP([.$A14];ClassLevels;FRogueSB); LOOKUP([.$A14];ClassLevels;FCasterSB); LOOKUP([.$A14];ClassLevels; RCasterSB))" office:value-type="float" office:value="6.5" calcext:value-type="float">
            <text:p>+7</text:p>
          </table:table-cell>
          <table:table-cell table:style-name="ce108" table:formula="of:=AVERAGE(LOOKUP([.$A15];ClassLevels;FighterASv);LOOKUP([.$A15];ClassLevels;RogueASv);LOOKUP([.$A15];ClassLevels;CasterASv); LOOKUP([.$A14];ClassLevels;FRogueASv); LOOKUP([.$A14];ClassLevels;FCasterASv); LOOKUP([.$A14];ClassLevels; RCasterASv))" office:value-type="float" office:value="6.72222222222222" calcext:value-type="float">
            <text:p>+7</text:p>
          </table:table-cell>
          <table:table-cell table:style-name="ce117"/>
          <table:table-cell table:style-name="ce113" table:formula="of:=LOOKUP([.A15];ClassLevels;CasterAB) + 9" office:value-type="float" office:value="12" calcext:value-type="float">
            <text:p>12+</text:p>
          </table:table-cell>
          <table:table-cell table:style-name="ce113" table:formula="of:=9+[.C15]" office:value-type="float" office:value="13.5" calcext:value-type="float">
            <text:p>14+</text:p>
          </table:table-cell>
          <table:table-cell table:style-name="ce113" table:formula="of:=LOOKUP([.A15];ClassLevels;FighterAB) + 9" office:value-type="float" office:value="15" calcext:value-type="float">
            <text:p>15+</text:p>
          </table:table-cell>
          <table:table-cell table:style-name="ce113"/>
          <table:table-cell table:style-name="ce113" table:formula="of:=11+[.D15]" office:value-type="float" office:value="17.5" calcext:value-type="float">
            <text:p>18+</text:p>
          </table:table-cell>
          <table:table-cell table:style-name="ce117"/>
          <table:table-cell table:style-name="ce113" table:formula="of:=LOOKUP([.$A15];ClassLevels;FighterSp)+11" office:value-type="float" office:value="16" calcext:value-type="float">
            <text:p>16+</text:p>
          </table:table-cell>
          <table:table-cell table:style-name="ce113" table:formula="of:=11+[.E15]" office:value-type="float" office:value="17.7222222222222" calcext:value-type="float">
            <text:p>18+</text:p>
          </table:table-cell>
          <table:table-cell table:style-name="ce113" table:formula="of:=LOOKUP([.$A15];ClassLevels;FighterHa)+11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30" table:formula="of:=AVERAGE(LOOKUP([.$A16];ClassLevels;FighterAHP);LOOKUP([.$A16];ClassLevels;RogueAHP);LOOKUP([.$A16];ClassLevels;CasterAHP); LOOKUP([.$A15];ClassLevels;FRogueAHP); LOOKUP([.$A15];ClassLevels;FCasterAHP); LOOKUP([.$A15];ClassLevels; RCasterAHP))" office:value-type="float" office:value="39.75" calcext:value-type="float">
            <text:p>39.8</text:p>
          </table:table-cell>
          <table:table-cell table:style-name="ce108" table:formula="of:=AVERAGE(LOOKUP([.$A16];ClassLevels;FighterAB);LOOKUP([.$A16];ClassLevels;RogueAB);LOOKUP([.$A16];ClassLevels;CasterAB); LOOKUP([.$A15];ClassLevels;FRogueAB); LOOKUP([.$A15];ClassLevels;FCasterAB); LOOKUP([.$A15];ClassLevels; RCasterAB))" office:value-type="float" office:value="4.83333333333333" calcext:value-type="float">
            <text:p>+5</text:p>
          </table:table-cell>
          <table:table-cell table:style-name="ce108" table:formula="of:=AVERAGE(LOOKUP([.$A16];ClassLevels;FighterSB);LOOKUP([.$A16];ClassLevels;RogueSB);LOOKUP([.$A16];ClassLevels;CasterSB); LOOKUP([.$A15];ClassLevels;FRogueSB); LOOKUP([.$A15];ClassLevels;FCasterSB); LOOKUP([.$A15];ClassLevels; RCasterSB))" office:value-type="float" office:value="7.5" calcext:value-type="float">
            <text:p>+8</text:p>
          </table:table-cell>
          <table:table-cell table:style-name="ce108" table:formula="of:=AVERAGE(LOOKUP([.$A16];ClassLevels;FighterASv);LOOKUP([.$A16];ClassLevels;RogueASv);LOOKUP([.$A16];ClassLevels;CasterASv); LOOKUP([.$A15];ClassLevels;FRogueASv); LOOKUP([.$A15];ClassLevels;FCasterASv); LOOKUP([.$A15];ClassLevels; RCasterASv))" office:value-type="float" office:value="7.38888888888889" calcext:value-type="float">
            <text:p>+7</text:p>
          </table:table-cell>
          <table:table-cell table:style-name="ce117"/>
          <table:table-cell table:style-name="ce113" table:formula="of:=LOOKUP([.A16];ClassLevels;CasterAB) + 9" office:value-type="float" office:value="12" calcext:value-type="float">
            <text:p>12+</text:p>
          </table:table-cell>
          <table:table-cell table:style-name="ce113" table:formula="of:=9+[.C16]" office:value-type="float" office:value="13.8333333333333" calcext:value-type="float">
            <text:p>14+</text:p>
          </table:table-cell>
          <table:table-cell table:style-name="ce113" table:formula="of:=LOOKUP([.A16];ClassLevels;FighterAB) + 9" office:value-type="float" office:value="15" calcext:value-type="float">
            <text:p>15+</text:p>
          </table:table-cell>
          <table:table-cell table:style-name="ce113"/>
          <table:table-cell table:style-name="ce113" table:formula="of:=11+[.D16]" office:value-type="float" office:value="18.5" calcext:value-type="float">
            <text:p>19+</text:p>
          </table:table-cell>
          <table:table-cell table:style-name="ce117"/>
          <table:table-cell table:style-name="ce113" table:formula="of:=LOOKUP([.$A16];ClassLevels;FighterSp)+11" office:value-type="float" office:value="17" calcext:value-type="float">
            <text:p>17+</text:p>
          </table:table-cell>
          <table:table-cell table:style-name="ce113" table:formula="of:=11+[.E16]" office:value-type="float" office:value="18.3888888888889" calcext:value-type="float">
            <text:p>18+</text:p>
          </table:table-cell>
          <table:table-cell table:style-name="ce113" table:formula="of:=LOOKUP([.$A16];ClassLevels;FighterHa)+11" office:value-type="float" office:value="19" calcext:value-type="float">
            <text:p>19+</text:p>
          </table:table-cell>
          <table:table-cell table:number-columns-repeated="49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31" table:formula="of:=AVERAGE(LOOKUP([.$A17];ClassLevels;FighterAHP);LOOKUP([.$A17];ClassLevels;RogueAHP);LOOKUP([.$A17];ClassLevels;CasterAHP); LOOKUP([.$A16];ClassLevels;FRogueAHP); LOOKUP([.$A16];ClassLevels;FCasterAHP); LOOKUP([.$A16];ClassLevels; RCasterAHP))" office:value-type="float" office:value="41.25" calcext:value-type="float">
            <text:p>41.3</text:p>
          </table:table-cell>
          <table:table-cell table:style-name="ce109" table:formula="of:=AVERAGE(LOOKUP([.$A17];ClassLevels;FighterAB);LOOKUP([.$A17];ClassLevels;RogueAB);LOOKUP([.$A17];ClassLevels;CasterAB); LOOKUP([.$A16];ClassLevels;FRogueAB); LOOKUP([.$A16];ClassLevels;FCasterAB); LOOKUP([.$A16];ClassLevels; RCasterAB))" office:value-type="float" office:value="5" calcext:value-type="float">
            <text:p>+5</text:p>
          </table:table-cell>
          <table:table-cell table:style-name="ce109" table:formula="of:=AVERAGE(LOOKUP([.$A17];ClassLevels;FighterSB);LOOKUP([.$A17];ClassLevels;RogueSB);LOOKUP([.$A17];ClassLevels;CasterSB); LOOKUP([.$A16];ClassLevels;FRogueSB); LOOKUP([.$A16];ClassLevels;FCasterSB); LOOKUP([.$A16];ClassLevels; RCasterSB))" office:value-type="float" office:value="7.5" calcext:value-type="float">
            <text:p>+8</text:p>
          </table:table-cell>
          <table:table-cell table:style-name="ce109" table:formula="of:=AVERAGE(LOOKUP([.$A17];ClassLevels;FighterASv);LOOKUP([.$A17];ClassLevels;RogueASv);LOOKUP([.$A17];ClassLevels;CasterASv); LOOKUP([.$A16];ClassLevels;FRogueASv); LOOKUP([.$A16];ClassLevels;FCasterASv); LOOKUP([.$A16];ClassLevels; RCasterASv))" office:value-type="float" office:value="8" calcext:value-type="float">
            <text:p>+8</text:p>
          </table:table-cell>
          <table:table-cell table:style-name="ce118"/>
          <table:table-cell table:style-name="ce114" table:formula="of:=LOOKUP([.A17];ClassLevels;CasterAB) + 9" office:value-type="float" office:value="12" calcext:value-type="float">
            <text:p>12+</text:p>
          </table:table-cell>
          <table:table-cell table:style-name="ce114" table:formula="of:=9+[.C17]" office:value-type="float" office:value="14" calcext:value-type="float">
            <text:p>14+</text:p>
          </table:table-cell>
          <table:table-cell table:style-name="ce114" table:formula="of:=LOOKUP([.A17];ClassLevels;FighterAB) + 9" office:value-type="float" office:value="16" calcext:value-type="float">
            <text:p>16+</text:p>
          </table:table-cell>
          <table:table-cell table:style-name="ce114"/>
          <table:table-cell table:style-name="ce114" table:formula="of:=11+[.D17]" office:value-type="float" office:value="18.5" calcext:value-type="float">
            <text:p>19+</text:p>
          </table:table-cell>
          <table:table-cell table:style-name="ce118"/>
          <table:table-cell table:style-name="ce114" table:formula="of:=LOOKUP([.$A17];ClassLevels;FighterSp)+11" office:value-type="float" office:value="17" calcext:value-type="float">
            <text:p>17+</text:p>
          </table:table-cell>
          <table:table-cell table:style-name="ce114" table:formula="of:=11+[.E17]" office:value-type="float" office:value="19" calcext:value-type="float">
            <text:p>19+</text:p>
          </table:table-cell>
          <table:table-cell table:style-name="ce114" table:formula="of:=LOOKUP([.$A17];ClassLevels;FighterHa)+11" office:value-type="float" office:value="20" calcext:value-type="float">
            <text:p>20+</text:p>
          </table:table-cell>
          <table:table-cell table:number-columns-repeated="49"/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31" table:formula="of:=AVERAGE(LOOKUP([.$A18];ClassLevels;FighterAHP);LOOKUP([.$A18];ClassLevels;RogueAHP);LOOKUP([.$A18];ClassLevels;CasterAHP); LOOKUP([.$A17];ClassLevels;FRogueAHP); LOOKUP([.$A17];ClassLevels;FCasterAHP); LOOKUP([.$A17];ClassLevels; RCasterAHP))" office:value-type="float" office:value="42.75" calcext:value-type="float">
            <text:p>42.8</text:p>
          </table:table-cell>
          <table:table-cell table:style-name="ce109" table:formula="of:=AVERAGE(LOOKUP([.$A18];ClassLevels;FighterAB);LOOKUP([.$A18];ClassLevels;RogueAB);LOOKUP([.$A18];ClassLevels;CasterAB); LOOKUP([.$A17];ClassLevels;FRogueAB); LOOKUP([.$A17];ClassLevels;FCasterAB); LOOKUP([.$A17];ClassLevels; RCasterAB))" office:value-type="float" office:value="6" calcext:value-type="float">
            <text:p>+6</text:p>
          </table:table-cell>
          <table:table-cell table:style-name="ce109" table:formula="of:=AVERAGE(LOOKUP([.$A18];ClassLevels;FighterSB);LOOKUP([.$A18];ClassLevels;RogueSB);LOOKUP([.$A18];ClassLevels;CasterSB); LOOKUP([.$A17];ClassLevels;FRogueSB); LOOKUP([.$A17];ClassLevels;FCasterSB); LOOKUP([.$A17];ClassLevels; RCasterSB))" office:value-type="float" office:value="8.5" calcext:value-type="float">
            <text:p>+9</text:p>
          </table:table-cell>
          <table:table-cell table:style-name="ce109" table:formula="of:=AVERAGE(LOOKUP([.$A18];ClassLevels;FighterASv);LOOKUP([.$A18];ClassLevels;RogueASv);LOOKUP([.$A18];ClassLevels;CasterASv); LOOKUP([.$A17];ClassLevels;FRogueASv); LOOKUP([.$A17];ClassLevels;FCasterASv); LOOKUP([.$A17];ClassLevels; RCasterASv))" office:value-type="float" office:value="8.83333333333334" calcext:value-type="float">
            <text:p>+9</text:p>
          </table:table-cell>
          <table:table-cell table:style-name="ce118"/>
          <table:table-cell table:style-name="ce114" table:formula="of:=LOOKUP([.A18];ClassLevels;CasterAB) + 9" office:value-type="float" office:value="13" calcext:value-type="float">
            <text:p>13+</text:p>
          </table:table-cell>
          <table:table-cell table:style-name="ce114" table:formula="of:=9+[.C18]" office:value-type="float" office:value="15" calcext:value-type="float">
            <text:p>15+</text:p>
          </table:table-cell>
          <table:table-cell table:style-name="ce114" table:formula="of:=LOOKUP([.A18];ClassLevels;FighterAB) + 9" office:value-type="float" office:value="17" calcext:value-type="float">
            <text:p>17+</text:p>
          </table:table-cell>
          <table:table-cell table:style-name="ce114"/>
          <table:table-cell table:style-name="ce114" table:formula="of:=11+[.D18]" office:value-type="float" office:value="19.5" calcext:value-type="float">
            <text:p>20+</text:p>
          </table:table-cell>
          <table:table-cell table:style-name="ce118"/>
          <table:table-cell table:style-name="ce114" table:formula="of:=LOOKUP([.$A18];ClassLevels;FighterSp)+11" office:value-type="float" office:value="18" calcext:value-type="float">
            <text:p>18+</text:p>
          </table:table-cell>
          <table:table-cell table:style-name="ce114" table:formula="of:=11+[.E18]" office:value-type="float" office:value="19.8333333333333" calcext:value-type="float">
            <text:p>20+</text:p>
          </table:table-cell>
          <table:table-cell table:style-name="ce114" table:formula="of:=LOOKUP([.$A18];ClassLevels;FighterHa)+11" office:value-type="float" office:value="21" calcext:value-type="float">
            <text:p>21+</text:p>
          </table:table-cell>
          <table:table-cell table:number-columns-repeated="49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31" table:formula="of:=AVERAGE(LOOKUP([.$A19];ClassLevels;FighterAHP);LOOKUP([.$A19];ClassLevels;RogueAHP);LOOKUP([.$A19];ClassLevels;CasterAHP); LOOKUP([.$A18];ClassLevels;FRogueAHP); LOOKUP([.$A18];ClassLevels;FCasterAHP); LOOKUP([.$A18];ClassLevels; RCasterAHP))" office:value-type="float" office:value="44.25" calcext:value-type="float">
            <text:p>44.3</text:p>
          </table:table-cell>
          <table:table-cell table:style-name="ce109" table:formula="of:=AVERAGE(LOOKUP([.$A19];ClassLevels;FighterAB);LOOKUP([.$A19];ClassLevels;RogueAB);LOOKUP([.$A19];ClassLevels;CasterAB); LOOKUP([.$A18];ClassLevels;FRogueAB); LOOKUP([.$A18];ClassLevels;FCasterAB); LOOKUP([.$A18];ClassLevels; RCasterAB))" office:value-type="float" office:value="6" calcext:value-type="float">
            <text:p>+6</text:p>
          </table:table-cell>
          <table:table-cell table:style-name="ce109" table:formula="of:=AVERAGE(LOOKUP([.$A19];ClassLevels;FighterSB);LOOKUP([.$A19];ClassLevels;RogueSB);LOOKUP([.$A19];ClassLevels;CasterSB); LOOKUP([.$A18];ClassLevels;FRogueSB); LOOKUP([.$A18];ClassLevels;FCasterSB); LOOKUP([.$A18];ClassLevels; RCasterSB))" office:value-type="float" office:value="9.5" calcext:value-type="float">
            <text:p>+10</text:p>
          </table:table-cell>
          <table:table-cell table:style-name="ce109" table:formula="of:=AVERAGE(LOOKUP([.$A19];ClassLevels;FighterASv);LOOKUP([.$A19];ClassLevels;RogueASv);LOOKUP([.$A19];ClassLevels;CasterASv); LOOKUP([.$A18];ClassLevels;FRogueASv); LOOKUP([.$A18];ClassLevels;FCasterASv); LOOKUP([.$A18];ClassLevels; RCasterASv))" office:value-type="float" office:value="9.44444444444444" calcext:value-type="float">
            <text:p>+9</text:p>
          </table:table-cell>
          <table:table-cell table:style-name="ce118"/>
          <table:table-cell table:style-name="ce114" table:formula="of:=LOOKUP([.A19];ClassLevels;CasterAB) + 9" office:value-type="float" office:value="13" calcext:value-type="float">
            <text:p>13+</text:p>
          </table:table-cell>
          <table:table-cell table:style-name="ce114" table:formula="of:=9+[.C19]" office:value-type="float" office:value="15" calcext:value-type="float">
            <text:p>15+</text:p>
          </table:table-cell>
          <table:table-cell table:style-name="ce114" table:formula="of:=LOOKUP([.A19];ClassLevels;FighterAB) + 9" office:value-type="float" office:value="17" calcext:value-type="float">
            <text:p>17+</text:p>
          </table:table-cell>
          <table:table-cell table:style-name="ce114"/>
          <table:table-cell table:style-name="ce114" table:formula="of:=11+[.D19]" office:value-type="float" office:value="20.5" calcext:value-type="float">
            <text:p>21+</text:p>
          </table:table-cell>
          <table:table-cell table:style-name="ce118"/>
          <table:table-cell table:style-name="ce114" table:formula="of:=LOOKUP([.$A19];ClassLevels;FighterSp)+11" office:value-type="float" office:value="18" calcext:value-type="float">
            <text:p>18+</text:p>
          </table:table-cell>
          <table:table-cell table:style-name="ce114" table:formula="of:=11+[.E19]" office:value-type="float" office:value="20.4444444444444" calcext:value-type="float">
            <text:p>20+</text:p>
          </table:table-cell>
          <table:table-cell table:style-name="ce114" table:formula="of:=LOOKUP([.$A19];ClassLevels;FighterHa)+11" office:value-type="float" office:value="22" calcext:value-type="float">
            <text:p>22+</text:p>
          </table:table-cell>
          <table:table-cell table:number-columns-repeated="49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31" table:formula="of:=AVERAGE(LOOKUP([.$A20];ClassLevels;FighterAHP);LOOKUP([.$A20];ClassLevels;RogueAHP);LOOKUP([.$A20];ClassLevels;CasterAHP); LOOKUP([.$A19];ClassLevels;FRogueAHP); LOOKUP([.$A19];ClassLevels;FCasterAHP); LOOKUP([.$A19];ClassLevels; RCasterAHP))" office:value-type="float" office:value="45.75" calcext:value-type="float">
            <text:p>45.8</text:p>
          </table:table-cell>
          <table:table-cell table:style-name="ce109" table:formula="of:=AVERAGE(LOOKUP([.$A20];ClassLevels;FighterAB);LOOKUP([.$A20];ClassLevels;RogueAB);LOOKUP([.$A20];ClassLevels;CasterAB); LOOKUP([.$A19];ClassLevels;FRogueAB); LOOKUP([.$A19];ClassLevels;FCasterAB); LOOKUP([.$A19];ClassLevels; RCasterAB))" office:value-type="float" office:value="6.83333333333333" calcext:value-type="float">
            <text:p>+7</text:p>
          </table:table-cell>
          <table:table-cell table:style-name="ce109" table:formula="of:=AVERAGE(LOOKUP([.$A20];ClassLevels;FighterSB);LOOKUP([.$A20];ClassLevels;RogueSB);LOOKUP([.$A20];ClassLevels;CasterSB); LOOKUP([.$A19];ClassLevels;FRogueSB); LOOKUP([.$A19];ClassLevels;FCasterSB); LOOKUP([.$A19];ClassLevels; RCasterSB))" office:value-type="float" office:value="9.66666666666667" calcext:value-type="float">
            <text:p>+10</text:p>
          </table:table-cell>
          <table:table-cell table:style-name="ce109" table:formula="of:=AVERAGE(LOOKUP([.$A20];ClassLevels;FighterASv);LOOKUP([.$A20];ClassLevels;RogueASv);LOOKUP([.$A20];ClassLevels;CasterASv); LOOKUP([.$A19];ClassLevels;FRogueASv); LOOKUP([.$A19];ClassLevels;FCasterASv); LOOKUP([.$A19];ClassLevels; RCasterASv))" office:value-type="float" office:value="10.2777777777778" calcext:value-type="float">
            <text:p>+10</text:p>
          </table:table-cell>
          <table:table-cell table:style-name="ce118"/>
          <table:table-cell table:style-name="ce114" table:formula="of:=LOOKUP([.A20];ClassLevels;CasterAB) + 9" office:value-type="float" office:value="13" calcext:value-type="float">
            <text:p>13+</text:p>
          </table:table-cell>
          <table:table-cell table:style-name="ce114" table:formula="of:=9+[.C20]" office:value-type="float" office:value="15.8333333333333" calcext:value-type="float">
            <text:p>16+</text:p>
          </table:table-cell>
          <table:table-cell table:style-name="ce114" table:formula="of:=LOOKUP([.A20];ClassLevels;FighterAB) + 9" office:value-type="float" office:value="18" calcext:value-type="float">
            <text:p>18+</text:p>
          </table:table-cell>
          <table:table-cell table:style-name="ce114"/>
          <table:table-cell table:style-name="ce114" table:formula="of:=11+[.D20]" office:value-type="float" office:value="20.6666666666667" calcext:value-type="float">
            <text:p>21+</text:p>
          </table:table-cell>
          <table:table-cell table:style-name="ce118"/>
          <table:table-cell table:style-name="ce114" table:formula="of:=LOOKUP([.$A20];ClassLevels;FighterSp)+11" office:value-type="float" office:value="19" calcext:value-type="float">
            <text:p>19+</text:p>
          </table:table-cell>
          <table:table-cell table:style-name="ce114" table:formula="of:=11+[.E20]" office:value-type="float" office:value="21.2777777777778" calcext:value-type="float">
            <text:p>21+</text:p>
          </table:table-cell>
          <table:table-cell table:style-name="ce114" table:formula="of:=LOOKUP([.$A20];ClassLevels;FighterHa)+11" office:value-type="float" office:value="23" calcext:value-type="float">
            <text:p>23+</text:p>
          </table:table-cell>
          <table:table-cell table:number-columns-repeated="49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31" table:formula="of:=AVERAGE(LOOKUP([.$A21];ClassLevels;FighterAHP);LOOKUP([.$A21];ClassLevels;RogueAHP);LOOKUP([.$A21];ClassLevels;CasterAHP); LOOKUP([.$A20];ClassLevels;FRogueAHP); LOOKUP([.$A20];ClassLevels;FCasterAHP); LOOKUP([.$A20];ClassLevels; RCasterAHP))" office:value-type="float" office:value="47.25" calcext:value-type="float">
            <text:p>47.3</text:p>
          </table:table-cell>
          <table:table-cell table:style-name="ce109" table:formula="of:=AVERAGE(LOOKUP([.$A21];ClassLevels;FighterAB);LOOKUP([.$A21];ClassLevels;RogueAB);LOOKUP([.$A21];ClassLevels;CasterAB); LOOKUP([.$A20];ClassLevels;FRogueAB); LOOKUP([.$A20];ClassLevels;FCasterAB); LOOKUP([.$A20];ClassLevels; RCasterAB))" office:value-type="float" office:value="7.5" calcext:value-type="float">
            <text:p>+8</text:p>
          </table:table-cell>
          <table:table-cell table:style-name="ce109" table:formula="of:=AVERAGE(LOOKUP([.$A21];ClassLevels;FighterSB);LOOKUP([.$A21];ClassLevels;RogueSB);LOOKUP([.$A21];ClassLevels;CasterSB); LOOKUP([.$A20];ClassLevels;FRogueSB); LOOKUP([.$A20];ClassLevels;FCasterSB); LOOKUP([.$A20];ClassLevels; RCasterSB))" office:value-type="float" office:value="10.5" calcext:value-type="float">
            <text:p>+11</text:p>
          </table:table-cell>
          <table:table-cell table:style-name="ce109" table:formula="of:=AVERAGE(LOOKUP([.$A21];ClassLevels;FighterASv);LOOKUP([.$A21];ClassLevels;RogueASv);LOOKUP([.$A21];ClassLevels;CasterASv); LOOKUP([.$A20];ClassLevels;FRogueASv); LOOKUP([.$A20];ClassLevels;FCasterASv); LOOKUP([.$A20];ClassLevels; RCasterASv))" office:value-type="float" office:value="11" calcext:value-type="float">
            <text:p>+11</text:p>
          </table:table-cell>
          <table:table-cell table:style-name="ce118"/>
          <table:table-cell table:style-name="ce114" table:formula="of:=LOOKUP([.A21];ClassLevels;CasterAB) + 9" office:value-type="float" office:value="14" calcext:value-type="float">
            <text:p>14+</text:p>
          </table:table-cell>
          <table:table-cell table:style-name="ce114" table:formula="of:=9+[.C21]" office:value-type="float" office:value="16.5" calcext:value-type="float">
            <text:p>17+</text:p>
          </table:table-cell>
          <table:table-cell table:style-name="ce114" table:formula="of:=LOOKUP([.A21];ClassLevels;FighterAB) + 9" office:value-type="float" office:value="19" calcext:value-type="float">
            <text:p>19+</text:p>
          </table:table-cell>
          <table:table-cell table:style-name="ce114"/>
          <table:table-cell table:style-name="ce114" table:formula="of:=11+[.D21]" office:value-type="float" office:value="21.5" calcext:value-type="float">
            <text:p>22+</text:p>
          </table:table-cell>
          <table:table-cell table:style-name="ce118"/>
          <table:table-cell table:style-name="ce114" table:formula="of:=LOOKUP([.$A21];ClassLevels;FighterSp)+11" office:value-type="float" office:value="20" calcext:value-type="float">
            <text:p>20+</text:p>
          </table:table-cell>
          <table:table-cell table:style-name="ce114" table:formula="of:=11+[.E21]" office:value-type="float" office:value="22" calcext:value-type="float">
            <text:p>22+</text:p>
          </table:table-cell>
          <table:table-cell table:style-name="ce114" table:formula="of:=LOOKUP([.$A21];ClassLevels;FighterHa)+11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32" table:formula="of:=AVERAGE(LOOKUP([.$A22];ClassLevels;FighterAHP);LOOKUP([.$A22];ClassLevels;RogueAHP);LOOKUP([.$A22];ClassLevels;CasterAHP); LOOKUP([.$A21];ClassLevels;FRogueAHP); LOOKUP([.$A21];ClassLevels;FCasterAHP); LOOKUP([.$A21];ClassLevels; RCasterAHP))" office:value-type="float" office:value="48.75" calcext:value-type="float">
            <text:p>48.8</text:p>
          </table:table-cell>
          <table:table-cell table:style-name="ce110" table:formula="of:=AVERAGE(LOOKUP([.$A22];ClassLevels;FighterAB);LOOKUP([.$A22];ClassLevels;RogueAB);LOOKUP([.$A22];ClassLevels;CasterAB); LOOKUP([.$A21];ClassLevels;FRogueAB); LOOKUP([.$A21];ClassLevels;FCasterAB); LOOKUP([.$A21];ClassLevels; RCasterAB))" office:value-type="float" office:value="7.83333333333333" calcext:value-type="float">
            <text:p>+8</text:p>
          </table:table-cell>
          <table:table-cell table:style-name="ce110" table:formula="of:=AVERAGE(LOOKUP([.$A22];ClassLevels;FighterSB);LOOKUP([.$A22];ClassLevels;RogueSB);LOOKUP([.$A22];ClassLevels;CasterSB); LOOKUP([.$A21];ClassLevels;FRogueSB); LOOKUP([.$A21];ClassLevels;FCasterSB); LOOKUP([.$A21];ClassLevels; RCasterSB))" office:value-type="float" office:value="11.5" calcext:value-type="float">
            <text:p>+12</text:p>
          </table:table-cell>
          <table:table-cell table:style-name="ce110" table:formula="of:=AVERAGE(LOOKUP([.$A22];ClassLevels;FighterASv);LOOKUP([.$A22];ClassLevels;RogueASv);LOOKUP([.$A22];ClassLevels;CasterASv); LOOKUP([.$A21];ClassLevels;FRogueASv); LOOKUP([.$A21];ClassLevels;FCasterASv); LOOKUP([.$A21];ClassLevels; RCasterASv))" office:value-type="float" office:value="11.7222222222222" calcext:value-type="float">
            <text:p>+12</text:p>
          </table:table-cell>
          <table:table-cell table:style-name="ce119"/>
          <table:table-cell table:style-name="ce115" table:formula="of:=LOOKUP([.A22];ClassLevels;CasterAB) + 9" office:value-type="float" office:value="14" calcext:value-type="float">
            <text:p>14+</text:p>
          </table:table-cell>
          <table:table-cell table:style-name="ce115" table:formula="of:=9+[.C22]" office:value-type="float" office:value="16.8333333333333" calcext:value-type="float">
            <text:p>17+</text:p>
          </table:table-cell>
          <table:table-cell table:style-name="ce115" table:formula="of:=LOOKUP([.A22];ClassLevels;FighterAB) + 9" office:value-type="float" office:value="19" calcext:value-type="float">
            <text:p>19+</text:p>
          </table:table-cell>
          <table:table-cell table:style-name="ce115"/>
          <table:table-cell table:style-name="ce115" table:formula="of:=11+[.D22]" office:value-type="float" office:value="22.5" calcext:value-type="float">
            <text:p>23+</text:p>
          </table:table-cell>
          <table:table-cell table:style-name="ce119"/>
          <table:table-cell table:style-name="ce115" table:formula="of:=LOOKUP([.$A22];ClassLevels;FighterSp)+11" office:value-type="float" office:value="20" calcext:value-type="float">
            <text:p>20+</text:p>
          </table:table-cell>
          <table:table-cell table:style-name="ce115" table:formula="of:=11+[.E22]" office:value-type="float" office:value="22.7222222222222" calcext:value-type="float">
            <text:p>23+</text:p>
          </table:table-cell>
          <table:table-cell table:style-name="ce115" table:formula="of:=LOOKUP([.$A22];ClassLevels;FighterHa)+11" office:value-type="float" office:value="24" calcext:value-type="float">
            <text:p>24+</text:p>
          </table:table-cell>
          <table:table-cell table:number-columns-repeated="49"/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32" table:formula="of:=AVERAGE(LOOKUP([.$A23];ClassLevels;FighterAHP);LOOKUP([.$A23];ClassLevels;RogueAHP);LOOKUP([.$A23];ClassLevels;CasterAHP); LOOKUP([.$A22];ClassLevels;FRogueAHP); LOOKUP([.$A22];ClassLevels;FCasterAHP); LOOKUP([.$A22];ClassLevels; RCasterAHP))" office:value-type="float" office:value="50.25" calcext:value-type="float">
            <text:p>50.3</text:p>
          </table:table-cell>
          <table:table-cell table:style-name="ce110" table:formula="of:=AVERAGE(LOOKUP([.$A23];ClassLevels;FighterAB);LOOKUP([.$A23];ClassLevels;RogueAB);LOOKUP([.$A23];ClassLevels;CasterAB); LOOKUP([.$A22];ClassLevels;FRogueAB); LOOKUP([.$A22];ClassLevels;FCasterAB); LOOKUP([.$A22];ClassLevels; RCasterAB))" office:value-type="float" office:value="8.16666666666667" calcext:value-type="float">
            <text:p>+8</text:p>
          </table:table-cell>
          <table:table-cell table:style-name="ce110" table:formula="of:=AVERAGE(LOOKUP([.$A23];ClassLevels;FighterSB);LOOKUP([.$A23];ClassLevels;RogueSB);LOOKUP([.$A23];ClassLevels;CasterSB); LOOKUP([.$A22];ClassLevels;FRogueSB); LOOKUP([.$A22];ClassLevels;FCasterSB); LOOKUP([.$A22];ClassLevels; RCasterSB))" office:value-type="float" office:value="11.6666666666667" calcext:value-type="float">
            <text:p>+12</text:p>
          </table:table-cell>
          <table:table-cell table:style-name="ce110" table:formula="of:=AVERAGE(LOOKUP([.$A23];ClassLevels;FighterASv);LOOKUP([.$A23];ClassLevels;RogueASv);LOOKUP([.$A23];ClassLevels;CasterASv); LOOKUP([.$A22];ClassLevels;FRogueASv); LOOKUP([.$A22];ClassLevels;FCasterASv); LOOKUP([.$A22];ClassLevels; RCasterASv))" office:value-type="float" office:value="12.4444444444444" calcext:value-type="float">
            <text:p>+12</text:p>
          </table:table-cell>
          <table:table-cell table:style-name="ce119"/>
          <table:table-cell table:style-name="ce115" table:formula="of:=LOOKUP([.A23];ClassLevels;CasterAB) + 9" office:value-type="float" office:value="14" calcext:value-type="float">
            <text:p>14+</text:p>
          </table:table-cell>
          <table:table-cell table:style-name="ce115" table:formula="of:=9+[.C23]" office:value-type="float" office:value="17.1666666666667" calcext:value-type="float">
            <text:p>17+</text:p>
          </table:table-cell>
          <table:table-cell table:style-name="ce115" table:formula="of:=LOOKUP([.A23];ClassLevels;FighterAB) + 9" office:value-type="float" office:value="20" calcext:value-type="float">
            <text:p>20+</text:p>
          </table:table-cell>
          <table:table-cell table:style-name="ce115"/>
          <table:table-cell table:style-name="ce115" table:formula="of:=11+[.D23]" office:value-type="float" office:value="22.6666666666667" calcext:value-type="float">
            <text:p>23+</text:p>
          </table:table-cell>
          <table:table-cell table:style-name="ce119"/>
          <table:table-cell table:style-name="ce115" table:formula="of:=LOOKUP([.$A23];ClassLevels;FighterSp)+11" office:value-type="float" office:value="21" calcext:value-type="float">
            <text:p>21+</text:p>
          </table:table-cell>
          <table:table-cell table:style-name="ce115" table:formula="of:=11+[.E23]" office:value-type="float" office:value="23.4444444444444" calcext:value-type="float">
            <text:p>23+</text:p>
          </table:table-cell>
          <table:table-cell table:style-name="ce115" table:formula="of:=LOOKUP([.$A23];ClassLevels;FighterHa)+11" office:value-type="float" office:value="25" calcext:value-type="float">
            <text:p>25+</text:p>
          </table:table-cell>
          <table:table-cell table:number-columns-repeated="49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32" table:formula="of:=AVERAGE(LOOKUP([.$A24];ClassLevels;FighterAHP);LOOKUP([.$A24];ClassLevels;RogueAHP);LOOKUP([.$A24];ClassLevels;CasterAHP); LOOKUP([.$A23];ClassLevels;FRogueAHP); LOOKUP([.$A23];ClassLevels;FCasterAHP); LOOKUP([.$A23];ClassLevels; RCasterAHP))" office:value-type="float" office:value="51.75" calcext:value-type="float">
            <text:p>51.8</text:p>
          </table:table-cell>
          <table:table-cell table:style-name="ce110" table:formula="of:=AVERAGE(LOOKUP([.$A24];ClassLevels;FighterAB);LOOKUP([.$A24];ClassLevels;RogueAB);LOOKUP([.$A24];ClassLevels;CasterAB); LOOKUP([.$A23];ClassLevels;FRogueAB); LOOKUP([.$A23];ClassLevels;FCasterAB); LOOKUP([.$A23];ClassLevels; RCasterAB))" office:value-type="float" office:value="9.16666666666667" calcext:value-type="float">
            <text:p>+9</text:p>
          </table:table-cell>
          <table:table-cell table:style-name="ce110" table:formula="of:=AVERAGE(LOOKUP([.$A24];ClassLevels;FighterSB);LOOKUP([.$A24];ClassLevels;RogueSB);LOOKUP([.$A24];ClassLevels;CasterSB); LOOKUP([.$A23];ClassLevels;FRogueSB); LOOKUP([.$A23];ClassLevels;FCasterSB); LOOKUP([.$A23];ClassLevels; RCasterSB))" office:value-type="float" office:value="12.6666666666667" calcext:value-type="float">
            <text:p>+13</text:p>
          </table:table-cell>
          <table:table-cell table:style-name="ce110" table:formula="of:=AVERAGE(LOOKUP([.$A24];ClassLevels;FighterASv);LOOKUP([.$A24];ClassLevels;RogueASv);LOOKUP([.$A24];ClassLevels;CasterASv); LOOKUP([.$A23];ClassLevels;FRogueASv); LOOKUP([.$A23];ClassLevels;FCasterASv); LOOKUP([.$A23];ClassLevels; RCasterASv))" office:value-type="float" office:value="13.1666666666667" calcext:value-type="float">
            <text:p>+13</text:p>
          </table:table-cell>
          <table:table-cell table:style-name="ce119"/>
          <table:table-cell table:style-name="ce115" table:formula="of:=LOOKUP([.A24];ClassLevels;CasterAB) + 9" office:value-type="float" office:value="15" calcext:value-type="float">
            <text:p>15+</text:p>
          </table:table-cell>
          <table:table-cell table:style-name="ce115" table:formula="of:=9+[.C24]" office:value-type="float" office:value="18.1666666666667" calcext:value-type="float">
            <text:p>18+</text:p>
          </table:table-cell>
          <table:table-cell table:style-name="ce115" table:formula="of:=LOOKUP([.A24];ClassLevels;FighterAB) + 9" office:value-type="float" office:value="21" calcext:value-type="float">
            <text:p>21+</text:p>
          </table:table-cell>
          <table:table-cell table:style-name="ce115"/>
          <table:table-cell table:style-name="ce115" table:formula="of:=11+[.D24]" office:value-type="float" office:value="23.6666666666667" calcext:value-type="float">
            <text:p>24+</text:p>
          </table:table-cell>
          <table:table-cell table:style-name="ce119"/>
          <table:table-cell table:style-name="ce115" table:formula="of:=LOOKUP([.$A24];ClassLevels;FighterSp)+11" office:value-type="float" office:value="21" calcext:value-type="float">
            <text:p>21+</text:p>
          </table:table-cell>
          <table:table-cell table:style-name="ce115" table:formula="of:=11+[.E24]" office:value-type="float" office:value="24.1666666666667" calcext:value-type="float">
            <text:p>24+</text:p>
          </table:table-cell>
          <table:table-cell table:style-name="ce115" table:formula="of:=LOOKUP([.$A24];ClassLevels;FighterHa)+11" office:value-type="float" office:value="26" calcext:value-type="float">
            <text:p>26+</text:p>
          </table:table-cell>
          <table:table-cell table:number-columns-repeated="49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32" table:formula="of:=AVERAGE(LOOKUP([.$A25];ClassLevels;FighterAHP);LOOKUP([.$A25];ClassLevels;RogueAHP);LOOKUP([.$A25];ClassLevels;CasterAHP); LOOKUP([.$A24];ClassLevels;FRogueAHP); LOOKUP([.$A24];ClassLevels;FCasterAHP); LOOKUP([.$A24];ClassLevels; RCasterAHP))" office:value-type="float" office:value="53.25" calcext:value-type="float">
            <text:p>53.3</text:p>
          </table:table-cell>
          <table:table-cell table:style-name="ce110" table:formula="of:=AVERAGE(LOOKUP([.$A25];ClassLevels;FighterAB);LOOKUP([.$A25];ClassLevels;RogueAB);LOOKUP([.$A25];ClassLevels;CasterAB); LOOKUP([.$A24];ClassLevels;FRogueAB); LOOKUP([.$A24];ClassLevels;FCasterAB); LOOKUP([.$A24];ClassLevels; RCasterAB))" office:value-type="float" office:value="9.16666666666667" calcext:value-type="float">
            <text:p>+9</text:p>
          </table:table-cell>
          <table:table-cell table:style-name="ce110" table:formula="of:=AVERAGE(LOOKUP([.$A25];ClassLevels;FighterSB);LOOKUP([.$A25];ClassLevels;RogueSB);LOOKUP([.$A25];ClassLevels;CasterSB); LOOKUP([.$A24];ClassLevels;FRogueSB); LOOKUP([.$A24];ClassLevels;FCasterSB); LOOKUP([.$A24];ClassLevels; RCasterSB))" office:value-type="float" office:value="13.5" calcext:value-type="float">
            <text:p>+14</text:p>
          </table:table-cell>
          <table:table-cell table:style-name="ce110" table:formula="of:=AVERAGE(LOOKUP([.$A25];ClassLevels;FighterASv);LOOKUP([.$A25];ClassLevels;RogueASv);LOOKUP([.$A25];ClassLevels;CasterASv); LOOKUP([.$A24];ClassLevels;FRogueASv); LOOKUP([.$A24];ClassLevels;FCasterASv); LOOKUP([.$A24];ClassLevels; RCasterASv))" office:value-type="float" office:value="13.7777777777778" calcext:value-type="float">
            <text:p>+14</text:p>
          </table:table-cell>
          <table:table-cell table:style-name="ce119"/>
          <table:table-cell table:style-name="ce115" table:formula="of:=LOOKUP([.A25];ClassLevels;CasterAB) + 9" office:value-type="float" office:value="15" calcext:value-type="float">
            <text:p>15+</text:p>
          </table:table-cell>
          <table:table-cell table:style-name="ce115" table:formula="of:=9+[.C25]" office:value-type="float" office:value="18.1666666666667" calcext:value-type="float">
            <text:p>18+</text:p>
          </table:table-cell>
          <table:table-cell table:style-name="ce115" table:formula="of:=LOOKUP([.A25];ClassLevels;FighterAB) + 9" office:value-type="float" office:value="21" calcext:value-type="float">
            <text:p>21+</text:p>
          </table:table-cell>
          <table:table-cell table:style-name="ce115"/>
          <table:table-cell table:style-name="ce115" table:formula="of:=11+[.D25]" office:value-type="float" office:value="24.5" calcext:value-type="float">
            <text:p>25+</text:p>
          </table:table-cell>
          <table:table-cell table:style-name="ce119"/>
          <table:table-cell table:style-name="ce115" table:formula="of:=LOOKUP([.$A25];ClassLevels;FighterSp)+11" office:value-type="float" office:value="22" calcext:value-type="float">
            <text:p>22+</text:p>
          </table:table-cell>
          <table:table-cell table:style-name="ce115" table:formula="of:=11+[.E25]" office:value-type="float" office:value="24.7777777777778" calcext:value-type="float">
            <text:p>25+</text:p>
          </table:table-cell>
          <table:table-cell table:style-name="ce115" table:formula="of:=LOOKUP([.$A25];ClassLevels;FighterHa)+11" office:value-type="float" office:value="27" calcext:value-type="float">
            <text:p>27+</text:p>
          </table:table-cell>
          <table:table-cell table:number-columns-repeated="49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32" table:formula="of:=AVERAGE(LOOKUP([.$A26];ClassLevels;FighterAHP);LOOKUP([.$A26];ClassLevels;RogueAHP);LOOKUP([.$A26];ClassLevels;CasterAHP); LOOKUP([.$A25];ClassLevels;FRogueAHP); LOOKUP([.$A25];ClassLevels;FCasterAHP); LOOKUP([.$A25];ClassLevels; RCasterAHP))" office:value-type="float" office:value="54.75" calcext:value-type="float">
            <text:p>54.8</text:p>
          </table:table-cell>
          <table:table-cell table:style-name="ce110" table:formula="of:=AVERAGE(LOOKUP([.$A26];ClassLevels;FighterAB);LOOKUP([.$A26];ClassLevels;RogueAB);LOOKUP([.$A26];ClassLevels;CasterAB); LOOKUP([.$A25];ClassLevels;FRogueAB); LOOKUP([.$A25];ClassLevels;FCasterAB); LOOKUP([.$A25];ClassLevels; RCasterAB))" office:value-type="float" office:value="9.83333333333333" calcext:value-type="float">
            <text:p>+10</text:p>
          </table:table-cell>
          <table:table-cell table:style-name="ce110" table:formula="of:=AVERAGE(LOOKUP([.$A26];ClassLevels;FighterSB);LOOKUP([.$A26];ClassLevels;RogueSB);LOOKUP([.$A26];ClassLevels;CasterSB); LOOKUP([.$A25];ClassLevels;FRogueSB); LOOKUP([.$A25];ClassLevels;FCasterSB); LOOKUP([.$A25];ClassLevels; RCasterSB))" office:value-type="float" office:value="13.6666666666667" calcext:value-type="float">
            <text:p>+14</text:p>
          </table:table-cell>
          <table:table-cell table:style-name="ce110" table:formula="of:=AVERAGE(LOOKUP([.$A26];ClassLevels;FighterASv);LOOKUP([.$A26];ClassLevels;RogueASv);LOOKUP([.$A26];ClassLevels;CasterASv); LOOKUP([.$A25];ClassLevels;FRogueASv); LOOKUP([.$A25];ClassLevels;FCasterASv); LOOKUP([.$A25];ClassLevels; RCasterASv))" office:value-type="float" office:value="14.7777777777778" calcext:value-type="float">
            <text:p>+15</text:p>
          </table:table-cell>
          <table:table-cell table:style-name="ce119"/>
          <table:table-cell table:style-name="ce115" table:formula="of:=LOOKUP([.A26];ClassLevels;CasterAB) + 9" office:value-type="float" office:value="15" calcext:value-type="float">
            <text:p>15+</text:p>
          </table:table-cell>
          <table:table-cell table:style-name="ce115" table:formula="of:=9+[.C26]" office:value-type="float" office:value="18.8333333333333" calcext:value-type="float">
            <text:p>19+</text:p>
          </table:table-cell>
          <table:table-cell table:style-name="ce115" table:formula="of:=LOOKUP([.A26];ClassLevels;FighterAB) + 9" office:value-type="float" office:value="22" calcext:value-type="float">
            <text:p>22+</text:p>
          </table:table-cell>
          <table:table-cell table:style-name="ce115"/>
          <table:table-cell table:style-name="ce115" table:formula="of:=11+[.D26]" office:value-type="float" office:value="24.6666666666667" calcext:value-type="float">
            <text:p>25+</text:p>
          </table:table-cell>
          <table:table-cell table:style-name="ce119"/>
          <table:table-cell table:style-name="ce115" table:formula="of:=LOOKUP([.$A26];ClassLevels;FighterSp)+11" office:value-type="float" office:value="23" calcext:value-type="float">
            <text:p>23+</text:p>
          </table:table-cell>
          <table:table-cell table:style-name="ce115" table:formula="of:=11+[.E26]" office:value-type="float" office:value="25.7777777777778" calcext:value-type="float">
            <text:p>26+</text:p>
          </table:table-cell>
          <table:table-cell table:style-name="ce115" table:formula="of:=LOOKUP([.$A26];ClassLevels;FighterHa)+11" office:value-type="float" office:value="28" calcext:value-type="float">
            <text:p>28+</text:p>
          </table:table-cell>
          <table:table-cell table:number-columns-repeated="49"/>
        </table:table-row>
        <table:table-row table:style-name="ro1">
          <table:table-cell table:style-name="ce99" table:number-columns-repeated="6"/>
          <table:table-cell table:number-columns-repeated="58"/>
        </table:table-row>
        <table:table-row table:style-name="ro1">
          <table:table-cell table:style-name="ce30" office:value-type="string" calcext:value-type="string">
            <text:p>(W)orst</text:p>
          </table:table-cell>
          <table:table-cell table:style-name="ce99" table:number-columns-repeated="5"/>
          <table:table-cell table:number-columns-repeated="58"/>
        </table:table-row>
        <table:table-row table:style-name="ro1">
          <table:table-cell table:style-name="ce30" office:value-type="string" calcext:value-type="string">
            <text:p>(B)est</text:p>
          </table:table-cell>
          <table:table-cell table:style-name="ce99" table:number-columns-repeated="5"/>
          <table:table-cell table:number-columns-repeated="58"/>
        </table:table-row>
        <table:table-row table:style-name="ro1" table:number-rows-repeated="971">
          <table:table-cell table:style-name="ce99" table:number-columns-repeated="6"/>
          <table:table-cell table:number-columns-repeated="58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LevelsAndExp" table:style-name="ta8">
        <office:forms form:automatic-focus="false" form:apply-design-mode="false"/>
        <table:table-column table:style-name="co25" table:default-cell-style-name="ce135"/>
        <table:table-column table:style-name="co26" table:default-cell-style-name="ce138"/>
        <table:table-column table:style-name="co27" table:default-cell-style-name="ce144"/>
        <table:table-row table:style-name="ro3" table:number-rows-repeated="4">
          <table:table-cell table:style-name="Default" table:number-columns-repeated="3"/>
        </table:table-row>
        <table:table-row table:style-name="ro3">
          <table:table-cell table:style-name="ce133" office:value-type="string" calcext:value-type="string">
            <text:p>Level</text:p>
          </table:table-cell>
          <table:table-cell table:style-name="ce136" office:value-type="string" calcext:value-type="string">
            <text:p>Experience</text:p>
          </table:table-cell>
          <table:table-cell table:style-name="ce142" office:value-type="string" calcext:value-type="string">
            <text:p>Tier</text:p>
          </table:table-cell>
        </table:table-row>
        <table:table-row table:style-name="ro3">
          <table:table-cell table:style-name="ce134" office:value-type="float" office:value="0" calcext:value-type="float">
            <text:p>0</text:p>
          </table:table-cell>
          <table:table-cell table:style-name="ce137" office:value-type="float" office:value="-500" calcext:value-type="float">
            <text:p>-500</text:p>
          </table:table-cell>
          <table:table-cell table:style-name="ce143" office:value-type="string" calcext:value-type="string">
            <text:p>Normal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er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,500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B8]*2" office:value-type="float" office:value="3000" calcext:value-type="float">
            <text:p>3,000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B9]*2" office:value-type="float" office:value="6000" calcext:value-type="float">
            <text:p>6,000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10]*2" office:value-type="float" office:value="12000" calcext:value-type="float">
            <text:p>12,000</text:p>
          </table:table-cell>
          <table:table-cell/>
        </table:table-row>
        <table:table-row table:style-name="ro1">
          <table:table-cell table:style-name="ce102" office:value-type="float" office:value="6" calcext:value-type="float">
            <text:p>6</text:p>
          </table:table-cell>
          <table:table-cell table:style-name="ce139" office:value-type="float" office:value="25000" calcext:value-type="float">
            <text:p>25,000</text:p>
          </table:table-cell>
          <table:table-cell table:style-name="ce145" office:value-type="string" calcext:value-type="string">
            <text:p>Legend</text:p>
          </table:table-cell>
        </table:table-row>
        <table:table-row table:style-name="ro1">
          <table:table-cell table:style-name="ce102" office:value-type="float" office:value="7" calcext:value-type="float">
            <text:p>7</text:p>
          </table:table-cell>
          <table:table-cell table:style-name="ce139" table:formula="of:=[.B12]*2" office:value-type="float" office:value="50000" calcext:value-type="float">
            <text:p>50,000</text:p>
          </table:table-cell>
          <table:table-cell table:style-name="ce145"/>
        </table:table-row>
        <table:table-row table:style-name="ro1">
          <table:table-cell table:style-name="ce102" office:value-type="float" office:value="8" calcext:value-type="float">
            <text:p>8</text:p>
          </table:table-cell>
          <table:table-cell table:style-name="ce139" table:formula="of:=[.B13]*2" office:value-type="float" office:value="100000" calcext:value-type="float">
            <text:p>100,000</text:p>
          </table:table-cell>
          <table:table-cell table:style-name="ce145"/>
        </table:table-row>
        <table:table-row table:style-name="ro1">
          <table:table-cell table:style-name="ce102" office:value-type="float" office:value="9" calcext:value-type="float">
            <text:p>9</text:p>
          </table:table-cell>
          <table:table-cell table:style-name="ce139" table:formula="of:=[.B14]*2" office:value-type="float" office:value="200000" calcext:value-type="float">
            <text:p>200,000</text:p>
          </table:table-cell>
          <table:table-cell table:style-name="ce145"/>
        </table:table-row>
        <table:table-row table:style-name="ro1">
          <table:table-cell table:style-name="ce102" office:value-type="float" office:value="10" calcext:value-type="float">
            <text:p>10</text:p>
          </table:table-cell>
          <table:table-cell table:style-name="ce139" table:formula="of:=[.B15]*2" office:value-type="float" office:value="400000" calcext:value-type="float">
            <text:p>400,000</text:p>
          </table:table-cell>
          <table:table-cell table:style-name="ce145"/>
        </table:table-row>
        <table:table-row table:style-name="ro1">
          <table:table-cell table:style-name="ce103" office:value-type="float" office:value="11" calcext:value-type="float">
            <text:p>11</text:p>
          </table:table-cell>
          <table:table-cell table:style-name="ce140" office:value-type="float" office:value="1000000" calcext:value-type="float">
            <text:p>1,000,000</text:p>
          </table:table-cell>
          <table:table-cell table:style-name="ce146" office:value-type="string" calcext:value-type="string">
            <text:p>Mythic</text:p>
          </table:table-cell>
        </table:table-row>
        <table:table-row table:style-name="ro1">
          <table:table-cell table:style-name="ce103" office:value-type="float" office:value="12" calcext:value-type="float">
            <text:p>12</text:p>
          </table:table-cell>
          <table:table-cell table:style-name="ce140" table:formula="of:=[.B17]+500000" office:value-type="float" office:value="1500000" calcext:value-type="float">
            <text:p>1,500,000</text:p>
          </table:table-cell>
          <table:table-cell table:style-name="ce146"/>
        </table:table-row>
        <table:table-row table:style-name="ro1">
          <table:table-cell table:style-name="ce103" office:value-type="float" office:value="13" calcext:value-type="float">
            <text:p>13</text:p>
          </table:table-cell>
          <table:table-cell table:style-name="ce140" table:formula="of:=[.B18]+500000" office:value-type="float" office:value="2000000" calcext:value-type="float">
            <text:p>2,000,000</text:p>
          </table:table-cell>
          <table:table-cell table:style-name="ce146"/>
        </table:table-row>
        <table:table-row table:style-name="ro1">
          <table:table-cell table:style-name="ce103" office:value-type="float" office:value="14" calcext:value-type="float">
            <text:p>14</text:p>
          </table:table-cell>
          <table:table-cell table:style-name="ce140" table:formula="of:=[.B19]+500000" office:value-type="float" office:value="2500000" calcext:value-type="float">
            <text:p>2,500,000</text:p>
          </table:table-cell>
          <table:table-cell table:style-name="ce146"/>
        </table:table-row>
        <table:table-row table:style-name="ro1">
          <table:table-cell table:style-name="ce103" office:value-type="float" office:value="15" calcext:value-type="float">
            <text:p>15</text:p>
          </table:table-cell>
          <table:table-cell table:style-name="ce140" table:formula="of:=[.B20]+500000" office:value-type="float" office:value="3000000" calcext:value-type="float">
            <text:p>3,000,000</text:p>
          </table:table-cell>
          <table:table-cell table:style-name="ce146"/>
        </table:table-row>
        <table:table-row table:style-name="ro1">
          <table:table-cell table:style-name="ce104" office:value-type="float" office:value="16" calcext:value-type="float">
            <text:p>16</text:p>
          </table:table-cell>
          <table:table-cell table:style-name="ce141" table:formula="of:=[.B21]+750000" office:value-type="float" office:value="3750000" calcext:value-type="float">
            <text:p>3,750,000</text:p>
          </table:table-cell>
          <table:table-cell table:style-name="ce147" office:value-type="string" calcext:value-type="string">
            <text:p>Demi-God</text:p>
          </table:table-cell>
        </table:table-row>
        <table:table-row table:style-name="ro1">
          <table:table-cell table:style-name="ce104" office:value-type="float" office:value="17" calcext:value-type="float">
            <text:p>17</text:p>
          </table:table-cell>
          <table:table-cell table:style-name="ce141" table:formula="of:=[.B22]+750000" office:value-type="float" office:value="4500000" calcext:value-type="float">
            <text:p>4,500,000</text:p>
          </table:table-cell>
          <table:table-cell table:style-name="ce147"/>
        </table:table-row>
        <table:table-row table:style-name="ro1">
          <table:table-cell table:style-name="ce104" office:value-type="float" office:value="18" calcext:value-type="float">
            <text:p>18</text:p>
          </table:table-cell>
          <table:table-cell table:style-name="ce141" table:formula="of:=[.B23]+750000" office:value-type="float" office:value="5250000" calcext:value-type="float">
            <text:p>5,250,000</text:p>
          </table:table-cell>
          <table:table-cell table:style-name="ce147"/>
        </table:table-row>
        <table:table-row table:style-name="ro1">
          <table:table-cell table:style-name="ce104" office:value-type="float" office:value="19" calcext:value-type="float">
            <text:p>19</text:p>
          </table:table-cell>
          <table:table-cell table:style-name="ce141" table:formula="of:=[.B24]+750000" office:value-type="float" office:value="6000000" calcext:value-type="float">
            <text:p>6,000,000</text:p>
          </table:table-cell>
          <table:table-cell table:style-name="ce147"/>
        </table:table-row>
        <table:table-row table:style-name="ro1">
          <table:table-cell table:style-name="ce104" office:value-type="float" office:value="20" calcext:value-type="float">
            <text:p>20</text:p>
          </table:table-cell>
          <table:table-cell table:style-name="ce141" table:formula="of:=[.B25]+750000" office:value-type="float" office:value="6750000" calcext:value-type="float">
            <text:p>6,750,000</text:p>
          </table:table-cell>
          <table:table-cell table:style-name="ce147"/>
        </table:table-row>
      </table:table>
      <table:named-expressions>
        <table:named-range table:name="CasterAB" table:base-cell-address="$Fighter.$A$1" table:cell-range-address="$Spellcaster.$C$6:.$C$26"/>
        <table:named-range table:name="CasterAHP" table:base-cell-address="$Fighter.$A$1" table:cell-range-address="$Spellcaster.$O$6:.$O$26"/>
        <table:named-range table:name="CasterASv" table:base-cell-address="$Fighter.$A$1" table:cell-range-address="$Spellcaster.$P$6:.$P$26"/>
        <table:named-range table:name="CasterEv" table:base-cell-address="$Fighter.$A$1" table:cell-range-address="$Spellcaster.$K$6:.$K$26"/>
        <table:named-range table:name="CasterHa" table:base-cell-address="$Fighter.$A$1" table:cell-range-address="$Spellcaster.$L$6:.$L$26"/>
        <table:named-range table:name="CasterID" table:base-cell-address="$Fighter.$A$1" table:cell-range-address="$Spellcaster.$F$6:.$F$26"/>
        <table:named-range table:name="CasterPrep" table:base-cell-address="$Fighter.$A$1" table:cell-range-address="$Spellcaster.$H$6:.$H$26"/>
        <table:named-range table:name="CasterSB" table:base-cell-address="$Fighter.$A$1" table:cell-range-address="$Spellcaster.$E$6:.$E$26"/>
        <table:named-range table:name="CasterSp" table:base-cell-address="$Fighter.$A$1" table:cell-range-address="$Spellcaster.$M$6:.$M$26"/>
        <table:named-range table:name="CasterST" table:base-cell-address="$Fighter.$A$1" table:cell-range-address="$Spellcaster.$G$6:.$G$26"/>
        <table:named-range table:name="CasterSv" table:base-cell-address="$Fighter.$A$1" table:cell-range-address="$Spellcaster.$I$6:.$I$26"/>
        <table:named-range table:name="ClassLevels" table:base-cell-address="$Fighter.$A$1" table:cell-range-address="$Fighter.$A$6:.$A$26"/>
        <table:named-range table:name="CombatMastery" table:base-cell-address="$Fighter.$A$1" table:cell-range-address="$Fighter.$F$7:.$F$26"/>
        <table:named-range table:name="FCasterAB" table:base-cell-address="$Fighter.$A$1" table:cell-range-address="$'Fighter-Spellcaster'.$C$6:.$C$25"/>
        <table:named-range table:name="FCasterAHP" table:base-cell-address="$Fighter.$A$1" table:cell-range-address="$'Fighter-Spellcaster'.$P$6:.$P$25"/>
        <table:named-range table:name="FCasterASv" table:base-cell-address="$Fighter.$A$1" table:cell-range-address="$'Fighter-Spellcaster'.$Q$6:.$Q$25"/>
        <table:named-range table:name="FCasterSB" table:base-cell-address="$Fighter.$A$1" table:cell-range-address="$'Fighter-Spellcaster'.$E$6:.$E$25"/>
        <table:named-range table:name="FighterAB" table:base-cell-address="$Fighter.$A$1" table:cell-range-address="$Fighter.$C$6:.$C$26"/>
        <table:named-range table:name="FighterAHP" table:base-cell-address="$Fighter.$A$1" table:cell-range-address="$Fighter.$M$6:.$M$26"/>
        <table:named-range table:name="FighterASv" table:base-cell-address="$Fighter.$A$1" table:cell-range-address="$Fighter.$N$6:.$N$26"/>
        <table:named-range table:name="FighterCM" table:base-cell-address="$Fighter.$A$1" table:cell-range-address="$Fighter.$F$6:.$F$26"/>
        <table:named-range table:name="FighterEv" table:base-cell-address="$Fighter.$A$1" table:cell-range-address="$Fighter.$I$6:.$I$26"/>
        <table:named-range table:name="FighterHa" table:base-cell-address="$Fighter.$A$1" table:cell-range-address="$Fighter.$J$6:.$J$26"/>
        <table:named-range table:name="FighterInit" table:base-cell-address="$Fighter.$D$6" table:cell-range-address="$Fighter.$D$6:.$D$26"/>
        <table:named-range table:name="FighterKnacks" table:base-cell-address="$Fighter.$G$6" table:cell-range-address="$Fighter.$G$6:.$G$26"/>
        <table:named-range table:name="FighterSB" table:base-cell-address="$Fighter.$A$1" table:cell-range-address="$Fighter.$E$6:.$E$26"/>
        <table:named-range table:name="FighterSp" table:base-cell-address="$Fighter.$A$1" table:cell-range-address="$Fighter.$K$6:.$K$26"/>
        <table:named-range table:name="FighterTraits" table:base-cell-address="$Fighter.$H$6" table:cell-range-address="$Fighter.$H$6:.$H$26"/>
        <table:named-range table:name="FRogueAB" table:base-cell-address="$Fighter.$A$1" table:cell-range-address="$'Fighter-Rogue'.$C$6:.$C$25"/>
        <table:named-range table:name="FRogueAHP" table:base-cell-address="$Fighter.$A$1" table:cell-range-address="$'Fighter-Rogue'.$N$6:.$N$25"/>
        <table:named-range table:name="FRogueASv" table:base-cell-address="$Fighter.$A$1" table:cell-range-address="$'Fighter-Rogue'.$O$6:.$O$25"/>
        <table:named-range table:name="FRogueSB" table:base-cell-address="$Fighter.$A$1" table:cell-range-address="$'Fighter-Rogue'.$E$6:.$E$25"/>
        <table:named-range table:name="RCasterAB" table:base-cell-address="$Fighter.$A$1" table:cell-range-address="$'Rogue-Spellcaster'.$C$6:.$C$25"/>
        <table:named-range table:name="RCasterAHP" table:base-cell-address="$Fighter.$A$1" table:cell-range-address="$'Rogue-Spellcaster'.$P$6:.$P$25"/>
        <table:named-range table:name="RCasterASv" table:base-cell-address="$Fighter.$A$1" table:cell-range-address="$'Rogue-Spellcaster'.$Q$6:.$Q$25"/>
        <table:named-range table:name="RCasterSB" table:base-cell-address="$Fighter.$A$1" table:cell-range-address="$'Rogue-Spellcaster'.$E$6:.$E$25"/>
        <table:named-range table:name="RogueAB" table:base-cell-address="$Fighter.$A$1" table:cell-range-address="$Rouge.$C$6:.$C$26"/>
        <table:named-range table:name="RogueAHP" table:base-cell-address="$Fighter.$A$1" table:cell-range-address="$Rouge.$M$6:.$M$26"/>
        <table:named-range table:name="RogueASv" table:base-cell-address="$Fighter.$A$1" table:cell-range-address="$Rouge.$N$6:.$N$26"/>
        <table:named-range table:name="RogueEv" table:base-cell-address="$Fighter.$A$1" table:cell-range-address="$Rouge.$I$6:.$I$26"/>
        <table:named-range table:name="RogueHa" table:base-cell-address="$Fighter.$A$1" table:cell-range-address="$Rouge.$J$6:.$J$26"/>
        <table:named-range table:name="RogueInit" table:base-cell-address="$Rouge.$D$6" table:cell-range-address="$Rouge.$D$6:.$D$26"/>
        <table:named-range table:name="RogueKnacks" table:base-cell-address="$Rouge.$G$6" table:cell-range-address="$Rouge.$G$6:.$G$26"/>
        <table:named-range table:name="RogueSA" table:base-cell-address="$Fighter.$A$1" table:cell-range-address="$Rouge.$F$6:.$F$26"/>
        <table:named-range table:name="RogueSB" table:base-cell-address="$Fighter.$A$1" table:cell-range-address="$Rouge.$E$6:.$E$26"/>
        <table:named-range table:name="RogueSp" table:base-cell-address="$Fighter.$A$1" table:cell-range-address="$Rouge.$K$6:.$K$26"/>
        <table:named-range table:name="RogueTraits" table:base-cell-address="$Rouge.$H$6" table:cell-range-address="$Rouge.$H$6:.$H$26"/>
        <table:named-range table:name="SpellcasterInit" table:base-cell-address="$Spellcaster.$D$6" table:cell-range-address="$Spellcaster.$D$6:.$D$26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6P0" style:volatile="true">
      <number:text>+</number:text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">
      <number:number number:decimal-places="0" number:min-decimal-places="0" number:min-integer-digits="1" number:grouping="true"/>
      <number:text>+</number:text>
    </number:number-style>
    <number:number-style style:name="N128">
      <number:number number:decimal-places="1" number:min-decimal-places="1" number:min-integer-digits="1"/>
    </number:number-style>
    <number:percentage-style style:name="N129">
      <number:number number:decimal-places="3" number:min-decimal-places="3" number:min-integer-digits="1"/>
      <number:text>%</number:text>
    </number:percentage-style>
    <number:percentage-style style:name="N130">
      <number:number number:decimal-places="4" number:min-decimal-places="4" number:min-integer-digits="1"/>
      <number:text>%</number:text>
    </number:percentage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3" number:min-decimal-places="13" number:min-integer-digits="1"/>
    </number:number-style>
    <number:number-style style:name="N133">
      <number:number number:decimal-places="12" number:min-decimal-places="12" number:min-integer-digits="1"/>
    </number:number-style>
    <number:number-style style:name="N134">
      <number:number number:decimal-places="11" number:min-decimal-places="11"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6">
      <number:number number:decimal-places="9" number:min-decimal-places="9" number:min-integer-digits="1"/>
    </number:number-style>
    <number:number-style style:name="N137">
      <number:number number:decimal-places="8" number:min-decimal-places="8" number:min-integer-digits="1"/>
    </number:number-style>
    <number:number-style style:name="N138">
      <number:number number:decimal-places="7" number:min-decimal-places="7" number:min-integer-digits="1"/>
    </number:number-style>
    <number:number-style style:name="N139">
      <number:number number:decimal-places="6" number:min-decimal-places="6" number:min-integer-digits="1"/>
    </number:number-style>
    <number:number-style style:name="N140">
      <number:number number:decimal-places="5" number:min-decimal-places="5" number:min-integer-digits="1"/>
    </number:number-style>
    <number:number-style style:name="N141">
      <number:number number:decimal-places="4" number:min-decimal-places="4" number:min-integer-digits="1"/>
    </number:number-style>
    <number:number-style style:name="N142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2">00/00/0000</text:date>, <text:time style:data-style-name="N2" text:time-value="14:50:37.1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ighter" style:display-name="PageStyle_Figh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uge" style:display-name="PageStyle_Roug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llcaster" style:display-name="PageStyle_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er-Rogue" style:display-name="PageStyle_Fighter-Rogu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ighter-Spellcaster" style:display-name="PageStyle_Fighter-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ogue-Spellcaster" style:display-name="PageStyle_Rogue-Spellca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sterMath" style:display-name="PageStyle_MonsterMat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dc:date>2025-01-02T21:05:54.248000000</dc:date>
    <meta:editing-duration>PT40M15S</meta:editing-duration>
    <meta:editing-cycles>5</meta:editing-cycles>
    <meta:document-statistic meta:table-count="8" meta:cell-count="2584" meta:object-count="0"/>
  </office:meta>
</office:document-meta>
</file>